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4.36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2.385cm"/>
    </style:style>
    <style:style style:name="co11" style:family="table-column">
      <style:table-column-properties fo:break-before="auto" style:column-width="2.136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0.915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 style:data-style-name="N100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3pt" style:font-name-asian="ＭＳ Ｐゴシック" style:font-size-asian="13pt" style:font-name-complex="Mangal" style:font-size-complex="13pt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 style:data-style-name="N51">
      <style:text-properties style:font-name="Arial" fo:font-size="13pt" style:font-name-asian="ＭＳ Ｐゴシック" style:font-size-asian="13pt" style:font-name-complex="Mangal" style:font-size-complex="13pt"/>
    </style:style>
    <style:style style:name="ce9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66" fo:wrap-option="no-wrap" fo:border="0.002cm solid #000000" style:vertical-align="middle"/>
      <style:text-properties fo:font-size="12pt" style:font-size-asian="12pt" style:font-size-complex="12pt"/>
    </style:style>
    <style:style style:name="ce1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66" style:text-align-source="fix" style:repeat-content="false" fo:wrap-option="wrap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114">
      <style:table-cell-properties fo:border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66" fo:wrap-option="wrap" fo:border="0.002cm solid #000000" style:vertical-align="middle"/>
      <style:text-properties fo:font-size="12pt" style:font-size-asian="12pt" style:font-size-complex="12pt"/>
    </style:style>
    <style:style style:name="ce18" style:family="table-cell" style:parent-style-name="Default" style:data-style-name="N116">
      <style:table-cell-properties fo:border="0.002cm solid #000000"/>
      <style:text-properties fo:font-size="12pt" style:font-size-asian="12pt" style:font-size-complex="12pt"/>
    </style:style>
    <style:style style:name="ce19" style:family="table-cell" style:parent-style-name="Default" style:data-style-name="N109">
      <style:table-cell-properties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99" fo:wrap-option="wrap" fo:border="0.002cm solid #000000" style:vertical-align="middle"/>
      <style:text-properties fo:font-size="12pt" style:font-size-asian="12pt" style:font-size-complex="12pt"/>
    </style:style>
    <style:style style:name="ce21" style:family="table-cell" style:parent-style-name="Default" style:data-style-name="N112">
      <style:text-properties fo:font-size="12pt" style:font-size-asian="12pt" style:font-size-complex="12pt"/>
    </style:style>
    <style:style style:name="ce22" style:family="table-cell" style:parent-style-name="Default" style:data-style-name="N110">
      <style:text-properties fo:font-size="12pt" style:font-size-asian="12pt" style:font-size-complex="12pt"/>
    </style:style>
    <style:style style:name="ce23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sheet</text:p>
          </table:table-cell>
          <table:table-cell table:style-name="ce2" office:value-type="string">
            <text:p>pair</text:p>
          </table:table-cell>
          <table:table-cell table:style-name="ce2" office:value-type="string">
            <text:p>perio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rt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table:formula="of:=['1'.$B$18]" office:value-type="string" office:string-value="AUDJPY">
            <text:p>AUDJPY</text:p>
          </table:table-cell>
          <table:table-cell table:style-name="ce4" table:formula="of:=['1'.$B$19]" office:value-type="float" office:value="5">
            <text:p>5</text:p>
          </table:table-cell>
          <table:table-cell table:style-name="ce5" table:formula="of:=MID(['1'.$B$17];18;8)" office:value-type="string" office:string-value="20200518">
            <text:p>20200518</text:p>
          </table:table-cell>
          <table:table-cell table:style-name="ce7" office:value-type="string">
            <text:p>BB-loc</text:p>
          </table:table-cell>
          <table:table-cell table:style-name="ce7"/>
          <table:table-cell table:style-name="ce8" office:value-type="date" office:date-value="2020-05-20T16:56:55.51">
            <text:p>2020/5/20 16:56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1.1</text:p>
          </table:table-cell>
          <table:table-cell table:style-name="ce4" table:formula="of:=['1'.$B$18]" office:value-type="string" office:string-value="AUDJPY">
            <text:p>AUDJPY</text:p>
          </table:table-cell>
          <table:table-cell table:style-name="ce4" table:formula="of:=['1'.$B$19]" office:value-type="float" office:value="5">
            <text:p>5</text:p>
          </table:table-cell>
          <table:table-cell table:style-name="ce5" table:formula="of:=MID(['1'.$B$17];18;8)" office:value-type="string" office:string-value="20200518">
            <text:p>20200518</text:p>
          </table:table-cell>
          <table:table-cell table:style-name="ce7" office:value-type="string">
            <text:p>profit</text:p>
          </table:table-cell>
          <table:table-cell table:style-name="ce7"/>
          <table:table-cell table:style-name="ce9" office:value-type="date" office:date-value="2020-05-20T16:58:18.88">
            <text:p>20/05/20 16:58</text:p>
          </table:table-cell>
          <table:table-cell table:style-name="ce7" table:number-columns-repeated="2"/>
          <table:table-cell table:number-columns-repeated="1014"/>
        </table:table-row>
        <table:table-row table:style-name="ro1" table:number-rows-repeated="5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6"/>
          <table:table-cell table:style-name="ce7" table:number-columns-repeated="2"/>
          <table:table-cell table:style-name="ce9"/>
          <table:table-cell table:style-name="ce7" table:number-columns-repeated="2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7" office:value-type="string">
            <text:p>*</text:p>
          </table:table-cell>
          <table:table-cell table:formula="of:=NOW()" office:value-type="date" office:date-value="2020-05-20T17:31:39.91">
            <text:p>2020/5/20 17:31</text:p>
          </table:table-cell>
          <table:table-cell table:number-columns-repeated="3"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8" office:value-type="date" office:date-value="2020-05-18T13:49:00">
            <text:p>2020/5/18 13:49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9" table:default-cell-style-name="ce10"/>
        <table:table-column table:style-name="co7" table:number-columns-repeated="18" table:default-cell-style-name="ce10"/>
        <table:table-column table:style-name="co8" table:number-columns-repeated="9" table:default-cell-style-name="ce10"/>
        <table:table-column table:style-name="co9" table:number-columns-repeated="9" table:default-cell-style-name="ce10"/>
        <table:table-column table:style-name="co10" table:number-columns-repeated="9" table:default-cell-style-name="ce10"/>
        <table:table-column table:style-name="co11" table:number-columns-repeated="9" table:default-cell-style-name="ce10"/>
        <table:table-column table:style-name="co12" table:number-columns-repeated="9" table:default-cell-style-name="ce10"/>
        <table:table-column table:style-name="co1" table:number-columns-repeated="940" table:default-cell-style-name="ce10"/>
        <table:table-row table:style-name="ro2">
          <table:table-cell table:number-columns-repeated="1015"/>
        </table:table-row>
        <table:table-row table:style-name="ro2">
          <table:table-cell table:number-columns-repeated="43"/>
          <table:table-cell office:value-type="string">
            <text:p>+ / - ratio</text:p>
          </table:table-cell>
          <table:table-cell/>
          <table:table-cell table:style-name="ce12"/>
          <table:table-cell table:style-name="ce12" office:value-type="string">
            <text:p>profit &gt;= 0</text:p>
          </table:table-cell>
          <table:table-cell table:style-name="ce12" table:number-columns-repeated="3"/>
          <table:table-cell/>
          <table:table-cell table:style-name="ce12"/>
          <table:table-cell table:style-name="ce12" office:value-type="string">
            <text:p>profit &lt; 0</text:p>
          </table:table-cell>
          <table:table-cell table:style-name="ce12" table:number-columns-repeated="3"/>
          <table:table-cell table:number-columns-repeated="959"/>
        </table:table-row>
        <table:table-row table:style-name="ro3">
          <table:table-cell table:number-columns-repeated="43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2" office:value-type="string">
            <text:p>BB, loc-1</text:p>
          </table:table-cell>
          <table:table-cell table:style-name="ce12" office:value-type="string">
            <text:p>num</text:p>
          </table:table-cell>
          <table:table-cell table:style-name="ce12" office:value-type="string">
            <text:p>ratio</text:p>
          </table:table-cell>
          <table:table-cell table:style-name="ce12" table:number-columns-repeated="2"/>
          <table:table-cell/>
          <table:table-cell table:style-name="ce12" office:value-type="string">
            <text:p>BB, loc-1</text:p>
          </table:table-cell>
          <table:table-cell table:style-name="ce12"/>
          <table:table-cell table:style-name="ce12" office:value-type="string">
            <text:p>ratio</text:p>
          </table:table-cell>
          <table:table-cell table:style-name="ce12" table:number-columns-repeated="2"/>
          <table:table-cell table:number-columns-repeated="35"/>
          <table:table-cell office:value-type="string">
            <text:p>+ / - ratio</text:p>
          </table:table-cell>
          <table:table-cell/>
          <table:table-cell table:style-name="ce12"/>
          <table:table-cell table:style-name="ce12" office:value-type="string">
            <text:p>profit &gt;= 0</text:p>
          </table:table-cell>
          <table:table-cell table:style-name="ce12" table:number-columns-repeated="3"/>
          <table:table-cell/>
          <table:table-cell table:style-name="ce12"/>
          <table:table-cell table:style-name="ce12" office:value-type="string">
            <text:p>profit &lt; 0</text:p>
          </table:table-cell>
          <table:table-cell table:style-name="ce12" table:number-columns-repeated="3"/>
          <table:table-cell table:number-columns-repeated="911"/>
        </table:table-row>
        <table:table-row table:style-name="ro3">
          <table:table-cell table:number-columns-repeated="30"/>
          <table:table-cell table:style-name="ce21"/>
          <table:table-cell table:style-name="ce16"/>
          <table:table-cell table:number-columns-repeated="11"/>
          <table:table-cell table:formula="of:=IF(([.$AU$4]+[.$BA$4])&lt;&gt;0;[.BA4]/([.$AU$4]+[.$BA$4]);&quot;NA&quot;)" office:value-type="float" office:value="0.666666666666667">
            <text:p>0.6666666667</text:p>
          </table:table-cell>
          <table:table-cell table:formula="of:=IF([.BA4]&lt;&gt;0;[.AU4]/[.BA4];&quot;NA&quot;)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 table:formula="of:=COUNTIF([.$AG$26:.$AG$58];[.AT4])" office:value-type="float" office:value="1">
            <text:p>1</text:p>
          </table:table-cell>
          <table:table-cell table:style-name="ce23" table:formula="of:=[.AU4]/[.$AU$10]" office:value-type="percentage" office:value="0.0303030303030303">
            <text:p>3.03%</text:p>
          </table:table-cell>
          <table:table-cell table:style-name="ce12" table:number-columns-repeated="2"/>
          <table:table-cell/>
          <table:table-cell table:style-name="ce12" office:value-type="float" office:value="1">
            <text:p>1</text:p>
          </table:table-cell>
          <table:table-cell table:style-name="ce12" table:formula="of:=COUNTIF([.$AG$59:.$AG$93];[.AZ4])" office:value-type="float" office:value="2">
            <text:p>2</text:p>
          </table:table-cell>
          <table:table-cell table:style-name="ce23" table:formula="of:=[.BA4]/[.$BA$10]" office:value-type="percentage" office:value="0.105263157894737">
            <text:p>10.53%</text:p>
          </table:table-cell>
          <table:table-cell table:style-name="ce12" table:number-columns-repeated="2"/>
          <table:table-cell table:number-columns-repeated="31"/>
          <table:table-cell office:value-type="string">
            <text:p>diff</text:p>
            <text:p>(+, -)</text:p>
          </table:table-cell>
          <table:table-cell/>
          <table:table-cell office:value-type="string">
            <text:p>+</text:p>
          </table:table-cell>
          <table:table-cell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2" office:value-type="string">
            <text:p>BB, loc-1</text:p>
          </table:table-cell>
          <table:table-cell table:style-name="ce12" office:value-type="string">
            <text:p>num</text:p>
          </table:table-cell>
          <table:table-cell table:style-name="ce12" office:value-type="string">
            <text:p>ratio</text:p>
          </table:table-cell>
          <table:table-cell table:style-name="ce12" table:number-columns-repeated="2"/>
          <table:table-cell/>
          <table:table-cell table:style-name="ce12" office:value-type="string">
            <text:p>BB, loc-1</text:p>
          </table:table-cell>
          <table:table-cell table:style-name="ce12"/>
          <table:table-cell table:style-name="ce12" office:value-type="string">
            <text:p>ratio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5]+[.BA5])&lt;&gt;0;[.BA5]/([.AU5]+[.BA5]);&quot;NA&quot;)" office:value-type="percentage" office:value="0.2">
            <text:p>20.0%</text:p>
          </table:table-cell>
          <table:table-cell table:style-name="ce22" table:formula="of:=IF([.BA5]&lt;&gt;0;[.AU5]/[.BA5];&quot;NA&quot;)" office:value-type="percentage" office:value="4">
            <text:p>400.0%</text:p>
          </table:table-cell>
          <table:table-cell table:style-name="ce12" office:value-type="float" office:value="2">
            <text:p>2</text:p>
          </table:table-cell>
          <table:table-cell table:style-name="ce12" table:formula="of:=COUNTIF([.$AG$26:.$AG$58];[.AT5])" office:value-type="float" office:value="8">
            <text:p>8</text:p>
          </table:table-cell>
          <table:table-cell table:style-name="ce23" table:formula="of:=[.AU5]/[.$AU$10]" office:value-type="percentage" office:value="0.242424242424242">
            <text:p>24.24%</text:p>
          </table:table-cell>
          <table:table-cell table:style-name="ce12" table:number-columns-repeated="2"/>
          <table:table-cell/>
          <table:table-cell table:style-name="ce12" office:value-type="float" office:value="2">
            <text:p>2</text:p>
          </table:table-cell>
          <table:table-cell table:style-name="ce12" table:formula="of:=COUNTIF([.$AG$59:.$AG$93];[.AZ5])" office:value-type="float" office:value="2">
            <text:p>2</text:p>
          </table:table-cell>
          <table:table-cell table:style-name="ce23" table:formula="of:=[.BA5]/[.$BA$10]" office:value-type="percentage" office:value="0.105263157894737">
            <text:p>10.53%</text:p>
          </table:table-cell>
          <table:table-cell table:style-name="ce12" table:number-columns-repeated="2"/>
          <table:table-cell table:number-columns-repeated="31"/>
          <table:table-cell table:style-name="ce21" table:formula="of:=[.CL5]-[.CN5]" office:value-type="percentage" office:value="0.133333333333333">
            <text:p>13.3%</text:p>
          </table:table-cell>
          <table:table-cell table:style-name="ce16" office:value-type="float" office:value="1">
            <text:p>1</text:p>
          </table:table-cell>
          <table:table-cell table:formula="of:=IF(([.$AU5]+[.$BA5])&lt;&gt;0;[.$AU5]/([.$AU5]+[.$BA5]);&quot;NA&quot;)" office:value-type="float" office:value="0.8">
            <text:p>0.8</text:p>
          </table:table-cell>
          <table:table-cell/>
          <table:table-cell table:formula="of:=IF(([.$AU$4]+[.$BA$4])&lt;&gt;0;[.CW5]/([.$AU$4]+[.$BA$4]);&quot;NA&quot;)" office:value-type="float" office:value="0.666666666666667">
            <text:p>0.6666666667</text:p>
          </table:table-cell>
          <table:table-cell table:formula="of:=IF([.CW5]&lt;&gt;0;[.CQ5]/[.CW5];&quot;NA&quot;)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 table:formula="of:=COUNTIF([.$AG$21:.$AG$53];[.CP5])" office:value-type="float" office:value="1">
            <text:p>1</text:p>
          </table:table-cell>
          <table:table-cell table:style-name="ce23" table:formula="of:=[.CQ5]/[.$AU$10]" office:value-type="percentage" office:value="0.0303030303030303">
            <text:p>3.03%</text:p>
          </table:table-cell>
          <table:table-cell table:style-name="ce12" table:number-columns-repeated="2"/>
          <table:table-cell/>
          <table:table-cell table:style-name="ce12" office:value-type="float" office:value="1">
            <text:p>1</text:p>
          </table:table-cell>
          <table:table-cell table:style-name="ce12" table:formula="of:=COUNTIF([.$AG$54:.$AG$88];[.CV5])" office:value-type="float" office:value="2">
            <text:p>2</text:p>
          </table:table-cell>
          <table:table-cell table:style-name="ce23" table:formula="of:=[.CW5]/[.$BA$10]" office:value-type="percentage" office:value="0.105263157894737">
            <text:p>10.53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6]+[.BA6])&lt;&gt;0;[.BA6]/([.AU6]+[.BA6]);&quot;NA&quot;)" office:value-type="percentage" office:value="0">
            <text:p>0.0%</text:p>
          </table:table-cell>
          <table:table-cell table:style-name="ce22" table:formula="of:=IF([.BA6]&lt;&gt;0;[.AU6]/[.BA6];&quot;NA&quot;)" office:value-type="string" office:string-value="NA">
            <text:p>NA</text:p>
          </table:table-cell>
          <table:table-cell table:style-name="ce12" office:value-type="float" office:value="3">
            <text:p>3</text:p>
          </table:table-cell>
          <table:table-cell table:style-name="ce12" table:formula="of:=COUNTIF([.$AG$26:.$AG$58];[.AT6])" office:value-type="float" office:value="8">
            <text:p>8</text:p>
          </table:table-cell>
          <table:table-cell table:style-name="ce23" table:formula="of:=[.AU6]/[.$AU$10]" office:value-type="percentage" office:value="0.242424242424242">
            <text:p>24.24%</text:p>
          </table:table-cell>
          <table:table-cell table:style-name="ce12"/>
          <table:table-cell table:style-name="ce12" table:formula="of:=SUM([.AV6:.AV8])" office:value-type="percentage" office:value="0.393939393939394">
            <text:p>39%</text:p>
          </table:table-cell>
          <table:table-cell/>
          <table:table-cell table:style-name="ce12" office:value-type="float" office:value="3">
            <text:p>3</text:p>
          </table:table-cell>
          <table:table-cell table:style-name="ce12" table:formula="of:=COUNTIF([.$AG$59:.$AG$93];[.AZ6])" office:value-type="float" office:value="0">
            <text:p>0</text:p>
          </table:table-cell>
          <table:table-cell table:style-name="ce23" table:formula="of:=[.BA6]/[.$BA$10]" office:value-type="percentage" office:value="0">
            <text:p>0.00%</text:p>
          </table:table-cell>
          <table:table-cell table:style-name="ce12"/>
          <table:table-cell table:style-name="ce12" table:formula="of:=SUM([.BB6:.BB8])" office:value-type="percentage" office:value="0.263157894736842">
            <text:p>26%</text:p>
          </table:table-cell>
          <table:table-cell table:number-columns-repeated="31"/>
          <table:table-cell table:style-name="ce21" table:formula="of:=[.CL6]-[.CN6]" office:value-type="percentage" office:value="0.5">
            <text:p>50.0%</text:p>
          </table:table-cell>
          <table:table-cell table:style-name="ce16" office:value-type="float" office:value="2">
            <text:p>2</text:p>
          </table:table-cell>
          <table:table-cell table:style-name="ce22" table:formula="of:=IF(([.$AU6]+[.$BA6])&lt;&gt;0;[.$AU6]/([.$AU6]+[.$BA6]);&quot;NA&quot;)" office:value-type="percentage" office:value="1">
            <text:p>100.0%</text:p>
          </table:table-cell>
          <table:table-cell/>
          <table:table-cell table:style-name="ce22" table:formula="of:=IF(([.CQ6]+[.CW6])&lt;&gt;0;[.CW6]/([.CQ6]+[.CW6]);&quot;NA&quot;)" office:value-type="percentage" office:value="0.5">
            <text:p>50.0%</text:p>
          </table:table-cell>
          <table:table-cell table:style-name="ce22" table:formula="of:=IF([.CW6]&lt;&gt;0;[.CQ6]/[.CW6];&quot;NA&quot;)" office:value-type="percentage" office:value="1">
            <text:p>100.0%</text:p>
          </table:table-cell>
          <table:table-cell table:style-name="ce12" office:value-type="float" office:value="2">
            <text:p>2</text:p>
          </table:table-cell>
          <table:table-cell table:style-name="ce12" table:formula="of:=COUNTIF([.$AG$21:.$AG$53];[.CP6])" office:value-type="float" office:value="5">
            <text:p>5</text:p>
          </table:table-cell>
          <table:table-cell table:style-name="ce23" table:formula="of:=[.CQ6]/[.$AU$10]" office:value-type="percentage" office:value="0.151515151515152">
            <text:p>15.15%</text:p>
          </table:table-cell>
          <table:table-cell table:style-name="ce12" table:number-columns-repeated="2"/>
          <table:table-cell/>
          <table:table-cell table:style-name="ce12" office:value-type="float" office:value="2">
            <text:p>2</text:p>
          </table:table-cell>
          <table:table-cell table:style-name="ce12" table:formula="of:=COUNTIF([.$AG$54:.$AG$88];[.CV6])" office:value-type="float" office:value="5">
            <text:p>5</text:p>
          </table:table-cell>
          <table:table-cell table:style-name="ce23" table:formula="of:=[.CW6]/[.$BA$10]" office:value-type="percentage" office:value="0.263157894736842">
            <text:p>26.32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7]+[.BA7])&lt;&gt;0;[.BA7]/([.AU7]+[.BA7]);&quot;NA&quot;)" office:value-type="percentage" office:value="0.5">
            <text:p>50.0%</text:p>
          </table:table-cell>
          <table:table-cell table:style-name="ce22" table:formula="of:=IF([.BA7]&lt;&gt;0;[.AU7]/[.BA7];&quot;NA&quot;)" office:value-type="percentage" office:value="1">
            <text:p>100.0%</text:p>
          </table:table-cell>
          <table:table-cell table:style-name="ce12" office:value-type="float" office:value="4">
            <text:p>4</text:p>
          </table:table-cell>
          <table:table-cell table:style-name="ce12" table:formula="of:=COUNTIF([.$AG$26:.$AG$58];[.AT7])" office:value-type="float" office:value="5">
            <text:p>5</text:p>
          </table:table-cell>
          <table:table-cell table:style-name="ce23" table:formula="of:=[.AU7]/[.$AU$10]" office:value-type="percentage" office:value="0.151515151515152">
            <text:p>15.15%</text:p>
          </table:table-cell>
          <table:table-cell table:style-name="ce12" table:number-columns-repeated="2"/>
          <table:table-cell/>
          <table:table-cell table:style-name="ce12" office:value-type="float" office:value="4">
            <text:p>4</text:p>
          </table:table-cell>
          <table:table-cell table:style-name="ce12" table:formula="of:=COUNTIF([.$AG$59:.$AG$93];[.AZ7])" office:value-type="float" office:value="5">
            <text:p>5</text:p>
          </table:table-cell>
          <table:table-cell table:style-name="ce23" table:formula="of:=[.BA7]/[.$BA$10]" office:value-type="percentage" office:value="0.263157894736842">
            <text:p>26.32%</text:p>
          </table:table-cell>
          <table:table-cell table:style-name="ce12" table:number-columns-repeated="2"/>
          <table:table-cell table:number-columns-repeated="31"/>
          <table:table-cell table:style-name="ce21" table:formula="of:=[.CL7]-[.CN7]" office:value-type="percentage" office:value="0.5">
            <text:p>50.0%</text:p>
          </table:table-cell>
          <table:table-cell table:style-name="ce16" office:value-type="float" office:value="3">
            <text:p>3</text:p>
          </table:table-cell>
          <table:table-cell table:style-name="ce22" table:formula="of:=IF(([.$AU7]+[.$BA7])&lt;&gt;0;[.$AU7]/([.$AU7]+[.$BA7]);&quot;NA&quot;)" office:value-type="percentage" office:value="0.5">
            <text:p>50.0%</text:p>
          </table:table-cell>
          <table:table-cell/>
          <table:table-cell table:style-name="ce22" table:formula="of:=IF(([.CQ7]+[.CW7])&lt;&gt;0;[.CW7]/([.CQ7]+[.CW7]);&quot;NA&quot;)" office:value-type="percentage" office:value="0">
            <text:p>0.0%</text:p>
          </table:table-cell>
          <table:table-cell table:style-name="ce22" table:formula="of:=IF([.CW7]&lt;&gt;0;[.CQ7]/[.CW7];&quot;NA&quot;)" office:value-type="string" office:string-value="NA">
            <text:p>NA</text:p>
          </table:table-cell>
          <table:table-cell table:style-name="ce12" office:value-type="float" office:value="3">
            <text:p>3</text:p>
          </table:table-cell>
          <table:table-cell table:style-name="ce12" table:formula="of:=COUNTIF([.$AG$21:.$AG$53];[.CP7])" office:value-type="float" office:value="8">
            <text:p>8</text:p>
          </table:table-cell>
          <table:table-cell table:style-name="ce23" table:formula="of:=[.CQ7]/[.$AU$10]" office:value-type="percentage" office:value="0.242424242424242">
            <text:p>24.24%</text:p>
          </table:table-cell>
          <table:table-cell table:style-name="ce12"/>
          <table:table-cell table:style-name="ce12" table:formula="of:=SUM([.CR7:.CR9])" office:value-type="percentage" office:value="0.363636363636364">
            <text:p>36%</text:p>
          </table:table-cell>
          <table:table-cell/>
          <table:table-cell table:style-name="ce12" office:value-type="float" office:value="3">
            <text:p>3</text:p>
          </table:table-cell>
          <table:table-cell table:style-name="ce12" table:formula="of:=COUNTIF([.$AG$54:.$AG$88];[.CV7])" office:value-type="float" office:value="0">
            <text:p>0</text:p>
          </table:table-cell>
          <table:table-cell table:style-name="ce23" table:formula="of:=[.CW7]/[.$BA$10]" office:value-type="percentage" office:value="0">
            <text:p>0.00%</text:p>
          </table:table-cell>
          <table:table-cell table:style-name="ce12"/>
          <table:table-cell table:style-name="ce12" table:formula="of:=SUM([.CX7:.CX9])" office:value-type="percentage" office:value="0.31578947368421">
            <text:p>32%</text:p>
          </table:table-cell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8]+[.BA8])&lt;&gt;0;[.BA8]/([.AU8]+[.BA8]);&quot;NA&quot;)" office:value-type="string" office:string-value="NA">
            <text:p>NA</text:p>
          </table:table-cell>
          <table:table-cell table:style-name="ce22" table:formula="of:=IF([.BA8]&lt;&gt;0;[.AU8]/[.BA8];&quot;NA&quot;)" office:value-type="string" office:string-value="NA">
            <text:p>NA</text:p>
          </table:table-cell>
          <table:table-cell table:style-name="ce12" office:value-type="float" office:value="5">
            <text:p>5</text:p>
          </table:table-cell>
          <table:table-cell table:style-name="ce12" table:formula="of:=COUNTIF([.$AG$26:.$AG$58];[.AT8])" office:value-type="float" office:value="0">
            <text:p>0</text:p>
          </table:table-cell>
          <table:table-cell table:style-name="ce23" table:formula="of:=[.AU8]/[.$AU$10]" office:value-type="percentage" office:value="0">
            <text:p>0.00%</text:p>
          </table:table-cell>
          <table:table-cell table:style-name="ce12" table:number-columns-repeated="2"/>
          <table:table-cell/>
          <table:table-cell table:style-name="ce12" office:value-type="float" office:value="5">
            <text:p>5</text:p>
          </table:table-cell>
          <table:table-cell table:style-name="ce12" table:formula="of:=COUNTIF([.$AG$59:.$AG$93];[.AZ8])" office:value-type="float" office:value="0">
            <text:p>0</text:p>
          </table:table-cell>
          <table:table-cell table:style-name="ce23" table:formula="of:=[.BA8]/[.$BA$10]" office:value-type="percentage" office:value="0">
            <text:p>0.00%</text:p>
          </table:table-cell>
          <table:table-cell table:style-name="ce12" table:number-columns-repeated="2"/>
          <table:table-cell table:number-columns-repeated="31"/>
          <table:table-cell table:style-name="ce21" table:formula="of:=[.CL8]-[.CN8]" office:value-type="percentage" office:value="0">
            <text:p>#VALUE!</text:p>
          </table:table-cell>
          <table:table-cell table:style-name="ce16" office:value-type="float" office:value="4">
            <text:p>4</text:p>
          </table:table-cell>
          <table:table-cell table:style-name="ce22" table:formula="of:=IF(([.$AU8]+[.$BA8])&lt;&gt;0;[.$AU8]/([.$AU8]+[.$BA8]);&quot;NA&quot;)" office:value-type="string" office:string-value="NA">
            <text:p>NA</text:p>
          </table:table-cell>
          <table:table-cell/>
          <table:table-cell table:style-name="ce22" table:formula="of:=IF(([.CQ8]+[.CW8])&lt;&gt;0;[.CW8]/([.CQ8]+[.CW8]);&quot;NA&quot;)" office:value-type="percentage" office:value="0.6">
            <text:p>60.0%</text:p>
          </table:table-cell>
          <table:table-cell table:style-name="ce22" table:formula="of:=IF([.CW8]&lt;&gt;0;[.CQ8]/[.CW8];&quot;NA&quot;)" office:value-type="percentage" office:value="0.666666666666667">
            <text:p>66.7%</text:p>
          </table:table-cell>
          <table:table-cell table:style-name="ce12" office:value-type="float" office:value="4">
            <text:p>4</text:p>
          </table:table-cell>
          <table:table-cell table:style-name="ce12" table:formula="of:=COUNTIF([.$AG$21:.$AG$53];[.CP8])" office:value-type="float" office:value="4">
            <text:p>4</text:p>
          </table:table-cell>
          <table:table-cell table:style-name="ce23" table:formula="of:=[.CQ8]/[.$AU$10]" office:value-type="percentage" office:value="0.121212121212121">
            <text:p>12.12%</text:p>
          </table:table-cell>
          <table:table-cell table:style-name="ce12" table:number-columns-repeated="2"/>
          <table:table-cell/>
          <table:table-cell table:style-name="ce12" office:value-type="float" office:value="4">
            <text:p>4</text:p>
          </table:table-cell>
          <table:table-cell table:style-name="ce12" table:formula="of:=COUNTIF([.$AG$54:.$AG$88];[.CV8])" office:value-type="float" office:value="6">
            <text:p>6</text:p>
          </table:table-cell>
          <table:table-cell table:style-name="ce23" table:formula="of:=[.CW8]/[.$BA$10]" office:value-type="percentage" office:value="0.31578947368421">
            <text:p>31.58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9]+[.BA9])&lt;&gt;0;[.BA9]/([.AU9]+[.BA9]);&quot;NA&quot;)" office:value-type="string" office:string-value="NA">
            <text:p>NA</text:p>
          </table:table-cell>
          <table:table-cell table:style-name="ce22" table:formula="of:=IF([.BA9]&lt;&gt;0;[.AU9]/[.BA9];&quot;NA&quot;)" office:value-type="string" office:string-value="NA">
            <text:p>NA</text:p>
          </table:table-cell>
          <table:table-cell table:style-name="ce12" office:value-type="float" office:value="6">
            <text:p>6</text:p>
          </table:table-cell>
          <table:table-cell table:style-name="ce12" table:formula="of:=COUNTIF([.$AG$26:.$AG$58];[.AT9])" office:value-type="float" office:value="0">
            <text:p>0</text:p>
          </table:table-cell>
          <table:table-cell table:style-name="ce23" table:formula="of:=[.AU9]/[.$AU$10]" office:value-type="percentage" office:value="0">
            <text:p>0.00%</text:p>
          </table:table-cell>
          <table:table-cell table:style-name="ce12" table:number-columns-repeated="2"/>
          <table:table-cell/>
          <table:table-cell table:style-name="ce12" office:value-type="float" office:value="6">
            <text:p>6</text:p>
          </table:table-cell>
          <table:table-cell table:style-name="ce12" table:formula="of:=COUNTIF([.$AG$59:.$AG$93];[.AZ9])" office:value-type="float" office:value="0">
            <text:p>0</text:p>
          </table:table-cell>
          <table:table-cell table:style-name="ce23" table:formula="of:=[.BA9]/[.$BA$10]" office:value-type="percentage" office:value="0">
            <text:p>0.00%</text:p>
          </table:table-cell>
          <table:table-cell table:style-name="ce12" table:number-columns-repeated="2"/>
          <table:table-cell table:number-columns-repeated="31"/>
          <table:table-cell table:style-name="ce21" table:formula="of:=[.CL9]-[.CN9]" office:value-type="percentage" office:value="0">
            <text:p>#VALUE!</text:p>
          </table:table-cell>
          <table:table-cell table:style-name="ce16" office:value-type="float" office:value="5">
            <text:p>5</text:p>
          </table:table-cell>
          <table:table-cell table:style-name="ce22" table:formula="of:=IF(([.$AU9]+[.$BA9])&lt;&gt;0;[.$AU9]/([.$AU9]+[.$BA9]);&quot;NA&quot;)" office:value-type="string" office:string-value="NA">
            <text:p>NA</text:p>
          </table:table-cell>
          <table:table-cell/>
          <table:table-cell table:style-name="ce22" table:formula="of:=IF(([.CQ9]+[.CW9])&lt;&gt;0;[.CW9]/([.CQ9]+[.CW9]);&quot;NA&quot;)" office:value-type="string" office:string-value="NA">
            <text:p>NA</text:p>
          </table:table-cell>
          <table:table-cell table:style-name="ce22" table:formula="of:=IF([.CW9]&lt;&gt;0;[.CQ9]/[.CW9];&quot;NA&quot;)" office:value-type="string" office:string-value="NA">
            <text:p>NA</text:p>
          </table:table-cell>
          <table:table-cell table:style-name="ce12" office:value-type="float" office:value="5">
            <text:p>5</text:p>
          </table:table-cell>
          <table:table-cell table:style-name="ce12" table:formula="of:=COUNTIF([.$AG$21:.$AG$53];[.CP9])" office:value-type="float" office:value="0">
            <text:p>0</text:p>
          </table:table-cell>
          <table:table-cell table:style-name="ce23" table:formula="of:=[.CQ9]/[.$AU$10]" office:value-type="percentage" office:value="0">
            <text:p>0.00%</text:p>
          </table:table-cell>
          <table:table-cell table:style-name="ce12" table:number-columns-repeated="2"/>
          <table:table-cell/>
          <table:table-cell table:style-name="ce12" office:value-type="float" office:value="5">
            <text:p>5</text:p>
          </table:table-cell>
          <table:table-cell table:style-name="ce12" table:formula="of:=COUNTIF([.$AG$54:.$AG$88];[.CV9])" office:value-type="float" office:value="0">
            <text:p>0</text:p>
          </table:table-cell>
          <table:table-cell table:style-name="ce23" table:formula="of:=[.CW9]/[.$BA$10]" office:value-type="percentage" office:value="0">
            <text:p>0.00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table:number-columns-repeated="45"/>
          <table:table-cell table:style-name="ce12" office:value-type="string">
            <text:p>total=</text:p>
          </table:table-cell>
          <table:table-cell table:style-name="ce12" table:formula="of:=COUNTA([.AR26:.AR58])" office:value-type="float" office:value="33">
            <text:p>33</text:p>
          </table:table-cell>
          <table:table-cell table:style-name="ce12" table:formula="of:=SUM([.AV4:.AV9])" office:value-type="percentage" office:value="0.666666666666667">
            <text:p>67%</text:p>
          </table:table-cell>
          <table:table-cell table:style-name="ce12" table:number-columns-repeated="2"/>
          <table:table-cell/>
          <table:table-cell table:style-name="ce12" office:value-type="string">
            <text:p>total=</text:p>
          </table:table-cell>
          <table:table-cell table:style-name="ce12" table:formula="of:=COUNTA([.$AR$59:.$AR$93])" office:value-type="float" office:value="19">
            <text:p>19</text:p>
          </table:table-cell>
          <table:table-cell table:style-name="ce12" table:formula="of:=SUM([.BB4:.BB9])" office:value-type="percentage" office:value="0.473684210526316">
            <text:p>47%</text:p>
          </table:table-cell>
          <table:table-cell table:style-name="ce12" table:number-columns-repeated="2"/>
          <table:table-cell table:number-columns-repeated="31"/>
          <table:table-cell table:style-name="ce21" table:formula="of:=[.CL10]-[.CN10]" office:value-type="percentage" office:value="0">
            <text:p>#VALUE!</text:p>
          </table:table-cell>
          <table:table-cell table:style-name="ce16" office:value-type="float" office:value="6">
            <text:p>6</text:p>
          </table:table-cell>
          <table:table-cell table:style-name="ce22" table:formula="of:=IF(([.$AU10]+[.$BA10])&lt;&gt;0;[.$AU10]/([.$AU10]+[.$BA10]);&quot;NA&quot;)" office:value-type="percentage" office:value="0.634615384615385">
            <text:p>63.5%</text:p>
          </table:table-cell>
          <table:table-cell/>
          <table:table-cell table:style-name="ce22" table:formula="of:=IF(([.CQ10]+[.CW10])&lt;&gt;0;[.CW10]/([.CQ10]+[.CW10]);&quot;NA&quot;)" office:value-type="string" office:string-value="NA">
            <text:p>NA</text:p>
          </table:table-cell>
          <table:table-cell table:style-name="ce22" table:formula="of:=IF([.CW10]&lt;&gt;0;[.CQ10]/[.CW10];&quot;NA&quot;)" office:value-type="string" office:string-value="NA">
            <text:p>NA</text:p>
          </table:table-cell>
          <table:table-cell table:style-name="ce12" office:value-type="float" office:value="6">
            <text:p>6</text:p>
          </table:table-cell>
          <table:table-cell table:style-name="ce12" table:formula="of:=COUNTIF([.$AG$21:.$AG$53];[.CP10])" office:value-type="float" office:value="0">
            <text:p>0</text:p>
          </table:table-cell>
          <table:table-cell table:style-name="ce23" table:formula="of:=[.CQ10]/[.$AU$10]" office:value-type="percentage" office:value="0">
            <text:p>0.00%</text:p>
          </table:table-cell>
          <table:table-cell table:style-name="ce12" table:number-columns-repeated="2"/>
          <table:table-cell/>
          <table:table-cell table:style-name="ce12" office:value-type="float" office:value="6">
            <text:p>6</text:p>
          </table:table-cell>
          <table:table-cell table:style-name="ce12" table:formula="of:=COUNTIF([.$AG$54:.$AG$88];[.CV10])" office:value-type="float" office:value="0">
            <text:p>0</text:p>
          </table:table-cell>
          <table:table-cell table:style-name="ce23" table:formula="of:=[.CW10]/[.$BA$10]" office:value-type="percentage" office:value="0">
            <text:p>0.00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table:number-columns-repeated="93"/>
          <table:table-cell table:style-name="ce12" office:value-type="string">
            <text:p>total=</text:p>
          </table:table-cell>
          <table:table-cell table:style-name="ce12" table:formula="of:=COUNTA([.CN22:.CN54])" office:value-type="float" office:value="0">
            <text:p>0</text:p>
          </table:table-cell>
          <table:table-cell table:style-name="ce12" table:formula="of:=SUM([.CR5:.CR10])" office:value-type="percentage" office:value="0.545454545454545">
            <text:p>55%</text:p>
          </table:table-cell>
          <table:table-cell table:style-name="ce12" table:number-columns-repeated="2"/>
          <table:table-cell/>
          <table:table-cell table:style-name="ce12" office:value-type="string">
            <text:p>total=</text:p>
          </table:table-cell>
          <table:table-cell table:style-name="ce12" table:formula="of:=COUNTA([.$AR$54:.$AR$88])" office:value-type="float" office:value="24">
            <text:p>24</text:p>
          </table:table-cell>
          <table:table-cell table:style-name="ce12" table:formula="of:=SUM([.CX5:.CX10])" office:value-type="percentage" office:value="0.68421052631579">
            <text:p>68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[05/20/2020 13:43:42 / FxUtilitiesController.php:253]</text:p>
          </table:table-cell>
          <table:table-cell table:number-columns-repeated="1014"/>
        </table:table-row>
        <table:table-row table:style-name="ro2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13"/>
        </table:table-row>
        <table:table-row table:style-name="ro2">
          <table:table-cell office:value-type="string">
            <text:p>period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13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18_143757).(tickets-data).log</text:p>
          </table:table-cell>
          <table:table-cell table:number-columns-repeated="1013"/>
        </table:table-row>
        <table:table-row table:style-name="ro2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13"/>
        </table:table-row>
        <table:table-row table:style-name="ro2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13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18_143757).(tickets-data).log</text:p>
          </table:table-cell>
          <table:table-cell table:number-columns-repeated="1013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7_140530).(combined-data).(20200520_134342_510097).dat</text:p>
          </table:table-cell>
          <table:table-cell table:number-columns-repeated="1013"/>
        </table:table-row>
        <table:table-row table:style-name="ro2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18_143757[eap-2.id-1].[AUDJPY-5].dir</text:p>
          </table:table-cell>
          <table:table-cell table:number-columns-repeated="83"/>
          <table:table-cell office:value-type="string">
            <text:p>total=</text:p>
          </table:table-cell>
          <table:table-cell table:formula="of:=COUNTA([.CH26:.CH77])" office:value-type="float" office:value="52">
            <text:p>52</text:p>
          </table:table-cell>
          <table:table-cell table:number-columns-repeated="928"/>
        </table:table-row>
        <table:table-row table:style-name="ro2">
          <table:table-cell table:number-columns-repeated="1015"/>
        </table:table-row>
        <table:table-row table:style-name="ro3">
          <table:table-cell table:style-name="ce11" office:value-type="string">
            <text:p>[2020.05.18 13:41:33 / lib_ea_2.mqh:2103]</text:p>
          </table:table-cell>
          <table:table-cell table:style-name="ce13" office:value-type="string">
            <text:p>ticket-num</text:p>
          </table:table-cell>
          <table:table-cell table:style-name="ce13" office:value-type="string">
            <text:p>curr.datetime</text:p>
          </table:table-cell>
          <table:table-cell table:style-name="ce13" office:value-type="string">
            <text:p>Close.-9</text:p>
          </table:table-cell>
          <table:table-cell table:style-name="ce13" office:value-type="string">
            <text:p>Close.-8</text:p>
          </table:table-cell>
          <table:table-cell table:style-name="ce13" office:value-type="string">
            <text:p>Close.-7</text:p>
          </table:table-cell>
          <table:table-cell table:style-name="ce13" office:value-type="string">
            <text:p>Close.-6</text:p>
          </table:table-cell>
          <table:table-cell table:style-name="ce13" office:value-type="string">
            <text:p>Close.-5</text:p>
          </table:table-cell>
          <table:table-cell table:style-name="ce13" office:value-type="string">
            <text:p>Close.-4</text:p>
          </table:table-cell>
          <table:table-cell table:style-name="ce13" office:value-type="string">
            <text:p>Close.-3</text:p>
          </table:table-cell>
          <table:table-cell table:style-name="ce13" office:value-type="string">
            <text:p>Close.-2</text:p>
          </table:table-cell>
          <table:table-cell table:style-name="ce13" office:value-type="string">
            <text:p>Close.-1</text:p>
          </table:table-cell>
          <table:table-cell table:style-name="ce13" office:value-type="string">
            <text:p>u/d.-9</text:p>
          </table:table-cell>
          <table:table-cell table:style-name="ce13" office:value-type="string">
            <text:p>u/d.-8</text:p>
          </table:table-cell>
          <table:table-cell table:style-name="ce13" office:value-type="string">
            <text:p>u/d.-7</text:p>
          </table:table-cell>
          <table:table-cell table:style-name="ce13" office:value-type="string">
            <text:p>u/d.-6</text:p>
          </table:table-cell>
          <table:table-cell table:style-name="ce13" office:value-type="string">
            <text:p>u/d.-5</text:p>
          </table:table-cell>
          <table:table-cell table:style-name="ce13" office:value-type="string">
            <text:p>u/d.-4</text:p>
          </table:table-cell>
          <table:table-cell table:style-name="ce13" office:value-type="string">
            <text:p>u/d.-3</text:p>
          </table:table-cell>
          <table:table-cell table:style-name="ce13" office:value-type="string">
            <text:p>u/d.-2</text:p>
          </table:table-cell>
          <table:table-cell table:style-name="ce13" office:value-type="string">
            <text:p>u/d.-1</text:p>
          </table:table-cell>
          <table:table-cell table:style-name="ce13" office:value-type="string">
            <text:p>width.-9</text:p>
          </table:table-cell>
          <table:table-cell table:style-name="ce13" office:value-type="string">
            <text:p>width.-8</text:p>
          </table:table-cell>
          <table:table-cell table:style-name="ce13" office:value-type="string">
            <text:p>width.-7</text:p>
          </table:table-cell>
          <table:table-cell table:style-name="ce13" office:value-type="string">
            <text:p>width.-6</text:p>
          </table:table-cell>
          <table:table-cell table:style-name="ce13" office:value-type="string">
            <text:p>width.-5</text:p>
          </table:table-cell>
          <table:table-cell table:style-name="ce13" office:value-type="string">
            <text:p>width.-4</text:p>
          </table:table-cell>
          <table:table-cell table:style-name="ce13" office:value-type="string">
            <text:p>width.-3</text:p>
          </table:table-cell>
          <table:table-cell table:style-name="ce13" office:value-type="string">
            <text:p>width.-2</text:p>
          </table:table-cell>
          <table:table-cell table:style-name="ce13" office:value-type="string">
            <text:p>width.-1</text:p>
          </table:table-cell>
          <table:table-cell table:style-name="ce13" office:value-type="string">
            <text:p>w-level.-9</text:p>
          </table:table-cell>
          <table:table-cell table:style-name="ce13" office:value-type="string">
            <text:p>w-level.-8</text:p>
          </table:table-cell>
          <table:table-cell table:style-name="ce13" office:value-type="string">
            <text:p>w-level.-7</text:p>
          </table:table-cell>
          <table:table-cell table:style-name="ce13" office:value-type="string">
            <text:p>w-level.-6</text:p>
          </table:table-cell>
          <table:table-cell table:style-name="ce13" office:value-type="string">
            <text:p>w-level.-5</text:p>
          </table:table-cell>
          <table:table-cell table:style-name="ce13" office:value-type="string">
            <text:p>w-level.-4</text:p>
          </table:table-cell>
          <table:table-cell table:style-name="ce13" office:value-type="string">
            <text:p>w-level.-3</text:p>
          </table:table-cell>
          <table:table-cell table:style-name="ce13" office:value-type="string">
            <text:p>w-level.-2</text:p>
          </table:table-cell>
          <table:table-cell table:style-name="ce13" office:value-type="string">
            <text:p>w-level.-1</text:p>
          </table:table-cell>
          <table:table-cell table:style-name="ce13" office:value-type="string">
            <text:p>MFI.-9</text:p>
          </table:table-cell>
          <table:table-cell table:style-name="ce13" office:value-type="string">
            <text:p>MFI.-8</text:p>
          </table:table-cell>
          <table:table-cell table:style-name="ce13" office:value-type="string">
            <text:p>MFI.-7</text:p>
          </table:table-cell>
          <table:table-cell table:style-name="ce13" office:value-type="string">
            <text:p>MFI.-6</text:p>
          </table:table-cell>
          <table:table-cell table:style-name="ce13" office:value-type="string">
            <text:p>MFI.-5</text:p>
          </table:table-cell>
          <table:table-cell table:style-name="ce17" office:value-type="string">
            <text:p>MFI.-4</text:p>
          </table:table-cell>
          <table:table-cell table:style-name="ce17" office:value-type="string">
            <text:p>MFI.-3</text:p>
          </table:table-cell>
          <table:table-cell table:style-name="ce17" office:value-type="string">
            <text:p>MFI.-2</text:p>
          </table:table-cell>
          <table:table-cell table:style-name="ce17" office:value-type="string">
            <text:p>MFI.-1</text:p>
          </table:table-cell>
          <table:table-cell table:style-name="ce17" office:value-type="string">
            <text:p>RSI.-9</text:p>
          </table:table-cell>
          <table:table-cell table:style-name="ce17" office:value-type="string">
            <text:p>RSI.-8</text:p>
          </table:table-cell>
          <table:table-cell table:style-name="ce17" office:value-type="string">
            <text:p>RSI.-7</text:p>
          </table:table-cell>
          <table:table-cell table:style-name="ce17" office:value-type="string">
            <text:p>RSI.-6</text:p>
          </table:table-cell>
          <table:table-cell table:style-name="ce17" office:value-type="string">
            <text:p>RSI.-5</text:p>
          </table:table-cell>
          <table:table-cell table:style-name="ce17" office:value-type="string">
            <text:p>RSI.-4</text:p>
          </table:table-cell>
          <table:table-cell table:style-name="ce17" office:value-type="string">
            <text:p>RSI.-3</text:p>
          </table:table-cell>
          <table:table-cell table:style-name="ce17" office:value-type="string">
            <text:p>RSI.-2</text:p>
          </table:table-cell>
          <table:table-cell table:style-name="ce17" office:value-type="string">
            <text:p>RSI.-1</text:p>
          </table:table-cell>
          <table:table-cell table:style-name="ce17" office:value-type="string">
            <text:p>Force.-9</text:p>
          </table:table-cell>
          <table:table-cell table:style-name="ce17" office:value-type="string">
            <text:p>Force.-8</text:p>
          </table:table-cell>
          <table:table-cell table:style-name="ce17" office:value-type="string">
            <text:p>Force.-7</text:p>
          </table:table-cell>
          <table:table-cell table:style-name="ce17" office:value-type="string">
            <text:p>Force.-6</text:p>
          </table:table-cell>
          <table:table-cell table:style-name="ce17" office:value-type="string">
            <text:p>Force.-5</text:p>
          </table:table-cell>
          <table:table-cell table:style-name="ce17" office:value-type="string">
            <text:p>Force.-4</text:p>
          </table:table-cell>
          <table:table-cell table:style-name="ce17" office:value-type="string">
            <text:p>Force.-3</text:p>
          </table:table-cell>
          <table:table-cell table:style-name="ce17" office:value-type="string">
            <text:p>Force.-2</text:p>
          </table:table-cell>
          <table:table-cell table:style-name="ce17" office:value-type="string">
            <text:p>Force.-1</text:p>
          </table:table-cell>
          <table:table-cell table:style-name="ce17" office:value-type="string">
            <text:p>BB-loc.-9</text:p>
          </table:table-cell>
          <table:table-cell table:style-name="ce17" office:value-type="string">
            <text:p>BB-loc.-8</text:p>
          </table:table-cell>
          <table:table-cell table:style-name="ce17" office:value-type="string">
            <text:p>BB-loc.-7</text:p>
          </table:table-cell>
          <table:table-cell table:style-name="ce17" office:value-type="string">
            <text:p>BB-loc.-6</text:p>
          </table:table-cell>
          <table:table-cell table:style-name="ce17" office:value-type="string">
            <text:p>BB-loc.-5</text:p>
          </table:table-cell>
          <table:table-cell table:style-name="ce17" office:value-type="string">
            <text:p>BB-loc.-4</text:p>
          </table:table-cell>
          <table:table-cell table:style-name="ce17" office:value-type="string">
            <text:p>BB-loc.-3</text:p>
          </table:table-cell>
          <table:table-cell table:style-name="ce17" office:value-type="string">
            <text:p>BB-loc.-2</text:p>
          </table:table-cell>
          <table:table-cell table:style-name="ce20" office:value-type="string">
            <text:p>BB-loc.-1</text:p>
          </table:table-cell>
          <table:table-cell table:style-name="ce20" table:number-columns-repeated="10"/>
          <table:table-cell table:style-name="ce20" office:value-type="string">
            <text:p>profit</text:p>
          </table:table-cell>
          <table:table-cell table:style-name="ce24" table:number-columns-repeated="929"/>
        </table:table-row>
        <table:table-row table:style-name="ro2">
          <table:table-cell table:style-name="ce12" office:value-type="float" office:value="50">
            <text:p>50</text:p>
          </table:table-cell>
          <table:table-cell table:style-name="ce12" office:value-type="float" office:value="25714773">
            <text:p>25714773</text:p>
          </table:table-cell>
          <table:table-cell table:style-name="ce12" office:value-type="string">
            <text:p>2020.05.18 16:50:00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style-name="ce12" office:value-type="float" office:value="69.791">
            <text:p>69.79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75">
            <text:p>0.07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71.78675">
            <text:p>71.78675</text:p>
          </table:table-cell>
          <table:table-cell table:style-name="ce12" office:value-type="float" office:value="71.06331">
            <text:p>71.06331</text:p>
          </table:table-cell>
          <table:table-cell table:style-name="ce12" office:value-type="float" office:value="71.20176">
            <text:p>71.20176</text:p>
          </table:table-cell>
          <table:table-cell table:style-name="ce12" office:value-type="float" office:value="71.29264">
            <text:p>71.29264</text:p>
          </table:table-cell>
          <table:table-cell table:style-name="ce19" office:value-type="float" office:value="66.53788">
            <text:p>67</text:p>
          </table:table-cell>
          <table:table-cell office:value-type="float" office:value="64.58608">
            <text:p>64.58608</text:p>
          </table:table-cell>
          <table:table-cell office:value-type="float" office:value="69.82961">
            <text:p>69.82961</text:p>
          </table:table-cell>
          <table:table-cell office:value-type="float" office:value="70.89775">
            <text:p>70.89775</text:p>
          </table:table-cell>
          <table:table-cell office:value-type="float" office:value="71.79903">
            <text:p>71.79903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73.90512">
            <text:p>73.90512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office:value-type="float" office:value="10.7166">
            <text:p>10.71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style-name="ce12" office:value-type="float" office:value="25714773">
            <text:p>25714773</text:p>
          </table:table-cell>
          <table:table-cell table:style-name="ce12" office:value-type="string">
            <text:p>2020.05.18 16:5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98">
            <text:p>69.798</text:p>
          </table:table-cell>
          <table:table-cell table:style-name="ce12" office:value-type="float" office:value="69.74">
            <text:p>69.74</text:p>
          </table:table-cell>
          <table:table-cell table:style-name="ce12" office:value-type="float" office:value="69.89">
            <text:p>69.89</text:p>
          </table:table-cell>
          <table:table-cell table:style-name="ce12" office:value-type="string">
            <text:p>2020.05.18 16:54:46</text:p>
          </table:table-cell>
          <table:table-cell table:style-name="ce12" office:value-type="float" office:value="69.74">
            <text:p>69.74</text:p>
          </table:table-cell>
          <table:table-cell table:style-name="ce19" office:value-type="float" office:value="-5800">
            <text:p>-5,800</text:p>
          </table:table-cell>
          <table:table-cell table:number-columns-repeated="929"/>
        </table:table-row>
        <table:table-row table:style-name="ro2">
          <table:table-cell table:style-name="ce12" office:value-type="float" office:value="8">
            <text:p>8</text:p>
          </table:table-cell>
          <table:table-cell table:style-name="ce12" office:value-type="float" office:value="25690725">
            <text:p>25690725</text:p>
          </table:table-cell>
          <table:table-cell table:style-name="ce12" office:value-type="string">
            <text:p>2020.05.18 10:10:00</text:p>
          </table:table-cell>
          <table:table-cell table:style-name="ce14" office:value-type="float" office:value="68.997">
            <text:p>68.997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style-name="ce14" office:value-type="float" office:value="69.089">
            <text:p>69.089</text:p>
          </table:table-cell>
          <table:table-cell table:style-name="ce14" office:value-type="float" office:value="69.113">
            <text:p>69.11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4" office:value-type="float" office:value="0.034">
            <text:p>0.034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4" office:value-type="float" office:value="0.072">
            <text:p>0.072</text:p>
          </table:table-cell>
          <table:table-cell table:style-name="ce14" office:value-type="float" office:value="0.024">
            <text:p>0.02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8" office:value-type="float" office:value="54.56754">
            <text:p>54.5675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61.0021">
            <text:p>61.00210</text:p>
          </table:table-cell>
          <table:table-cell table:style-name="ce18" office:value-type="float" office:value="67.1829">
            <text:p>67.18290</text:p>
          </table:table-cell>
          <table:table-cell table:style-name="ce18" office:value-type="float" office:value="55.57602">
            <text:p>55.57602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63.86329">
            <text:p>63.86329</text:p>
          </table:table-cell>
          <table:table-cell table:style-name="ce18" office:value-type="float" office:value="65.81404">
            <text:p>65.81404</text:p>
          </table:table-cell>
          <table:table-cell table:style-name="ce18" office:value-type="float" office:value="0.4532">
            <text:p>0.45320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style-name="ce18" office:value-type="float" office:value="2.8762">
            <text:p>2.87620</text:p>
          </table:table-cell>
          <table:table-cell table:style-name="ce18" office:value-type="float" office:value="3.9936">
            <text:p>3.99360</text:p>
          </table:table-cell>
          <table:table-cell table:number-columns-repeated="7"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25690725">
            <text:p>25690725</text:p>
          </table:table-cell>
          <table:table-cell table:style-name="ce12" office:value-type="string">
            <text:p>2020.05.18 10:1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063">
            <text:p>69.063</text:p>
          </table:table-cell>
          <table:table-cell table:style-name="ce12" office:value-type="float" office:value="69.213">
            <text:p>69.213</text:p>
          </table:table-cell>
          <table:table-cell table:style-name="ce12" office:value-type="string">
            <text:p>2020.05.18 10:13:27</text:p>
          </table:table-cell>
          <table:table-cell table:style-name="ce12" office:value-type="float" office:value="69.063">
            <text:p>69.063</text:p>
          </table:table-cell>
          <table:table-cell table:style-name="ce19" office:value-type="float" office:value="-5400">
            <text:p>-5,400</text:p>
          </table:table-cell>
          <table:table-cell table:number-columns-repeated="929"/>
        </table:table-row>
        <table:table-row table:style-name="ro2">
          <table:table-cell table:style-name="ce12" office:value-type="float" office:value="34">
            <text:p>34</text:p>
          </table:table-cell>
          <table:table-cell table:style-name="ce12" office:value-type="float" office:value="25705358">
            <text:p>25705358</text:p>
          </table:table-cell>
          <table:table-cell table:style-name="ce12" office:value-type="string">
            <text:p>2020.05.18 14:25:00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style-name="ce12" office:value-type="float" office:value="69.32">
            <text:p>69.32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0.002">
            <text:p>0.00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4.14693">
            <text:p>64.14693</text:p>
          </table:table-cell>
          <table:table-cell table:style-name="ce12" office:value-type="float" office:value="69.67563">
            <text:p>69.67563</text:p>
          </table:table-cell>
          <table:table-cell table:style-name="ce12" office:value-type="float" office:value="69.94441">
            <text:p>69.94441</text:p>
          </table:table-cell>
          <table:table-cell table:style-name="ce12" office:value-type="float" office:value="75.81733">
            <text:p>75.81733</text:p>
          </table:table-cell>
          <table:table-cell table:style-name="ce19" office:value-type="float" office:value="81.36974">
            <text:p>81</text:p>
          </table:table-cell>
          <table:table-cell office:value-type="float" office:value="80.69466">
            <text:p>80.69466</text:p>
          </table:table-cell>
          <table:table-cell office:value-type="float" office:value="80.80645">
            <text:p>80.80645</text:p>
          </table:table-cell>
          <table:table-cell office:value-type="float" office:value="81.41803">
            <text:p>81.41803</text:p>
          </table:table-cell>
          <table:table-cell office:value-type="float" office:value="81.53486">
            <text:p>81.53486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67.89131">
            <text:p>67.89131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.339">
            <text:p>3.339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25705358">
            <text:p>25705358</text:p>
          </table:table-cell>
          <table:table-cell table:style-name="ce12" office:value-type="string">
            <text:p>2020.05.18 14:2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26">
            <text:p>69.326</text:p>
          </table:table-cell>
          <table:table-cell table:style-name="ce12" office:value-type="float" office:value="69.27">
            <text:p>69.27</text:p>
          </table:table-cell>
          <table:table-cell table:style-name="ce12" office:value-type="float" office:value="69.42">
            <text:p>69.42</text:p>
          </table:table-cell>
          <table:table-cell table:style-name="ce12" office:value-type="string">
            <text:p>2020.05.18 14:36:28</text:p>
          </table:table-cell>
          <table:table-cell table:style-name="ce12" office:value-type="float" office:value="69.27">
            <text:p>69.27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13">
            <text:p>13</text:p>
          </table:table-cell>
          <table:table-cell table:style-name="ce12" office:value-type="float" office:value="25694329">
            <text:p>25694329</text:p>
          </table:table-cell>
          <table:table-cell table:style-name="ce12" office:value-type="string">
            <text:p>2020.05.18 11:10:00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6">
            <text:p>69.06</text:p>
          </table:table-cell>
          <table:table-cell table:style-name="ce12" office:value-type="float" office:value="69.054">
            <text:p>69.054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24">
            <text:p>-0.024</text:p>
          </table:table-cell>
          <table:table-cell table:style-name="ce12" office:value-type="float" office:value="-0.007">
            <text:p>-0.007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9.0181">
            <text:p>59.0181</text:p>
          </table:table-cell>
          <table:table-cell table:style-name="ce12" office:value-type="float" office:value="63.57073">
            <text:p>63.57073</text:p>
          </table:table-cell>
          <table:table-cell table:style-name="ce12" office:value-type="float" office:value="61.79016">
            <text:p>61.79016</text:p>
          </table:table-cell>
          <table:table-cell table:style-name="ce12" office:value-type="float" office:value="62.08816">
            <text:p>62.08816</text:p>
          </table:table-cell>
          <table:table-cell table:style-name="ce19" office:value-type="float" office:value="61.26995">
            <text:p>61</text:p>
          </table:table-cell>
          <table:table-cell office:value-type="float" office:value="61.41768">
            <text:p>61.41768</text:p>
          </table:table-cell>
          <table:table-cell office:value-type="float" office:value="61.76461">
            <text:p>61.76461</text:p>
          </table:table-cell>
          <table:table-cell office:value-type="float" office:value="63.10835">
            <text:p>63.10835</text:p>
          </table:table-cell>
          <table:table-cell office:value-type="float" office:value="64.02584">
            <text:p>64.02584</text:p>
          </table:table-cell>
          <table:table-cell office:value-type="float" office:value="58.14674">
            <text:p>58.14674</text:p>
          </table:table-cell>
          <table:table-cell office:value-type="float" office:value="57.33741">
            <text:p>57.33741</text:p>
          </table:table-cell>
          <table:table-cell office:value-type="float" office:value="56.50948">
            <text:p>56.50948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2.9097">
            <text:p>2.9097</text:p>
          </table:table-cell>
          <table:table-cell office:value-type="float" office:value="3.1504">
            <text:p>3.1504</text:p>
          </table:table-cell>
          <table:table-cell office:value-type="float" office:value="2.7412">
            <text:p>2.7412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table:number-columns-repeated="7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25694329">
            <text:p>25694329</text:p>
          </table:table-cell>
          <table:table-cell table:style-name="ce12" office:value-type="string">
            <text:p>2020.05.18 11:1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61">
            <text:p>69.161</text:p>
          </table:table-cell>
          <table:table-cell table:style-name="ce12" office:value-type="float" office:value="69.163">
            <text:p>69.163</text:p>
          </table:table-cell>
          <table:table-cell table:style-name="ce12" office:value-type="float" office:value="69.313">
            <text:p>69.313</text:p>
          </table:table-cell>
          <table:table-cell table:style-name="ce12" office:value-type="string">
            <text:p>2020.05.18 11:22:18</text:p>
          </table:table-cell>
          <table:table-cell table:style-name="ce12" office:value-type="float" office:value="69.163">
            <text:p>69.163</text:p>
          </table:table-cell>
          <table:table-cell table:style-name="ce19" office:value-type="float" office:value="200">
            <text:p>200</text:p>
          </table:table-cell>
          <table:table-cell table:number-columns-repeated="929"/>
        </table:table-row>
        <table:table-row table:style-name="ro2">
          <table:table-cell table:style-name="ce12" office:value-type="float" office:value="49">
            <text:p>49</text:p>
          </table:table-cell>
          <table:table-cell table:style-name="ce12" office:value-type="float" office:value="25714448">
            <text:p>25714448</text:p>
          </table:table-cell>
          <table:table-cell table:style-name="ce12" office:value-type="string">
            <text:p>2020.05.18 16:45:00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67.40308">
            <text:p>67.40308</text:p>
          </table:table-cell>
          <table:table-cell table:style-name="ce12" office:value-type="float" office:value="71.78675">
            <text:p>71.78675</text:p>
          </table:table-cell>
          <table:table-cell table:style-name="ce12" office:value-type="float" office:value="71.06331">
            <text:p>71.06331</text:p>
          </table:table-cell>
          <table:table-cell table:style-name="ce12" office:value-type="float" office:value="71.20176">
            <text:p>71.20176</text:p>
          </table:table-cell>
          <table:table-cell table:style-name="ce19" office:value-type="float" office:value="71.29264">
            <text:p>71</text:p>
          </table:table-cell>
          <table:table-cell office:value-type="float" office:value="66.53788">
            <text:p>66.53788</text:p>
          </table:table-cell>
          <table:table-cell office:value-type="float" office:value="64.58608">
            <text:p>64.58608</text:p>
          </table:table-cell>
          <table:table-cell office:value-type="float" office:value="69.82961">
            <text:p>69.82961</text:p>
          </table:table-cell>
          <table:table-cell office:value-type="float" office:value="70.89775">
            <text:p>70.89775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25714448">
            <text:p>25714448</text:p>
          </table:table-cell>
          <table:table-cell table:style-name="ce12" office:value-type="string">
            <text:p>2020.05.18 16:4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33">
            <text:p>69.733</text:p>
          </table:table-cell>
          <table:table-cell table:style-name="ce12" office:value-type="float" office:value="69.777">
            <text:p>69.777</text:p>
          </table:table-cell>
          <table:table-cell table:style-name="ce12" office:value-type="float" office:value="69.927">
            <text:p>69.927</text:p>
          </table:table-cell>
          <table:table-cell table:style-name="ce12" office:value-type="string">
            <text:p>2020.05.18 16:50:49</text:p>
          </table:table-cell>
          <table:table-cell table:style-name="ce12" office:value-type="float" office:value="69.777">
            <text:p>69.777</text:p>
          </table:table-cell>
          <table:table-cell table:style-name="ce19" office:value-type="float" office:value="4400">
            <text:p>4,400</text:p>
          </table:table-cell>
          <table:table-cell table:number-columns-repeated="929"/>
        </table:table-row>
        <table:table-row table:style-name="ro2">
          <table:table-cell table:style-name="ce12" office:value-type="float" office:value="7">
            <text:p>7</text:p>
          </table:table-cell>
          <table:table-cell table:style-name="ce12" office:value-type="float" office:value="25690544">
            <text:p>25690544</text:p>
          </table:table-cell>
          <table:table-cell table:style-name="ce12" office:value-type="string">
            <text:p>2020.05.18 10:05:00</text:p>
          </table:table-cell>
          <table:table-cell table:style-name="ce14" office:value-type="float" office:value="68.961">
            <text:p>68.961</text:p>
          </table:table-cell>
          <table:table-cell table:style-name="ce14" office:value-type="float" office:value="68.997">
            <text:p>68.997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style-name="ce14" office:value-type="float" office:value="69.089">
            <text:p>69.089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4" office:value-type="float" office:value="0.03">
            <text:p>0.030</text:p>
          </table:table-cell>
          <table:table-cell table:style-name="ce14" office:value-type="float" office:value="0.034">
            <text:p>0.034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4" office:value-type="float" office:value="0.072">
            <text:p>0.07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50.57855">
            <text:p>50.57855</text:p>
          </table:table-cell>
          <table:table-cell table:style-name="ce18" office:value-type="float" office:value="54.56754">
            <text:p>54.5675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61.0021">
            <text:p>61.00210</text:p>
          </table:table-cell>
          <table:table-cell table:style-name="ce18" office:value-type="float" office:value="51.56382">
            <text:p>51.56382</text:p>
          </table:table-cell>
          <table:table-cell table:style-name="ce18" office:value-type="float" office:value="55.57602">
            <text:p>55.57602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63.86329">
            <text:p>63.86329</text:p>
          </table:table-cell>
          <table:table-cell table:style-name="ce18" office:value-type="float" office:value="-0.0578">
            <text:p>-0.05780</text:p>
          </table:table-cell>
          <table:table-cell table:style-name="ce18" office:value-type="float" office:value="0.4532">
            <text:p>0.45320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style-name="ce18" office:value-type="float" office:value="2.8762">
            <text:p>2.87620</text:p>
          </table:table-cell>
          <table:table-cell table:style-name="ce12" office:value-type="float" office:value="3">
            <text:p>3</text:p>
          </table:table-cell>
          <table:table-cell table:number-columns-repeated="7"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5690544">
            <text:p>25690544</text:p>
          </table:table-cell>
          <table:table-cell table:style-name="ce12" office:value-type="string">
            <text:p>2020.05.18 10:05:00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94">
            <text:p>69.094</text:p>
          </table:table-cell>
          <table:table-cell table:style-name="ce12" office:value-type="float" office:value="69.039">
            <text:p>69.039</text:p>
          </table:table-cell>
          <table:table-cell table:style-name="ce12" office:value-type="float" office:value="69.189">
            <text:p>69.189</text:p>
          </table:table-cell>
          <table:table-cell table:style-name="ce12" office:value-type="string">
            <text:p>2020.05.18 10:28:13</text:p>
          </table:table-cell>
          <table:table-cell table:style-name="ce12" office:value-type="float" office:value="69.039">
            <text:p>69.039</text:p>
          </table:table-cell>
          <table:table-cell table:style-name="ce19" office:value-type="float" office:value="-5500">
            <text:p>-5,500</text:p>
          </table:table-cell>
          <table:table-cell table:number-columns-repeated="929"/>
        </table:table-row>
        <table:table-row table:style-name="ro2">
          <table:table-cell table:style-name="ce12" office:value-type="float" office:value="33">
            <text:p>33</text:p>
          </table:table-cell>
          <table:table-cell table:style-name="ce12" office:value-type="float" office:value="25705159">
            <text:p>25705159</text:p>
          </table:table-cell>
          <table:table-cell table:style-name="ce12" office:value-type="string">
            <text:p>2020.05.18 14:20:00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8.23879">
            <text:p>58.23879</text:p>
          </table:table-cell>
          <table:table-cell table:style-name="ce12" office:value-type="float" office:value="64.14693">
            <text:p>64.14693</text:p>
          </table:table-cell>
          <table:table-cell table:style-name="ce12" office:value-type="float" office:value="69.67563">
            <text:p>69.67563</text:p>
          </table:table-cell>
          <table:table-cell table:style-name="ce12" office:value-type="float" office:value="69.94441">
            <text:p>69.94441</text:p>
          </table:table-cell>
          <table:table-cell table:style-name="ce19" office:value-type="float" office:value="75.81733">
            <text:p>76</text:p>
          </table:table-cell>
          <table:table-cell office:value-type="float" office:value="81.36974">
            <text:p>81.36974</text:p>
          </table:table-cell>
          <table:table-cell office:value-type="float" office:value="80.69466">
            <text:p>80.69466</text:p>
          </table:table-cell>
          <table:table-cell office:value-type="float" office:value="80.80645">
            <text:p>80.80645</text:p>
          </table:table-cell>
          <table:table-cell office:value-type="float" office:value="81.41803">
            <text:p>81.41803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5705159">
            <text:p>25705159</text:p>
          </table:table-cell>
          <table:table-cell table:style-name="ce12" office:value-type="string">
            <text:p>2020.05.18 14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25">
            <text:p>69.325</text:p>
          </table:table-cell>
          <table:table-cell table:style-name="ce12" office:value-type="float" office:value="69.43">
            <text:p>69.43</text:p>
          </table:table-cell>
          <table:table-cell table:style-name="ce12" office:value-type="float" office:value="69.58">
            <text:p>69.58</text:p>
          </table:table-cell>
          <table:table-cell table:style-name="ce12" office:value-type="string">
            <text:p>2020.05.18 15:10:29</text:p>
          </table:table-cell>
          <table:table-cell table:style-name="ce12" office:value-type="float" office:value="69.43">
            <text:p>69.43</text:p>
          </table:table-cell>
          <table:table-cell table:style-name="ce19" office:value-type="float" office:value="10500">
            <text:p>10,500</text:p>
          </table:table-cell>
          <table:table-cell table:number-columns-repeated="929"/>
        </table:table-row>
        <table:table-row table:style-name="ro2">
          <table:table-cell table:style-name="ce12" office:value-type="float" office:value="36">
            <text:p>36</text:p>
          </table:table-cell>
          <table:table-cell table:style-name="ce12" office:value-type="float" office:value="25705676">
            <text:p>25705676</text:p>
          </table:table-cell>
          <table:table-cell table:style-name="ce12" office:value-type="string">
            <text:p>2020.05.18 14:40:00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style-name="ce12" office:value-type="float" office:value="69.32">
            <text:p>69.32</text:p>
          </table:table-cell>
          <table:table-cell table:style-name="ce12" office:value-type="float" office:value="69.298">
            <text:p>69.298</text:p>
          </table:table-cell>
          <table:table-cell table:style-name="ce12" office:value-type="float" office:value="69.282">
            <text:p>69.282</text:p>
          </table:table-cell>
          <table:table-cell table:style-name="ce12" office:value-type="float" office:value="69.365">
            <text:p>69.36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-0.022">
            <text:p>-0.022</text:p>
          </table:table-cell>
          <table:table-cell table:style-name="ce12" office:value-type="float" office:value="-0.017">
            <text:p>-0.017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5.81733">
            <text:p>75.81733</text:p>
          </table:table-cell>
          <table:table-cell table:style-name="ce12" office:value-type="float" office:value="81.36974">
            <text:p>81.36974</text:p>
          </table:table-cell>
          <table:table-cell table:style-name="ce12" office:value-type="float" office:value="80.69466">
            <text:p>80.69466</text:p>
          </table:table-cell>
          <table:table-cell table:style-name="ce12" office:value-type="float" office:value="80.80645">
            <text:p>80.80645</text:p>
          </table:table-cell>
          <table:table-cell table:style-name="ce19" office:value-type="float" office:value="81.41803">
            <text:p>81</text:p>
          </table:table-cell>
          <table:table-cell office:value-type="float" office:value="81.53486">
            <text:p>81.53486</text:p>
          </table:table-cell>
          <table:table-cell office:value-type="float" office:value="75.60019">
            <text:p>75.60019</text:p>
          </table:table-cell>
          <table:table-cell office:value-type="float" office:value="69.36523">
            <text:p>69.36523</text:p>
          </table:table-cell>
          <table:table-cell office:value-type="float" office:value="70.17161">
            <text:p>70.17161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67.89131">
            <text:p>67.89131</text:p>
          </table:table-cell>
          <table:table-cell office:value-type="float" office:value="64.48593">
            <text:p>64.48593</text:p>
          </table:table-cell>
          <table:table-cell office:value-type="float" office:value="62.10127">
            <text:p>62.10127</text:p>
          </table:table-cell>
          <table:table-cell office:value-type="float" office:value="68.46837">
            <text:p>68.468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.339">
            <text:p>3.339</text:p>
          </table:table-cell>
          <table:table-cell office:value-type="float" office:value="2.6789">
            <text:p>2.6789</text:p>
          </table:table-cell>
          <table:table-cell office:value-type="float" office:value="1.8502">
            <text:p>1.8502</text:p>
          </table:table-cell>
          <table:table-cell office:value-type="float" office:value="3.9083">
            <text:p>3.908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5705676">
            <text:p>25705676</text:p>
          </table:table-cell>
          <table:table-cell table:style-name="ce12" office:value-type="string">
            <text:p>2020.05.18 14:40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71">
            <text:p>69.371</text:p>
          </table:table-cell>
          <table:table-cell table:style-name="ce12" office:value-type="float" office:value="69.43">
            <text:p>69.43</text:p>
          </table:table-cell>
          <table:table-cell table:style-name="ce12" office:value-type="float" office:value="69.58">
            <text:p>69.58</text:p>
          </table:table-cell>
          <table:table-cell table:style-name="ce12" office:value-type="string">
            <text:p>2020.05.18 15:10:29</text:p>
          </table:table-cell>
          <table:table-cell table:style-name="ce12" office:value-type="float" office:value="69.43">
            <text:p>69.43</text:p>
          </table:table-cell>
          <table:table-cell table:style-name="ce19" office:value-type="float" office:value="5900">
            <text:p>5,900</text:p>
          </table:table-cell>
          <table:table-cell table:number-columns-repeated="929"/>
        </table:table-row>
        <table:table-row table:style-name="ro2">
          <table:table-cell table:style-name="ce12" office:value-type="float" office:value="38">
            <text:p>38</text:p>
          </table:table-cell>
          <table:table-cell table:style-name="ce12" office:value-type="float" office:value="25708154">
            <text:p>25708154</text:p>
          </table:table-cell>
          <table:table-cell table:style-name="ce12" office:value-type="string">
            <text:p>2020.05.18 15:20:00</text:p>
          </table:table-cell>
          <table:table-cell table:style-name="ce12" office:value-type="float" office:value="69.365">
            <text:p>69.365</text:p>
          </table:table-cell>
          <table:table-cell table:style-name="ce12" office:value-type="float" office:value="69.368">
            <text:p>69.368</text:p>
          </table:table-cell>
          <table:table-cell table:style-name="ce12" office:value-type="float" office:value="69.415">
            <text:p>69.415</text:p>
          </table:table-cell>
          <table:table-cell table:style-name="ce12" office:value-type="float" office:value="69.385">
            <text:p>69.385</text:p>
          </table:table-cell>
          <table:table-cell table:style-name="ce12" office:value-type="float" office:value="69.384">
            <text:p>69.384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0.006">
            <text:p>0.006</text:p>
          </table:table-cell>
          <table:table-cell table:style-name="ce12" office:value-type="float" office:value="0.047">
            <text:p>0.047</text:p>
          </table:table-cell>
          <table:table-cell table:style-name="ce12" office:value-type="float" office:value="-0.028">
            <text:p>-0.028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70.17161">
            <text:p>70.17161</text:p>
          </table:table-cell>
          <table:table-cell table:style-name="ce12" office:value-type="float" office:value="70.85077">
            <text:p>70.85077</text:p>
          </table:table-cell>
          <table:table-cell table:style-name="ce12" office:value-type="float" office:value="74.90885">
            <text:p>74.90885</text:p>
          </table:table-cell>
          <table:table-cell table:style-name="ce12" office:value-type="float" office:value="69.23618">
            <text:p>69.23618</text:p>
          </table:table-cell>
          <table:table-cell table:style-name="ce19" office:value-type="float" office:value="68.48405">
            <text:p>68</text:p>
          </table:table-cell>
          <table:table-cell office:value-type="float" office:value="70.0461">
            <text:p>70.0461</text:p>
          </table:table-cell>
          <table:table-cell office:value-type="float" office:value="71.02605">
            <text:p>71.02605</text:p>
          </table:table-cell>
          <table:table-cell office:value-type="float" office:value="75.64112">
            <text:p>75.64112</text:p>
          </table:table-cell>
          <table:table-cell office:value-type="float" office:value="76.90693">
            <text:p>76.90693</text:p>
          </table:table-cell>
          <table:table-cell office:value-type="float" office:value="68.46837">
            <text:p>68.46837</text:p>
          </table:table-cell>
          <table:table-cell office:value-type="float" office:value="68.66864">
            <text:p>68.66864</text:p>
          </table:table-cell>
          <table:table-cell office:value-type="float" office:value="71.63921">
            <text:p>71.63921</text:p>
          </table:table-cell>
          <table:table-cell office:value-type="float" office:value="67.34888">
            <text:p>67.34888</text:p>
          </table:table-cell>
          <table:table-cell office:value-type="float" office:value="67.20765">
            <text:p>67.20765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3.9083">
            <text:p>3.9083</text:p>
          </table:table-cell>
          <table:table-cell office:value-type="float" office:value="3.50445">
            <text:p>3.50445</text:p>
          </table:table-cell>
          <table:table-cell office:value-type="float" office:value="4.25365">
            <text:p>4.25365</text:p>
          </table:table-cell>
          <table:table-cell office:value-type="float" office:value="3.59195">
            <text:p>3.59195</text:p>
          </table:table-cell>
          <table:table-cell office:value-type="float" office:value="3.3561">
            <text:p>3.3561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5708154">
            <text:p>25708154</text:p>
          </table:table-cell>
          <table:table-cell table:style-name="ce12" office:value-type="string">
            <text:p>2020.05.18 15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53">
            <text:p>69.553</text:p>
          </table:table-cell>
          <table:table-cell table:style-name="ce12" office:value-type="float" office:value="69.497">
            <text:p>69.497</text:p>
          </table:table-cell>
          <table:table-cell table:style-name="ce12" office:value-type="float" office:value="69.647">
            <text:p>69.647</text:p>
          </table:table-cell>
          <table:table-cell table:style-name="ce12" office:value-type="string">
            <text:p>2020.05.18 15:43:10</text:p>
          </table:table-cell>
          <table:table-cell table:style-name="ce12" office:value-type="float" office:value="69.497">
            <text:p>69.497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12">
            <text:p>12</text:p>
          </table:table-cell>
          <table:table-cell table:style-name="ce12" office:value-type="float" office:value="25693714">
            <text:p>25693714</text:p>
          </table:table-cell>
          <table:table-cell table:style-name="ce12" office:value-type="string">
            <text:p>2020.05.18 11:05:00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6">
            <text:p>69.06</text:p>
          </table:table-cell>
          <table:table-cell table:style-name="ce12" office:value-type="float" office:value="69.054">
            <text:p>69.054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.021">
            <text:p>0.021</text:p>
          </table:table-cell>
          <table:table-cell table:style-name="ce12" office:value-type="float" office:value="-0.024">
            <text:p>-0.024</text:p>
          </table:table-cell>
          <table:table-cell table:style-name="ce12" office:value-type="float" office:value="-0.007">
            <text:p>-0.007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0.95195">
            <text:p>60.95195</text:p>
          </table:table-cell>
          <table:table-cell table:style-name="ce12" office:value-type="float" office:value="59.0181">
            <text:p>59.0181</text:p>
          </table:table-cell>
          <table:table-cell table:style-name="ce12" office:value-type="float" office:value="63.57073">
            <text:p>63.57073</text:p>
          </table:table-cell>
          <table:table-cell table:style-name="ce12" office:value-type="float" office:value="61.79016">
            <text:p>61.79016</text:p>
          </table:table-cell>
          <table:table-cell table:style-name="ce19" office:value-type="float" office:value="62.08816">
            <text:p>62</text:p>
          </table:table-cell>
          <table:table-cell office:value-type="float" office:value="61.26995">
            <text:p>61.26995</text:p>
          </table:table-cell>
          <table:table-cell office:value-type="float" office:value="61.41768">
            <text:p>61.41768</text:p>
          </table:table-cell>
          <table:table-cell office:value-type="float" office:value="61.76461">
            <text:p>61.76461</text:p>
          </table:table-cell>
          <table:table-cell office:value-type="float" office:value="63.10835">
            <text:p>63.10835</text:p>
          </table:table-cell>
          <table:table-cell office:value-type="float" office:value="61.29759">
            <text:p>61.29759</text:p>
          </table:table-cell>
          <table:table-cell office:value-type="float" office:value="58.14674">
            <text:p>58.14674</text:p>
          </table:table-cell>
          <table:table-cell office:value-type="float" office:value="57.33741">
            <text:p>57.33741</text:p>
          </table:table-cell>
          <table:table-cell office:value-type="float" office:value="56.50948">
            <text:p>56.50948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2.7016">
            <text:p>2.7016</text:p>
          </table:table-cell>
          <table:table-cell office:value-type="float" office:value="2.9097">
            <text:p>2.9097</text:p>
          </table:table-cell>
          <table:table-cell office:value-type="float" office:value="3.1504">
            <text:p>3.1504</text:p>
          </table:table-cell>
          <table:table-cell office:value-type="float" office:value="2.7412">
            <text:p>2.7412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">
            <text:p>2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5693714">
            <text:p>25693714</text:p>
          </table:table-cell>
          <table:table-cell table:style-name="ce12" office:value-type="string">
            <text:p>2020.05.18 11:0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67">
            <text:p>69.167</text:p>
          </table:table-cell>
          <table:table-cell table:style-name="ce12" office:value-type="float" office:value="69.163">
            <text:p>69.163</text:p>
          </table:table-cell>
          <table:table-cell table:style-name="ce12" office:value-type="float" office:value="69.313">
            <text:p>69.313</text:p>
          </table:table-cell>
          <table:table-cell table:style-name="ce12" office:value-type="string">
            <text:p>2020.05.18 11:22:18</text:p>
          </table:table-cell>
          <table:table-cell table:style-name="ce12" office:value-type="float" office:value="69.163">
            <text:p>69.163</text:p>
          </table:table-cell>
          <table:table-cell table:style-name="ce19" office:value-type="float" office:value="-400">
            <text:p>-400</text:p>
          </table:table-cell>
          <table:table-cell table:number-columns-repeated="929"/>
        </table:table-row>
        <table:table-row table:style-name="ro2">
          <table:table-cell table:style-name="ce12" office:value-type="float" office:value="48">
            <text:p>48</text:p>
          </table:table-cell>
          <table:table-cell table:style-name="ce12" office:value-type="float" office:value="25713549">
            <text:p>25713549</text:p>
          </table:table-cell>
          <table:table-cell table:style-name="ce12" office:value-type="string">
            <text:p>2020.05.18 16:40:00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6.99782">
            <text:p>66.99782</text:p>
          </table:table-cell>
          <table:table-cell table:style-name="ce12" office:value-type="float" office:value="67.40308">
            <text:p>67.40308</text:p>
          </table:table-cell>
          <table:table-cell table:style-name="ce12" office:value-type="float" office:value="71.78675">
            <text:p>71.78675</text:p>
          </table:table-cell>
          <table:table-cell table:style-name="ce12" office:value-type="float" office:value="71.06331">
            <text:p>71.06331</text:p>
          </table:table-cell>
          <table:table-cell table:style-name="ce19" office:value-type="float" office:value="71.20176">
            <text:p>71</text:p>
          </table:table-cell>
          <table:table-cell office:value-type="float" office:value="71.29264">
            <text:p>71.29264</text:p>
          </table:table-cell>
          <table:table-cell office:value-type="float" office:value="66.53788">
            <text:p>66.53788</text:p>
          </table:table-cell>
          <table:table-cell office:value-type="float" office:value="64.58608">
            <text:p>64.58608</text:p>
          </table:table-cell>
          <table:table-cell office:value-type="float" office:value="69.82961">
            <text:p>69.82961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5713549">
            <text:p>25713549</text:p>
          </table:table-cell>
          <table:table-cell table:style-name="ce12" office:value-type="string">
            <text:p>2020.05.18 16:4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691">
            <text:p>69.691</text:p>
          </table:table-cell>
          <table:table-cell table:style-name="ce12" office:value-type="float" office:value="69.772">
            <text:p>69.772</text:p>
          </table:table-cell>
          <table:table-cell table:style-name="ce12" office:value-type="float" office:value="69.922">
            <text:p>69.922</text:p>
          </table:table-cell>
          <table:table-cell table:style-name="ce12" office:value-type="string">
            <text:p>2020.05.18 16:42:38</text:p>
          </table:table-cell>
          <table:table-cell table:style-name="ce12" office:value-type="float" office:value="69.772">
            <text:p>69.772</text:p>
          </table:table-cell>
          <table:table-cell table:style-name="ce19" office:value-type="float" office:value="8100">
            <text:p>8,100</text:p>
          </table:table-cell>
          <table:table-cell table:number-columns-repeated="929"/>
        </table:table-row>
        <table:table-row table:style-name="ro2">
          <table:table-cell table:style-name="ce12" office:value-type="float" office:value="9">
            <text:p>9</text:p>
          </table:table-cell>
          <table:table-cell table:style-name="ce12" office:value-type="float" office:value="25690850">
            <text:p>25690850</text:p>
          </table:table-cell>
          <table:table-cell table:style-name="ce12" office:value-type="string">
            <text:p>2020.05.18 10:15:00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style-name="ce14" office:value-type="float" office:value="69.089">
            <text:p>69.089</text:p>
          </table:table-cell>
          <table:table-cell table:style-name="ce14" office:value-type="float" office:value="69.113">
            <text:p>69.113</text:p>
          </table:table-cell>
          <table:table-cell table:style-name="ce14" office:value-type="float" office:value="69.07">
            <text:p>69.07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4" office:value-type="float" office:value="0.072">
            <text:p>0.072</text:p>
          </table:table-cell>
          <table:table-cell table:style-name="ce14" office:value-type="float" office:value="0.024">
            <text:p>0.024</text:p>
          </table:table-cell>
          <table:table-cell table:style-name="ce14" office:value-type="float" office:value="-0.043">
            <text:p>-0.04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61.0021">
            <text:p>61.00210</text:p>
          </table:table-cell>
          <table:table-cell table:style-name="ce18" office:value-type="float" office:value="67.1829">
            <text:p>67.18290</text:p>
          </table:table-cell>
          <table:table-cell table:style-name="ce18" office:value-type="float" office:value="61.62516">
            <text:p>61.62516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63.86329">
            <text:p>63.86329</text:p>
          </table:table-cell>
          <table:table-cell table:style-name="ce18" office:value-type="float" office:value="65.81404">
            <text:p>65.81404</text:p>
          </table:table-cell>
          <table:table-cell table:style-name="ce18" office:value-type="float" office:value="59.73273">
            <text:p>59.73273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style-name="ce18" office:value-type="float" office:value="2.8762">
            <text:p>2.87620</text:p>
          </table:table-cell>
          <table:table-cell table:style-name="ce18" office:value-type="float" office:value="3.9936">
            <text:p>3.99360</text:p>
          </table:table-cell>
          <table:table-cell table:style-name="ce18" office:value-type="float" office:value="2.32995">
            <text:p>2.32995</text:p>
          </table:table-cell>
          <table:table-cell table:number-columns-repeated="6"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5690850">
            <text:p>25690850</text:p>
          </table:table-cell>
          <table:table-cell table:style-name="ce12" office:value-type="string">
            <text:p>2020.05.18 10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84">
            <text:p>69.084</text:p>
          </table:table-cell>
          <table:table-cell table:style-name="ce12" office:value-type="float" office:value="69.131">
            <text:p>69.131</text:p>
          </table:table-cell>
          <table:table-cell table:style-name="ce12" office:value-type="float" office:value="69.281">
            <text:p>69.281</text:p>
          </table:table-cell>
          <table:table-cell table:style-name="ce12" office:value-type="string">
            <text:p>2020.05.18 11:02:33</text:p>
          </table:table-cell>
          <table:table-cell table:style-name="ce12" office:value-type="float" office:value="69.131">
            <text:p>69.131</text:p>
          </table:table-cell>
          <table:table-cell table:style-name="ce19" office:value-type="float" office:value="4700">
            <text:p>4,700</text:p>
          </table:table-cell>
          <table:table-cell table:number-columns-repeated="929"/>
        </table:table-row>
        <table:table-row table:style-name="ro2">
          <table:table-cell table:style-name="ce12" office:value-type="float" office:value="14">
            <text:p>14</text:p>
          </table:table-cell>
          <table:table-cell table:style-name="ce12" office:value-type="float" office:value="25694539">
            <text:p>25694539</text:p>
          </table:table-cell>
          <table:table-cell table:style-name="ce12" office:value-type="string">
            <text:p>2020.05.18 11:15:00</text:p>
          </table:table-cell>
          <table:table-cell table:style-name="ce12" office:value-type="float" office:value="69.06">
            <text:p>69.06</text:p>
          </table:table-cell>
          <table:table-cell table:style-name="ce12" office:value-type="float" office:value="69.054">
            <text:p>69.054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07">
            <text:p>-0.007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3.57073">
            <text:p>63.57073</text:p>
          </table:table-cell>
          <table:table-cell table:style-name="ce12" office:value-type="float" office:value="61.79016">
            <text:p>61.79016</text:p>
          </table:table-cell>
          <table:table-cell table:style-name="ce12" office:value-type="float" office:value="62.08816">
            <text:p>62.08816</text:p>
          </table:table-cell>
          <table:table-cell table:style-name="ce12" office:value-type="float" office:value="61.26995">
            <text:p>61.26995</text:p>
          </table:table-cell>
          <table:table-cell table:style-name="ce19" office:value-type="float" office:value="61.41768">
            <text:p>61</text:p>
          </table:table-cell>
          <table:table-cell office:value-type="float" office:value="61.76461">
            <text:p>61.76461</text:p>
          </table:table-cell>
          <table:table-cell office:value-type="float" office:value="63.10835">
            <text:p>63.10835</text:p>
          </table:table-cell>
          <table:table-cell office:value-type="float" office:value="64.02584">
            <text:p>64.02584</text:p>
          </table:table-cell>
          <table:table-cell office:value-type="float" office:value="64.35704">
            <text:p>64.35704</text:p>
          </table:table-cell>
          <table:table-cell office:value-type="float" office:value="57.33741">
            <text:p>57.33741</text:p>
          </table:table-cell>
          <table:table-cell office:value-type="float" office:value="56.50948">
            <text:p>56.50948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3.1504">
            <text:p>3.1504</text:p>
          </table:table-cell>
          <table:table-cell office:value-type="float" office:value="2.7412">
            <text:p>2.7412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694539">
            <text:p>25694539</text:p>
          </table:table-cell>
          <table:table-cell table:style-name="ce12" office:value-type="string">
            <text:p>2020.05.18 11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15">
            <text:p>69.115</text:p>
          </table:table-cell>
          <table:table-cell table:style-name="ce12" office:value-type="float" office:value="69.265">
            <text:p>69.265</text:p>
          </table:table-cell>
          <table:table-cell table:style-name="ce12" office:value-type="string">
            <text:p>2020.05.18 11:41:30</text:p>
          </table:table-cell>
          <table:table-cell table:style-name="ce12" office:value-type="float" office:value="69.115">
            <text:p>69.115</text:p>
          </table:table-cell>
          <table:table-cell table:style-name="ce19" office:value-type="float" office:value="-5900">
            <text:p>-5,900</text:p>
          </table:table-cell>
          <table:table-cell table:number-columns-repeated="929"/>
        </table:table-row>
        <table:table-row table:style-name="ro2">
          <table:table-cell table:style-name="ce12" office:value-type="float" office:value="35">
            <text:p>35</text:p>
          </table:table-cell>
          <table:table-cell table:style-name="ce12" office:value-type="float" office:value="25705422">
            <text:p>25705422</text:p>
          </table:table-cell>
          <table:table-cell table:style-name="ce12" office:value-type="string">
            <text:p>2020.05.18 14:30:00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style-name="ce12" office:value-type="float" office:value="69.32">
            <text:p>69.32</text:p>
          </table:table-cell>
          <table:table-cell table:style-name="ce12" office:value-type="float" office:value="69.298">
            <text:p>69.298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-0.022">
            <text:p>-0.022</text:p>
          </table:table-cell>
          <table:table-cell table:number-columns-repeated="3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69.67563">
            <text:p>69.67563</text:p>
          </table:table-cell>
          <table:table-cell table:style-name="ce12" office:value-type="float" office:value="69.94441">
            <text:p>69.94441</text:p>
          </table:table-cell>
          <table:table-cell table:style-name="ce12" office:value-type="float" office:value="75.81733">
            <text:p>75.81733</text:p>
          </table:table-cell>
          <table:table-cell table:style-name="ce12" office:value-type="float" office:value="81.36974">
            <text:p>81.36974</text:p>
          </table:table-cell>
          <table:table-cell table:style-name="ce19" office:value-type="float" office:value="80.69466">
            <text:p>81</text:p>
          </table:table-cell>
          <table:table-cell office:value-type="float" office:value="80.80645">
            <text:p>80.80645</text:p>
          </table:table-cell>
          <table:table-cell office:value-type="float" office:value="81.41803">
            <text:p>81.41803</text:p>
          </table:table-cell>
          <table:table-cell office:value-type="float" office:value="81.53486">
            <text:p>81.53486</text:p>
          </table:table-cell>
          <table:table-cell office:value-type="float" office:value="75.60019">
            <text:p>75.60019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67.89131">
            <text:p>67.89131</text:p>
          </table:table-cell>
          <table:table-cell office:value-type="float" office:value="64.48593">
            <text:p>64.48593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.339">
            <text:p>3.339</text:p>
          </table:table-cell>
          <table:table-cell office:value-type="float" office:value="2.6789">
            <text:p>2.678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05422">
            <text:p>25705422</text:p>
          </table:table-cell>
          <table:table-cell table:style-name="ce12" office:value-type="string">
            <text:p>2020.05.18 14:30:00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09">
            <text:p>69.309</text:p>
          </table:table-cell>
          <table:table-cell table:style-name="ce12" office:value-type="float" office:value="69.43">
            <text:p>69.43</text:p>
          </table:table-cell>
          <table:table-cell table:style-name="ce12" office:value-type="float" office:value="69.58">
            <text:p>69.58</text:p>
          </table:table-cell>
          <table:table-cell table:style-name="ce12" office:value-type="string">
            <text:p>2020.05.18 15:10:29</text:p>
          </table:table-cell>
          <table:table-cell table:style-name="ce12" office:value-type="float" office:value="69.43">
            <text:p>69.43</text:p>
          </table:table-cell>
          <table:table-cell table:style-name="ce19" office:value-type="float" office:value="12100">
            <text:p>12,100</text:p>
          </table:table-cell>
          <table:table-cell table:number-columns-repeated="929"/>
        </table:table-row>
        <table:table-row table:style-name="ro2">
          <table:table-cell table:style-name="ce12" office:value-type="float" office:value="51">
            <text:p>51</text:p>
          </table:table-cell>
          <table:table-cell table:style-name="ce12" office:value-type="float" office:value="25714899">
            <text:p>25714899</text:p>
          </table:table-cell>
          <table:table-cell table:style-name="ce12" office:value-type="string">
            <text:p>2020.05.18 16:55:00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style-name="ce12" office:value-type="float" office:value="69.791">
            <text:p>69.791</text:p>
          </table:table-cell>
          <table:table-cell table:style-name="ce12" office:value-type="float" office:value="69.727">
            <text:p>69.727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75">
            <text:p>0.075</text:p>
          </table:table-cell>
          <table:table-cell table:style-name="ce12" office:value-type="float" office:value="-0.063">
            <text:p>-0.06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71.06331">
            <text:p>71.06331</text:p>
          </table:table-cell>
          <table:table-cell table:style-name="ce12" office:value-type="float" office:value="71.20176">
            <text:p>71.20176</text:p>
          </table:table-cell>
          <table:table-cell table:style-name="ce12" office:value-type="float" office:value="71.29264">
            <text:p>71.29264</text:p>
          </table:table-cell>
          <table:table-cell table:style-name="ce12" office:value-type="float" office:value="66.53788">
            <text:p>66.53788</text:p>
          </table:table-cell>
          <table:table-cell table:style-name="ce19" office:value-type="float" office:value="64.58608">
            <text:p>65</text:p>
          </table:table-cell>
          <table:table-cell office:value-type="float" office:value="69.82961">
            <text:p>69.82961</text:p>
          </table:table-cell>
          <table:table-cell office:value-type="float" office:value="70.89775">
            <text:p>70.89775</text:p>
          </table:table-cell>
          <table:table-cell office:value-type="float" office:value="71.79903">
            <text:p>71.79903</text:p>
          </table:table-cell>
          <table:table-cell office:value-type="float" office:value="65.58248">
            <text:p>65.58248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73.90512">
            <text:p>73.90512</text:p>
          </table:table-cell>
          <table:table-cell office:value-type="float" office:value="67.58319">
            <text:p>67.58319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office:value-type="float" office:value="10.7166">
            <text:p>10.7166</text:p>
          </table:table-cell>
          <table:table-cell office:value-type="float" office:value="7.953">
            <text:p>7.95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14899">
            <text:p>25714899</text:p>
          </table:table-cell>
          <table:table-cell table:style-name="ce12" office:value-type="string">
            <text:p>2020.05.18 16:5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4">
            <text:p>69.74</text:p>
          </table:table-cell>
          <table:table-cell table:style-name="ce12" office:value-type="float" office:value="69.679">
            <text:p>69.679</text:p>
          </table:table-cell>
          <table:table-cell table:style-name="ce12" office:value-type="float" office:value="69.829">
            <text:p>69.829</text:p>
          </table:table-cell>
          <table:table-cell table:style-name="ce12" office:value-type="string">
            <text:p>2020.05.18 17:04:14</text:p>
          </table:table-cell>
          <table:table-cell table:style-name="ce12" office:value-type="float" office:value="69.679">
            <text:p>69.679</text:p>
          </table:table-cell>
          <table:table-cell table:style-name="ce19" office:value-type="float" office:value="-6100">
            <text:p>-6,100</text:p>
          </table:table-cell>
          <table:table-cell table:number-columns-repeated="929"/>
        </table:table-row>
        <table:table-row table:style-name="ro2">
          <table:table-cell table:style-name="ce12" office:value-type="float" office:value="30">
            <text:p>30</text:p>
          </table:table-cell>
          <table:table-cell table:style-name="ce12" office:value-type="float" office:value="25703440">
            <text:p>25703440</text:p>
          </table:table-cell>
          <table:table-cell table:style-name="ce12" office:value-type="string">
            <text:p>2020.05.18 14:05:00</text:p>
          </table:table-cell>
          <table:table-cell table:style-name="ce12" office:value-type="float" office:value="69.171">
            <text:p>69.171</text:p>
          </table:table-cell>
          <table:table-cell table:style-name="ce12" office:value-type="float" office:value="69.172">
            <text:p>69.172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14">
            <text:p>0.014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-0.023">
            <text:p>-0.023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64.2997">
            <text:p>64.2997</text:p>
          </table:table-cell>
          <table:table-cell table:style-name="ce12" office:value-type="float" office:value="65.492">
            <text:p>65.492</text:p>
          </table:table-cell>
          <table:table-cell table:style-name="ce12" office:value-type="float" office:value="60.118">
            <text:p>60.118</text:p>
          </table:table-cell>
          <table:table-cell table:style-name="ce12" office:value-type="float" office:value="58.23879">
            <text:p>58.23879</text:p>
          </table:table-cell>
          <table:table-cell table:style-name="ce19" office:value-type="float" office:value="64.14693">
            <text:p>64</text:p>
          </table:table-cell>
          <table:table-cell office:value-type="float" office:value="69.67563">
            <text:p>69.67563</text:p>
          </table:table-cell>
          <table:table-cell office:value-type="float" office:value="69.94441">
            <text:p>69.94441</text:p>
          </table:table-cell>
          <table:table-cell office:value-type="float" office:value="75.81733">
            <text:p>75.81733</text:p>
          </table:table-cell>
          <table:table-cell office:value-type="float" office:value="81.36974">
            <text:p>81.36974</text:p>
          </table:table-cell>
          <table:table-cell office:value-type="float" office:value="57.02373">
            <text:p>57.02373</text:p>
          </table:table-cell>
          <table:table-cell office:value-type="float" office:value="57.1209">
            <text:p>57.1209</text:p>
          </table:table-cell>
          <table:table-cell office:value-type="float" office:value="54.40187">
            <text:p>54.40187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0.8827">
            <text:p>0.8827</text:p>
          </table:table-cell>
          <table:table-cell office:value-type="float" office:value="0.60435">
            <text:p>0.60435</text:p>
          </table:table-cell>
          <table:table-cell office:value-type="float" office:value="0.3955">
            <text:p>0.3955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03440">
            <text:p>25703440</text:p>
          </table:table-cell>
          <table:table-cell table:style-name="ce12" office:value-type="string">
            <text:p>2020.05.18 14:05:05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49">
            <text:p>69.249</text:p>
          </table:table-cell>
          <table:table-cell table:style-name="ce12" office:value-type="float" office:value="69.305">
            <text:p>69.305</text:p>
          </table:table-cell>
          <table:table-cell table:style-name="ce12" office:value-type="float" office:value="69.455">
            <text:p>69.455</text:p>
          </table:table-cell>
          <table:table-cell table:style-name="ce12" office:value-type="string">
            <text:p>2020.05.18 14:17:53</text:p>
          </table:table-cell>
          <table:table-cell table:style-name="ce12" office:value-type="float" office:value="69.305">
            <text:p>69.305</text:p>
          </table:table-cell>
          <table:table-cell table:style-name="ce19" office:value-type="float" office:value="5600">
            <text:p>5,600</text:p>
          </table:table-cell>
          <table:table-cell table:number-columns-repeated="929"/>
        </table:table-row>
        <table:table-row table:style-name="ro2">
          <table:table-cell table:style-name="ce12" office:value-type="float" office:value="39">
            <text:p>39</text:p>
          </table:table-cell>
          <table:table-cell table:style-name="ce12" office:value-type="float" office:value="25708970">
            <text:p>25708970</text:p>
          </table:table-cell>
          <table:table-cell table:style-name="ce12" office:value-type="string">
            <text:p>2020.05.18 15:25:00</text:p>
          </table:table-cell>
          <table:table-cell table:style-name="ce12" office:value-type="float" office:value="69.368">
            <text:p>69.368</text:p>
          </table:table-cell>
          <table:table-cell table:style-name="ce12" office:value-type="float" office:value="69.415">
            <text:p>69.415</text:p>
          </table:table-cell>
          <table:table-cell table:style-name="ce12" office:value-type="float" office:value="69.385">
            <text:p>69.385</text:p>
          </table:table-cell>
          <table:table-cell table:style-name="ce12" office:value-type="float" office:value="69.384">
            <text:p>69.384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06">
            <text:p>0.006</text:p>
          </table:table-cell>
          <table:table-cell table:style-name="ce12" office:value-type="float" office:value="0.047">
            <text:p>0.047</text:p>
          </table:table-cell>
          <table:table-cell table:style-name="ce12" office:value-type="float" office:value="-0.028">
            <text:p>-0.028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70.85077">
            <text:p>70.85077</text:p>
          </table:table-cell>
          <table:table-cell table:style-name="ce12" office:value-type="float" office:value="74.90885">
            <text:p>74.90885</text:p>
          </table:table-cell>
          <table:table-cell table:style-name="ce12" office:value-type="float" office:value="69.23618">
            <text:p>69.23618</text:p>
          </table:table-cell>
          <table:table-cell table:style-name="ce12" office:value-type="float" office:value="68.48405">
            <text:p>68.48405</text:p>
          </table:table-cell>
          <table:table-cell table:style-name="ce19" office:value-type="float" office:value="70.0461">
            <text:p>70</text:p>
          </table:table-cell>
          <table:table-cell office:value-type="float" office:value="71.02605">
            <text:p>71.02605</text:p>
          </table:table-cell>
          <table:table-cell office:value-type="float" office:value="75.64112">
            <text:p>75.64112</text:p>
          </table:table-cell>
          <table:table-cell office:value-type="float" office:value="76.90693">
            <text:p>76.90693</text:p>
          </table:table-cell>
          <table:table-cell office:value-type="float" office:value="71.20614">
            <text:p>71.20614</text:p>
          </table:table-cell>
          <table:table-cell office:value-type="float" office:value="68.66864">
            <text:p>68.66864</text:p>
          </table:table-cell>
          <table:table-cell office:value-type="float" office:value="71.63921">
            <text:p>71.63921</text:p>
          </table:table-cell>
          <table:table-cell office:value-type="float" office:value="67.34888">
            <text:p>67.34888</text:p>
          </table:table-cell>
          <table:table-cell office:value-type="float" office:value="67.20765">
            <text:p>67.20765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3.50445">
            <text:p>3.50445</text:p>
          </table:table-cell>
          <table:table-cell office:value-type="float" office:value="4.25365">
            <text:p>4.25365</text:p>
          </table:table-cell>
          <table:table-cell office:value-type="float" office:value="3.59195">
            <text:p>3.59195</text:p>
          </table:table-cell>
          <table:table-cell office:value-type="float" office:value="3.3561">
            <text:p>3.3561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08970">
            <text:p>25708970</text:p>
          </table:table-cell>
          <table:table-cell table:style-name="ce12" office:value-type="string">
            <text:p>2020.05.18 15:2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24">
            <text:p>69.524</text:p>
          </table:table-cell>
          <table:table-cell table:style-name="ce12" office:value-type="float" office:value="69.538">
            <text:p>69.538</text:p>
          </table:table-cell>
          <table:table-cell table:style-name="ce12" office:value-type="float" office:value="69.688">
            <text:p>69.688</text:p>
          </table:table-cell>
          <table:table-cell table:style-name="ce12" office:value-type="string">
            <text:p>2020.05.18 15:41:09</text:p>
          </table:table-cell>
          <table:table-cell table:style-name="ce12" office:value-type="float" office:value="69.538">
            <text:p>69.538</text:p>
          </table:table-cell>
          <table:table-cell table:style-name="ce19" office:value-type="float" office:value="1400">
            <text:p>1,400</text:p>
          </table:table-cell>
          <table:table-cell table:number-columns-repeated="929"/>
        </table:table-row>
        <table:table-row table:style-name="ro2">
          <table:table-cell table:style-name="ce12" office:value-type="float" office:value="10">
            <text:p>10</text:p>
          </table:table-cell>
          <table:table-cell table:style-name="ce12" office:value-type="float" office:value="25691327">
            <text:p>25691327</text:p>
          </table:table-cell>
          <table:table-cell table:style-name="ce12" office:value-type="string">
            <text:p>2020.05.18 10:20:00</text:p>
          </table:table-cell>
          <table:table-cell table:style-name="ce12" office:value-type="float" office:value="69.004">
            <text:p>69.004</text:p>
          </table:table-cell>
          <table:table-cell table:style-name="ce12" office:value-type="float" office:value="69.02">
            <text:p>69.02</text:p>
          </table:table-cell>
          <table:table-cell table:style-name="ce12" office:value-type="float" office:value="69.009">
            <text:p>69.009</text:p>
          </table:table-cell>
          <table:table-cell table:style-name="ce12" office:value-type="float" office:value="68.995">
            <text:p>68.995</text:p>
          </table:table-cell>
          <table:table-cell table:style-name="ce12" office:value-type="float" office:value="69.016">
            <text:p>69.016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113">
            <text:p>69.113</text:p>
          </table:table-cell>
          <table:table-cell table:style-name="ce12" office:value-type="float" office:value="69.07">
            <text:p>69.07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0.005">
            <text:p>-0.005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-0.013">
            <text:p>-0.013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-0.043">
            <text:p>-0.04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4.10903">
            <text:p>54.10903</text:p>
          </table:table-cell>
          <table:table-cell table:style-name="ce12" office:value-type="float" office:value="53.77135">
            <text:p>53.77135</text:p>
          </table:table-cell>
          <table:table-cell table:style-name="ce12" office:value-type="float" office:value="48.68271">
            <text:p>48.68271</text:p>
          </table:table-cell>
          <table:table-cell table:style-name="ce12" office:value-type="float" office:value="48.64514">
            <text:p>48.64514</text:p>
          </table:table-cell>
          <table:table-cell table:style-name="ce19" office:value-type="float" office:value="54.57187">
            <text:p>55</text:p>
          </table:table-cell>
          <table:table-cell office:value-type="float" office:value="61.0021">
            <text:p>61.0021</text:p>
          </table:table-cell>
          <table:table-cell office:value-type="float" office:value="67.1829">
            <text:p>67.1829</text:p>
          </table:table-cell>
          <table:table-cell office:value-type="float" office:value="61.62516">
            <text:p>61.62516</text:p>
          </table:table-cell>
          <table:table-cell office:value-type="float" office:value="57.01733">
            <text:p>57.01733</text:p>
          </table:table-cell>
          <table:table-cell office:value-type="float" office:value="56.17091">
            <text:p>56.17091</text:p>
          </table:table-cell>
          <table:table-cell office:value-type="float" office:value="57.91386">
            <text:p>57.91386</text:p>
          </table:table-cell>
          <table:table-cell office:value-type="float" office:value="56.29379">
            <text:p>56.29379</text:p>
          </table:table-cell>
          <table:table-cell office:value-type="float" office:value="54.26029">
            <text:p>54.26029</text:p>
          </table:table-cell>
          <table:table-cell office:value-type="float" office:value="56.72835">
            <text:p>56.72835</text:p>
          </table:table-cell>
          <table:table-cell office:value-type="float" office:value="63.86329">
            <text:p>63.86329</text:p>
          </table:table-cell>
          <table:table-cell office:value-type="float" office:value="65.81404">
            <text:p>65.81404</text:p>
          </table:table-cell>
          <table:table-cell office:value-type="float" office:value="59.73273">
            <text:p>59.73273</text:p>
          </table:table-cell>
          <table:table-cell office:value-type="float" office:value="59.19712">
            <text:p>59.19712</text:p>
          </table:table-cell>
          <table:table-cell office:value-type="float" office:value="0.1912">
            <text:p>0.1912</text:p>
          </table:table-cell>
          <table:table-cell office:value-type="float" office:value="0.32955">
            <text:p>0.32955</text:p>
          </table:table-cell>
          <table:table-cell office:value-type="float" office:value="0.14495">
            <text:p>0.14495</text:p>
          </table:table-cell>
          <table:table-cell office:value-type="float" office:value="0.2964">
            <text:p>0.2964</text:p>
          </table:table-cell>
          <table:table-cell office:value-type="float" office:value="0.94135">
            <text:p>0.94135</text:p>
          </table:table-cell>
          <table:table-cell office:value-type="float" office:value="2.8762">
            <text:p>2.8762</text:p>
          </table:table-cell>
          <table:table-cell office:value-type="float" office:value="3.9936">
            <text:p>3.9936</text:p>
          </table:table-cell>
          <table:table-cell office:value-type="float" office:value="2.32995">
            <text:p>2.32995</text:p>
          </table:table-cell>
          <table:table-cell office:value-type="float" office:value="1.9776">
            <text:p>1.9776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691327">
            <text:p>25691327</text:p>
          </table:table-cell>
          <table:table-cell table:style-name="ce12" office:value-type="string">
            <text:p>2020.05.18 10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76">
            <text:p>69.076</text:p>
          </table:table-cell>
          <table:table-cell table:style-name="ce12" office:value-type="float" office:value="69.131">
            <text:p>69.131</text:p>
          </table:table-cell>
          <table:table-cell table:style-name="ce12" office:value-type="float" office:value="69.281">
            <text:p>69.281</text:p>
          </table:table-cell>
          <table:table-cell table:style-name="ce12" office:value-type="string">
            <text:p>2020.05.18 11:02:33</text:p>
          </table:table-cell>
          <table:table-cell table:style-name="ce12" office:value-type="float" office:value="69.131">
            <text:p>69.131</text:p>
          </table:table-cell>
          <table:table-cell table:style-name="ce19" office:value-type="float" office:value="5500">
            <text:p>5,500</text:p>
          </table:table-cell>
          <table:table-cell table:number-columns-repeated="929"/>
        </table:table-row>
        <table:table-row table:style-name="ro2">
          <table:table-cell table:style-name="ce12" office:value-type="float" office:value="31">
            <text:p>31</text:p>
          </table:table-cell>
          <table:table-cell table:style-name="ce12" office:value-type="float" office:value="25703848">
            <text:p>25703848</text:p>
          </table:table-cell>
          <table:table-cell table:style-name="ce12" office:value-type="string">
            <text:p>2020.05.18 14:10:00</text:p>
          </table:table-cell>
          <table:table-cell table:style-name="ce12" office:value-type="float" office:value="69.172">
            <text:p>69.172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-0.023">
            <text:p>-0.023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5.492">
            <text:p>65.492</text:p>
          </table:table-cell>
          <table:table-cell table:style-name="ce12" office:value-type="float" office:value="60.118">
            <text:p>60.118</text:p>
          </table:table-cell>
          <table:table-cell table:style-name="ce12" office:value-type="float" office:value="58.23879">
            <text:p>58.23879</text:p>
          </table:table-cell>
          <table:table-cell table:style-name="ce12" office:value-type="float" office:value="64.14693">
            <text:p>64.14693</text:p>
          </table:table-cell>
          <table:table-cell table:style-name="ce19" office:value-type="float" office:value="69.67563">
            <text:p>70</text:p>
          </table:table-cell>
          <table:table-cell office:value-type="float" office:value="69.94441">
            <text:p>69.94441</text:p>
          </table:table-cell>
          <table:table-cell office:value-type="float" office:value="75.81733">
            <text:p>75.81733</text:p>
          </table:table-cell>
          <table:table-cell office:value-type="float" office:value="81.36974">
            <text:p>81.36974</text:p>
          </table:table-cell>
          <table:table-cell office:value-type="float" office:value="80.69466">
            <text:p>80.69466</text:p>
          </table:table-cell>
          <table:table-cell office:value-type="float" office:value="57.1209">
            <text:p>57.1209</text:p>
          </table:table-cell>
          <table:table-cell office:value-type="float" office:value="54.40187">
            <text:p>54.40187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0.60435">
            <text:p>0.60435</text:p>
          </table:table-cell>
          <table:table-cell office:value-type="float" office:value="0.3955">
            <text:p>0.3955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03848">
            <text:p>25703848</text:p>
          </table:table-cell>
          <table:table-cell table:style-name="ce12" office:value-type="string">
            <text:p>2020.05.18 14:1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6">
            <text:p>69.26</text:p>
          </table:table-cell>
          <table:table-cell table:style-name="ce12" office:value-type="float" office:value="69.305">
            <text:p>69.305</text:p>
          </table:table-cell>
          <table:table-cell table:style-name="ce12" office:value-type="float" office:value="69.455">
            <text:p>69.455</text:p>
          </table:table-cell>
          <table:table-cell table:style-name="ce12" office:value-type="string">
            <text:p>2020.05.18 14:17:53</text:p>
          </table:table-cell>
          <table:table-cell table:style-name="ce12" office:value-type="float" office:value="69.305">
            <text:p>69.305</text:p>
          </table:table-cell>
          <table:table-cell table:style-name="ce19" office:value-type="float" office:value="4500">
            <text:p>4,500</text:p>
          </table:table-cell>
          <table:table-cell table:number-columns-repeated="929"/>
        </table:table-row>
        <table:table-row table:style-name="ro2">
          <table:table-cell table:style-name="ce12" office:value-type="float" office:value="52">
            <text:p>52</text:p>
          </table:table-cell>
          <table:table-cell table:style-name="ce12" office:value-type="float" office:value="25715086">
            <text:p>25715086</text:p>
          </table:table-cell>
          <table:table-cell table:style-name="ce12" office:value-type="string">
            <text:p>2020.05.18 17:00:00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style-name="ce12" office:value-type="float" office:value="69.791">
            <text:p>69.791</text:p>
          </table:table-cell>
          <table:table-cell table:style-name="ce12" office:value-type="float" office:value="69.727">
            <text:p>69.727</text:p>
          </table:table-cell>
          <table:table-cell table:style-name="ce12" office:value-type="float" office:value="69.73">
            <text:p>69.7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75">
            <text:p>0.075</text:p>
          </table:table-cell>
          <table:table-cell table:style-name="ce12" office:value-type="float" office:value="-0.063">
            <text:p>-0.063</text:p>
          </table:table-cell>
          <table:table-cell table:style-name="ce12" office:value-type="float" office:value="0.001">
            <text:p>0.001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1.20176">
            <text:p>71.20176</text:p>
          </table:table-cell>
          <table:table-cell table:style-name="ce12" office:value-type="float" office:value="71.29264">
            <text:p>71.29264</text:p>
          </table:table-cell>
          <table:table-cell table:style-name="ce12" office:value-type="float" office:value="66.53788">
            <text:p>66.53788</text:p>
          </table:table-cell>
          <table:table-cell table:style-name="ce12" office:value-type="float" office:value="64.58608">
            <text:p>64.58608</text:p>
          </table:table-cell>
          <table:table-cell table:style-name="ce19" office:value-type="float" office:value="69.82961">
            <text:p>70</text:p>
          </table:table-cell>
          <table:table-cell office:value-type="float" office:value="70.89775">
            <text:p>70.89775</text:p>
          </table:table-cell>
          <table:table-cell office:value-type="float" office:value="71.79903">
            <text:p>71.79903</text:p>
          </table:table-cell>
          <table:table-cell office:value-type="float" office:value="65.58248">
            <text:p>65.58248</text:p>
          </table:table-cell>
          <table:table-cell office:value-type="float" office:value="60.07202">
            <text:p>60.07202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73.90512">
            <text:p>73.90512</text:p>
          </table:table-cell>
          <table:table-cell office:value-type="float" office:value="67.58319">
            <text:p>67.58319</text:p>
          </table:table-cell>
          <table:table-cell office:value-type="float" office:value="67.71944">
            <text:p>67.7194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office:value-type="float" office:value="10.7166">
            <text:p>10.7166</text:p>
          </table:table-cell>
          <table:table-cell office:value-type="float" office:value="7.953">
            <text:p>7.953</text:p>
          </table:table-cell>
          <table:table-cell office:value-type="float" office:value="4.9868">
            <text:p>4.986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15086">
            <text:p>25715086</text:p>
          </table:table-cell>
          <table:table-cell table:style-name="ce12" office:value-type="string">
            <text:p>2020.05.18 17:0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38">
            <text:p>69.738</text:p>
          </table:table-cell>
          <table:table-cell table:style-name="ce12" office:value-type="float" office:value="69.679">
            <text:p>69.679</text:p>
          </table:table-cell>
          <table:table-cell table:style-name="ce12" office:value-type="float" office:value="69.829">
            <text:p>69.829</text:p>
          </table:table-cell>
          <table:table-cell table:style-name="ce12" office:value-type="string">
            <text:p>2020.05.18 17:04:14</text:p>
          </table:table-cell>
          <table:table-cell table:style-name="ce12" office:value-type="float" office:value="69.679">
            <text:p>69.679</text:p>
          </table:table-cell>
          <table:table-cell table:style-name="ce19" office:value-type="float" office:value="-5900">
            <text:p>-5,900</text:p>
          </table:table-cell>
          <table:table-cell table:number-columns-repeated="929"/>
        </table:table-row>
        <table:table-row table:style-name="ro2">
          <table:table-cell table:style-name="ce12" office:value-type="float" office:value="6">
            <text:p>6</text:p>
          </table:table-cell>
          <table:table-cell table:style-name="ce12" office:value-type="float" office:value="25689956">
            <text:p>25689956</text:p>
          </table:table-cell>
          <table:table-cell table:style-name="ce12" office:value-type="string">
            <text:p>2020.05.18 10:00:00</text:p>
          </table:table-cell>
          <table:table-cell table:style-name="ce14" office:value-type="float" office:value="68.931">
            <text:p>68.931</text:p>
          </table:table-cell>
          <table:table-cell table:style-name="ce14" office:value-type="float" office:value="68.961">
            <text:p>68.961</text:p>
          </table:table-cell>
          <table:table-cell table:style-name="ce14" office:value-type="float" office:value="68.997">
            <text:p>68.997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.035">
            <text:p>0.035</text:p>
          </table:table-cell>
          <table:table-cell table:style-name="ce14" office:value-type="float" office:value="0.03">
            <text:p>0.030</text:p>
          </table:table-cell>
          <table:table-cell table:style-name="ce14" office:value-type="float" office:value="0.034">
            <text:p>0.034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8" office:value-type="float" office:value="48.58482">
            <text:p>48.58482</text:p>
          </table:table-cell>
          <table:table-cell table:style-name="ce18" office:value-type="float" office:value="50.57855">
            <text:p>50.57855</text:p>
          </table:table-cell>
          <table:table-cell table:style-name="ce18" office:value-type="float" office:value="54.56754">
            <text:p>54.5675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47.83393">
            <text:p>47.83393</text:p>
          </table:table-cell>
          <table:table-cell table:style-name="ce18" office:value-type="float" office:value="51.56382">
            <text:p>51.56382</text:p>
          </table:table-cell>
          <table:table-cell table:style-name="ce18" office:value-type="float" office:value="55.57602">
            <text:p>55.57602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-0.4726">
            <text:p>-0.47260</text:p>
          </table:table-cell>
          <table:table-cell table:style-name="ce18" office:value-type="float" office:value="-0.0578">
            <text:p>-0.05780</text:p>
          </table:table-cell>
          <table:table-cell table:style-name="ce18" office:value-type="float" office:value="0.4532">
            <text:p>0.45320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number-columns-repeated="2" table:style-name="ce12" office:value-type="float" office:value="3">
            <text:p>3</text:p>
          </table:table-cell>
          <table:table-cell table:number-columns-repeated="7" table:style-name="ce12" office:value-type="float" office:value="2">
            <text:p>2</text:p>
          </table:table-cell>
          <table:table-cell table:style-name="ce12" office:value-type="float" office:value="25689956">
            <text:p>25689956</text:p>
          </table:table-cell>
          <table:table-cell table:style-name="ce12" office:value-type="string">
            <text:p>2020.05.18 10:0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25">
            <text:p>69.025</text:p>
          </table:table-cell>
          <table:table-cell table:style-name="ce12" office:value-type="float" office:value="69.055">
            <text:p>69.055</text:p>
          </table:table-cell>
          <table:table-cell table:style-name="ce12" office:value-type="float" office:value="69.205">
            <text:p>69.205</text:p>
          </table:table-cell>
          <table:table-cell table:style-name="ce12" office:value-type="string">
            <text:p>2020.05.18 10:07:32</text:p>
          </table:table-cell>
          <table:table-cell table:style-name="ce12" office:value-type="float" office:value="69.055">
            <text:p>69.055</text:p>
          </table:table-cell>
          <table:table-cell table:style-name="ce19" office:value-type="float" office:value="3000">
            <text:p>3,000</text:p>
          </table:table-cell>
          <table:table-cell table:number-columns-repeated="929"/>
        </table:table-row>
        <table:table-row table:style-name="ro2">
          <table:table-cell table:style-name="ce12" office:value-type="float" office:value="32">
            <text:p>32</text:p>
          </table:table-cell>
          <table:table-cell table:style-name="ce12" office:value-type="float" office:value="25704310">
            <text:p>25704310</text:p>
          </table:table-cell>
          <table:table-cell table:style-name="ce12" office:value-type="string">
            <text:p>2020.05.18 14:15:00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0.023">
            <text:p>-0.023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0.118">
            <text:p>60.118</text:p>
          </table:table-cell>
          <table:table-cell table:style-name="ce12" office:value-type="float" office:value="58.23879">
            <text:p>58.23879</text:p>
          </table:table-cell>
          <table:table-cell table:style-name="ce12" office:value-type="float" office:value="64.14693">
            <text:p>64.14693</text:p>
          </table:table-cell>
          <table:table-cell table:style-name="ce12" office:value-type="float" office:value="69.67563">
            <text:p>69.67563</text:p>
          </table:table-cell>
          <table:table-cell table:style-name="ce19" office:value-type="float" office:value="69.94441">
            <text:p>70</text:p>
          </table:table-cell>
          <table:table-cell office:value-type="float" office:value="75.81733">
            <text:p>75.81733</text:p>
          </table:table-cell>
          <table:table-cell office:value-type="float" office:value="81.36974">
            <text:p>81.36974</text:p>
          </table:table-cell>
          <table:table-cell office:value-type="float" office:value="80.69466">
            <text:p>80.69466</text:p>
          </table:table-cell>
          <table:table-cell office:value-type="float" office:value="80.80645">
            <text:p>80.80645</text:p>
          </table:table-cell>
          <table:table-cell office:value-type="float" office:value="54.40187">
            <text:p>54.40187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0.3955">
            <text:p>0.3955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style-name="ce12" office:value-type="float" office:value="25704310">
            <text:p>25704310</text:p>
          </table:table-cell>
          <table:table-cell table:style-name="ce12" office:value-type="string">
            <text:p>2020.05.18 14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8">
            <text:p>69.28</text:p>
          </table:table-cell>
          <table:table-cell table:style-name="ce12" office:value-type="float" office:value="69.305">
            <text:p>69.305</text:p>
          </table:table-cell>
          <table:table-cell table:style-name="ce12" office:value-type="float" office:value="69.455">
            <text:p>69.455</text:p>
          </table:table-cell>
          <table:table-cell table:style-name="ce12" office:value-type="string">
            <text:p>2020.05.18 14:17:53</text:p>
          </table:table-cell>
          <table:table-cell table:style-name="ce12" office:value-type="float" office:value="69.305">
            <text:p>69.305</text:p>
          </table:table-cell>
          <table:table-cell table:style-name="ce19" office:value-type="float" office:value="2500">
            <text:p>2,500</text:p>
          </table:table-cell>
          <table:table-cell table:number-columns-repeated="929"/>
        </table:table-row>
        <table:table-row table:style-name="ro2">
          <table:table-cell table:style-name="ce12" office:value-type="float" office:value="37">
            <text:p>37</text:p>
          </table:table-cell>
          <table:table-cell table:style-name="ce12" office:value-type="float" office:value="25707721">
            <text:p>25707721</text:p>
          </table:table-cell>
          <table:table-cell table:style-name="ce12" office:value-type="string">
            <text:p>2020.05.18 15:15:00</text:p>
          </table:table-cell>
          <table:table-cell table:style-name="ce12" office:value-type="float" office:value="69.282">
            <text:p>69.282</text:p>
          </table:table-cell>
          <table:table-cell table:style-name="ce12" office:value-type="float" office:value="69.365">
            <text:p>69.365</text:p>
          </table:table-cell>
          <table:table-cell table:style-name="ce12" office:value-type="float" office:value="69.368">
            <text:p>69.368</text:p>
          </table:table-cell>
          <table:table-cell table:style-name="ce12" office:value-type="float" office:value="69.415">
            <text:p>69.415</text:p>
          </table:table-cell>
          <table:table-cell table:style-name="ce12" office:value-type="float" office:value="69.385">
            <text:p>69.385</text:p>
          </table:table-cell>
          <table:table-cell table:style-name="ce12" office:value-type="float" office:value="69.384">
            <text:p>69.384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0.017">
            <text:p>-0.017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0.006">
            <text:p>0.006</text:p>
          </table:table-cell>
          <table:table-cell table:style-name="ce12" office:value-type="float" office:value="0.047">
            <text:p>0.047</text:p>
          </table:table-cell>
          <table:table-cell table:style-name="ce12" office:value-type="float" office:value="-0.028">
            <text:p>-0.028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9.36523">
            <text:p>69.36523</text:p>
          </table:table-cell>
          <table:table-cell table:style-name="ce12" office:value-type="float" office:value="70.17161">
            <text:p>70.17161</text:p>
          </table:table-cell>
          <table:table-cell table:style-name="ce12" office:value-type="float" office:value="70.85077">
            <text:p>70.85077</text:p>
          </table:table-cell>
          <table:table-cell table:style-name="ce12" office:value-type="float" office:value="74.90885">
            <text:p>74.90885</text:p>
          </table:table-cell>
          <table:table-cell table:style-name="ce19" office:value-type="float" office:value="69.23618">
            <text:p>69</text:p>
          </table:table-cell>
          <table:table-cell office:value-type="float" office:value="68.48405">
            <text:p>68.48405</text:p>
          </table:table-cell>
          <table:table-cell office:value-type="float" office:value="70.0461">
            <text:p>70.0461</text:p>
          </table:table-cell>
          <table:table-cell office:value-type="float" office:value="71.02605">
            <text:p>71.02605</text:p>
          </table:table-cell>
          <table:table-cell office:value-type="float" office:value="75.64112">
            <text:p>75.64112</text:p>
          </table:table-cell>
          <table:table-cell office:value-type="float" office:value="62.10127">
            <text:p>62.10127</text:p>
          </table:table-cell>
          <table:table-cell office:value-type="float" office:value="68.46837">
            <text:p>68.46837</text:p>
          </table:table-cell>
          <table:table-cell office:value-type="float" office:value="68.66864">
            <text:p>68.66864</text:p>
          </table:table-cell>
          <table:table-cell office:value-type="float" office:value="71.63921">
            <text:p>71.63921</text:p>
          </table:table-cell>
          <table:table-cell office:value-type="float" office:value="67.34888">
            <text:p>67.34888</text:p>
          </table:table-cell>
          <table:table-cell office:value-type="float" office:value="67.20765">
            <text:p>67.20765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1.8502">
            <text:p>1.8502</text:p>
          </table:table-cell>
          <table:table-cell office:value-type="float" office:value="3.9083">
            <text:p>3.9083</text:p>
          </table:table-cell>
          <table:table-cell office:value-type="float" office:value="3.50445">
            <text:p>3.50445</text:p>
          </table:table-cell>
          <table:table-cell office:value-type="float" office:value="4.25365">
            <text:p>4.25365</text:p>
          </table:table-cell>
          <table:table-cell office:value-type="float" office:value="3.59195">
            <text:p>3.59195</text:p>
          </table:table-cell>
          <table:table-cell office:value-type="float" office:value="3.3561">
            <text:p>3.3561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style-name="ce12" office:value-type="float" office:value="25707721">
            <text:p>25707721</text:p>
          </table:table-cell>
          <table:table-cell table:style-name="ce12" office:value-type="string">
            <text:p>2020.05.18 15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496">
            <text:p>69.496</text:p>
          </table:table-cell>
          <table:table-cell table:style-name="ce12" office:value-type="float" office:value="69.538">
            <text:p>69.538</text:p>
          </table:table-cell>
          <table:table-cell table:style-name="ce12" office:value-type="float" office:value="69.688">
            <text:p>69.688</text:p>
          </table:table-cell>
          <table:table-cell table:style-name="ce12" office:value-type="string">
            <text:p>2020.05.18 15:41:09</text:p>
          </table:table-cell>
          <table:table-cell table:style-name="ce12" office:value-type="float" office:value="69.538">
            <text:p>69.538</text:p>
          </table:table-cell>
          <table:table-cell table:style-name="ce19" office:value-type="float" office:value="4200">
            <text:p>4,200</text:p>
          </table:table-cell>
          <table:table-cell table:number-columns-repeated="929"/>
        </table:table-row>
        <table:table-row table:style-name="ro2">
          <table:table-cell table:style-name="ce12" office:value-type="float" office:value="29">
            <text:p>29</text:p>
          </table:table-cell>
          <table:table-cell table:style-name="ce12" office:value-type="float" office:value="25701768">
            <text:p>25701768</text:p>
          </table:table-cell>
          <table:table-cell table:style-name="ce12" office:value-type="string">
            <text:p>2020.05.18 13:30:00</text:p>
          </table:table-cell>
          <table:table-cell table:style-name="ce12" office:value-type="float" office:value="69.12">
            <text:p>69.12</text:p>
          </table:table-cell>
          <table:table-cell table:style-name="ce12" office:value-type="float" office:value="69.166">
            <text:p>69.166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85">
            <text:p>69.185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86">
            <text:p>69.186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71">
            <text:p>69.171</text:p>
          </table:table-cell>
          <table:table-cell table:style-name="ce12" office:value-type="float" office:value="69.172">
            <text:p>69.17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46">
            <text:p>0.046</text:p>
          </table:table-cell>
          <table:table-cell table:style-name="ce12" office:value-type="float" office:value="-0.011">
            <text:p>-0.01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-0.027">
            <text:p>-0.027</text:p>
          </table:table-cell>
          <table:table-cell table:style-name="ce12" office:value-type="float" office:value="0.014">
            <text:p>0.014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2.24013">
            <text:p>52.24013</text:p>
          </table:table-cell>
          <table:table-cell table:style-name="ce12" office:value-type="float" office:value="51.35981">
            <text:p>51.35981</text:p>
          </table:table-cell>
          <table:table-cell table:style-name="ce12" office:value-type="float" office:value="50.72399">
            <text:p>50.72399</text:p>
          </table:table-cell>
          <table:table-cell table:style-name="ce12" office:value-type="float" office:value="56.12244">
            <text:p>56.12244</text:p>
          </table:table-cell>
          <table:table-cell table:style-name="ce19" office:value-type="float" office:value="51.76243">
            <text:p>52</text:p>
          </table:table-cell>
          <table:table-cell office:value-type="float" office:value="56.29482">
            <text:p>56.29482</text:p>
          </table:table-cell>
          <table:table-cell office:value-type="float" office:value="57.21166">
            <text:p>57.21166</text:p>
          </table:table-cell>
          <table:table-cell office:value-type="float" office:value="64.2997">
            <text:p>64.2997</text:p>
          </table:table-cell>
          <table:table-cell office:value-type="float" office:value="65.492">
            <text:p>65.492</text:p>
          </table:table-cell>
          <table:table-cell office:value-type="float" office:value="54.08799">
            <text:p>54.08799</text:p>
          </table:table-cell>
          <table:table-cell office:value-type="float" office:value="58.24697">
            <text:p>58.24697</text:p>
          </table:table-cell>
          <table:table-cell office:value-type="float" office:value="57.06409">
            <text:p>57.06409</text:p>
          </table:table-cell>
          <table:table-cell office:value-type="float" office:value="59.57044">
            <text:p>59.57044</text:p>
          </table:table-cell>
          <table:table-cell office:value-type="float" office:value="58.21363">
            <text:p>58.21363</text:p>
          </table:table-cell>
          <table:table-cell office:value-type="float" office:value="59.27869">
            <text:p>59.27869</text:p>
          </table:table-cell>
          <table:table-cell office:value-type="float" office:value="55.78633">
            <text:p>55.78633</text:p>
          </table:table-cell>
          <table:table-cell office:value-type="float" office:value="57.02373">
            <text:p>57.02373</text:p>
          </table:table-cell>
          <table:table-cell office:value-type="float" office:value="57.1209">
            <text:p>57.1209</text:p>
          </table:table-cell>
          <table:table-cell office:value-type="float" office:value="-0.3366">
            <text:p>-0.3366</text:p>
          </table:table-cell>
          <table:table-cell office:value-type="float" office:value="0.0238">
            <text:p>0.0238</text:p>
          </table:table-cell>
          <table:table-cell office:value-type="float" office:value="-0.52675">
            <text:p>-0.52675</text:p>
          </table:table-cell>
          <table:table-cell office:value-type="float" office:value="0.79355">
            <text:p>0.79355</text:p>
          </table:table-cell>
          <table:table-cell office:value-type="float" office:value="-0.1705">
            <text:p>-0.1705</text:p>
          </table:table-cell>
          <table:table-cell office:value-type="float" office:value="0.31365">
            <text:p>0.31365</text:p>
          </table:table-cell>
          <table:table-cell office:value-type="float" office:value="0.3094">
            <text:p>0.3094</text:p>
          </table:table-cell>
          <table:table-cell office:value-type="float" office:value="0.8827">
            <text:p>0.8827</text:p>
          </table:table-cell>
          <table:table-cell office:value-type="float" office:value="0.60435">
            <text:p>0.60435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01768">
            <text:p>25701768</text:p>
          </table:table-cell>
          <table:table-cell table:style-name="ce12" office:value-type="string">
            <text:p>2020.05.18 13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79">
            <text:p>69.179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394">
            <text:p>69.394</text:p>
          </table:table-cell>
          <table:table-cell table:style-name="ce12" office:value-type="string">
            <text:p>2020.05.18 14:04:03</text:p>
          </table:table-cell>
          <table:table-cell table:style-name="ce12" office:value-type="float" office:value="69.244">
            <text:p>69.244</text:p>
          </table:table-cell>
          <table:table-cell table:style-name="ce19" office:value-type="float" office:value="6500">
            <text:p>6,500</text:p>
          </table:table-cell>
          <table:table-cell table:number-columns-repeated="929"/>
        </table:table-row>
        <table:table-row table:style-name="ro2">
          <table:table-cell table:style-name="ce12" office:value-type="float" office:value="45">
            <text:p>45</text:p>
          </table:table-cell>
          <table:table-cell table:style-name="ce12" office:value-type="float" office:value="25712305">
            <text:p>25712305</text:p>
          </table:table-cell>
          <table:table-cell table:style-name="ce12" office:value-type="string">
            <text:p>2020.05.18 16:25:00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68.04067">
            <text:p>68.04067</text:p>
          </table:table-cell>
          <table:table-cell table:style-name="ce12" office:value-type="float" office:value="66.4811">
            <text:p>66.4811</text:p>
          </table:table-cell>
          <table:table-cell table:style-name="ce12" office:value-type="float" office:value="66.82831">
            <text:p>66.82831</text:p>
          </table:table-cell>
          <table:table-cell table:style-name="ce12" office:value-type="float" office:value="66.99782">
            <text:p>66.99782</text:p>
          </table:table-cell>
          <table:table-cell table:style-name="ce19" office:value-type="float" office:value="67.40308">
            <text:p>67</text:p>
          </table:table-cell>
          <table:table-cell office:value-type="float" office:value="71.78675">
            <text:p>71.78675</text:p>
          </table:table-cell>
          <table:table-cell office:value-type="float" office:value="71.06331">
            <text:p>71.06331</text:p>
          </table:table-cell>
          <table:table-cell office:value-type="float" office:value="71.20176">
            <text:p>71.20176</text:p>
          </table:table-cell>
          <table:table-cell office:value-type="float" office:value="71.29264">
            <text:p>71.292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12305">
            <text:p>25712305</text:p>
          </table:table-cell>
          <table:table-cell table:style-name="ce12" office:value-type="string">
            <text:p>2020.05.18 16:2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61">
            <text:p>69.61</text:p>
          </table:table-cell>
          <table:table-cell table:style-name="ce12" office:value-type="float" office:value="69.554">
            <text:p>69.554</text:p>
          </table:table-cell>
          <table:table-cell table:style-name="ce12" office:value-type="float" office:value="69.704">
            <text:p>69.704</text:p>
          </table:table-cell>
          <table:table-cell table:style-name="ce12" office:value-type="string">
            <text:p>2020.05.18 16:27:44</text:p>
          </table:table-cell>
          <table:table-cell table:style-name="ce12" office:value-type="float" office:value="69.554">
            <text:p>69.554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16">
            <text:p>16</text:p>
          </table:table-cell>
          <table:table-cell table:style-name="ce12" office:value-type="float" office:value="25695025">
            <text:p>25695025</text:p>
          </table:table-cell>
          <table:table-cell table:style-name="ce12" office:value-type="string">
            <text:p>2020.05.18 11:30:00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1.26995">
            <text:p>61.26995</text:p>
          </table:table-cell>
          <table:table-cell table:style-name="ce12" office:value-type="float" office:value="61.41768">
            <text:p>61.41768</text:p>
          </table:table-cell>
          <table:table-cell table:style-name="ce12" office:value-type="float" office:value="61.76461">
            <text:p>61.76461</text:p>
          </table:table-cell>
          <table:table-cell table:style-name="ce12" office:value-type="float" office:value="63.10835">
            <text:p>63.10835</text:p>
          </table:table-cell>
          <table:table-cell table:style-name="ce19" office:value-type="float" office:value="64.02584">
            <text:p>64</text:p>
          </table:table-cell>
          <table:table-cell office:value-type="float" office:value="64.35704">
            <text:p>64.35704</text:p>
          </table:table-cell>
          <table:table-cell office:value-type="float" office:value="68.60142">
            <text:p>68.60142</text:p>
          </table:table-cell>
          <table:table-cell office:value-type="float" office:value="64.84442">
            <text:p>64.84442</text:p>
          </table:table-cell>
          <table:table-cell office:value-type="float" office:value="68.66985">
            <text:p>68.66985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5695025">
            <text:p>25695025</text:p>
          </table:table-cell>
          <table:table-cell table:style-name="ce12" office:value-type="string">
            <text:p>2020.05.18 11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05">
            <text:p>69.205</text:p>
          </table:table-cell>
          <table:table-cell table:style-name="ce12" office:value-type="float" office:value="69.15">
            <text:p>69.15</text:p>
          </table:table-cell>
          <table:table-cell table:style-name="ce12" office:value-type="float" office:value="69.3">
            <text:p>69.3</text:p>
          </table:table-cell>
          <table:table-cell table:style-name="ce12" office:value-type="string">
            <text:p>2020.05.18 11:33:52</text:p>
          </table:table-cell>
          <table:table-cell table:style-name="ce12" office:value-type="float" office:value="69.15">
            <text:p>69.15</text:p>
          </table:table-cell>
          <table:table-cell table:style-name="ce19" office:value-type="float" office:value="-5500">
            <text:p>-5,500</text:p>
          </table:table-cell>
          <table:table-cell table:number-columns-repeated="929"/>
        </table:table-row>
        <table:table-row table:style-name="ro2">
          <table:table-cell table:style-name="ce12" office:value-type="float" office:value="28">
            <text:p>28</text:p>
          </table:table-cell>
          <table:table-cell table:style-name="ce12" office:value-type="float" office:value="25701564">
            <text:p>25701564</text:p>
          </table:table-cell>
          <table:table-cell table:style-name="ce12" office:value-type="string">
            <text:p>2020.05.18 13:25:00</text:p>
          </table:table-cell>
          <table:table-cell table:style-name="ce12" office:value-type="float" office:value="69.108">
            <text:p>69.108</text:p>
          </table:table-cell>
          <table:table-cell table:style-name="ce12" office:value-type="float" office:value="69.12">
            <text:p>69.12</text:p>
          </table:table-cell>
          <table:table-cell table:style-name="ce12" office:value-type="float" office:value="69.166">
            <text:p>69.166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85">
            <text:p>69.185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86">
            <text:p>69.186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71">
            <text:p>69.17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46">
            <text:p>0.046</text:p>
          </table:table-cell>
          <table:table-cell table:style-name="ce12" office:value-type="float" office:value="-0.011">
            <text:p>-0.01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-0.027">
            <text:p>-0.027</text:p>
          </table:table-cell>
          <table:table-cell table:style-name="ce12" office:value-type="float" office:value="0.014">
            <text:p>0.01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3.76986">
            <text:p>53.76986</text:p>
          </table:table-cell>
          <table:table-cell table:style-name="ce12" office:value-type="float" office:value="52.24013">
            <text:p>52.24013</text:p>
          </table:table-cell>
          <table:table-cell table:style-name="ce12" office:value-type="float" office:value="51.35981">
            <text:p>51.35981</text:p>
          </table:table-cell>
          <table:table-cell table:style-name="ce12" office:value-type="float" office:value="50.72399">
            <text:p>50.72399</text:p>
          </table:table-cell>
          <table:table-cell table:style-name="ce19" office:value-type="float" office:value="56.12244">
            <text:p>56</text:p>
          </table:table-cell>
          <table:table-cell office:value-type="float" office:value="51.76243">
            <text:p>51.76243</text:p>
          </table:table-cell>
          <table:table-cell office:value-type="float" office:value="56.29482">
            <text:p>56.29482</text:p>
          </table:table-cell>
          <table:table-cell office:value-type="float" office:value="57.21166">
            <text:p>57.21166</text:p>
          </table:table-cell>
          <table:table-cell office:value-type="float" office:value="64.2997">
            <text:p>64.2997</text:p>
          </table:table-cell>
          <table:table-cell office:value-type="float" office:value="52.92593">
            <text:p>52.92593</text:p>
          </table:table-cell>
          <table:table-cell office:value-type="float" office:value="54.08799">
            <text:p>54.08799</text:p>
          </table:table-cell>
          <table:table-cell office:value-type="float" office:value="58.24697">
            <text:p>58.24697</text:p>
          </table:table-cell>
          <table:table-cell office:value-type="float" office:value="57.06409">
            <text:p>57.06409</text:p>
          </table:table-cell>
          <table:table-cell office:value-type="float" office:value="59.57044">
            <text:p>59.57044</text:p>
          </table:table-cell>
          <table:table-cell office:value-type="float" office:value="58.21363">
            <text:p>58.21363</text:p>
          </table:table-cell>
          <table:table-cell office:value-type="float" office:value="59.27869">
            <text:p>59.27869</text:p>
          </table:table-cell>
          <table:table-cell office:value-type="float" office:value="55.78633">
            <text:p>55.78633</text:p>
          </table:table-cell>
          <table:table-cell office:value-type="float" office:value="57.02373">
            <text:p>57.02373</text:p>
          </table:table-cell>
          <table:table-cell office:value-type="float" office:value="-0.7175">
            <text:p>-0.7175</text:p>
          </table:table-cell>
          <table:table-cell office:value-type="float" office:value="-0.3366">
            <text:p>-0.3366</text:p>
          </table:table-cell>
          <table:table-cell office:value-type="float" office:value="0.0238">
            <text:p>0.0238</text:p>
          </table:table-cell>
          <table:table-cell office:value-type="float" office:value="-0.52675">
            <text:p>-0.52675</text:p>
          </table:table-cell>
          <table:table-cell office:value-type="float" office:value="0.79355">
            <text:p>0.79355</text:p>
          </table:table-cell>
          <table:table-cell office:value-type="float" office:value="-0.1705">
            <text:p>-0.1705</text:p>
          </table:table-cell>
          <table:table-cell office:value-type="float" office:value="0.31365">
            <text:p>0.31365</text:p>
          </table:table-cell>
          <table:table-cell office:value-type="float" office:value="0.3094">
            <text:p>0.3094</text:p>
          </table:table-cell>
          <table:table-cell office:value-type="float" office:value="0.8827">
            <text:p>0.88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5701564">
            <text:p>25701564</text:p>
          </table:table-cell>
          <table:table-cell table:style-name="ce12" office:value-type="string">
            <text:p>2020.05.18 13:2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77">
            <text:p>69.177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394">
            <text:p>69.394</text:p>
          </table:table-cell>
          <table:table-cell table:style-name="ce12" office:value-type="string">
            <text:p>2020.05.18 14:04:03</text:p>
          </table:table-cell>
          <table:table-cell table:style-name="ce12" office:value-type="float" office:value="69.244">
            <text:p>69.244</text:p>
          </table:table-cell>
          <table:table-cell table:style-name="ce19" office:value-type="float" office:value="6700">
            <text:p>6,700</text:p>
          </table:table-cell>
          <table:table-cell table:number-columns-repeated="929"/>
        </table:table-row>
        <table:table-row table:style-name="ro2">
          <table:table-cell table:style-name="ce12" office:value-type="float" office:value="44">
            <text:p>44</text:p>
          </table:table-cell>
          <table:table-cell table:style-name="ce12" office:value-type="float" office:value="25711763">
            <text:p>25711763</text:p>
          </table:table-cell>
          <table:table-cell table:style-name="ce12" office:value-type="string">
            <text:p>2020.05.18 16:20:00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3.18602">
            <text:p>73.18602</text:p>
          </table:table-cell>
          <table:table-cell table:style-name="ce12" office:value-type="float" office:value="68.04067">
            <text:p>68.04067</text:p>
          </table:table-cell>
          <table:table-cell table:style-name="ce12" office:value-type="float" office:value="66.4811">
            <text:p>66.4811</text:p>
          </table:table-cell>
          <table:table-cell table:style-name="ce12" office:value-type="float" office:value="66.82831">
            <text:p>66.82831</text:p>
          </table:table-cell>
          <table:table-cell table:style-name="ce19" office:value-type="float" office:value="66.99782">
            <text:p>67</text:p>
          </table:table-cell>
          <table:table-cell office:value-type="float" office:value="67.40308">
            <text:p>67.40308</text:p>
          </table:table-cell>
          <table:table-cell office:value-type="float" office:value="71.78675">
            <text:p>71.78675</text:p>
          </table:table-cell>
          <table:table-cell office:value-type="float" office:value="71.06331">
            <text:p>71.06331</text:p>
          </table:table-cell>
          <table:table-cell office:value-type="float" office:value="71.20176">
            <text:p>71.20176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5711763">
            <text:p>25711763</text:p>
          </table:table-cell>
          <table:table-cell table:style-name="ce12" office:value-type="string">
            <text:p>2020.05.18 16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89">
            <text:p>69.589</text:p>
          </table:table-cell>
          <table:table-cell table:style-name="ce12" office:value-type="float" office:value="69.526">
            <text:p>69.526</text:p>
          </table:table-cell>
          <table:table-cell table:style-name="ce12" office:value-type="float" office:value="69.676">
            <text:p>69.676</text:p>
          </table:table-cell>
          <table:table-cell table:style-name="ce12" office:value-type="string">
            <text:p>2020.05.18 16:29:09</text:p>
          </table:table-cell>
          <table:table-cell table:style-name="ce12" office:value-type="float" office:value="69.526">
            <text:p>69.526</text:p>
          </table:table-cell>
          <table:table-cell table:style-name="ce19" office:value-type="float" office:value="-6300">
            <text:p>-6,300</text:p>
          </table:table-cell>
          <table:table-cell table:number-columns-repeated="929"/>
        </table:table-row>
        <table:table-row table:style-name="ro2">
          <table:table-cell table:style-name="ce12" office:value-type="float" office:value="15">
            <text:p>15</text:p>
          </table:table-cell>
          <table:table-cell table:style-name="ce12" office:value-type="float" office:value="25694937">
            <text:p>25694937</text:p>
          </table:table-cell>
          <table:table-cell table:style-name="ce12" office:value-type="string">
            <text:p>2020.05.18 11:25:00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2.08816">
            <text:p>62.08816</text:p>
          </table:table-cell>
          <table:table-cell table:style-name="ce12" office:value-type="float" office:value="61.26995">
            <text:p>61.26995</text:p>
          </table:table-cell>
          <table:table-cell table:style-name="ce12" office:value-type="float" office:value="61.41768">
            <text:p>61.41768</text:p>
          </table:table-cell>
          <table:table-cell table:style-name="ce12" office:value-type="float" office:value="61.76461">
            <text:p>61.76461</text:p>
          </table:table-cell>
          <table:table-cell table:style-name="ce19" office:value-type="float" office:value="63.10835">
            <text:p>63</text:p>
          </table:table-cell>
          <table:table-cell office:value-type="float" office:value="64.02584">
            <text:p>64.02584</text:p>
          </table:table-cell>
          <table:table-cell office:value-type="float" office:value="64.35704">
            <text:p>64.35704</text:p>
          </table:table-cell>
          <table:table-cell office:value-type="float" office:value="68.60142">
            <text:p>68.60142</text:p>
          </table:table-cell>
          <table:table-cell office:value-type="float" office:value="64.84442">
            <text:p>64.84442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25694937">
            <text:p>25694937</text:p>
          </table:table-cell>
          <table:table-cell table:style-name="ce12" office:value-type="string">
            <text:p>2020.05.18 11:2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3">
            <text:p>69.13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306">
            <text:p>69.306</text:p>
          </table:table-cell>
          <table:table-cell table:style-name="ce12" office:value-type="string">
            <text:p>2020.05.18 11:33:51</text:p>
          </table:table-cell>
          <table:table-cell table:style-name="ce12" office:value-type="float" office:value="69.156">
            <text:p>69.156</text:p>
          </table:table-cell>
          <table:table-cell table:style-name="ce19" office:value-type="float" office:value="2600">
            <text:p>2,600</text:p>
          </table:table-cell>
          <table:table-cell table:number-columns-repeated="929"/>
        </table:table-row>
        <table:table-row table:style-name="ro2">
          <table:table-cell table:style-name="ce12" office:value-type="float" office:value="11">
            <text:p>11</text:p>
          </table:table-cell>
          <table:table-cell table:style-name="ce12" office:value-type="float" office:value="25692034">
            <text:p>25692034</text:p>
          </table:table-cell>
          <table:table-cell table:style-name="ce12" office:value-type="string">
            <text:p>2020.05.18 10:30:00</text:p>
          </table:table-cell>
          <table:table-cell table:style-name="ce12" office:value-type="float" office:value="69.009">
            <text:p>69.009</text:p>
          </table:table-cell>
          <table:table-cell table:style-name="ce12" office:value-type="float" office:value="68.995">
            <text:p>68.995</text:p>
          </table:table-cell>
          <table:table-cell table:style-name="ce12" office:value-type="float" office:value="69.016">
            <text:p>69.016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113">
            <text:p>69.113</text:p>
          </table:table-cell>
          <table:table-cell table:style-name="ce12" office:value-type="float" office:value="69.07">
            <text:p>69.07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066">
            <text:p>69.066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-0.013">
            <text:p>-0.013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-0.043">
            <text:p>-0.04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21">
            <text:p>0.021</text:p>
          </table:table-cell>
          <table:table-cell table:style-name="ce12" office:value-type="float" office:value="-0.024">
            <text:p>-0.02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48.68271">
            <text:p>48.68271</text:p>
          </table:table-cell>
          <table:table-cell table:style-name="ce12" office:value-type="float" office:value="48.64514">
            <text:p>48.64514</text:p>
          </table:table-cell>
          <table:table-cell table:style-name="ce12" office:value-type="float" office:value="54.57187">
            <text:p>54.57187</text:p>
          </table:table-cell>
          <table:table-cell table:style-name="ce12" office:value-type="float" office:value="61.0021">
            <text:p>61.0021</text:p>
          </table:table-cell>
          <table:table-cell table:style-name="ce19" office:value-type="float" office:value="67.1829">
            <text:p>67</text:p>
          </table:table-cell>
          <table:table-cell office:value-type="float" office:value="61.62516">
            <text:p>61.62516</text:p>
          </table:table-cell>
          <table:table-cell office:value-type="float" office:value="57.01733">
            <text:p>57.01733</text:p>
          </table:table-cell>
          <table:table-cell office:value-type="float" office:value="60.95195">
            <text:p>60.95195</text:p>
          </table:table-cell>
          <table:table-cell office:value-type="float" office:value="59.0181">
            <text:p>59.0181</text:p>
          </table:table-cell>
          <table:table-cell office:value-type="float" office:value="56.29379">
            <text:p>56.29379</text:p>
          </table:table-cell>
          <table:table-cell office:value-type="float" office:value="54.26029">
            <text:p>54.26029</text:p>
          </table:table-cell>
          <table:table-cell office:value-type="float" office:value="56.72835">
            <text:p>56.72835</text:p>
          </table:table-cell>
          <table:table-cell office:value-type="float" office:value="63.86329">
            <text:p>63.86329</text:p>
          </table:table-cell>
          <table:table-cell office:value-type="float" office:value="65.81404">
            <text:p>65.81404</text:p>
          </table:table-cell>
          <table:table-cell office:value-type="float" office:value="59.73273">
            <text:p>59.73273</text:p>
          </table:table-cell>
          <table:table-cell office:value-type="float" office:value="59.19712">
            <text:p>59.19712</text:p>
          </table:table-cell>
          <table:table-cell office:value-type="float" office:value="61.29759">
            <text:p>61.29759</text:p>
          </table:table-cell>
          <table:table-cell office:value-type="float" office:value="58.14674">
            <text:p>58.14674</text:p>
          </table:table-cell>
          <table:table-cell office:value-type="float" office:value="0.14495">
            <text:p>0.14495</text:p>
          </table:table-cell>
          <table:table-cell office:value-type="float" office:value="0.2964">
            <text:p>0.2964</text:p>
          </table:table-cell>
          <table:table-cell office:value-type="float" office:value="0.94135">
            <text:p>0.94135</text:p>
          </table:table-cell>
          <table:table-cell office:value-type="float" office:value="2.8762">
            <text:p>2.8762</text:p>
          </table:table-cell>
          <table:table-cell office:value-type="float" office:value="3.9936">
            <text:p>3.9936</text:p>
          </table:table-cell>
          <table:table-cell office:value-type="float" office:value="2.32995">
            <text:p>2.32995</text:p>
          </table:table-cell>
          <table:table-cell office:value-type="float" office:value="1.9776">
            <text:p>1.9776</text:p>
          </table:table-cell>
          <table:table-cell office:value-type="float" office:value="2.7016">
            <text:p>2.7016</text:p>
          </table:table-cell>
          <table:table-cell office:value-type="float" office:value="2.9097">
            <text:p>2.909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692034">
            <text:p>25692034</text:p>
          </table:table-cell>
          <table:table-cell table:style-name="ce12" office:value-type="string">
            <text:p>2020.05.18 10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31">
            <text:p>69.131</text:p>
          </table:table-cell>
          <table:table-cell table:style-name="ce12" office:value-type="float" office:value="69.281">
            <text:p>69.281</text:p>
          </table:table-cell>
          <table:table-cell table:style-name="ce12" office:value-type="string">
            <text:p>2020.05.18 11:02:33</text:p>
          </table:table-cell>
          <table:table-cell table:style-name="ce12" office:value-type="float" office:value="69.131">
            <text:p>69.131</text:p>
          </table:table-cell>
          <table:table-cell table:style-name="ce19" office:value-type="float" office:value="5400">
            <text:p>5,400</text:p>
          </table:table-cell>
          <table:table-cell table:number-columns-repeated="929"/>
        </table:table-row>
        <table:table-row table:style-name="ro2">
          <table:table-cell table:style-name="ce12" office:value-type="float" office:value="27">
            <text:p>27</text:p>
          </table:table-cell>
          <table:table-cell table:style-name="ce12" office:value-type="float" office:value="25701505">
            <text:p>25701505</text:p>
          </table:table-cell>
          <table:table-cell table:style-name="ce12" office:value-type="string">
            <text:p>2020.05.18 13:20:00</text:p>
          </table:table-cell>
          <table:table-cell table:style-name="ce12" office:value-type="float" office:value="69.086">
            <text:p>69.086</text:p>
          </table:table-cell>
          <table:table-cell table:style-name="ce12" office:value-type="float" office:value="69.108">
            <text:p>69.108</text:p>
          </table:table-cell>
          <table:table-cell table:style-name="ce12" office:value-type="float" office:value="69.12">
            <text:p>69.12</text:p>
          </table:table-cell>
          <table:table-cell table:style-name="ce12" office:value-type="float" office:value="69.166">
            <text:p>69.166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85">
            <text:p>69.185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86">
            <text:p>69.186</text:p>
          </table:table-cell>
          <table:table-cell table:style-name="ce12" office:value-type="float" office:value="69.158">
            <text:p>69.158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46">
            <text:p>0.046</text:p>
          </table:table-cell>
          <table:table-cell table:style-name="ce12" office:value-type="float" office:value="-0.011">
            <text:p>-0.01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-0.027">
            <text:p>-0.027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55.5294">
            <text:p>55.5294</text:p>
          </table:table-cell>
          <table:table-cell table:style-name="ce12" office:value-type="float" office:value="53.76986">
            <text:p>53.76986</text:p>
          </table:table-cell>
          <table:table-cell table:style-name="ce12" office:value-type="float" office:value="52.24013">
            <text:p>52.24013</text:p>
          </table:table-cell>
          <table:table-cell table:style-name="ce12" office:value-type="float" office:value="51.35981">
            <text:p>51.35981</text:p>
          </table:table-cell>
          <table:table-cell table:style-name="ce19" office:value-type="float" office:value="50.72399">
            <text:p>51</text:p>
          </table:table-cell>
          <table:table-cell office:value-type="float" office:value="56.12244">
            <text:p>56.12244</text:p>
          </table:table-cell>
          <table:table-cell office:value-type="float" office:value="51.76243">
            <text:p>51.76243</text:p>
          </table:table-cell>
          <table:table-cell office:value-type="float" office:value="56.29482">
            <text:p>56.29482</text:p>
          </table:table-cell>
          <table:table-cell office:value-type="float" office:value="57.21166">
            <text:p>57.21166</text:p>
          </table:table-cell>
          <table:table-cell office:value-type="float" office:value="50.75509">
            <text:p>50.75509</text:p>
          </table:table-cell>
          <table:table-cell office:value-type="float" office:value="52.92593">
            <text:p>52.92593</text:p>
          </table:table-cell>
          <table:table-cell office:value-type="float" office:value="54.08799">
            <text:p>54.08799</text:p>
          </table:table-cell>
          <table:table-cell office:value-type="float" office:value="58.24697">
            <text:p>58.24697</text:p>
          </table:table-cell>
          <table:table-cell office:value-type="float" office:value="57.06409">
            <text:p>57.06409</text:p>
          </table:table-cell>
          <table:table-cell office:value-type="float" office:value="59.57044">
            <text:p>59.57044</text:p>
          </table:table-cell>
          <table:table-cell office:value-type="float" office:value="58.21363">
            <text:p>58.21363</text:p>
          </table:table-cell>
          <table:table-cell office:value-type="float" office:value="59.27869">
            <text:p>59.27869</text:p>
          </table:table-cell>
          <table:table-cell office:value-type="float" office:value="55.78633">
            <text:p>55.78633</text:p>
          </table:table-cell>
          <table:table-cell office:value-type="float" office:value="0.0855">
            <text:p>0.0855</text:p>
          </table:table-cell>
          <table:table-cell office:value-type="float" office:value="-0.7175">
            <text:p>-0.7175</text:p>
          </table:table-cell>
          <table:table-cell office:value-type="float" office:value="-0.3366">
            <text:p>-0.3366</text:p>
          </table:table-cell>
          <table:table-cell office:value-type="float" office:value="0.0238">
            <text:p>0.0238</text:p>
          </table:table-cell>
          <table:table-cell office:value-type="float" office:value="-0.52675">
            <text:p>-0.52675</text:p>
          </table:table-cell>
          <table:table-cell office:value-type="float" office:value="0.79355">
            <text:p>0.79355</text:p>
          </table:table-cell>
          <table:table-cell office:value-type="float" office:value="-0.1705">
            <text:p>-0.1705</text:p>
          </table:table-cell>
          <table:table-cell office:value-type="float" office:value="0.31365">
            <text:p>0.31365</text:p>
          </table:table-cell>
          <table:table-cell office:value-type="float" office:value="0.3094">
            <text:p>0.30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01505">
            <text:p>25701505</text:p>
          </table:table-cell>
          <table:table-cell table:style-name="ce12" office:value-type="string">
            <text:p>2020.05.18 13:2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394">
            <text:p>69.394</text:p>
          </table:table-cell>
          <table:table-cell table:style-name="ce12" office:value-type="string">
            <text:p>2020.05.18 14:04:03</text:p>
          </table:table-cell>
          <table:table-cell table:style-name="ce12" office:value-type="float" office:value="69.244">
            <text:p>69.244</text:p>
          </table:table-cell>
          <table:table-cell table:style-name="ce19" office:value-type="float" office:value="8000">
            <text:p>8,000</text:p>
          </table:table-cell>
          <table:table-cell table:number-columns-repeated="929"/>
        </table:table-row>
        <table:table-row table:style-name="ro2">
          <table:table-cell table:style-name="ce12" office:value-type="float" office:value="40">
            <text:p>40</text:p>
          </table:table-cell>
          <table:table-cell table:style-name="ce12" office:value-type="float" office:value="25709980">
            <text:p>25709980</text:p>
          </table:table-cell>
          <table:table-cell table:style-name="ce12" office:value-type="string">
            <text:p>2020.05.18 15:45:00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style-name="ce12" office:value-type="float" office:value="69.525">
            <text:p>69.525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0.007">
            <text:p>0.007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70.0461">
            <text:p>70.0461</text:p>
          </table:table-cell>
          <table:table-cell table:style-name="ce12" office:value-type="float" office:value="71.02605">
            <text:p>71.02605</text:p>
          </table:table-cell>
          <table:table-cell table:style-name="ce12" office:value-type="float" office:value="75.64112">
            <text:p>75.64112</text:p>
          </table:table-cell>
          <table:table-cell table:style-name="ce12" office:value-type="float" office:value="76.90693">
            <text:p>76.90693</text:p>
          </table:table-cell>
          <table:table-cell table:style-name="ce19" office:value-type="float" office:value="71.20614">
            <text:p>71</text:p>
          </table:table-cell>
          <table:table-cell office:value-type="float" office:value="72.07122">
            <text:p>72.07122</text:p>
          </table:table-cell>
          <table:table-cell office:value-type="float" office:value="72.55905">
            <text:p>72.55905</text:p>
          </table:table-cell>
          <table:table-cell office:value-type="float" office:value="73.18602">
            <text:p>73.18602</text:p>
          </table:table-cell>
          <table:table-cell office:value-type="float" office:value="68.04067">
            <text:p>68.04067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72.56397">
            <text:p>72.56397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6.3963">
            <text:p>6.3963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09980">
            <text:p>25709980</text:p>
          </table:table-cell>
          <table:table-cell table:style-name="ce12" office:value-type="string">
            <text:p>2020.05.18 15:4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484">
            <text:p>69.484</text:p>
          </table:table-cell>
          <table:table-cell table:style-name="ce12" office:value-type="float" office:value="69.543">
            <text:p>69.543</text:p>
          </table:table-cell>
          <table:table-cell table:style-name="ce12" office:value-type="float" office:value="69.693">
            <text:p>69.693</text:p>
          </table:table-cell>
          <table:table-cell table:style-name="ce12" office:value-type="string">
            <text:p>2020.05.18 16:13:32</text:p>
          </table:table-cell>
          <table:table-cell table:style-name="ce12" office:value-type="float" office:value="69.543">
            <text:p>69.543</text:p>
          </table:table-cell>
          <table:table-cell table:style-name="ce19" office:value-type="float" office:value="5900">
            <text:p>5,900</text:p>
          </table:table-cell>
          <table:table-cell table:number-columns-repeated="929"/>
        </table:table-row>
        <table:table-row table:style-name="ro2">
          <table:table-cell table:style-name="ce12" office:value-type="float" office:value="43">
            <text:p>43</text:p>
          </table:table-cell>
          <table:table-cell table:style-name="ce12" office:value-type="float" office:value="25711723">
            <text:p>25711723</text:p>
          </table:table-cell>
          <table:table-cell table:style-name="ce12" office:value-type="string">
            <text:p>2020.05.18 16:15:00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72.55905">
            <text:p>72.55905</text:p>
          </table:table-cell>
          <table:table-cell table:style-name="ce12" office:value-type="float" office:value="73.18602">
            <text:p>73.18602</text:p>
          </table:table-cell>
          <table:table-cell table:style-name="ce12" office:value-type="float" office:value="68.04067">
            <text:p>68.04067</text:p>
          </table:table-cell>
          <table:table-cell table:style-name="ce12" office:value-type="float" office:value="66.4811">
            <text:p>66.4811</text:p>
          </table:table-cell>
          <table:table-cell table:style-name="ce19" office:value-type="float" office:value="66.82831">
            <text:p>67</text:p>
          </table:table-cell>
          <table:table-cell office:value-type="float" office:value="66.99782">
            <text:p>66.99782</text:p>
          </table:table-cell>
          <table:table-cell office:value-type="float" office:value="67.40308">
            <text:p>67.40308</text:p>
          </table:table-cell>
          <table:table-cell office:value-type="float" office:value="71.78675">
            <text:p>71.78675</text:p>
          </table:table-cell>
          <table:table-cell office:value-type="float" office:value="71.06331">
            <text:p>71.06331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11723">
            <text:p>25711723</text:p>
          </table:table-cell>
          <table:table-cell table:style-name="ce12" office:value-type="string">
            <text:p>2020.05.18 16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56">
            <text:p>69.556</text:p>
          </table:table-cell>
          <table:table-cell table:style-name="ce12" office:value-type="float" office:value="69.56">
            <text:p>69.56</text:p>
          </table:table-cell>
          <table:table-cell table:style-name="ce12" office:value-type="float" office:value="69.71">
            <text:p>69.71</text:p>
          </table:table-cell>
          <table:table-cell table:style-name="ce12" office:value-type="string">
            <text:p>2020.05.18 16:27:41</text:p>
          </table:table-cell>
          <table:table-cell table:style-name="ce12" office:value-type="float" office:value="69.56">
            <text:p>69.56</text:p>
          </table:table-cell>
          <table:table-cell table:style-name="ce19" office:value-type="float" office:value="400">
            <text:p>400</text:p>
          </table:table-cell>
          <table:table-cell table:number-columns-repeated="929"/>
        </table:table-row>
        <table:table-row table:style-name="ro2">
          <table:table-cell table:style-name="ce12" office:value-type="float" office:value="46">
            <text:p>46</text:p>
          </table:table-cell>
          <table:table-cell table:style-name="ce12" office:value-type="float" office:value="25712635">
            <text:p>25712635</text:p>
          </table:table-cell>
          <table:table-cell table:style-name="ce12" office:value-type="string">
            <text:p>2020.05.18 16:30:00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6.4811">
            <text:p>66.4811</text:p>
          </table:table-cell>
          <table:table-cell table:style-name="ce12" office:value-type="float" office:value="66.82831">
            <text:p>66.82831</text:p>
          </table:table-cell>
          <table:table-cell table:style-name="ce12" office:value-type="float" office:value="66.99782">
            <text:p>66.99782</text:p>
          </table:table-cell>
          <table:table-cell table:style-name="ce12" office:value-type="float" office:value="67.40308">
            <text:p>67.40308</text:p>
          </table:table-cell>
          <table:table-cell table:style-name="ce19" office:value-type="float" office:value="71.78675">
            <text:p>72</text:p>
          </table:table-cell>
          <table:table-cell office:value-type="float" office:value="71.06331">
            <text:p>71.06331</text:p>
          </table:table-cell>
          <table:table-cell office:value-type="float" office:value="71.20176">
            <text:p>71.20176</text:p>
          </table:table-cell>
          <table:table-cell office:value-type="float" office:value="71.29264">
            <text:p>71.29264</text:p>
          </table:table-cell>
          <table:table-cell office:value-type="float" office:value="66.53788">
            <text:p>66.53788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12635">
            <text:p>25712635</text:p>
          </table:table-cell>
          <table:table-cell table:style-name="ce12" office:value-type="string">
            <text:p>2020.05.18 16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39">
            <text:p>69.539</text:p>
          </table:table-cell>
          <table:table-cell table:style-name="ce12" office:value-type="float" office:value="69.7">
            <text:p>69.7</text:p>
          </table:table-cell>
          <table:table-cell table:style-name="ce12" office:value-type="float" office:value="69.85">
            <text:p>69.85</text:p>
          </table:table-cell>
          <table:table-cell table:style-name="ce12" office:value-type="string">
            <text:p>2020.05.18 16:38:00</text:p>
          </table:table-cell>
          <table:table-cell table:style-name="ce12" office:value-type="float" office:value="69.7">
            <text:p>69.7</text:p>
          </table:table-cell>
          <table:table-cell table:style-name="ce19" office:value-type="float" office:value="16100">
            <text:p>16,100</text:p>
          </table:table-cell>
          <table:table-cell table:number-columns-repeated="929"/>
        </table:table-row>
        <table:table-row table:style-name="ro2">
          <table:table-cell table:style-name="ce12" office:value-type="float" office:value="17">
            <text:p>17</text:p>
          </table:table-cell>
          <table:table-cell table:style-name="ce12" office:value-type="float" office:value="25695544">
            <text:p>25695544</text:p>
          </table:table-cell>
          <table:table-cell table:style-name="ce12" office:value-type="string">
            <text:p>2020.05.18 11:35:00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1.41768">
            <text:p>61.41768</text:p>
          </table:table-cell>
          <table:table-cell table:style-name="ce12" office:value-type="float" office:value="61.76461">
            <text:p>61.76461</text:p>
          </table:table-cell>
          <table:table-cell table:style-name="ce12" office:value-type="float" office:value="63.10835">
            <text:p>63.10835</text:p>
          </table:table-cell>
          <table:table-cell table:style-name="ce12" office:value-type="float" office:value="64.02584">
            <text:p>64.02584</text:p>
          </table:table-cell>
          <table:table-cell table:style-name="ce19" office:value-type="float" office:value="64.35704">
            <text:p>64</text:p>
          </table:table-cell>
          <table:table-cell office:value-type="float" office:value="68.60142">
            <text:p>68.60142</text:p>
          </table:table-cell>
          <table:table-cell office:value-type="float" office:value="64.84442">
            <text:p>64.84442</text:p>
          </table:table-cell>
          <table:table-cell office:value-type="float" office:value="68.66985">
            <text:p>68.66985</text:p>
          </table:table-cell>
          <table:table-cell office:value-type="float" office:value="67.44038">
            <text:p>67.44038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695544">
            <text:p>25695544</text:p>
          </table:table-cell>
          <table:table-cell table:style-name="ce12" office:value-type="string">
            <text:p>2020.05.18 11:3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094">
            <text:p>69.094</text:p>
          </table:table-cell>
          <table:table-cell table:style-name="ce12" office:value-type="float" office:value="69.244">
            <text:p>69.244</text:p>
          </table:table-cell>
          <table:table-cell table:style-name="ce12" office:value-type="string">
            <text:p>2020.05.18 11:42:47</text:p>
          </table:table-cell>
          <table:table-cell table:style-name="ce12" office:value-type="float" office:value="69.094">
            <text:p>69.094</text:p>
          </table:table-cell>
          <table:table-cell table:style-name="ce19" office:value-type="float" office:value="-5700">
            <text:p>-5,700</text:p>
          </table:table-cell>
          <table:table-cell table:number-columns-repeated="929"/>
        </table:table-row>
        <table:table-row table:style-name="ro2">
          <table:table-cell table:style-name="ce12" office:value-type="float" office:value="18">
            <text:p>18</text:p>
          </table:table-cell>
          <table:table-cell table:style-name="ce12" office:value-type="float" office:value="25695734">
            <text:p>25695734</text:p>
          </table:table-cell>
          <table:table-cell table:style-name="ce12" office:value-type="string">
            <text:p>2020.05.18 11:40:00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61.76461">
            <text:p>61.76461</text:p>
          </table:table-cell>
          <table:table-cell table:style-name="ce12" office:value-type="float" office:value="63.10835">
            <text:p>63.10835</text:p>
          </table:table-cell>
          <table:table-cell table:style-name="ce12" office:value-type="float" office:value="64.02584">
            <text:p>64.02584</text:p>
          </table:table-cell>
          <table:table-cell table:style-name="ce12" office:value-type="float" office:value="64.35704">
            <text:p>64.35704</text:p>
          </table:table-cell>
          <table:table-cell table:style-name="ce19" office:value-type="float" office:value="68.60142">
            <text:p>69</text:p>
          </table:table-cell>
          <table:table-cell office:value-type="float" office:value="64.84442">
            <text:p>64.84442</text:p>
          </table:table-cell>
          <table:table-cell office:value-type="float" office:value="68.66985">
            <text:p>68.66985</text:p>
          </table:table-cell>
          <table:table-cell office:value-type="float" office:value="67.44038">
            <text:p>67.44038</text:p>
          </table:table-cell>
          <table:table-cell office:value-type="float" office:value="62.80166">
            <text:p>62.80166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5695734">
            <text:p>25695734</text:p>
          </table:table-cell>
          <table:table-cell table:style-name="ce12" office:value-type="string">
            <text:p>2020.05.18 11:40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38">
            <text:p>69.138</text:p>
          </table:table-cell>
          <table:table-cell table:style-name="ce12" office:value-type="float" office:value="69.082">
            <text:p>69.082</text:p>
          </table:table-cell>
          <table:table-cell table:style-name="ce12" office:value-type="float" office:value="69.232">
            <text:p>69.232</text:p>
          </table:table-cell>
          <table:table-cell table:style-name="ce12" office:value-type="string">
            <text:p>2020.05.18 11:42:48</text:p>
          </table:table-cell>
          <table:table-cell table:style-name="ce12" office:value-type="float" office:value="69.082">
            <text:p>69.082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41">
            <text:p>41</text:p>
          </table:table-cell>
          <table:table-cell table:style-name="ce12" office:value-type="float" office:value="25710055">
            <text:p>25710055</text:p>
          </table:table-cell>
          <table:table-cell table:style-name="ce12" office:value-type="string">
            <text:p>2020.05.18 15:50:00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style-name="ce12" office:value-type="float" office:value="69.525">
            <text:p>69.525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0.007">
            <text:p>0.007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71.02605">
            <text:p>71.02605</text:p>
          </table:table-cell>
          <table:table-cell table:style-name="ce12" office:value-type="float" office:value="75.64112">
            <text:p>75.64112</text:p>
          </table:table-cell>
          <table:table-cell table:style-name="ce12" office:value-type="float" office:value="76.90693">
            <text:p>76.90693</text:p>
          </table:table-cell>
          <table:table-cell table:style-name="ce12" office:value-type="float" office:value="71.20614">
            <text:p>71.20614</text:p>
          </table:table-cell>
          <table:table-cell table:style-name="ce19" office:value-type="float" office:value="72.07122">
            <text:p>72</text:p>
          </table:table-cell>
          <table:table-cell office:value-type="float" office:value="72.55905">
            <text:p>72.55905</text:p>
          </table:table-cell>
          <table:table-cell office:value-type="float" office:value="73.18602">
            <text:p>73.18602</text:p>
          </table:table-cell>
          <table:table-cell office:value-type="float" office:value="68.04067">
            <text:p>68.04067</text:p>
          </table:table-cell>
          <table:table-cell office:value-type="float" office:value="66.4811">
            <text:p>66.4811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72.56397">
            <text:p>72.56397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6.3963">
            <text:p>6.3963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5710055">
            <text:p>25710055</text:p>
          </table:table-cell>
          <table:table-cell table:style-name="ce12" office:value-type="string">
            <text:p>2020.05.18 15:5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543">
            <text:p>69.543</text:p>
          </table:table-cell>
          <table:table-cell table:style-name="ce12" office:value-type="float" office:value="69.693">
            <text:p>69.693</text:p>
          </table:table-cell>
          <table:table-cell table:style-name="ce12" office:value-type="string">
            <text:p>2020.05.18 16:13:32</text:p>
          </table:table-cell>
          <table:table-cell table:style-name="ce12" office:value-type="float" office:value="69.543">
            <text:p>69.543</text:p>
          </table:table-cell>
          <table:table-cell table:style-name="ce19" office:value-type="float" office:value="6700">
            <text:p>6,700</text:p>
          </table:table-cell>
          <table:table-cell table:number-columns-repeated="929"/>
        </table:table-row>
        <table:table-row table:style-name="ro2">
          <table:table-cell table:style-name="ce12" office:value-type="float" office:value="47">
            <text:p>47</text:p>
          </table:table-cell>
          <table:table-cell table:style-name="ce12" office:value-type="float" office:value="25712828">
            <text:p>25712828</text:p>
          </table:table-cell>
          <table:table-cell table:style-name="ce12" office:value-type="string">
            <text:p>2020.05.18 16:35:00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6.82831">
            <text:p>66.82831</text:p>
          </table:table-cell>
          <table:table-cell table:style-name="ce12" office:value-type="float" office:value="66.99782">
            <text:p>66.99782</text:p>
          </table:table-cell>
          <table:table-cell table:style-name="ce12" office:value-type="float" office:value="67.40308">
            <text:p>67.40308</text:p>
          </table:table-cell>
          <table:table-cell table:style-name="ce12" office:value-type="float" office:value="71.78675">
            <text:p>71.78675</text:p>
          </table:table-cell>
          <table:table-cell table:style-name="ce19" office:value-type="float" office:value="71.06331">
            <text:p>71</text:p>
          </table:table-cell>
          <table:table-cell office:value-type="float" office:value="71.20176">
            <text:p>71.20176</text:p>
          </table:table-cell>
          <table:table-cell office:value-type="float" office:value="71.29264">
            <text:p>71.29264</text:p>
          </table:table-cell>
          <table:table-cell office:value-type="float" office:value="66.53788">
            <text:p>66.53788</text:p>
          </table:table-cell>
          <table:table-cell office:value-type="float" office:value="64.58608">
            <text:p>64.58608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5712828">
            <text:p>25712828</text:p>
          </table:table-cell>
          <table:table-cell table:style-name="ce12" office:value-type="string">
            <text:p>2020.05.18 16:35:04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7">
            <text:p>69.7</text:p>
          </table:table-cell>
          <table:table-cell table:style-name="ce12" office:value-type="float" office:value="69.85">
            <text:p>69.85</text:p>
          </table:table-cell>
          <table:table-cell table:style-name="ce12" office:value-type="string">
            <text:p>2020.05.18 16:38:00</text:p>
          </table:table-cell>
          <table:table-cell table:style-name="ce12" office:value-type="float" office:value="69.7">
            <text:p>69.7</text:p>
          </table:table-cell>
          <table:table-cell table:style-name="ce19" office:value-type="float" office:value="14500">
            <text:p>14,500</text:p>
          </table:table-cell>
          <table:table-cell table:number-columns-repeated="929"/>
        </table:table-row>
        <table:table-row table:style-name="ro2">
          <table:table-cell table:style-name="ce12" office:value-type="float" office:value="22">
            <text:p>22</text:p>
          </table:table-cell>
          <table:table-cell table:style-name="ce12" office:value-type="float" office:value="25697394">
            <text:p>25697394</text:p>
          </table:table-cell>
          <table:table-cell table:style-name="ce12" office:value-type="string">
            <text:p>2020.05.18 12:10:00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68.66985">
            <text:p>68.66985</text:p>
          </table:table-cell>
          <table:table-cell table:style-name="ce12" office:value-type="float" office:value="67.44038">
            <text:p>67.44038</text:p>
          </table:table-cell>
          <table:table-cell table:style-name="ce12" office:value-type="float" office:value="62.80166">
            <text:p>62.80166</text:p>
          </table:table-cell>
          <table:table-cell table:style-name="ce12" office:value-type="float" office:value="56.61279">
            <text:p>56.61279</text:p>
          </table:table-cell>
          <table:table-cell table:style-name="ce19" office:value-type="float" office:value="53.91386">
            <text:p>54</text:p>
          </table:table-cell>
          <table:table-cell office:value-type="float" office:value="58.78135">
            <text:p>58.78135</text:p>
          </table:table-cell>
          <table:table-cell office:value-type="float" office:value="64.15314">
            <text:p>64.15314</text:p>
          </table:table-cell>
          <table:table-cell office:value-type="float" office:value="59.32706">
            <text:p>59.32706</text:p>
          </table:table-cell>
          <table:table-cell office:value-type="float" office:value="60.02474">
            <text:p>60.02474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style-name="ce12" office:value-type="float" office:value="25697394">
            <text:p>25697394</text:p>
          </table:table-cell>
          <table:table-cell table:style-name="ce12" office:value-type="string">
            <text:p>2020.05.18 12:1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24">
            <text:p>69.124</text:p>
          </table:table-cell>
          <table:table-cell table:style-name="ce12" office:value-type="float" office:value="69.068">
            <text:p>69.068</text:p>
          </table:table-cell>
          <table:table-cell table:style-name="ce12" office:value-type="float" office:value="69.218">
            <text:p>69.218</text:p>
          </table:table-cell>
          <table:table-cell table:style-name="ce12" office:value-type="string">
            <text:p>2020.05.18 12:26:07</text:p>
          </table:table-cell>
          <table:table-cell table:style-name="ce12" office:value-type="float" office:value="69.068">
            <text:p>69.068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23">
            <text:p>23</text:p>
          </table:table-cell>
          <table:table-cell table:style-name="ce12" office:value-type="float" office:value="25697898">
            <text:p>25697898</text:p>
          </table:table-cell>
          <table:table-cell table:style-name="ce12" office:value-type="string">
            <text:p>2020.05.18 12:15:00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7.44038">
            <text:p>67.44038</text:p>
          </table:table-cell>
          <table:table-cell table:style-name="ce12" office:value-type="float" office:value="62.80166">
            <text:p>62.80166</text:p>
          </table:table-cell>
          <table:table-cell table:style-name="ce12" office:value-type="float" office:value="56.61279">
            <text:p>56.61279</text:p>
          </table:table-cell>
          <table:table-cell table:style-name="ce12" office:value-type="float" office:value="53.91386">
            <text:p>53.91386</text:p>
          </table:table-cell>
          <table:table-cell table:style-name="ce19" office:value-type="float" office:value="58.78135">
            <text:p>59</text:p>
          </table:table-cell>
          <table:table-cell office:value-type="float" office:value="64.15314">
            <text:p>64.15314</text:p>
          </table:table-cell>
          <table:table-cell office:value-type="float" office:value="59.32706">
            <text:p>59.32706</text:p>
          </table:table-cell>
          <table:table-cell office:value-type="float" office:value="60.02474">
            <text:p>60.02474</text:p>
          </table:table-cell>
          <table:table-cell office:value-type="float" office:value="59.19754">
            <text:p>59.19754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table:style-name="ce12" office:value-type="float" office:value="25697898">
            <text:p>25697898</text:p>
          </table:table-cell>
          <table:table-cell table:style-name="ce12" office:value-type="string">
            <text:p>2020.05.18 12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37">
            <text:p>69.137</text:p>
          </table:table-cell>
          <table:table-cell table:style-name="ce12" office:value-type="float" office:value="69.08">
            <text:p>69.08</text:p>
          </table:table-cell>
          <table:table-cell table:style-name="ce12" office:value-type="float" office:value="69.23">
            <text:p>69.23</text:p>
          </table:table-cell>
          <table:table-cell table:style-name="ce12" office:value-type="string">
            <text:p>2020.05.18 12:25:29</text:p>
          </table:table-cell>
          <table:table-cell table:style-name="ce12" office:value-type="float" office:value="69.08">
            <text:p>69.08</text:p>
          </table:table-cell>
          <table:table-cell table:style-name="ce19" office:value-type="float" office:value="-5700">
            <text:p>-5,700</text:p>
          </table:table-cell>
          <table:table-cell table:number-columns-repeated="929"/>
        </table:table-row>
        <table:table-row table:style-name="ro2">
          <table:table-cell table:style-name="ce12" office:value-type="float" office:value="42">
            <text:p>42</text:p>
          </table:table-cell>
          <table:table-cell table:style-name="ce12" office:value-type="float" office:value="25710137">
            <text:p>25710137</text:p>
          </table:table-cell>
          <table:table-cell table:style-name="ce12" office:value-type="string">
            <text:p>2020.05.18 15:55:00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style-name="ce12" office:value-type="float" office:value="69.525">
            <text:p>69.525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0.007">
            <text:p>0.007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5.64112">
            <text:p>75.64112</text:p>
          </table:table-cell>
          <table:table-cell table:style-name="ce12" office:value-type="float" office:value="76.90693">
            <text:p>76.90693</text:p>
          </table:table-cell>
          <table:table-cell table:style-name="ce12" office:value-type="float" office:value="71.20614">
            <text:p>71.20614</text:p>
          </table:table-cell>
          <table:table-cell table:style-name="ce12" office:value-type="float" office:value="72.07122">
            <text:p>72.07122</text:p>
          </table:table-cell>
          <table:table-cell table:style-name="ce19" office:value-type="float" office:value="72.55905">
            <text:p>73</text:p>
          </table:table-cell>
          <table:table-cell office:value-type="float" office:value="73.18602">
            <text:p>73.18602</text:p>
          </table:table-cell>
          <table:table-cell office:value-type="float" office:value="68.04067">
            <text:p>68.04067</text:p>
          </table:table-cell>
          <table:table-cell office:value-type="float" office:value="66.4811">
            <text:p>66.4811</text:p>
          </table:table-cell>
          <table:table-cell office:value-type="float" office:value="66.82831">
            <text:p>66.82831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72.56397">
            <text:p>72.56397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6.3963">
            <text:p>6.3963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25710137">
            <text:p>25710137</text:p>
          </table:table-cell>
          <table:table-cell table:style-name="ce12" office:value-type="string">
            <text:p>2020.05.18 15:5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15">
            <text:p>69.515</text:p>
          </table:table-cell>
          <table:table-cell table:style-name="ce12" office:value-type="float" office:value="69.543">
            <text:p>69.543</text:p>
          </table:table-cell>
          <table:table-cell table:style-name="ce12" office:value-type="float" office:value="69.693">
            <text:p>69.693</text:p>
          </table:table-cell>
          <table:table-cell table:style-name="ce12" office:value-type="string">
            <text:p>2020.05.18 16:13:32</text:p>
          </table:table-cell>
          <table:table-cell table:style-name="ce12" office:value-type="float" office:value="69.543">
            <text:p>69.543</text:p>
          </table:table-cell>
          <table:table-cell table:style-name="ce19" office:value-type="float" office:value="2800">
            <text:p>2,800</text:p>
          </table:table-cell>
          <table:table-cell table:number-columns-repeated="929"/>
        </table:table-row>
        <table:table-row table:style-name="ro2">
          <table:table-cell table:style-name="ce12" office:value-type="float" office:value="21">
            <text:p>21</text:p>
          </table:table-cell>
          <table:table-cell table:style-name="ce12" office:value-type="float" office:value="25696391">
            <text:p>25696391</text:p>
          </table:table-cell>
          <table:table-cell table:style-name="ce12" office:value-type="string">
            <text:p>2020.05.18 11:55:00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64.35704">
            <text:p>64.35704</text:p>
          </table:table-cell>
          <table:table-cell table:style-name="ce12" office:value-type="float" office:value="68.60142">
            <text:p>68.60142</text:p>
          </table:table-cell>
          <table:table-cell table:style-name="ce12" office:value-type="float" office:value="64.84442">
            <text:p>64.84442</text:p>
          </table:table-cell>
          <table:table-cell table:style-name="ce12" office:value-type="float" office:value="68.66985">
            <text:p>68.66985</text:p>
          </table:table-cell>
          <table:table-cell table:style-name="ce19" office:value-type="float" office:value="67.44038">
            <text:p>67</text:p>
          </table:table-cell>
          <table:table-cell office:value-type="float" office:value="62.80166">
            <text:p>62.80166</text:p>
          </table:table-cell>
          <table:table-cell office:value-type="float" office:value="56.61279">
            <text:p>56.61279</text:p>
          </table:table-cell>
          <table:table-cell office:value-type="float" office:value="53.91386">
            <text:p>53.91386</text:p>
          </table:table-cell>
          <table:table-cell office:value-type="float" office:value="58.78135">
            <text:p>58.78135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2" office:value-type="float" office:value="25696391">
            <text:p>25696391</text:p>
          </table:table-cell>
          <table:table-cell table:style-name="ce12" office:value-type="string">
            <text:p>2020.05.18 11:5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67">
            <text:p>69.067</text:p>
          </table:table-cell>
          <table:table-cell table:style-name="ce12" office:value-type="float" office:value="69.217">
            <text:p>69.217</text:p>
          </table:table-cell>
          <table:table-cell table:style-name="ce12" office:value-type="string">
            <text:p>2020.05.18 12:26:10</text:p>
          </table:table-cell>
          <table:table-cell table:style-name="ce12" office:value-type="float" office:value="69.067">
            <text:p>69.067</text:p>
          </table:table-cell>
          <table:table-cell table:style-name="ce19" office:value-type="float" office:value="-6100">
            <text:p>-6,100</text:p>
          </table:table-cell>
          <table:table-cell table:number-columns-repeated="929"/>
        </table:table-row>
        <table:table-row table:style-name="ro2">
          <table:table-cell table:style-name="ce12" office:value-type="float" office:value="19">
            <text:p>19</text:p>
          </table:table-cell>
          <table:table-cell table:style-name="ce12" office:value-type="float" office:value="25695946">
            <text:p>25695946</text:p>
          </table:table-cell>
          <table:table-cell table:style-name="ce12" office:value-type="string">
            <text:p>2020.05.18 11:45:00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3.10835">
            <text:p>63.10835</text:p>
          </table:table-cell>
          <table:table-cell table:style-name="ce12" office:value-type="float" office:value="64.02584">
            <text:p>64.02584</text:p>
          </table:table-cell>
          <table:table-cell table:style-name="ce12" office:value-type="float" office:value="64.35704">
            <text:p>64.35704</text:p>
          </table:table-cell>
          <table:table-cell table:style-name="ce12" office:value-type="float" office:value="68.60142">
            <text:p>68.60142</text:p>
          </table:table-cell>
          <table:table-cell table:style-name="ce19" office:value-type="float" office:value="64.84442">
            <text:p>65</text:p>
          </table:table-cell>
          <table:table-cell office:value-type="float" office:value="68.66985">
            <text:p>68.66985</text:p>
          </table:table-cell>
          <table:table-cell office:value-type="float" office:value="67.44038">
            <text:p>67.44038</text:p>
          </table:table-cell>
          <table:table-cell office:value-type="float" office:value="62.80166">
            <text:p>62.80166</text:p>
          </table:table-cell>
          <table:table-cell office:value-type="float" office:value="56.61279">
            <text:p>56.61279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" office:value-type="float" office:value="25695946">
            <text:p>25695946</text:p>
          </table:table-cell>
          <table:table-cell table:style-name="ce12" office:value-type="string">
            <text:p>2020.05.18 11:45:04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81">
            <text:p>69.081</text:p>
          </table:table-cell>
          <table:table-cell table:style-name="ce12" office:value-type="float" office:value="69.106">
            <text:p>69.106</text:p>
          </table:table-cell>
          <table:table-cell table:style-name="ce12" office:value-type="float" office:value="69.256">
            <text:p>69.256</text:p>
          </table:table-cell>
          <table:table-cell table:style-name="ce12" office:value-type="string">
            <text:p>2020.05.18 12:07:17</text:p>
          </table:table-cell>
          <table:table-cell table:style-name="ce12" office:value-type="float" office:value="69.106">
            <text:p>69.106</text:p>
          </table:table-cell>
          <table:table-cell table:style-name="ce19" office:value-type="float" office:value="2500">
            <text:p>2,500</text:p>
          </table:table-cell>
          <table:table-cell table:number-columns-repeated="929"/>
        </table:table-row>
        <table:table-row table:style-name="ro2">
          <table:table-cell table:style-name="ce12" office:value-type="float" office:value="20">
            <text:p>20</text:p>
          </table:table-cell>
          <table:table-cell table:style-name="ce12" office:value-type="float" office:value="25696060">
            <text:p>25696060</text:p>
          </table:table-cell>
          <table:table-cell table:style-name="ce12" office:value-type="string">
            <text:p>2020.05.18 11:50:00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4.02584">
            <text:p>64.02584</text:p>
          </table:table-cell>
          <table:table-cell table:style-name="ce12" office:value-type="float" office:value="64.35704">
            <text:p>64.35704</text:p>
          </table:table-cell>
          <table:table-cell table:style-name="ce12" office:value-type="float" office:value="68.60142">
            <text:p>68.60142</text:p>
          </table:table-cell>
          <table:table-cell table:style-name="ce12" office:value-type="float" office:value="64.84442">
            <text:p>64.84442</text:p>
          </table:table-cell>
          <table:table-cell table:style-name="ce19" office:value-type="float" office:value="68.66985">
            <text:p>69</text:p>
          </table:table-cell>
          <table:table-cell office:value-type="float" office:value="67.44038">
            <text:p>67.44038</text:p>
          </table:table-cell>
          <table:table-cell office:value-type="float" office:value="62.80166">
            <text:p>62.80166</text:p>
          </table:table-cell>
          <table:table-cell office:value-type="float" office:value="56.61279">
            <text:p>56.61279</text:p>
          </table:table-cell>
          <table:table-cell office:value-type="float" office:value="53.91386">
            <text:p>53.91386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ce12" office:value-type="float" office:value="25696060">
            <text:p>25696060</text:p>
          </table:table-cell>
          <table:table-cell table:style-name="ce12" office:value-type="string">
            <text:p>2020.05.18 11:50:06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01">
            <text:p>69.101</text:p>
          </table:table-cell>
          <table:table-cell table:style-name="ce12" office:value-type="float" office:value="69.106">
            <text:p>69.106</text:p>
          </table:table-cell>
          <table:table-cell table:style-name="ce12" office:value-type="float" office:value="69.256">
            <text:p>69.256</text:p>
          </table:table-cell>
          <table:table-cell table:style-name="ce12" office:value-type="string">
            <text:p>2020.05.18 12:07:17</text:p>
          </table:table-cell>
          <table:table-cell table:style-name="ce12" office:value-type="float" office:value="69.106">
            <text:p>69.106</text:p>
          </table:table-cell>
          <table:table-cell table:style-name="ce19" office:value-type="float" office:value="500">
            <text:p>500</text:p>
          </table:table-cell>
          <table:table-cell table:number-columns-repeated="929"/>
        </table:table-row>
        <table:table-row table:style-name="ro2">
          <table:table-cell table:style-name="ce12" office:value-type="float" office:value="26">
            <text:p>26</text:p>
          </table:table-cell>
          <table:table-cell table:style-name="ce12" office:value-type="float" office:value="25699330">
            <text:p>25699330</text:p>
          </table:table-cell>
          <table:table-cell table:style-name="ce12" office:value-type="string">
            <text:p>2020.05.18 12:40:00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98">
            <text:p>69.098</text:p>
          </table:table-cell>
          <table:table-cell table:style-name="ce12" office:value-type="float" office:value="69.085">
            <text:p>69.085</text:p>
          </table:table-cell>
          <table:table-cell table:number-columns-repeated="2" table:style-name="ce12" office:value-type="float" office:value="69.06">
            <text:p>69.06</text:p>
          </table:table-cell>
          <table:table-cell table:style-name="ce12" office:value-type="float" office:value="69.086">
            <text:p>69.086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0.032">
            <text:p>-0.032</text:p>
          </table:table-cell>
          <table:table-cell table:style-name="ce12" office:value-type="float" office:value="-0.015">
            <text:p>-0.015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-0.001">
            <text:p>-0.001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4.15314">
            <text:p>64.15314</text:p>
          </table:table-cell>
          <table:table-cell table:style-name="ce12" office:value-type="float" office:value="59.32706">
            <text:p>59.32706</text:p>
          </table:table-cell>
          <table:table-cell table:style-name="ce12" office:value-type="float" office:value="60.02474">
            <text:p>60.02474</text:p>
          </table:table-cell>
          <table:table-cell table:style-name="ce12" office:value-type="float" office:value="59.19754">
            <text:p>59.19754</text:p>
          </table:table-cell>
          <table:table-cell table:style-name="ce19" office:value-type="float" office:value="59.90678">
            <text:p>60</text:p>
          </table:table-cell>
          <table:table-cell office:value-type="float" office:value="55.91516">
            <text:p>55.91516</text:p>
          </table:table-cell>
          <table:table-cell office:value-type="float" office:value="57.17122">
            <text:p>57.17122</text:p>
          </table:table-cell>
          <table:table-cell office:value-type="float" office:value="56.61991">
            <text:p>56.61991</text:p>
          </table:table-cell>
          <table:table-cell office:value-type="float" office:value="55.5294">
            <text:p>55.5294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51.72806">
            <text:p>51.72806</text:p>
          </table:table-cell>
          <table:table-cell office:value-type="float" office:value="50.45702">
            <text:p>50.45702</text:p>
          </table:table-cell>
          <table:table-cell table:number-columns-repeated="2" office:value-type="float" office:value="48.06622">
            <text:p>48.06622</text:p>
          </table:table-cell>
          <table:table-cell office:value-type="float" office:value="50.75509">
            <text:p>50.75509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office:value-type="float" office:value="0.5214">
            <text:p>0.5214</text:p>
          </table:table-cell>
          <table:table-cell office:value-type="float" office:value="0">
            <text:p>0</text:p>
          </table:table-cell>
          <table:table-cell office:value-type="float" office:value="0.1078">
            <text:p>0.1078</text:p>
          </table:table-cell>
          <table:table-cell office:value-type="float" office:value="-0.0681">
            <text:p>-0.0681</text:p>
          </table:table-cell>
          <table:table-cell office:value-type="float" office:value="0.0855">
            <text:p>0.0855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2" office:value-type="float" office:value="25699330">
            <text:p>25699330</text:p>
          </table:table-cell>
          <table:table-cell table:style-name="ce12" office:value-type="string">
            <text:p>2020.05.18 12:4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91">
            <text:p>69.091</text:p>
          </table:table-cell>
          <table:table-cell table:style-name="ce12" office:value-type="float" office:value="69.152">
            <text:p>69.152</text:p>
          </table:table-cell>
          <table:table-cell table:style-name="ce12" office:value-type="float" office:value="69.302">
            <text:p>69.302</text:p>
          </table:table-cell>
          <table:table-cell table:style-name="ce12" office:value-type="string">
            <text:p>2020.05.18 13:16:57</text:p>
          </table:table-cell>
          <table:table-cell table:style-name="ce12" office:value-type="float" office:value="69.152">
            <text:p>69.152</text:p>
          </table:table-cell>
          <table:table-cell table:style-name="ce19" office:value-type="float" office:value="6100">
            <text:p>6,100</text:p>
          </table:table-cell>
          <table:table-cell table:number-columns-repeated="929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25685763">
            <text:p>25685763</text:p>
          </table:table-cell>
          <table:table-cell table:style-name="ce12" office:value-type="string">
            <text:p>2020.05.18 08:40:00</text:p>
          </table:table-cell>
          <table:table-cell table:style-name="ce14" office:value-type="float" office:value="68.988">
            <text:p>68.988</text:p>
          </table:table-cell>
          <table:table-cell table:style-name="ce14" office:value-type="float" office:value="68.981">
            <text:p>68.981</text:p>
          </table:table-cell>
          <table:table-cell table:style-name="ce14" office:value-type="float" office:value="68.996">
            <text:p>68.996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4" office:value-type="float" office:value="0.036">
            <text:p>0.036</text:p>
          </table:table-cell>
          <table:table-cell table:style-name="ce14" office:value-type="float" office:value="-0.007">
            <text:p>-0.007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8" office:value-type="float" office:value="30.94724">
            <text:p>30.94724</text:p>
          </table:table-cell>
          <table:table-cell table:style-name="ce18" office:value-type="float" office:value="34.38617">
            <text:p>34.38617</text:p>
          </table:table-cell>
          <table:table-cell table:style-name="ce18" office:value-type="float" office:value="39.81691">
            <text:p>39.8169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9.52157">
            <text:p>49.52157</text:p>
          </table:table-cell>
          <table:table-cell table:style-name="ce18" office:value-type="float" office:value="48.57884">
            <text:p>48.57884</text:p>
          </table:table-cell>
          <table:table-cell table:style-name="ce18" office:value-type="float" office:value="50.69595">
            <text:p>50.69595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-0.722">
            <text:p>-0.72200</text:p>
          </table:table-cell>
          <table:table-cell table:style-name="ce18" office:value-type="float" office:value="-0.8118">
            <text:p>-0.81180</text:p>
          </table:table-cell>
          <table:table-cell table:style-name="ce18" office:value-type="float" office:value="-0.5073">
            <text:p>-0.50730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5685763">
            <text:p>25685763</text:p>
          </table:table-cell>
          <table:table-cell table:style-name="ce12" office:value-type="string">
            <text:p>2020.05.18 08:4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943">
            <text:p>68.943</text:p>
          </table:table-cell>
          <table:table-cell table:style-name="ce12" office:value-type="float" office:value="68.888">
            <text:p>68.888</text:p>
          </table:table-cell>
          <table:table-cell table:style-name="ce12" office:value-type="float" office:value="69.038">
            <text:p>69.038</text:p>
          </table:table-cell>
          <table:table-cell table:style-name="ce12" office:value-type="string">
            <text:p>2020.05.18 08:49:05</text:p>
          </table:table-cell>
          <table:table-cell table:style-name="ce12" office:value-type="float" office:value="68.888">
            <text:p>68.888</text:p>
          </table:table-cell>
          <table:table-cell table:style-name="ce19" office:value-type="float" office:value="-5500">
            <text:p>-5,500</text:p>
          </table:table-cell>
          <table:table-cell table:number-columns-repeated="929"/>
        </table:table-row>
        <table:table-row table:style-name="ro2">
          <table:table-cell table:style-name="ce12" office:value-type="float" office:value="24">
            <text:p>24</text:p>
          </table:table-cell>
          <table:table-cell table:style-name="ce12" office:value-type="float" office:value="25698823">
            <text:p>25698823</text:p>
          </table:table-cell>
          <table:table-cell table:style-name="ce12" office:value-type="string">
            <text:p>2020.05.18 12:30:00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98">
            <text:p>69.098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6">
            <text:p>69.06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0.032">
            <text:p>-0.032</text:p>
          </table:table-cell>
          <table:table-cell table:style-name="ce12" office:value-type="float" office:value="-0.015">
            <text:p>-0.015</text:p>
          </table:table-cell>
          <table:table-cell table:style-name="ce12" office:value-type="float" office:value="-0.025">
            <text:p>-0.025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53.91386">
            <text:p>53.91386</text:p>
          </table:table-cell>
          <table:table-cell table:style-name="ce12" office:value-type="float" office:value="58.78135">
            <text:p>58.78135</text:p>
          </table:table-cell>
          <table:table-cell table:style-name="ce12" office:value-type="float" office:value="64.15314">
            <text:p>64.15314</text:p>
          </table:table-cell>
          <table:table-cell table:style-name="ce12" office:value-type="float" office:value="59.32706">
            <text:p>59.32706</text:p>
          </table:table-cell>
          <table:table-cell table:style-name="ce19" office:value-type="float" office:value="60.02474">
            <text:p>60</text:p>
          </table:table-cell>
          <table:table-cell office:value-type="float" office:value="59.19754">
            <text:p>59.19754</text:p>
          </table:table-cell>
          <table:table-cell office:value-type="float" office:value="59.90678">
            <text:p>59.90678</text:p>
          </table:table-cell>
          <table:table-cell office:value-type="float" office:value="55.91516">
            <text:p>55.91516</text:p>
          </table:table-cell>
          <table:table-cell office:value-type="float" office:value="57.17122">
            <text:p>57.17122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51.72806">
            <text:p>51.72806</text:p>
          </table:table-cell>
          <table:table-cell office:value-type="float" office:value="50.45702">
            <text:p>50.45702</text:p>
          </table:table-cell>
          <table:table-cell office:value-type="float" office:value="48.06622">
            <text:p>48.06622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office:value-type="float" office:value="0.5214">
            <text:p>0.5214</text:p>
          </table:table-cell>
          <table:table-cell office:value-type="float" office:value="0">
            <text:p>0</text:p>
          </table:table-cell>
          <table:table-cell office:value-type="float" office:value="0.1078">
            <text:p>0.1078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2" office:value-type="float" office:value="25698823">
            <text:p>25698823</text:p>
          </table:table-cell>
          <table:table-cell table:style-name="ce12" office:value-type="string">
            <text:p>2020.05.18 12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68">
            <text:p>69.068</text:p>
          </table:table-cell>
          <table:table-cell table:style-name="ce12" office:value-type="float" office:value="69.152">
            <text:p>69.152</text:p>
          </table:table-cell>
          <table:table-cell table:style-name="ce12" office:value-type="float" office:value="69.302">
            <text:p>69.302</text:p>
          </table:table-cell>
          <table:table-cell table:style-name="ce12" office:value-type="string">
            <text:p>2020.05.18 13:16:57</text:p>
          </table:table-cell>
          <table:table-cell table:style-name="ce12" office:value-type="float" office:value="69.152">
            <text:p>69.152</text:p>
          </table:table-cell>
          <table:table-cell table:style-name="ce19" office:value-type="float" office:value="8400">
            <text:p>8,400</text:p>
          </table:table-cell>
          <table:table-cell table:number-columns-repeated="929"/>
        </table:table-row>
        <table:table-row table:style-name="ro2">
          <table:table-cell table:style-name="ce12" office:value-type="float" office:value="2">
            <text:p>2</text:p>
          </table:table-cell>
          <table:table-cell table:style-name="ce12" office:value-type="float" office:value="25686059">
            <text:p>25686059</text:p>
          </table:table-cell>
          <table:table-cell table:style-name="ce12" office:value-type="string">
            <text:p>2020.05.18 08:45:00</text:p>
          </table:table-cell>
          <table:table-cell table:style-name="ce14" office:value-type="float" office:value="68.981">
            <text:p>68.981</text:p>
          </table:table-cell>
          <table:table-cell table:style-name="ce14" office:value-type="float" office:value="68.996">
            <text:p>68.996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  <draw:frame table:end-cell-address="'1'.P90" table:end-x="1.217cm" table:end-y="0.202cm" draw:z-index="0" draw:style-name="gr1" draw:text-style-name="P1" svg:width="15.999cm" svg:height="8.999cm" svg:x="2.229cm" svg:y="0.315cm">
              <draw:object draw:notify-on-update-of-ranges="'1'.D85:'1'.D85 '1'.E85:'1'.M85 '1'.D86:'1'.D86 '1'.E86:'1'.M86 '1'.D87:'1'.D87 '1'.E87:'1'.M87 '1'.D88:'1'.D88 '1'.E88:'1'.M8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-0.007">
            <text:p>-0.007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8" office:value-type="float" office:value="34.38617">
            <text:p>34.38617</text:p>
          </table:table-cell>
          <table:table-cell table:style-name="ce18" office:value-type="float" office:value="39.81691">
            <text:p>39.8169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8.57884">
            <text:p>48.57884</text:p>
          </table:table-cell>
          <table:table-cell table:style-name="ce18" office:value-type="float" office:value="50.69595">
            <text:p>50.69595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-0.8118">
            <text:p>-0.81180</text:p>
          </table:table-cell>
          <table:table-cell table:style-name="ce18" office:value-type="float" office:value="-0.5073">
            <text:p>-0.50730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5686059">
            <text:p>25686059</text:p>
          </table:table-cell>
          <table:table-cell table:style-name="ce12" office:value-type="string">
            <text:p>2020.05.18 08:45:00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921">
            <text:p>68.921</text:p>
          </table:table-cell>
          <table:table-cell table:style-name="ce12" office:value-type="float" office:value="68.863">
            <text:p>68.863</text:p>
          </table:table-cell>
          <table:table-cell table:style-name="ce12" office:value-type="float" office:value="69.013">
            <text:p>69.013</text:p>
          </table:table-cell>
          <table:table-cell table:style-name="ce12" office:value-type="string">
            <text:p>2020.05.18 09:09:23</text:p>
          </table:table-cell>
          <table:table-cell table:style-name="ce12" office:value-type="float" office:value="68.863">
            <text:p>68.863</text:p>
          </table:table-cell>
          <table:table-cell table:style-name="ce19" office:value-type="float" office:value="-5800">
            <text:p>-5,800</text:p>
          </table:table-cell>
          <table:table-cell table:number-columns-repeated="929"/>
        </table:table-row>
        <table:table-row table:style-name="ro2">
          <table:table-cell table:style-name="ce12" office:value-type="float" office:value="25">
            <text:p>25</text:p>
          </table:table-cell>
          <table:table-cell table:style-name="ce12" office:value-type="float" office:value="25699170">
            <text:p>25699170</text:p>
          </table:table-cell>
          <table:table-cell table:style-name="ce12" office:value-type="string">
            <text:p>2020.05.18 12:35:00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98">
            <text:p>69.098</text:p>
          </table:table-cell>
          <table:table-cell table:style-name="ce12" office:value-type="float" office:value="69.085">
            <text:p>69.085</text:p>
          </table:table-cell>
          <table:table-cell table:number-columns-repeated="2" table:style-name="ce12" office:value-type="float" office:value="69.06">
            <text:p>69.06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0.032">
            <text:p>-0.032</text:p>
          </table:table-cell>
          <table:table-cell table:style-name="ce12" office:value-type="float" office:value="-0.015">
            <text:p>-0.015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-0.001">
            <text:p>-0.00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8.78135">
            <text:p>58.78135</text:p>
          </table:table-cell>
          <table:table-cell table:style-name="ce12" office:value-type="float" office:value="64.15314">
            <text:p>64.15314</text:p>
          </table:table-cell>
          <table:table-cell table:style-name="ce12" office:value-type="float" office:value="59.32706">
            <text:p>59.32706</text:p>
          </table:table-cell>
          <table:table-cell table:style-name="ce12" office:value-type="float" office:value="60.02474">
            <text:p>60.02474</text:p>
          </table:table-cell>
          <table:table-cell table:style-name="ce19" office:value-type="float" office:value="59.19754">
            <text:p>59</text:p>
          </table:table-cell>
          <table:table-cell office:value-type="float" office:value="59.90678">
            <text:p>59.90678</text:p>
          </table:table-cell>
          <table:table-cell office:value-type="float" office:value="55.91516">
            <text:p>55.91516</text:p>
          </table:table-cell>
          <table:table-cell office:value-type="float" office:value="57.17122">
            <text:p>57.17122</text:p>
          </table:table-cell>
          <table:table-cell office:value-type="float" office:value="56.61991">
            <text:p>56.61991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51.72806">
            <text:p>51.72806</text:p>
          </table:table-cell>
          <table:table-cell office:value-type="float" office:value="50.45702">
            <text:p>50.45702</text:p>
          </table:table-cell>
          <table:table-cell table:number-columns-repeated="2" office:value-type="float" office:value="48.06622">
            <text:p>48.06622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office:value-type="float" office:value="0.5214">
            <text:p>0.5214</text:p>
          </table:table-cell>
          <table:table-cell office:value-type="float" office:value="0">
            <text:p>0</text:p>
          </table:table-cell>
          <table:table-cell office:value-type="float" office:value="0.1078">
            <text:p>0.1078</text:p>
          </table:table-cell>
          <table:table-cell office:value-type="float" office:value="-0.0681">
            <text:p>-0.0681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12" office:value-type="float" office:value="25699170">
            <text:p>25699170</text:p>
          </table:table-cell>
          <table:table-cell table:style-name="ce12" office:value-type="string">
            <text:p>2020.05.18 12:3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65">
            <text:p>69.065</text:p>
          </table:table-cell>
          <table:table-cell table:style-name="ce12" office:value-type="float" office:value="69.152">
            <text:p>69.152</text:p>
          </table:table-cell>
          <table:table-cell table:style-name="ce12" office:value-type="float" office:value="69.302">
            <text:p>69.302</text:p>
          </table:table-cell>
          <table:table-cell table:style-name="ce12" office:value-type="string">
            <text:p>2020.05.18 13:16:57</text:p>
          </table:table-cell>
          <table:table-cell table:style-name="ce12" office:value-type="float" office:value="69.152">
            <text:p>69.152</text:p>
          </table:table-cell>
          <table:table-cell table:style-name="ce19" office:value-type="float" office:value="8700">
            <text:p>8,700</text:p>
          </table:table-cell>
          <table:table-cell table:number-columns-repeated="929"/>
        </table:table-row>
        <table:table-row table:style-name="ro2">
          <table:table-cell table:style-name="ce12" office:value-type="float" office:value="5">
            <text:p>5</text:p>
          </table:table-cell>
          <table:table-cell table:style-name="ce12" office:value-type="float" office:value="25687233">
            <text:p>25687233</text:p>
          </table:table-cell>
          <table:table-cell table:style-name="ce12" office:value-type="string">
            <text:p>2020.05.18 09:10:00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4" office:value-type="float" office:value="68.883">
            <text:p>68.883</text:p>
          </table:table-cell>
          <table:table-cell table:style-name="ce14" office:value-type="float" office:value="68.881">
            <text:p>68.881</text:p>
          </table:table-cell>
          <table:table-cell table:style-name="ce14" office:value-type="float" office:value="68.876">
            <text:p>68.876</text:p>
          </table:table-cell>
          <table:table-cell table:style-name="ce14" office:value-type="float" office:value="68.895">
            <text:p>68.895</text:p>
          </table:table-cell>
          <table:table-cell table:style-name="ce14" office:value-type="float" office:value="68.861">
            <text:p>68.86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4" office:value-type="float" office:value="-0.03">
            <text:p>-0.030</text:p>
          </table:table-cell>
          <table:table-cell table:style-name="ce14" office:value-type="float" office:value="-0.001">
            <text:p>-0.001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8">
            <text:p>0.018</text:p>
          </table:table-cell>
          <table:table-cell table:style-name="ce14" office:value-type="float" office:value="-0.033">
            <text:p>-0.03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2" office:value-type="float" office:value="-3">
            <text:p>-3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1.19934">
            <text:p>41.19934</text:p>
          </table:table-cell>
          <table:table-cell table:style-name="ce18" office:value-type="float" office:value="41.28513">
            <text:p>41.28513</text:p>
          </table:table-cell>
          <table:table-cell table:style-name="ce18" office:value-type="float" office:value="40.45899">
            <text:p>40.45899</text:p>
          </table:table-cell>
          <table:table-cell table:style-name="ce18" office:value-type="float" office:value="42.33243">
            <text:p>42.33243</text:p>
          </table:table-cell>
          <table:table-cell table:style-name="ce18" office:value-type="float" office:value="35.87092">
            <text:p>35.87092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38.53751">
            <text:p>38.53751</text:p>
          </table:table-cell>
          <table:table-cell table:style-name="ce18" office:value-type="float" office:value="38.33224">
            <text:p>38.33224</text:p>
          </table:table-cell>
          <table:table-cell table:style-name="ce18" office:value-type="float" office:value="37.80235">
            <text:p>37.80235</text:p>
          </table:table-cell>
          <table:table-cell table:style-name="ce18" office:value-type="float" office:value="41.06132">
            <text:p>41.06132</text:p>
          </table:table-cell>
          <table:table-cell table:style-name="ce18" office:value-type="float" office:value="37.37271">
            <text:p>37.37271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8" office:value-type="float" office:value="-0.80325">
            <text:p>-0.80325</text:p>
          </table:table-cell>
          <table:table-cell table:style-name="ce18" office:value-type="float" office:value="-0.6708">
            <text:p>-0.67080</text:p>
          </table:table-cell>
          <table:table-cell table:style-name="ce18" office:value-type="float" office:value="-0.459">
            <text:p>-0.45900</text:p>
          </table:table-cell>
          <table:table-cell table:style-name="ce18" office:value-type="float" office:value="-0.8463">
            <text:p>-0.84630</text:p>
          </table:table-cell>
          <table:table-cell table:style-name="ce18" office:value-type="float" office:value="-1.84485">
            <text:p>-1.8448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5">
            <text:p>5</text:p>
          </table:table-cell>
          <table:table-cell table:style-name="ce12" office:value-type="float" office:value="25687233">
            <text:p>25687233</text:p>
          </table:table-cell>
          <table:table-cell table:style-name="ce12" office:value-type="string">
            <text:p>2020.05.18 09:10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871">
            <text:p>68.871</text:p>
          </table:table-cell>
          <table:table-cell table:style-name="ce12" office:value-type="float" office:value="69.005">
            <text:p>69.005</text:p>
          </table:table-cell>
          <table:table-cell table:style-name="ce12" office:value-type="float" office:value="69.155">
            <text:p>69.155</text:p>
          </table:table-cell>
          <table:table-cell table:style-name="ce12" office:value-type="string">
            <text:p>2020.05.18 09:58:19</text:p>
          </table:table-cell>
          <table:table-cell table:style-name="ce12" office:value-type="float" office:value="69.005">
            <text:p>69.005</text:p>
          </table:table-cell>
          <table:table-cell table:style-name="ce19" office:value-type="float" office:value="13400">
            <text:p>13,400</text:p>
          </table:table-cell>
          <table:table-cell table:number-columns-repeated="929"/>
        </table:table-row>
        <table:table-row table:style-name="ro2">
          <table:table-cell table:style-name="ce12" office:value-type="float" office:value="4">
            <text:p>4</text:p>
          </table:table-cell>
          <table:table-cell table:style-name="ce12" office:value-type="float" office:value="25686954">
            <text:p>25686954</text:p>
          </table:table-cell>
          <table:table-cell table:style-name="ce12" office:value-type="string">
            <text:p>2020.05.18 08:55:00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4" office:value-type="float" office:value="68.883">
            <text:p>68.883</text:p>
          </table:table-cell>
          <table:table-cell table:style-name="ce14" office:value-type="float" office:value="68.881">
            <text:p>68.88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4" office:value-type="float" office:value="-0.03">
            <text:p>-0.030</text:p>
          </table:table-cell>
          <table:table-cell table:style-name="ce14" office:value-type="float" office:value="-0.001">
            <text:p>-0.00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1.19934">
            <text:p>41.19934</text:p>
          </table:table-cell>
          <table:table-cell table:style-name="ce18" office:value-type="float" office:value="41.28513">
            <text:p>41.28513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38.53751">
            <text:p>38.53751</text:p>
          </table:table-cell>
          <table:table-cell table:style-name="ce18" office:value-type="float" office:value="38.33224">
            <text:p>38.33224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8" office:value-type="float" office:value="-0.80325">
            <text:p>-0.80325</text:p>
          </table:table-cell>
          <table:table-cell table:style-name="ce18" office:value-type="float" office:value="-0.6708">
            <text:p>-0.6708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5686954">
            <text:p>25686954</text:p>
          </table:table-cell>
          <table:table-cell table:style-name="ce12" office:value-type="string">
            <text:p>2020.05.18 08:55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891">
            <text:p>68.891</text:p>
          </table:table-cell>
          <table:table-cell table:style-name="ce12" office:value-type="float" office:value="69.005">
            <text:p>69.005</text:p>
          </table:table-cell>
          <table:table-cell table:style-name="ce12" office:value-type="float" office:value="69.155">
            <text:p>69.155</text:p>
          </table:table-cell>
          <table:table-cell table:style-name="ce12" office:value-type="string">
            <text:p>2020.05.18 09:58:19</text:p>
          </table:table-cell>
          <table:table-cell table:style-name="ce12" office:value-type="float" office:value="69.005">
            <text:p>69.005</text:p>
          </table:table-cell>
          <table:table-cell table:style-name="ce19" office:value-type="float" office:value="11400">
            <text:p>11,400</text:p>
          </table:table-cell>
          <table:table-cell table:number-columns-repeated="929"/>
        </table:table-row>
        <table:table-row table:style-name="ro2">
          <table:table-cell table:style-name="ce12" office:value-type="float" office:value="3">
            <text:p>3</text:p>
          </table:table-cell>
          <table:table-cell table:style-name="ce12" office:value-type="float" office:value="25686397">
            <text:p>25686397</text:p>
          </table:table-cell>
          <table:table-cell table:style-name="ce12" office:value-type="string">
            <text:p>2020.05.18 08:50:00</text:p>
          </table:table-cell>
          <table:table-cell table:style-name="ce14" office:value-type="float" office:value="68.996">
            <text:p>68.996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4" office:value-type="float" office:value="68.883">
            <text:p>68.883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4" office:value-type="float" office:value="-0.03">
            <text:p>-0.03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2" office:value-type="float" office:value="-3">
            <text:p>-3</text:p>
          </table:table-cell>
          <table:table-cell table:style-name="ce18" office:value-type="float" office:value="39.81691">
            <text:p>39.8169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1.19934">
            <text:p>41.19934</text:p>
          </table:table-cell>
          <table:table-cell table:style-name="ce18" office:value-type="float" office:value="50.69595">
            <text:p>50.69595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38.53751">
            <text:p>38.53751</text:p>
          </table:table-cell>
          <table:table-cell table:style-name="ce18" office:value-type="float" office:value="-0.5073">
            <text:p>-0.50730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8" office:value-type="float" office:value="-0.80325">
            <text:p>-0.8032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5686397">
            <text:p>25686397</text:p>
          </table:table-cell>
          <table:table-cell table:style-name="ce12" office:value-type="string">
            <text:p>2020.05.18 08:5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888">
            <text:p>68.888</text:p>
          </table:table-cell>
          <table:table-cell table:style-name="ce12" office:value-type="float" office:value="69.005">
            <text:p>69.005</text:p>
          </table:table-cell>
          <table:table-cell table:style-name="ce12" office:value-type="float" office:value="69.155">
            <text:p>69.155</text:p>
          </table:table-cell>
          <table:table-cell table:style-name="ce12" office:value-type="string">
            <text:p>2020.05.18 09:58:19</text:p>
          </table:table-cell>
          <table:table-cell table:style-name="ce12" office:value-type="float" office:value="69.005">
            <text:p>69.005</text:p>
          </table:table-cell>
          <table:table-cell table:style-name="ce19" office:value-type="float" office:value="11700">
            <text:p>11,700</text:p>
          </table:table-cell>
          <table:table-cell table:number-columns-repeated="929"/>
        </table:table-row>
        <table:table-row table:style-name="ro2" table:number-rows-repeated="7">
          <table:table-cell table:style-name="ce12" table:number-columns-repeated="43"/>
          <table:table-cell table:style-name="ce19"/>
          <table:table-cell table:number-columns-repeated="971"/>
        </table:table-row>
        <table:table-row table:style-name="ro2">
          <table:table-cell table:style-name="ce12" office:value-type="string">
            <text:p>[2020.05.18 13:41:33 / lib_ea_2.mqh:2103]</text:p>
          </table:table-cell>
          <table:table-cell table:style-name="ce12" office:value-type="string">
            <text:p>ticket-num</text:p>
          </table:table-cell>
          <table:table-cell table:style-name="ce12" office:value-type="string">
            <text:p>curr.datetime</text:p>
          </table:table-cell>
          <table:table-cell table:style-name="ce12" table:formula="of:=[.N85]" office:value-type="string" office:string-value="profit">
            <text:p>profit</text:p>
          </table:table-cell>
          <table:table-cell table:style-name="ce12" office:value-type="string">
            <text:p>w-level.-9</text:p>
          </table:table-cell>
          <table:table-cell table:style-name="ce12" office:value-type="string">
            <text:p>w-level.-8</text:p>
          </table:table-cell>
          <table:table-cell table:style-name="ce12" office:value-type="string">
            <text:p>w-level.-7</text:p>
          </table:table-cell>
          <table:table-cell table:style-name="ce12" office:value-type="string">
            <text:p>w-level.-6</text:p>
          </table:table-cell>
          <table:table-cell table:style-name="ce12" office:value-type="string">
            <text:p>w-level.-5</text:p>
          </table:table-cell>
          <table:table-cell table:style-name="ce12" office:value-type="string">
            <text:p>w-level.-4</text:p>
          </table:table-cell>
          <table:table-cell table:style-name="ce12" office:value-type="string">
            <text:p>w-level.-3</text:p>
          </table:table-cell>
          <table:table-cell table:style-name="ce12" office:value-type="string">
            <text:p>w-level.-2</text:p>
          </table:table-cell>
          <table:table-cell table:style-name="ce12" office:value-type="string">
            <text:p>w-level.-1</text:p>
          </table:table-cell>
          <table:table-cell office:value-type="string">
            <text:p>profit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6">
            <text:p>6</text:p>
          </table:table-cell>
          <table:table-cell table:style-name="ce12" office:value-type="float" office:value="25689956">
            <text:p>25689956</text:p>
          </table:table-cell>
          <table:table-cell table:style-name="ce12" office:value-type="string">
            <text:p>2020.05.18 10:00:00</text:p>
          </table:table-cell>
          <table:table-cell table:style-name="ce12" office:value-type="string">
            <text:p>plus-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9" office:value-type="float" office:value="3000">
            <text:p>3,0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32">
            <text:p>32</text:p>
          </table:table-cell>
          <table:table-cell table:style-name="ce12" office:value-type="float" office:value="25704310">
            <text:p>25704310</text:p>
          </table:table-cell>
          <table:table-cell table:style-name="ce12" office:value-type="string">
            <text:p>2020.05.18 14:15:00</text:p>
          </table:table-cell>
          <table:table-cell table:style-name="ce12" office:value-type="string">
            <text:p>plus-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9" office:value-type="float" office:value="2500">
            <text:p>2,5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37">
            <text:p>37</text:p>
          </table:table-cell>
          <table:table-cell table:style-name="ce12" office:value-type="float" office:value="25707721">
            <text:p>25707721</text:p>
          </table:table-cell>
          <table:table-cell table:style-name="ce12" office:value-type="string">
            <text:p>2020.05.18 15:15:00</text:p>
          </table:table-cell>
          <table:table-cell table:style-name="ce12" office:value-type="string">
            <text:p>plus-3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9" office:value-type="float" office:value="4200">
            <text:p>4,200</text:p>
          </table:table-cell>
          <table:table-cell table:number-columns-repeated="929"/>
          <table:table-cell table:style-name="Default" table:number-columns-repeated="72"/>
        </table:table-row>
        <table:table-row table:style-name="ro2" table:number-rows-repeated="2">
          <table:table-cell table:style-name="ce12" table:number-columns-repeated="43"/>
          <table:table-cell table:style-name="ce19"/>
          <table:table-cell table:number-columns-repeated="971"/>
        </table:table-row>
        <table:table-row table:style-name="ro2">
          <table:table-cell table:style-name="ce12" office:value-type="string">
            <text:p>#graph_20200520_173001</text:p>
          </table:table-cell>
          <table:table-cell table:style-name="ce12" table:number-columns-repeated="42"/>
          <table:table-cell table:style-name="ce19"/>
          <table:table-cell table:number-columns-repeated="971"/>
        </table:table-row>
        <table:table-row table:style-name="ro2">
          <table:table-cell table:style-name="ce11" office:value-type="string">
            <text:p>[2020.05.18 13:41:33 / lib_ea_2.mqh:2103]</text:p>
          </table:table-cell>
          <table:table-cell table:style-name="ce13" office:value-type="string">
            <text:p>ticket-num</text:p>
          </table:table-cell>
          <table:table-cell table:style-name="ce13" office:value-type="string">
            <text:p>curr.datetime</text:p>
          </table:table-cell>
          <table:table-cell table:style-name="ce15" table:formula="of:=[.N92]" office:value-type="string" office:string-value="profit">
            <text:p>profit</text:p>
          </table:table-cell>
          <table:table-cell table:style-name="ce17" office:value-type="string">
            <text:p>Force.-9</text:p>
          </table:table-cell>
          <table:table-cell table:style-name="ce17" office:value-type="string">
            <text:p>Force.-8</text:p>
          </table:table-cell>
          <table:table-cell table:style-name="ce17" office:value-type="string">
            <text:p>Force.-7</text:p>
          </table:table-cell>
          <table:table-cell table:style-name="ce17" office:value-type="string">
            <text:p>Force.-6</text:p>
          </table:table-cell>
          <table:table-cell table:style-name="ce17" office:value-type="string">
            <text:p>Force.-5</text:p>
          </table:table-cell>
          <table:table-cell table:style-name="ce17" office:value-type="string">
            <text:p>Force.-4</text:p>
          </table:table-cell>
          <table:table-cell table:style-name="ce17" office:value-type="string">
            <text:p>Force.-3</text:p>
          </table:table-cell>
          <table:table-cell table:style-name="ce17" office:value-type="string">
            <text:p>Force.-2</text:p>
          </table:table-cell>
          <table:table-cell table:style-name="ce17" office:value-type="string">
            <text:p>Force.-1</text:p>
          </table:table-cell>
          <table:table-cell table:style-name="ce20" office:value-type="string">
            <text:p>profit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52">
            <text:p>52</text:p>
          </table:table-cell>
          <table:table-cell table:style-name="ce12" office:value-type="float" office:value="25715086">
            <text:p>25715086</text:p>
          </table:table-cell>
          <table:table-cell table:style-name="ce12" office:value-type="string">
            <text:p>2020.05.18 17:00:00</text:p>
          </table:table-cell>
          <table:table-cell table:style-name="ce16" office:value-type="string">
            <text:p>minus-1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office:value-type="float" office:value="10.7166">
            <text:p>10.7166</text:p>
          </table:table-cell>
          <table:table-cell office:value-type="float" office:value="7.953">
            <text:p>7.953</text:p>
          </table:table-cell>
          <table:table-cell office:value-type="float" office:value="4.9868">
            <text:p>4.9868</text:p>
          </table:table-cell>
          <table:table-cell table:style-name="ce19" office:value-type="float" office:value="-5900">
            <text:p>-5,9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6">
            <text:p>6</text:p>
          </table:table-cell>
          <table:table-cell table:style-name="ce12" office:value-type="float" office:value="25689956">
            <text:p>25689956</text:p>
          </table:table-cell>
          <table:table-cell table:style-name="ce12" office:value-type="string">
            <text:p>2020.05.18 10:00:00</text:p>
          </table:table-cell>
          <table:table-cell table:style-name="ce16" office:value-type="string">
            <text:p>plus-1</text:p>
          </table:table-cell>
          <table:table-cell table:style-name="ce18" office:value-type="float" office:value="-0.4726">
            <text:p>-0.47260</text:p>
          </table:table-cell>
          <table:table-cell table:style-name="ce18" office:value-type="float" office:value="-0.0578">
            <text:p>-0.05780</text:p>
          </table:table-cell>
          <table:table-cell table:style-name="ce18" office:value-type="float" office:value="0.4532">
            <text:p>0.45320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style-name="ce19" office:value-type="float" office:value="3000">
            <text:p>3,0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32">
            <text:p>32</text:p>
          </table:table-cell>
          <table:table-cell table:style-name="ce12" office:value-type="float" office:value="25704310">
            <text:p>25704310</text:p>
          </table:table-cell>
          <table:table-cell table:style-name="ce12" office:value-type="string">
            <text:p>2020.05.18 14:15:00</text:p>
          </table:table-cell>
          <table:table-cell table:style-name="ce16" office:value-type="string">
            <text:p>plus-2</text:p>
          </table:table-cell>
          <table:table-cell office:value-type="float" office:value="0.3955">
            <text:p>0.3955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table:style-name="ce19" office:value-type="float" office:value="2500">
            <text:p>2,5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37">
            <text:p>37</text:p>
          </table:table-cell>
          <table:table-cell table:style-name="ce12" office:value-type="float" office:value="25707721">
            <text:p>25707721</text:p>
          </table:table-cell>
          <table:table-cell table:style-name="ce12" office:value-type="string">
            <text:p>2020.05.18 15:15:00</text:p>
          </table:table-cell>
          <table:table-cell table:style-name="ce16" office:value-type="string">
            <text:p>plus-3</text:p>
          </table:table-cell>
          <table:table-cell office:value-type="float" office:value="1.8502">
            <text:p>1.8502</text:p>
          </table:table-cell>
          <table:table-cell office:value-type="float" office:value="3.9083">
            <text:p>3.9083</text:p>
          </table:table-cell>
          <table:table-cell office:value-type="float" office:value="3.50445">
            <text:p>3.50445</text:p>
          </table:table-cell>
          <table:table-cell office:value-type="float" office:value="4.25365">
            <text:p>4.25365</text:p>
          </table:table-cell>
          <table:table-cell office:value-type="float" office:value="3.59195">
            <text:p>3.59195</text:p>
          </table:table-cell>
          <table:table-cell office:value-type="float" office:value="3.3561">
            <text:p>3.3561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table:style-name="ce19" office:value-type="float" office:value="4200">
            <text:p>4,2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29">
            <text:p>29</text:p>
          </table:table-cell>
          <table:table-cell table:style-name="ce12" office:value-type="float" office:value="25701768">
            <text:p>25701768</text:p>
          </table:table-cell>
          <table:table-cell table:style-name="ce12" office:value-type="string">
            <text:p>2020.05.18 13:30:00</text:p>
          </table:table-cell>
          <table:table-cell table:style-name="ce16" office:value-type="string">
            <text:p>plus-4</text:p>
          </table:table-cell>
          <table:table-cell office:value-type="float" office:value="-0.3366">
            <text:p>-0.3366</text:p>
          </table:table-cell>
          <table:table-cell office:value-type="float" office:value="0.0238">
            <text:p>0.0238</text:p>
          </table:table-cell>
          <table:table-cell office:value-type="float" office:value="-0.52675">
            <text:p>-0.52675</text:p>
          </table:table-cell>
          <table:table-cell office:value-type="float" office:value="0.79355">
            <text:p>0.79355</text:p>
          </table:table-cell>
          <table:table-cell office:value-type="float" office:value="-0.1705">
            <text:p>-0.1705</text:p>
          </table:table-cell>
          <table:table-cell office:value-type="float" office:value="0.31365">
            <text:p>0.31365</text:p>
          </table:table-cell>
          <table:table-cell office:value-type="float" office:value="0.3094">
            <text:p>0.3094</text:p>
          </table:table-cell>
          <table:table-cell office:value-type="float" office:value="0.8827">
            <text:p>0.8827</text:p>
          </table:table-cell>
          <table:table-cell office:value-type="float" office:value="0.60435">
            <text:p>0.60435</text:p>
          </table:table-cell>
          <table:table-cell table:style-name="ce19" office:value-type="float" office:value="6500">
            <text:p>6,500</text:p>
          </table:table-cell>
          <table:table-cell table:number-columns-repeated="929"/>
          <table:table-cell table:style-name="Default" table:number-columns-repeated="72"/>
        </table:table-row>
        <table:table-row table:style-name="ro2">
          <table:table-cell table:style-name="ce12" office:value-type="float" office:value="45">
            <text:p>45</text:p>
          </table:table-cell>
          <table:table-cell table:style-name="ce12" office:value-type="float" office:value="25712305">
            <text:p>25712305</text:p>
          </table:table-cell>
          <table:table-cell table:style-name="ce12" office:value-type="string">
            <text:p>2020.05.18 16:25:00</text:p>
          </table:table-cell>
          <table:table-cell table:style-name="ce16" office:value-type="string">
            <text:p>minus-2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  <table:table-cell table:style-name="Default" table:number-columns-repeated="72"/>
        </table:table-row>
        <table:table-row table:style-name="ro2" table:number-rows-repeated="1048477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1.1" table:style-name="ta1" table:print="false">
        <office:forms form:automatic-focus="false" form:apply-design-mode="false"/>
        <table:table-column table:style-name="co1" table:number-columns-repeated="2" table:default-cell-style-name="ce10"/>
        <table:table-column table:style-name="co6" table:default-cell-style-name="ce10"/>
        <table:table-column table:style-name="co1" table:visibility="collapse" table:number-columns-repeated="9" table:default-cell-style-name="ce10"/>
        <table:table-column table:style-name="co7" table:visibility="collapse" table:number-columns-repeated="18" table:default-cell-style-name="ce10"/>
        <table:table-column table:style-name="co8" table:visibility="collapse" table:number-columns-repeated="9" table:default-cell-style-name="ce10"/>
        <table:table-column table:style-name="co9" table:number-columns-repeated="9" table:default-cell-style-name="ce10"/>
        <table:table-column table:style-name="co10" table:number-columns-repeated="9" table:default-cell-style-name="ce10"/>
        <table:table-column table:style-name="co11" table:number-columns-repeated="9" table:default-cell-style-name="ce10"/>
        <table:table-column table:style-name="co12" table:number-columns-repeated="9" table:default-cell-style-name="ce10"/>
        <table:table-column table:style-name="co1" table:visibility="collapse" table:number-columns-repeated="10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924" table:default-cell-style-name="ce10"/>
        <table:table-row table:style-name="ro2">
          <table:table-cell table:number-columns-repeated="1015"/>
        </table:table-row>
        <table:table-row table:style-name="ro2">
          <table:table-cell table:number-columns-repeated="43"/>
          <table:table-cell office:value-type="string">
            <text:p>+ / - ratio</text:p>
          </table:table-cell>
          <table:table-cell/>
          <table:table-cell table:style-name="ce12"/>
          <table:table-cell table:style-name="ce12" office:value-type="string">
            <text:p>profit &gt;= 0</text:p>
          </table:table-cell>
          <table:table-cell table:style-name="ce12" table:number-columns-repeated="3"/>
          <table:table-cell/>
          <table:table-cell table:style-name="ce12"/>
          <table:table-cell table:style-name="ce12" office:value-type="string">
            <text:p>profit &lt; 0</text:p>
          </table:table-cell>
          <table:table-cell table:style-name="ce12" table:number-columns-repeated="3"/>
          <table:table-cell table:number-columns-repeated="959"/>
        </table:table-row>
        <table:table-row table:style-name="ro3">
          <table:table-cell table:number-columns-repeated="43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2" office:value-type="string">
            <text:p>BB, loc-1</text:p>
          </table:table-cell>
          <table:table-cell table:style-name="ce12" office:value-type="string">
            <text:p>num</text:p>
          </table:table-cell>
          <table:table-cell table:style-name="ce12" office:value-type="string">
            <text:p>ratio</text:p>
          </table:table-cell>
          <table:table-cell table:style-name="ce12" table:number-columns-repeated="2"/>
          <table:table-cell/>
          <table:table-cell table:style-name="ce12" office:value-type="string">
            <text:p>BB, loc-1</text:p>
          </table:table-cell>
          <table:table-cell table:style-name="ce12"/>
          <table:table-cell table:style-name="ce12" office:value-type="string">
            <text:p>ratio</text:p>
          </table:table-cell>
          <table:table-cell table:style-name="ce12" table:number-columns-repeated="2"/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number-columns-repeated="11"/>
          <table:table-cell table:formula="of:=IF(([.$AU$4]+[.$BA$4])&lt;&gt;0;[.BA4]/([.$AU$4]+[.$BA$4]);&quot;NA&quot;)" office:value-type="float" office:value="0">
            <text:p>0</text:p>
          </table:table-cell>
          <table:table-cell table:formula="of:=IF([.BA4]&lt;&gt;0;[.AU4]/[.BA4];&quot;NA&quot;)" office:value-type="string" office:string-value="NA">
            <text:p>NA</text:p>
          </table:table-cell>
          <table:table-cell table:style-name="ce12" office:value-type="float" office:value="1">
            <text:p>1</text:p>
          </table:table-cell>
          <table:table-cell table:style-name="ce12" table:formula="of:=COUNTIF([.$AG$26:.$AG$58];[.AT4])" office:value-type="float" office:value="3">
            <text:p>3</text:p>
          </table:table-cell>
          <table:table-cell table:style-name="ce23" table:formula="of:=[.AU4]/[.$AU$10]" office:value-type="percentage" office:value="0.0909090909090909">
            <text:p>9.09%</text:p>
          </table:table-cell>
          <table:table-cell table:style-name="ce12" table:number-columns-repeated="2"/>
          <table:table-cell/>
          <table:table-cell table:style-name="ce12" office:value-type="float" office:value="1">
            <text:p>1</text:p>
          </table:table-cell>
          <table:table-cell table:style-name="ce12" table:formula="of:=COUNTIF([.$AG$59:.$AG$93];[.AZ4])" office:value-type="float" office:value="0">
            <text:p>0</text:p>
          </table:table-cell>
          <table:table-cell table:style-name="ce23" table:formula="of:=[.BA4]/[.$BA$10]" office:value-type="percentage" office:value="0">
            <text:p>0.00%</text:p>
          </table:table-cell>
          <table:table-cell table:style-name="ce12" table:number-columns-repeated="2"/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5]+[.BA5])&lt;&gt;0;[.BA5]/([.AU5]+[.BA5]);&quot;NA&quot;)" office:value-type="percentage" office:value="0.3">
            <text:p>30.0%</text:p>
          </table:table-cell>
          <table:table-cell table:style-name="ce22" table:formula="of:=IF([.BA5]&lt;&gt;0;[.AU5]/[.BA5];&quot;NA&quot;)" office:value-type="percentage" office:value="2.33333333333333">
            <text:p>233.3%</text:p>
          </table:table-cell>
          <table:table-cell table:style-name="ce12" office:value-type="float" office:value="2">
            <text:p>2</text:p>
          </table:table-cell>
          <table:table-cell table:style-name="ce12" table:formula="of:=COUNTIF([.$AG$26:.$AG$58];[.AT5])" office:value-type="float" office:value="7">
            <text:p>7</text:p>
          </table:table-cell>
          <table:table-cell table:style-name="ce23" table:formula="of:=[.AU5]/[.$AU$10]" office:value-type="percentage" office:value="0.212121212121212">
            <text:p>21.21%</text:p>
          </table:table-cell>
          <table:table-cell table:style-name="ce12" table:number-columns-repeated="2"/>
          <table:table-cell/>
          <table:table-cell table:style-name="ce12" office:value-type="float" office:value="2">
            <text:p>2</text:p>
          </table:table-cell>
          <table:table-cell table:style-name="ce12" table:formula="of:=COUNTIF([.$AG$59:.$AG$93];[.AZ5])" office:value-type="float" office:value="3">
            <text:p>3</text:p>
          </table:table-cell>
          <table:table-cell table:style-name="ce23" table:formula="of:=[.BA5]/[.$BA$10]" office:value-type="percentage" office:value="0.157894736842105">
            <text:p>15.79%</text:p>
          </table:table-cell>
          <table:table-cell table:style-name="ce12" table:number-columns-repeated="2"/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6]+[.BA6])&lt;&gt;0;[.BA6]/([.AU6]+[.BA6]);&quot;NA&quot;)" office:value-type="percentage" office:value="0.5">
            <text:p>50.0%</text:p>
          </table:table-cell>
          <table:table-cell table:style-name="ce22" table:formula="of:=IF([.BA6]&lt;&gt;0;[.AU6]/[.BA6];&quot;NA&quot;)" office:value-type="percentage" office:value="1">
            <text:p>100.0%</text:p>
          </table:table-cell>
          <table:table-cell table:style-name="ce12" office:value-type="float" office:value="3">
            <text:p>3</text:p>
          </table:table-cell>
          <table:table-cell table:style-name="ce12" table:formula="of:=COUNTIF([.$AG$26:.$AG$58];[.AT6])" office:value-type="float" office:value="4">
            <text:p>4</text:p>
          </table:table-cell>
          <table:table-cell table:style-name="ce23" table:formula="of:=[.AU6]/[.$AU$10]" office:value-type="percentage" office:value="0.121212121212121">
            <text:p>12.12%</text:p>
          </table:table-cell>
          <table:table-cell table:style-name="ce12"/>
          <table:table-cell table:style-name="ce12" table:formula="of:=SUM([.AV6:.AV8])" office:value-type="percentage" office:value="0.333333333333333">
            <text:p>33%</text:p>
          </table:table-cell>
          <table:table-cell/>
          <table:table-cell table:style-name="ce12" office:value-type="float" office:value="3">
            <text:p>3</text:p>
          </table:table-cell>
          <table:table-cell table:style-name="ce12" table:formula="of:=COUNTIF([.$AG$59:.$AG$93];[.AZ6])" office:value-type="float" office:value="4">
            <text:p>4</text:p>
          </table:table-cell>
          <table:table-cell table:style-name="ce23" table:formula="of:=[.BA6]/[.$BA$10]" office:value-type="percentage" office:value="0.210526315789474">
            <text:p>21.05%</text:p>
          </table:table-cell>
          <table:table-cell table:style-name="ce12"/>
          <table:table-cell table:style-name="ce12" table:formula="of:=SUM([.BB6:.BB8])" office:value-type="percentage" office:value="0.368421052631579">
            <text:p>37%</text:p>
          </table:table-cell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7]+[.BA7])&lt;&gt;0;[.BA7]/([.AU7]+[.BA7]);&quot;NA&quot;)" office:value-type="percentage" office:value="0.3">
            <text:p>30.0%</text:p>
          </table:table-cell>
          <table:table-cell table:style-name="ce22" table:formula="of:=IF([.BA7]&lt;&gt;0;[.AU7]/[.BA7];&quot;NA&quot;)" office:value-type="percentage" office:value="2.33333333333333">
            <text:p>233.3%</text:p>
          </table:table-cell>
          <table:table-cell table:style-name="ce12" office:value-type="float" office:value="4">
            <text:p>4</text:p>
          </table:table-cell>
          <table:table-cell table:style-name="ce12" table:formula="of:=COUNTIF([.$AG$26:.$AG$58];[.AT7])" office:value-type="float" office:value="7">
            <text:p>7</text:p>
          </table:table-cell>
          <table:table-cell table:style-name="ce23" table:formula="of:=[.AU7]/[.$AU$10]" office:value-type="percentage" office:value="0.212121212121212">
            <text:p>21.21%</text:p>
          </table:table-cell>
          <table:table-cell table:style-name="ce12" table:number-columns-repeated="2"/>
          <table:table-cell/>
          <table:table-cell table:style-name="ce12" office:value-type="float" office:value="4">
            <text:p>4</text:p>
          </table:table-cell>
          <table:table-cell table:style-name="ce12" table:formula="of:=COUNTIF([.$AG$59:.$AG$93];[.AZ7])" office:value-type="float" office:value="3">
            <text:p>3</text:p>
          </table:table-cell>
          <table:table-cell table:style-name="ce23" table:formula="of:=[.BA7]/[.$BA$10]" office:value-type="percentage" office:value="0.157894736842105">
            <text:p>15.79%</text:p>
          </table:table-cell>
          <table:table-cell table:style-name="ce12" table:number-columns-repeated="2"/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8]+[.BA8])&lt;&gt;0;[.BA8]/([.AU8]+[.BA8]);&quot;NA&quot;)" office:value-type="string" office:string-value="NA">
            <text:p>NA</text:p>
          </table:table-cell>
          <table:table-cell table:style-name="ce22" table:formula="of:=IF([.BA8]&lt;&gt;0;[.AU8]/[.BA8];&quot;NA&quot;)" office:value-type="string" office:string-value="NA">
            <text:p>NA</text:p>
          </table:table-cell>
          <table:table-cell table:style-name="ce12" office:value-type="float" office:value="5">
            <text:p>5</text:p>
          </table:table-cell>
          <table:table-cell table:style-name="ce12" table:formula="of:=COUNTIF([.$AG$26:.$AG$58];[.AT8])" office:value-type="float" office:value="0">
            <text:p>0</text:p>
          </table:table-cell>
          <table:table-cell table:style-name="ce23" table:formula="of:=[.AU8]/[.$AU$10]" office:value-type="percentage" office:value="0">
            <text:p>0.00%</text:p>
          </table:table-cell>
          <table:table-cell table:style-name="ce12" table:number-columns-repeated="2"/>
          <table:table-cell/>
          <table:table-cell table:style-name="ce12" office:value-type="float" office:value="5">
            <text:p>5</text:p>
          </table:table-cell>
          <table:table-cell table:style-name="ce12" table:formula="of:=COUNTIF([.$AG$59:.$AG$93];[.AZ8])" office:value-type="float" office:value="0">
            <text:p>0</text:p>
          </table:table-cell>
          <table:table-cell table:style-name="ce23" table:formula="of:=[.BA8]/[.$BA$10]" office:value-type="percentage" office:value="0">
            <text:p>0.00%</text:p>
          </table:table-cell>
          <table:table-cell table:style-name="ce12" table:number-columns-repeated="2"/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30"/>
          <table:table-cell table:style-name="ce21"/>
          <table:table-cell table:style-name="ce16"/>
          <table:table-cell table:style-name="ce22"/>
          <table:table-cell table:number-columns-repeated="10"/>
          <table:table-cell table:style-name="ce22" table:formula="of:=IF(([.AU9]+[.BA9])&lt;&gt;0;[.BA9]/([.AU9]+[.BA9]);&quot;NA&quot;)" office:value-type="string" office:string-value="NA">
            <text:p>NA</text:p>
          </table:table-cell>
          <table:table-cell table:style-name="ce22" table:formula="of:=IF([.BA9]&lt;&gt;0;[.AU9]/[.BA9];&quot;NA&quot;)" office:value-type="string" office:string-value="NA">
            <text:p>NA</text:p>
          </table:table-cell>
          <table:table-cell table:style-name="ce12" office:value-type="float" office:value="6">
            <text:p>6</text:p>
          </table:table-cell>
          <table:table-cell table:style-name="ce12" table:formula="of:=COUNTIF([.$AG$26:.$AG$58];[.AT9])" office:value-type="float" office:value="0">
            <text:p>0</text:p>
          </table:table-cell>
          <table:table-cell table:style-name="ce23" table:formula="of:=[.AU9]/[.$AU$10]" office:value-type="percentage" office:value="0">
            <text:p>0.00%</text:p>
          </table:table-cell>
          <table:table-cell table:style-name="ce12" table:number-columns-repeated="2"/>
          <table:table-cell/>
          <table:table-cell table:style-name="ce12" office:value-type="float" office:value="6">
            <text:p>6</text:p>
          </table:table-cell>
          <table:table-cell table:style-name="ce12" table:formula="of:=COUNTIF([.$AG$59:.$AG$93];[.AZ9])" office:value-type="float" office:value="0">
            <text:p>0</text:p>
          </table:table-cell>
          <table:table-cell table:style-name="ce23" table:formula="of:=[.BA9]/[.$BA$10]" office:value-type="percentage" office:value="0">
            <text:p>0.00%</text:p>
          </table:table-cell>
          <table:table-cell table:style-name="ce12" table:number-columns-repeated="2"/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45"/>
          <table:table-cell table:style-name="ce12" office:value-type="string">
            <text:p>total=</text:p>
          </table:table-cell>
          <table:table-cell table:style-name="ce12" table:formula="of:=COUNTA([.AR26:.AR58])" office:value-type="float" office:value="33">
            <text:p>33</text:p>
          </table:table-cell>
          <table:table-cell table:style-name="ce12" table:formula="of:=SUM([.AV4:.AV9])" office:value-type="percentage" office:value="0.636363636363636">
            <text:p>64%</text:p>
          </table:table-cell>
          <table:table-cell table:style-name="ce12" table:number-columns-repeated="2"/>
          <table:table-cell/>
          <table:table-cell table:style-name="ce12" office:value-type="string">
            <text:p>total=</text:p>
          </table:table-cell>
          <table:table-cell table:style-name="ce12" table:formula="of:=COUNTA([.$AR$59:.$AR$93])" office:value-type="float" office:value="19">
            <text:p>19</text:p>
          </table:table-cell>
          <table:table-cell table:style-name="ce12" table:formula="of:=SUM([.BB4:.BB9])" office:value-type="percentage" office:value="0.526315789473684">
            <text:p>53%</text:p>
          </table:table-cell>
          <table:table-cell table:style-name="ce12" table:number-columns-repeated="2"/>
          <table:table-cell table:number-columns-repeated="31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87"/>
          <table:table-cell table:style-name="Default" table:number-columns-repeated="17"/>
          <table:table-cell table:number-columns-repeated="911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[05/20/2020 13:43:42 / FxUtilitiesController.php:253]</text:p>
          </table:table-cell>
          <table:table-cell table:number-columns-repeated="90"/>
          <table:table-cell office:value-type="string">
            <text:p>+ / - ratio</text:p>
          </table:table-cell>
          <table:table-cell/>
          <table:table-cell table:style-name="ce12"/>
          <table:table-cell table:style-name="ce12" office:value-type="string">
            <text:p>profit &gt;= 0</text:p>
          </table:table-cell>
          <table:table-cell table:style-name="ce12" table:number-columns-repeated="3"/>
          <table:table-cell/>
          <table:table-cell table:style-name="ce12"/>
          <table:table-cell table:style-name="ce12" office:value-type="string">
            <text:p>profit &lt; 0</text:p>
          </table:table-cell>
          <table:table-cell table:style-name="ce12" table:number-columns-repeated="3"/>
          <table:table-cell table:number-columns-repeated="911"/>
        </table:table-row>
        <table:table-row table:style-name="ro3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85"/>
          <table:table-cell office:value-type="string">
            <text:p>diff</text:p>
            <text:p>(+, -)</text:p>
          </table:table-cell>
          <table:table-cell/>
          <table:table-cell office:value-type="string">
            <text:p>+</text:p>
          </table:table-cell>
          <table:table-cell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12" office:value-type="string">
            <text:p>BB, loc-1</text:p>
          </table:table-cell>
          <table:table-cell table:style-name="ce12" office:value-type="string">
            <text:p>num</text:p>
          </table:table-cell>
          <table:table-cell table:style-name="ce12" office:value-type="string">
            <text:p>ratio</text:p>
          </table:table-cell>
          <table:table-cell table:style-name="ce12" table:number-columns-repeated="2"/>
          <table:table-cell/>
          <table:table-cell table:style-name="ce12" office:value-type="string">
            <text:p>BB, loc-1</text:p>
          </table:table-cell>
          <table:table-cell table:style-name="ce12"/>
          <table:table-cell table:style-name="ce12" office:value-type="string">
            <text:p>ratio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office:value-type="string">
            <text:p>period</text:p>
          </table:table-cell>
          <table:table-cell office:value-type="float" office:value="1">
            <text:p>1</text:p>
          </table:table-cell>
          <table:table-cell table:number-columns-repeated="85"/>
          <table:table-cell table:style-name="ce21" table:formula="of:=[.CL15]-[.CN15]" office:value-type="percentage" office:value="0.366666666666667">
            <text:p>36.7%</text:p>
          </table:table-cell>
          <table:table-cell table:style-name="ce16" office:value-type="float" office:value="1">
            <text:p>1</text:p>
          </table:table-cell>
          <table:table-cell table:formula="of:=IF(([.$AU5]+[.$BA5])&lt;&gt;0;[.$AU5]/([.$AU5]+[.$BA5]);&quot;NA&quot;)" office:value-type="float" office:value="0.7">
            <text:p>0.7</text:p>
          </table:table-cell>
          <table:table-cell/>
          <table:table-cell table:formula="of:=IF(([.$AU$4]+[.$BA$4])&lt;&gt;0;[.CW15]/([.$AU$4]+[.$BA$4]);&quot;NA&quot;)" office:value-type="float" office:value="0.333333333333333">
            <text:p>0.3333333333</text:p>
          </table:table-cell>
          <table:table-cell table:formula="of:=IF([.CW15]&lt;&gt;0;[.CQ15]/[.CW15];&quot;NA&quot;)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table:formula="of:=COUNTIF([.$BW$26:.$BW$58];[.CP15])" office:value-type="float" office:value="5">
            <text:p>5</text:p>
          </table:table-cell>
          <table:table-cell table:style-name="ce23" table:formula="of:=[.CQ15]/[.$AU$10]" office:value-type="percentage" office:value="0.151515151515152">
            <text:p>15.15%</text:p>
          </table:table-cell>
          <table:table-cell table:style-name="ce12" table:number-columns-repeated="2"/>
          <table:table-cell/>
          <table:table-cell table:style-name="ce12" office:value-type="float" office:value="1">
            <text:p>1</text:p>
          </table:table-cell>
          <table:table-cell table:style-name="ce12" table:formula="of:=COUNTIF([.$AG$54:.$AG$88];[.CV15])" office:value-type="float" office:value="1">
            <text:p>1</text:p>
          </table:table-cell>
          <table:table-cell table:style-name="ce23" table:formula="of:=[.CW15]/[.$BA$10]" office:value-type="percentage" office:value="0.0526315789473684">
            <text:p>5.26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85"/>
          <table:table-cell table:style-name="ce21" table:formula="of:=[.CL16]-[.CN16]" office:value-type="percentage" office:value="0.285714285714286">
            <text:p>28.6%</text:p>
          </table:table-cell>
          <table:table-cell table:style-name="ce16" office:value-type="float" office:value="2">
            <text:p>2</text:p>
          </table:table-cell>
          <table:table-cell table:style-name="ce22" table:formula="of:=IF(([.$AU6]+[.$BA6])&lt;&gt;0;[.$AU6]/([.$AU6]+[.$BA6]);&quot;NA&quot;)" office:value-type="percentage" office:value="0.5">
            <text:p>50.0%</text:p>
          </table:table-cell>
          <table:table-cell/>
          <table:table-cell table:style-name="ce22" table:formula="of:=IF(([.CQ16]+[.CW16])&lt;&gt;0;[.CW16]/([.CQ16]+[.CW16]);&quot;NA&quot;)" office:value-type="percentage" office:value="0.214285714285714">
            <text:p>21.4%</text:p>
          </table:table-cell>
          <table:table-cell table:style-name="ce22" table:formula="of:=IF([.CW16]&lt;&gt;0;[.CQ16]/[.CW16];&quot;NA&quot;)" office:value-type="percentage" office:value="3.66666666666667">
            <text:p>366.7%</text:p>
          </table:table-cell>
          <table:table-cell table:style-name="ce12" office:value-type="float" office:value="2">
            <text:p>2</text:p>
          </table:table-cell>
          <table:table-cell table:style-name="ce12" table:formula="of:=COUNTIF([.$BW$26:.$BW$58];[.CP16])" office:value-type="float" office:value="11">
            <text:p>11</text:p>
          </table:table-cell>
          <table:table-cell table:style-name="ce23" table:formula="of:=[.CQ16]/[.$AU$10]" office:value-type="percentage" office:value="0.333333333333333">
            <text:p>33.33%</text:p>
          </table:table-cell>
          <table:table-cell table:style-name="ce12" table:number-columns-repeated="2"/>
          <table:table-cell/>
          <table:table-cell table:style-name="ce12" office:value-type="float" office:value="2">
            <text:p>2</text:p>
          </table:table-cell>
          <table:table-cell table:style-name="ce12" table:formula="of:=COUNTIF([.$AG$54:.$AG$88];[.CV16])" office:value-type="float" office:value="3">
            <text:p>3</text:p>
          </table:table-cell>
          <table:table-cell table:style-name="ce23" table:formula="of:=[.CW16]/[.$BA$10]" office:value-type="percentage" office:value="0.157894736842105">
            <text:p>15.79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18_143757).(tickets-data).log</text:p>
          </table:table-cell>
          <table:table-cell table:number-columns-repeated="85"/>
          <table:table-cell table:style-name="ce21" table:formula="of:=[.CL17]-[.CN17]" office:value-type="percentage" office:value="0.392307692307692">
            <text:p>39.2%</text:p>
          </table:table-cell>
          <table:table-cell table:style-name="ce16" office:value-type="float" office:value="3">
            <text:p>3</text:p>
          </table:table-cell>
          <table:table-cell table:style-name="ce22" table:formula="of:=IF(([.$AU7]+[.$BA7])&lt;&gt;0;[.$AU7]/([.$AU7]+[.$BA7]);&quot;NA&quot;)" office:value-type="percentage" office:value="0.7">
            <text:p>70.0%</text:p>
          </table:table-cell>
          <table:table-cell/>
          <table:table-cell table:style-name="ce22" table:formula="of:=IF(([.CQ17]+[.CW17])&lt;&gt;0;[.CW17]/([.CQ17]+[.CW17]);&quot;NA&quot;)" office:value-type="percentage" office:value="0.307692307692308">
            <text:p>30.8%</text:p>
          </table:table-cell>
          <table:table-cell table:style-name="ce22" table:formula="of:=IF([.CW17]&lt;&gt;0;[.CQ17]/[.CW17];&quot;NA&quot;)" office:value-type="percentage" office:value="2.25">
            <text:p>225.0%</text:p>
          </table:table-cell>
          <table:table-cell table:style-name="ce12" office:value-type="float" office:value="3">
            <text:p>3</text:p>
          </table:table-cell>
          <table:table-cell table:style-name="ce12" table:formula="of:=COUNTIF([.$BW$26:.$BW$58];[.CP17])" office:value-type="float" office:value="9">
            <text:p>9</text:p>
          </table:table-cell>
          <table:table-cell table:style-name="ce23" table:formula="of:=[.CQ17]/[.$AU$10]" office:value-type="percentage" office:value="0.272727272727273">
            <text:p>27.27%</text:p>
          </table:table-cell>
          <table:table-cell table:style-name="ce12"/>
          <table:table-cell table:style-name="ce12" table:formula="of:=SUM([.CR17:.CR19])" office:value-type="percentage" office:value="0.484848484848485">
            <text:p>48%</text:p>
          </table:table-cell>
          <table:table-cell/>
          <table:table-cell table:style-name="ce12" office:value-type="float" office:value="3">
            <text:p>3</text:p>
          </table:table-cell>
          <table:table-cell table:style-name="ce12" table:formula="of:=COUNTIF([.$AG$54:.$AG$88];[.CV17])" office:value-type="float" office:value="4">
            <text:p>4</text:p>
          </table:table-cell>
          <table:table-cell table:style-name="ce23" table:formula="of:=[.CW17]/[.$BA$10]" office:value-type="percentage" office:value="0.210526315789474">
            <text:p>21.05%</text:p>
          </table:table-cell>
          <table:table-cell table:style-name="ce12"/>
          <table:table-cell table:style-name="ce12" table:formula="of:=SUM([.CX17:.CX19])" office:value-type="percentage" office:value="0.421052631578947">
            <text:p>42%</text:p>
          </table:table-cell>
          <table:table-cell table:number-columns-repeated="911"/>
        </table:table-row>
        <table:table-row table:style-name="ro2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85"/>
          <table:table-cell table:style-name="ce21" table:formula="of:=[.CL18]-[.CN18]" office:value-type="percentage" office:value="0">
            <text:p>#VALUE!</text:p>
          </table:table-cell>
          <table:table-cell table:style-name="ce16" office:value-type="float" office:value="4">
            <text:p>4</text:p>
          </table:table-cell>
          <table:table-cell table:style-name="ce22" table:formula="of:=IF(([.$AU8]+[.$BA8])&lt;&gt;0;[.$AU8]/([.$AU8]+[.$BA8]);&quot;NA&quot;)" office:value-type="string" office:string-value="NA">
            <text:p>NA</text:p>
          </table:table-cell>
          <table:table-cell/>
          <table:table-cell table:style-name="ce22" table:formula="of:=IF(([.CQ18]+[.CW18])&lt;&gt;0;[.CW18]/([.CQ18]+[.CW18]);&quot;NA&quot;)" office:value-type="percentage" office:value="0.571428571428571">
            <text:p>57.1%</text:p>
          </table:table-cell>
          <table:table-cell table:style-name="ce22" table:formula="of:=IF([.CW18]&lt;&gt;0;[.CQ18]/[.CW18];&quot;NA&quot;)" office:value-type="percentage" office:value="0.75">
            <text:p>75.0%</text:p>
          </table:table-cell>
          <table:table-cell table:style-name="ce12" office:value-type="float" office:value="4">
            <text:p>4</text:p>
          </table:table-cell>
          <table:table-cell table:style-name="ce12" table:formula="of:=COUNTIF([.$BW$26:.$BW$58];[.CP18])" office:value-type="float" office:value="3">
            <text:p>3</text:p>
          </table:table-cell>
          <table:table-cell table:style-name="ce23" table:formula="of:=[.CQ18]/[.$AU$10]" office:value-type="percentage" office:value="0.0909090909090909">
            <text:p>9.09%</text:p>
          </table:table-cell>
          <table:table-cell table:style-name="ce12" table:number-columns-repeated="2"/>
          <table:table-cell/>
          <table:table-cell table:style-name="ce12" office:value-type="float" office:value="4">
            <text:p>4</text:p>
          </table:table-cell>
          <table:table-cell table:style-name="ce12" table:formula="of:=COUNTIF([.$AG$54:.$AG$88];[.CV18])" office:value-type="float" office:value="4">
            <text:p>4</text:p>
          </table:table-cell>
          <table:table-cell table:style-name="ce23" table:formula="of:=[.CW18]/[.$BA$10]" office:value-type="percentage" office:value="0.210526315789474">
            <text:p>21.05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85"/>
          <table:table-cell table:style-name="ce21" table:formula="of:=[.CL19]-[.CN19]" office:value-type="percentage" office:value="0">
            <text:p>#VALUE!</text:p>
          </table:table-cell>
          <table:table-cell table:style-name="ce16" office:value-type="float" office:value="5">
            <text:p>5</text:p>
          </table:table-cell>
          <table:table-cell table:style-name="ce22" table:formula="of:=IF(([.$AU9]+[.$BA9])&lt;&gt;0;[.$AU9]/([.$AU9]+[.$BA9]);&quot;NA&quot;)" office:value-type="string" office:string-value="NA">
            <text:p>NA</text:p>
          </table:table-cell>
          <table:table-cell/>
          <table:table-cell table:style-name="ce22" table:formula="of:=IF(([.CQ19]+[.CW19])&lt;&gt;0;[.CW19]/([.CQ19]+[.CW19]);&quot;NA&quot;)" office:value-type="percentage" office:value="0">
            <text:p>0.0%</text:p>
          </table:table-cell>
          <table:table-cell table:style-name="ce22" table:formula="of:=IF([.CW19]&lt;&gt;0;[.CQ19]/[.CW19];&quot;NA&quot;)" office:value-type="string" office:string-value="NA">
            <text:p>NA</text:p>
          </table:table-cell>
          <table:table-cell table:style-name="ce12" office:value-type="float" office:value="5">
            <text:p>5</text:p>
          </table:table-cell>
          <table:table-cell table:style-name="ce12" table:formula="of:=COUNTIF([.$BW$26:.$BW$58];[.CP19])" office:value-type="float" office:value="4">
            <text:p>4</text:p>
          </table:table-cell>
          <table:table-cell table:style-name="ce23" table:formula="of:=[.CQ19]/[.$AU$10]" office:value-type="percentage" office:value="0.121212121212121">
            <text:p>12.12%</text:p>
          </table:table-cell>
          <table:table-cell table:style-name="ce12" table:number-columns-repeated="2"/>
          <table:table-cell/>
          <table:table-cell table:style-name="ce12" office:value-type="float" office:value="5">
            <text:p>5</text:p>
          </table:table-cell>
          <table:table-cell table:style-name="ce12" table:formula="of:=COUNTIF([.$AG$54:.$AG$88];[.CV19])" office:value-type="float" office:value="0">
            <text:p>0</text:p>
          </table:table-cell>
          <table:table-cell table:style-name="ce23" table:formula="of:=[.CW19]/[.$BA$10]" office:value-type="percentage" office:value="0">
            <text:p>0.00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85"/>
          <table:table-cell table:style-name="ce21" table:formula="of:=[.CL20]-[.CN20]" office:value-type="percentage" office:value="0.634615384615385">
            <text:p>63.5%</text:p>
          </table:table-cell>
          <table:table-cell table:style-name="ce16" office:value-type="float" office:value="6">
            <text:p>6</text:p>
          </table:table-cell>
          <table:table-cell table:style-name="ce22" table:formula="of:=IF(([.$AU10]+[.$BA10])&lt;&gt;0;[.$AU10]/([.$AU10]+[.$BA10]);&quot;NA&quot;)" office:value-type="percentage" office:value="0.634615384615385">
            <text:p>63.5%</text:p>
          </table:table-cell>
          <table:table-cell/>
          <table:table-cell table:style-name="ce22" table:formula="of:=IF(([.CQ20]+[.CW20])&lt;&gt;0;[.CW20]/([.CQ20]+[.CW20]);&quot;NA&quot;)" office:value-type="percentage" office:value="0">
            <text:p>0.0%</text:p>
          </table:table-cell>
          <table:table-cell table:style-name="ce22" table:formula="of:=IF([.CW20]&lt;&gt;0;[.CQ20]/[.CW20];&quot;NA&quot;)" office:value-type="string" office:string-value="NA">
            <text:p>NA</text:p>
          </table:table-cell>
          <table:table-cell table:style-name="ce12" office:value-type="float" office:value="6">
            <text:p>6</text:p>
          </table:table-cell>
          <table:table-cell table:style-name="ce12" table:formula="of:=COUNTIF([.$BW$26:.$BW$58];[.CP20])" office:value-type="float" office:value="1">
            <text:p>1</text:p>
          </table:table-cell>
          <table:table-cell table:style-name="ce23" table:formula="of:=[.CQ20]/[.$AU$10]" office:value-type="percentage" office:value="0.0303030303030303">
            <text:p>3.03%</text:p>
          </table:table-cell>
          <table:table-cell table:style-name="ce12" table:number-columns-repeated="2"/>
          <table:table-cell/>
          <table:table-cell table:style-name="ce12" office:value-type="float" office:value="6">
            <text:p>6</text:p>
          </table:table-cell>
          <table:table-cell table:style-name="ce12" table:formula="of:=COUNTIF([.$AG$54:.$AG$88];[.CV20])" office:value-type="float" office:value="0">
            <text:p>0</text:p>
          </table:table-cell>
          <table:table-cell table:style-name="ce23" table:formula="of:=[.CW20]/[.$BA$10]" office:value-type="percentage" office:value="0">
            <text:p>0.00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18_143757).(tickets-data).log</text:p>
          </table:table-cell>
          <table:table-cell table:number-columns-repeated="91"/>
          <table:table-cell table:style-name="ce12" office:value-type="string">
            <text:p>total=</text:p>
          </table:table-cell>
          <table:table-cell table:style-name="ce12" table:formula="of:=COUNTA([.CH26:.CH58])" office:value-type="float" office:value="33">
            <text:p>33</text:p>
          </table:table-cell>
          <table:table-cell table:style-name="ce12" table:formula="of:=SUM([.CR15:.CR20])" office:value-type="percentage" office:value="1">
            <text:p>100%</text:p>
          </table:table-cell>
          <table:table-cell table:style-name="ce12" table:number-columns-repeated="2"/>
          <table:table-cell/>
          <table:table-cell table:style-name="ce12" office:value-type="string">
            <text:p>total=</text:p>
          </table:table-cell>
          <table:table-cell table:style-name="ce12" table:formula="of:=COUNTA([.$AR$54:.$AR$88])" office:value-type="float" office:value="24">
            <text:p>24</text:p>
          </table:table-cell>
          <table:table-cell table:style-name="ce12" table:formula="of:=SUM([.CX15:.CX20])" office:value-type="percentage" office:value="0.631578947368421">
            <text:p>63%</text:p>
          </table:table-cell>
          <table:table-cell table:style-name="ce12" table:number-columns-repeated="2"/>
          <table:table-cell table:number-columns-repeated="911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7_140530).(combined-data).(20200520_134342_510097).dat</text:p>
          </table:table-cell>
          <table:table-cell table:number-columns-repeated="1013"/>
        </table:table-row>
        <table:table-row table:style-name="ro2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18_143757[eap-2.id-1].[AUDJPY-5].dir</text:p>
          </table:table-cell>
          <table:table-cell table:number-columns-repeated="1013"/>
        </table:table-row>
        <table:table-row table:style-name="ro2">
          <table:table-cell table:number-columns-repeated="1015"/>
        </table:table-row>
        <table:table-row table:style-name="ro3">
          <table:table-cell table:style-name="ce11" office:value-type="string">
            <text:p>[2020.05.18 13:41:33 / lib_ea_2.mqh:2103]</text:p>
          </table:table-cell>
          <table:table-cell table:style-name="ce13" office:value-type="string">
            <text:p>ticket-num</text:p>
          </table:table-cell>
          <table:table-cell table:style-name="ce13" office:value-type="string">
            <text:p>curr.datetime</text:p>
          </table:table-cell>
          <table:table-cell table:style-name="ce13" office:value-type="string">
            <text:p>Close.-9</text:p>
          </table:table-cell>
          <table:table-cell table:style-name="ce13" office:value-type="string">
            <text:p>Close.-8</text:p>
          </table:table-cell>
          <table:table-cell table:style-name="ce13" office:value-type="string">
            <text:p>Close.-7</text:p>
          </table:table-cell>
          <table:table-cell table:style-name="ce13" office:value-type="string">
            <text:p>Close.-6</text:p>
          </table:table-cell>
          <table:table-cell table:style-name="ce13" office:value-type="string">
            <text:p>Close.-5</text:p>
          </table:table-cell>
          <table:table-cell table:style-name="ce13" office:value-type="string">
            <text:p>Close.-4</text:p>
          </table:table-cell>
          <table:table-cell table:style-name="ce13" office:value-type="string">
            <text:p>Close.-3</text:p>
          </table:table-cell>
          <table:table-cell table:style-name="ce13" office:value-type="string">
            <text:p>Close.-2</text:p>
          </table:table-cell>
          <table:table-cell table:style-name="ce13" office:value-type="string">
            <text:p>Close.-1</text:p>
          </table:table-cell>
          <table:table-cell table:style-name="ce13" office:value-type="string">
            <text:p>u/d.-9</text:p>
          </table:table-cell>
          <table:table-cell table:style-name="ce13" office:value-type="string">
            <text:p>u/d.-8</text:p>
          </table:table-cell>
          <table:table-cell table:style-name="ce13" office:value-type="string">
            <text:p>u/d.-7</text:p>
          </table:table-cell>
          <table:table-cell table:style-name="ce13" office:value-type="string">
            <text:p>u/d.-6</text:p>
          </table:table-cell>
          <table:table-cell table:style-name="ce13" office:value-type="string">
            <text:p>u/d.-5</text:p>
          </table:table-cell>
          <table:table-cell table:style-name="ce13" office:value-type="string">
            <text:p>u/d.-4</text:p>
          </table:table-cell>
          <table:table-cell table:style-name="ce13" office:value-type="string">
            <text:p>u/d.-3</text:p>
          </table:table-cell>
          <table:table-cell table:style-name="ce13" office:value-type="string">
            <text:p>u/d.-2</text:p>
          </table:table-cell>
          <table:table-cell table:style-name="ce13" office:value-type="string">
            <text:p>u/d.-1</text:p>
          </table:table-cell>
          <table:table-cell table:style-name="ce13" office:value-type="string">
            <text:p>width.-9</text:p>
          </table:table-cell>
          <table:table-cell table:style-name="ce13" office:value-type="string">
            <text:p>width.-8</text:p>
          </table:table-cell>
          <table:table-cell table:style-name="ce13" office:value-type="string">
            <text:p>width.-7</text:p>
          </table:table-cell>
          <table:table-cell table:style-name="ce13" office:value-type="string">
            <text:p>width.-6</text:p>
          </table:table-cell>
          <table:table-cell table:style-name="ce13" office:value-type="string">
            <text:p>width.-5</text:p>
          </table:table-cell>
          <table:table-cell table:style-name="ce13" office:value-type="string">
            <text:p>width.-4</text:p>
          </table:table-cell>
          <table:table-cell table:style-name="ce13" office:value-type="string">
            <text:p>width.-3</text:p>
          </table:table-cell>
          <table:table-cell table:style-name="ce13" office:value-type="string">
            <text:p>width.-2</text:p>
          </table:table-cell>
          <table:table-cell table:style-name="ce13" office:value-type="string">
            <text:p>width.-1</text:p>
          </table:table-cell>
          <table:table-cell table:style-name="ce13" office:value-type="string">
            <text:p>w-level.-9</text:p>
          </table:table-cell>
          <table:table-cell table:style-name="ce13" office:value-type="string">
            <text:p>w-level.-8</text:p>
          </table:table-cell>
          <table:table-cell table:style-name="ce13" office:value-type="string">
            <text:p>w-level.-7</text:p>
          </table:table-cell>
          <table:table-cell table:style-name="ce13" office:value-type="string">
            <text:p>w-level.-6</text:p>
          </table:table-cell>
          <table:table-cell table:style-name="ce13" office:value-type="string">
            <text:p>w-level.-5</text:p>
          </table:table-cell>
          <table:table-cell table:style-name="ce13" office:value-type="string">
            <text:p>w-level.-4</text:p>
          </table:table-cell>
          <table:table-cell table:style-name="ce13" office:value-type="string">
            <text:p>w-level.-3</text:p>
          </table:table-cell>
          <table:table-cell table:style-name="ce13" office:value-type="string">
            <text:p>w-level.-2</text:p>
          </table:table-cell>
          <table:table-cell table:style-name="ce13" office:value-type="string">
            <text:p>w-level.-1</text:p>
          </table:table-cell>
          <table:table-cell table:style-name="ce13" office:value-type="string">
            <text:p>MFI.-9</text:p>
          </table:table-cell>
          <table:table-cell table:style-name="ce13" office:value-type="string">
            <text:p>MFI.-8</text:p>
          </table:table-cell>
          <table:table-cell table:style-name="ce13" office:value-type="string">
            <text:p>MFI.-7</text:p>
          </table:table-cell>
          <table:table-cell table:style-name="ce13" office:value-type="string">
            <text:p>MFI.-6</text:p>
          </table:table-cell>
          <table:table-cell table:style-name="ce13" office:value-type="string">
            <text:p>MFI.-5</text:p>
          </table:table-cell>
          <table:table-cell table:style-name="ce17" office:value-type="string">
            <text:p>MFI.-4</text:p>
          </table:table-cell>
          <table:table-cell table:style-name="ce17" office:value-type="string">
            <text:p>MFI.-3</text:p>
          </table:table-cell>
          <table:table-cell table:style-name="ce17" office:value-type="string">
            <text:p>MFI.-2</text:p>
          </table:table-cell>
          <table:table-cell table:style-name="ce17" office:value-type="string">
            <text:p>MFI.-1</text:p>
          </table:table-cell>
          <table:table-cell table:style-name="ce17" office:value-type="string">
            <text:p>RSI.-9</text:p>
          </table:table-cell>
          <table:table-cell table:style-name="ce17" office:value-type="string">
            <text:p>RSI.-8</text:p>
          </table:table-cell>
          <table:table-cell table:style-name="ce17" office:value-type="string">
            <text:p>RSI.-7</text:p>
          </table:table-cell>
          <table:table-cell table:style-name="ce17" office:value-type="string">
            <text:p>RSI.-6</text:p>
          </table:table-cell>
          <table:table-cell table:style-name="ce17" office:value-type="string">
            <text:p>RSI.-5</text:p>
          </table:table-cell>
          <table:table-cell table:style-name="ce17" office:value-type="string">
            <text:p>RSI.-4</text:p>
          </table:table-cell>
          <table:table-cell table:style-name="ce17" office:value-type="string">
            <text:p>RSI.-3</text:p>
          </table:table-cell>
          <table:table-cell table:style-name="ce17" office:value-type="string">
            <text:p>RSI.-2</text:p>
          </table:table-cell>
          <table:table-cell table:style-name="ce17" office:value-type="string">
            <text:p>RSI.-1</text:p>
          </table:table-cell>
          <table:table-cell table:style-name="ce17" office:value-type="string">
            <text:p>Force.-9</text:p>
          </table:table-cell>
          <table:table-cell table:style-name="ce17" office:value-type="string">
            <text:p>Force.-8</text:p>
          </table:table-cell>
          <table:table-cell table:style-name="ce17" office:value-type="string">
            <text:p>Force.-7</text:p>
          </table:table-cell>
          <table:table-cell table:style-name="ce17" office:value-type="string">
            <text:p>Force.-6</text:p>
          </table:table-cell>
          <table:table-cell table:style-name="ce17" office:value-type="string">
            <text:p>Force.-5</text:p>
          </table:table-cell>
          <table:table-cell table:style-name="ce17" office:value-type="string">
            <text:p>Force.-4</text:p>
          </table:table-cell>
          <table:table-cell table:style-name="ce17" office:value-type="string">
            <text:p>Force.-3</text:p>
          </table:table-cell>
          <table:table-cell table:style-name="ce17" office:value-type="string">
            <text:p>Force.-2</text:p>
          </table:table-cell>
          <table:table-cell table:style-name="ce17" office:value-type="string">
            <text:p>Force.-1</text:p>
          </table:table-cell>
          <table:table-cell table:style-name="ce17" office:value-type="string">
            <text:p>BB-loc.-9</text:p>
          </table:table-cell>
          <table:table-cell table:style-name="ce17" office:value-type="string">
            <text:p>BB-loc.-8</text:p>
          </table:table-cell>
          <table:table-cell table:style-name="ce17" office:value-type="string">
            <text:p>BB-loc.-7</text:p>
          </table:table-cell>
          <table:table-cell table:style-name="ce17" office:value-type="string">
            <text:p>BB-loc.-6</text:p>
          </table:table-cell>
          <table:table-cell table:style-name="ce17" office:value-type="string">
            <text:p>BB-loc.-5</text:p>
          </table:table-cell>
          <table:table-cell table:style-name="ce17" office:value-type="string">
            <text:p>BB-loc.-4</text:p>
          </table:table-cell>
          <table:table-cell table:style-name="ce17" office:value-type="string">
            <text:p>BB-loc.-3</text:p>
          </table:table-cell>
          <table:table-cell table:style-name="ce17" office:value-type="string">
            <text:p>BB-loc.-2</text:p>
          </table:table-cell>
          <table:table-cell table:style-name="ce20" office:value-type="string">
            <text:p>BB-loc.-1</text:p>
          </table:table-cell>
          <table:table-cell table:style-name="ce20" table:number-columns-repeated="10"/>
          <table:table-cell table:style-name="ce20" office:value-type="string">
            <text:p>profit</text:p>
          </table:table-cell>
          <table:table-cell table:style-name="ce24" table:number-columns-repeated="929"/>
        </table:table-row>
        <table:table-row table:style-name="ro2">
          <table:table-cell table:style-name="ce12" office:value-type="float" office:value="46">
            <text:p>46</text:p>
          </table:table-cell>
          <table:table-cell table:style-name="ce12" office:value-type="float" office:value="25712635">
            <text:p>25712635</text:p>
          </table:table-cell>
          <table:table-cell table:style-name="ce12" office:value-type="string">
            <text:p>2020.05.18 16:30:00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6.4811">
            <text:p>66.4811</text:p>
          </table:table-cell>
          <table:table-cell table:style-name="ce12" office:value-type="float" office:value="66.82831">
            <text:p>66.82831</text:p>
          </table:table-cell>
          <table:table-cell table:style-name="ce12" office:value-type="float" office:value="66.99782">
            <text:p>66.99782</text:p>
          </table:table-cell>
          <table:table-cell table:style-name="ce12" office:value-type="float" office:value="67.40308">
            <text:p>67.40308</text:p>
          </table:table-cell>
          <table:table-cell table:style-name="ce19" office:value-type="float" office:value="71.78675">
            <text:p>72</text:p>
          </table:table-cell>
          <table:table-cell office:value-type="float" office:value="71.06331">
            <text:p>71.06331</text:p>
          </table:table-cell>
          <table:table-cell office:value-type="float" office:value="71.20176">
            <text:p>71.20176</text:p>
          </table:table-cell>
          <table:table-cell office:value-type="float" office:value="71.29264">
            <text:p>71.29264</text:p>
          </table:table-cell>
          <table:table-cell office:value-type="float" office:value="66.53788">
            <text:p>66.53788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12635">
            <text:p>25712635</text:p>
          </table:table-cell>
          <table:table-cell table:style-name="ce12" office:value-type="string">
            <text:p>2020.05.18 16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39">
            <text:p>69.539</text:p>
          </table:table-cell>
          <table:table-cell table:style-name="ce12" office:value-type="float" office:value="69.7">
            <text:p>69.7</text:p>
          </table:table-cell>
          <table:table-cell table:style-name="ce12" office:value-type="float" office:value="69.85">
            <text:p>69.85</text:p>
          </table:table-cell>
          <table:table-cell table:style-name="ce12" office:value-type="string">
            <text:p>2020.05.18 16:38:00</text:p>
          </table:table-cell>
          <table:table-cell table:style-name="ce12" office:value-type="float" office:value="69.7">
            <text:p>69.7</text:p>
          </table:table-cell>
          <table:table-cell table:style-name="ce19" office:value-type="float" office:value="16100">
            <text:p>16,100</text:p>
          </table:table-cell>
          <table:table-cell table:number-columns-repeated="929"/>
        </table:table-row>
        <table:table-row table:style-name="ro2">
          <table:table-cell table:style-name="ce12" office:value-type="float" office:value="47">
            <text:p>47</text:p>
          </table:table-cell>
          <table:table-cell table:style-name="ce12" office:value-type="float" office:value="25712828">
            <text:p>25712828</text:p>
          </table:table-cell>
          <table:table-cell table:style-name="ce12" office:value-type="string">
            <text:p>2020.05.18 16:35:00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6.82831">
            <text:p>66.82831</text:p>
          </table:table-cell>
          <table:table-cell table:style-name="ce12" office:value-type="float" office:value="66.99782">
            <text:p>66.99782</text:p>
          </table:table-cell>
          <table:table-cell table:style-name="ce12" office:value-type="float" office:value="67.40308">
            <text:p>67.40308</text:p>
          </table:table-cell>
          <table:table-cell table:style-name="ce12" office:value-type="float" office:value="71.78675">
            <text:p>71.78675</text:p>
          </table:table-cell>
          <table:table-cell table:style-name="ce19" office:value-type="float" office:value="71.06331">
            <text:p>71</text:p>
          </table:table-cell>
          <table:table-cell office:value-type="float" office:value="71.20176">
            <text:p>71.20176</text:p>
          </table:table-cell>
          <table:table-cell office:value-type="float" office:value="71.29264">
            <text:p>71.29264</text:p>
          </table:table-cell>
          <table:table-cell office:value-type="float" office:value="66.53788">
            <text:p>66.53788</text:p>
          </table:table-cell>
          <table:table-cell office:value-type="float" office:value="64.58608">
            <text:p>64.58608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5712828">
            <text:p>25712828</text:p>
          </table:table-cell>
          <table:table-cell table:style-name="ce12" office:value-type="string">
            <text:p>2020.05.18 16:35:04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7">
            <text:p>69.7</text:p>
          </table:table-cell>
          <table:table-cell table:style-name="ce12" office:value-type="float" office:value="69.85">
            <text:p>69.85</text:p>
          </table:table-cell>
          <table:table-cell table:style-name="ce12" office:value-type="string">
            <text:p>2020.05.18 16:38:00</text:p>
          </table:table-cell>
          <table:table-cell table:style-name="ce12" office:value-type="float" office:value="69.7">
            <text:p>69.7</text:p>
          </table:table-cell>
          <table:table-cell table:style-name="ce19" office:value-type="float" office:value="14500">
            <text:p>14,500</text:p>
          </table:table-cell>
          <table:table-cell table:number-columns-repeated="929"/>
        </table:table-row>
        <table:table-row table:style-name="ro2">
          <table:table-cell table:style-name="ce12" office:value-type="float" office:value="5">
            <text:p>5</text:p>
          </table:table-cell>
          <table:table-cell table:style-name="ce12" office:value-type="float" office:value="25687233">
            <text:p>25687233</text:p>
          </table:table-cell>
          <table:table-cell table:style-name="ce12" office:value-type="string">
            <text:p>2020.05.18 09:10:00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4" office:value-type="float" office:value="68.883">
            <text:p>68.883</text:p>
          </table:table-cell>
          <table:table-cell table:style-name="ce14" office:value-type="float" office:value="68.881">
            <text:p>68.881</text:p>
          </table:table-cell>
          <table:table-cell table:style-name="ce14" office:value-type="float" office:value="68.876">
            <text:p>68.876</text:p>
          </table:table-cell>
          <table:table-cell table:style-name="ce14" office:value-type="float" office:value="68.895">
            <text:p>68.895</text:p>
          </table:table-cell>
          <table:table-cell table:style-name="ce14" office:value-type="float" office:value="68.861">
            <text:p>68.86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4" office:value-type="float" office:value="-0.03">
            <text:p>-0.030</text:p>
          </table:table-cell>
          <table:table-cell table:style-name="ce14" office:value-type="float" office:value="-0.001">
            <text:p>-0.001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8">
            <text:p>0.018</text:p>
          </table:table-cell>
          <table:table-cell table:style-name="ce14" office:value-type="float" office:value="-0.033">
            <text:p>-0.03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2" office:value-type="float" office:value="-3">
            <text:p>-3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1.19934">
            <text:p>41.19934</text:p>
          </table:table-cell>
          <table:table-cell table:style-name="ce18" office:value-type="float" office:value="41.28513">
            <text:p>41.28513</text:p>
          </table:table-cell>
          <table:table-cell table:style-name="ce18" office:value-type="float" office:value="40.45899">
            <text:p>40.45899</text:p>
          </table:table-cell>
          <table:table-cell table:style-name="ce18" office:value-type="float" office:value="42.33243">
            <text:p>42.33243</text:p>
          </table:table-cell>
          <table:table-cell table:style-name="ce18" office:value-type="float" office:value="35.87092">
            <text:p>35.87092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38.53751">
            <text:p>38.53751</text:p>
          </table:table-cell>
          <table:table-cell table:style-name="ce18" office:value-type="float" office:value="38.33224">
            <text:p>38.33224</text:p>
          </table:table-cell>
          <table:table-cell table:style-name="ce18" office:value-type="float" office:value="37.80235">
            <text:p>37.80235</text:p>
          </table:table-cell>
          <table:table-cell table:style-name="ce18" office:value-type="float" office:value="41.06132">
            <text:p>41.06132</text:p>
          </table:table-cell>
          <table:table-cell table:style-name="ce18" office:value-type="float" office:value="37.37271">
            <text:p>37.37271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8" office:value-type="float" office:value="-0.80325">
            <text:p>-0.80325</text:p>
          </table:table-cell>
          <table:table-cell table:style-name="ce18" office:value-type="float" office:value="-0.6708">
            <text:p>-0.67080</text:p>
          </table:table-cell>
          <table:table-cell table:style-name="ce18" office:value-type="float" office:value="-0.459">
            <text:p>-0.45900</text:p>
          </table:table-cell>
          <table:table-cell table:style-name="ce18" office:value-type="float" office:value="-0.8463">
            <text:p>-0.84630</text:p>
          </table:table-cell>
          <table:table-cell table:style-name="ce18" office:value-type="float" office:value="-1.84485">
            <text:p>-1.8448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5">
            <text:p>5</text:p>
          </table:table-cell>
          <table:table-cell table:style-name="ce12" office:value-type="float" office:value="25687233">
            <text:p>25687233</text:p>
          </table:table-cell>
          <table:table-cell table:style-name="ce12" office:value-type="string">
            <text:p>2020.05.18 09:10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871">
            <text:p>68.871</text:p>
          </table:table-cell>
          <table:table-cell table:style-name="ce12" office:value-type="float" office:value="69.005">
            <text:p>69.005</text:p>
          </table:table-cell>
          <table:table-cell table:style-name="ce12" office:value-type="float" office:value="69.155">
            <text:p>69.155</text:p>
          </table:table-cell>
          <table:table-cell table:style-name="ce12" office:value-type="string">
            <text:p>2020.05.18 09:58:19</text:p>
          </table:table-cell>
          <table:table-cell table:style-name="ce12" office:value-type="float" office:value="69.005">
            <text:p>69.005</text:p>
          </table:table-cell>
          <table:table-cell table:style-name="ce19" office:value-type="float" office:value="13400">
            <text:p>13,400</text:p>
          </table:table-cell>
          <table:table-cell table:number-columns-repeated="929"/>
        </table:table-row>
        <table:table-row table:style-name="ro2">
          <table:table-cell table:style-name="ce12" office:value-type="float" office:value="35">
            <text:p>35</text:p>
          </table:table-cell>
          <table:table-cell table:style-name="ce12" office:value-type="float" office:value="25705422">
            <text:p>25705422</text:p>
          </table:table-cell>
          <table:table-cell table:style-name="ce12" office:value-type="string">
            <text:p>2020.05.18 14:30:00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style-name="ce12" office:value-type="float" office:value="69.32">
            <text:p>69.32</text:p>
          </table:table-cell>
          <table:table-cell table:style-name="ce12" office:value-type="float" office:value="69.298">
            <text:p>69.298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-0.022">
            <text:p>-0.022</text:p>
          </table:table-cell>
          <table:table-cell table:number-columns-repeated="3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69.67563">
            <text:p>69.67563</text:p>
          </table:table-cell>
          <table:table-cell table:style-name="ce12" office:value-type="float" office:value="69.94441">
            <text:p>69.94441</text:p>
          </table:table-cell>
          <table:table-cell table:style-name="ce12" office:value-type="float" office:value="75.81733">
            <text:p>75.81733</text:p>
          </table:table-cell>
          <table:table-cell table:style-name="ce12" office:value-type="float" office:value="81.36974">
            <text:p>81.36974</text:p>
          </table:table-cell>
          <table:table-cell table:style-name="ce19" office:value-type="float" office:value="80.69466">
            <text:p>81</text:p>
          </table:table-cell>
          <table:table-cell office:value-type="float" office:value="80.80645">
            <text:p>80.80645</text:p>
          </table:table-cell>
          <table:table-cell office:value-type="float" office:value="81.41803">
            <text:p>81.41803</text:p>
          </table:table-cell>
          <table:table-cell office:value-type="float" office:value="81.53486">
            <text:p>81.53486</text:p>
          </table:table-cell>
          <table:table-cell office:value-type="float" office:value="75.60019">
            <text:p>75.60019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67.89131">
            <text:p>67.89131</text:p>
          </table:table-cell>
          <table:table-cell office:value-type="float" office:value="64.48593">
            <text:p>64.48593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.339">
            <text:p>3.339</text:p>
          </table:table-cell>
          <table:table-cell office:value-type="float" office:value="2.6789">
            <text:p>2.678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05422">
            <text:p>25705422</text:p>
          </table:table-cell>
          <table:table-cell table:style-name="ce12" office:value-type="string">
            <text:p>2020.05.18 14:30:00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09">
            <text:p>69.309</text:p>
          </table:table-cell>
          <table:table-cell table:style-name="ce12" office:value-type="float" office:value="69.43">
            <text:p>69.43</text:p>
          </table:table-cell>
          <table:table-cell table:style-name="ce12" office:value-type="float" office:value="69.58">
            <text:p>69.58</text:p>
          </table:table-cell>
          <table:table-cell table:style-name="ce12" office:value-type="string">
            <text:p>2020.05.18 15:10:29</text:p>
          </table:table-cell>
          <table:table-cell table:style-name="ce12" office:value-type="float" office:value="69.43">
            <text:p>69.43</text:p>
          </table:table-cell>
          <table:table-cell table:style-name="ce19" office:value-type="float" office:value="12100">
            <text:p>12,100</text:p>
          </table:table-cell>
          <table:table-cell table:number-columns-repeated="929"/>
        </table:table-row>
        <table:table-row table:style-name="ro2">
          <table:table-cell table:style-name="ce12" office:value-type="float" office:value="3">
            <text:p>3</text:p>
          </table:table-cell>
          <table:table-cell table:style-name="ce12" office:value-type="float" office:value="25686397">
            <text:p>25686397</text:p>
          </table:table-cell>
          <table:table-cell table:style-name="ce12" office:value-type="string">
            <text:p>2020.05.18 08:50:00</text:p>
          </table:table-cell>
          <table:table-cell table:style-name="ce14" office:value-type="float" office:value="68.996">
            <text:p>68.996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4" office:value-type="float" office:value="68.883">
            <text:p>68.883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4" office:value-type="float" office:value="-0.03">
            <text:p>-0.03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2" office:value-type="float" office:value="-3">
            <text:p>-3</text:p>
          </table:table-cell>
          <table:table-cell table:style-name="ce18" office:value-type="float" office:value="39.81691">
            <text:p>39.8169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1.19934">
            <text:p>41.19934</text:p>
          </table:table-cell>
          <table:table-cell table:style-name="ce18" office:value-type="float" office:value="50.69595">
            <text:p>50.69595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38.53751">
            <text:p>38.53751</text:p>
          </table:table-cell>
          <table:table-cell table:style-name="ce18" office:value-type="float" office:value="-0.5073">
            <text:p>-0.50730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8" office:value-type="float" office:value="-0.80325">
            <text:p>-0.8032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5686397">
            <text:p>25686397</text:p>
          </table:table-cell>
          <table:table-cell table:style-name="ce12" office:value-type="string">
            <text:p>2020.05.18 08:5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888">
            <text:p>68.888</text:p>
          </table:table-cell>
          <table:table-cell table:style-name="ce12" office:value-type="float" office:value="69.005">
            <text:p>69.005</text:p>
          </table:table-cell>
          <table:table-cell table:style-name="ce12" office:value-type="float" office:value="69.155">
            <text:p>69.155</text:p>
          </table:table-cell>
          <table:table-cell table:style-name="ce12" office:value-type="string">
            <text:p>2020.05.18 09:58:19</text:p>
          </table:table-cell>
          <table:table-cell table:style-name="ce12" office:value-type="float" office:value="69.005">
            <text:p>69.005</text:p>
          </table:table-cell>
          <table:table-cell table:style-name="ce19" office:value-type="float" office:value="11700">
            <text:p>11,700</text:p>
          </table:table-cell>
          <table:table-cell table:number-columns-repeated="929"/>
        </table:table-row>
        <table:table-row table:style-name="ro2">
          <table:table-cell table:style-name="ce12" office:value-type="float" office:value="4">
            <text:p>4</text:p>
          </table:table-cell>
          <table:table-cell table:style-name="ce12" office:value-type="float" office:value="25686954">
            <text:p>25686954</text:p>
          </table:table-cell>
          <table:table-cell table:style-name="ce12" office:value-type="string">
            <text:p>2020.05.18 08:55:00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4" office:value-type="float" office:value="68.883">
            <text:p>68.883</text:p>
          </table:table-cell>
          <table:table-cell table:style-name="ce14" office:value-type="float" office:value="68.881">
            <text:p>68.88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4" office:value-type="float" office:value="-0.03">
            <text:p>-0.030</text:p>
          </table:table-cell>
          <table:table-cell table:style-name="ce14" office:value-type="float" office:value="-0.001">
            <text:p>-0.00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number-columns-repeated="2"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1.19934">
            <text:p>41.19934</text:p>
          </table:table-cell>
          <table:table-cell table:style-name="ce18" office:value-type="float" office:value="41.28513">
            <text:p>41.28513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38.53751">
            <text:p>38.53751</text:p>
          </table:table-cell>
          <table:table-cell table:style-name="ce18" office:value-type="float" office:value="38.33224">
            <text:p>38.33224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8" office:value-type="float" office:value="-0.80325">
            <text:p>-0.80325</text:p>
          </table:table-cell>
          <table:table-cell table:style-name="ce18" office:value-type="float" office:value="-0.6708">
            <text:p>-0.6708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5686954">
            <text:p>25686954</text:p>
          </table:table-cell>
          <table:table-cell table:style-name="ce12" office:value-type="string">
            <text:p>2020.05.18 08:55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891">
            <text:p>68.891</text:p>
          </table:table-cell>
          <table:table-cell table:style-name="ce12" office:value-type="float" office:value="69.005">
            <text:p>69.005</text:p>
          </table:table-cell>
          <table:table-cell table:style-name="ce12" office:value-type="float" office:value="69.155">
            <text:p>69.155</text:p>
          </table:table-cell>
          <table:table-cell table:style-name="ce12" office:value-type="string">
            <text:p>2020.05.18 09:58:19</text:p>
          </table:table-cell>
          <table:table-cell table:style-name="ce12" office:value-type="float" office:value="69.005">
            <text:p>69.005</text:p>
          </table:table-cell>
          <table:table-cell table:style-name="ce19" office:value-type="float" office:value="11400">
            <text:p>11,400</text:p>
          </table:table-cell>
          <table:table-cell table:number-columns-repeated="929"/>
        </table:table-row>
        <table:table-row table:style-name="ro2">
          <table:table-cell table:style-name="ce12" office:value-type="float" office:value="33">
            <text:p>33</text:p>
          </table:table-cell>
          <table:table-cell table:style-name="ce12" office:value-type="float" office:value="25705159">
            <text:p>25705159</text:p>
          </table:table-cell>
          <table:table-cell table:style-name="ce12" office:value-type="string">
            <text:p>2020.05.18 14:20:00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8.23879">
            <text:p>58.23879</text:p>
          </table:table-cell>
          <table:table-cell table:style-name="ce12" office:value-type="float" office:value="64.14693">
            <text:p>64.14693</text:p>
          </table:table-cell>
          <table:table-cell table:style-name="ce12" office:value-type="float" office:value="69.67563">
            <text:p>69.67563</text:p>
          </table:table-cell>
          <table:table-cell table:style-name="ce12" office:value-type="float" office:value="69.94441">
            <text:p>69.94441</text:p>
          </table:table-cell>
          <table:table-cell table:style-name="ce19" office:value-type="float" office:value="75.81733">
            <text:p>76</text:p>
          </table:table-cell>
          <table:table-cell office:value-type="float" office:value="81.36974">
            <text:p>81.36974</text:p>
          </table:table-cell>
          <table:table-cell office:value-type="float" office:value="80.69466">
            <text:p>80.69466</text:p>
          </table:table-cell>
          <table:table-cell office:value-type="float" office:value="80.80645">
            <text:p>80.80645</text:p>
          </table:table-cell>
          <table:table-cell office:value-type="float" office:value="81.41803">
            <text:p>81.41803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5705159">
            <text:p>25705159</text:p>
          </table:table-cell>
          <table:table-cell table:style-name="ce12" office:value-type="string">
            <text:p>2020.05.18 14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25">
            <text:p>69.325</text:p>
          </table:table-cell>
          <table:table-cell table:style-name="ce12" office:value-type="float" office:value="69.43">
            <text:p>69.43</text:p>
          </table:table-cell>
          <table:table-cell table:style-name="ce12" office:value-type="float" office:value="69.58">
            <text:p>69.58</text:p>
          </table:table-cell>
          <table:table-cell table:style-name="ce12" office:value-type="string">
            <text:p>2020.05.18 15:10:29</text:p>
          </table:table-cell>
          <table:table-cell table:style-name="ce12" office:value-type="float" office:value="69.43">
            <text:p>69.43</text:p>
          </table:table-cell>
          <table:table-cell table:style-name="ce19" office:value-type="float" office:value="10500">
            <text:p>10,500</text:p>
          </table:table-cell>
          <table:table-cell table:number-columns-repeated="929"/>
        </table:table-row>
        <table:table-row table:style-name="ro2">
          <table:table-cell table:style-name="ce12" office:value-type="float" office:value="25">
            <text:p>25</text:p>
          </table:table-cell>
          <table:table-cell table:style-name="ce12" office:value-type="float" office:value="25699170">
            <text:p>25699170</text:p>
          </table:table-cell>
          <table:table-cell table:style-name="ce12" office:value-type="string">
            <text:p>2020.05.18 12:35:00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98">
            <text:p>69.098</text:p>
          </table:table-cell>
          <table:table-cell table:style-name="ce12" office:value-type="float" office:value="69.085">
            <text:p>69.085</text:p>
          </table:table-cell>
          <table:table-cell table:number-columns-repeated="2" table:style-name="ce12" office:value-type="float" office:value="69.06">
            <text:p>69.06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0.032">
            <text:p>-0.032</text:p>
          </table:table-cell>
          <table:table-cell table:style-name="ce12" office:value-type="float" office:value="-0.015">
            <text:p>-0.015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-0.001">
            <text:p>-0.00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8.78135">
            <text:p>58.78135</text:p>
          </table:table-cell>
          <table:table-cell table:style-name="ce12" office:value-type="float" office:value="64.15314">
            <text:p>64.15314</text:p>
          </table:table-cell>
          <table:table-cell table:style-name="ce12" office:value-type="float" office:value="59.32706">
            <text:p>59.32706</text:p>
          </table:table-cell>
          <table:table-cell table:style-name="ce12" office:value-type="float" office:value="60.02474">
            <text:p>60.02474</text:p>
          </table:table-cell>
          <table:table-cell table:style-name="ce19" office:value-type="float" office:value="59.19754">
            <text:p>59</text:p>
          </table:table-cell>
          <table:table-cell office:value-type="float" office:value="59.90678">
            <text:p>59.90678</text:p>
          </table:table-cell>
          <table:table-cell office:value-type="float" office:value="55.91516">
            <text:p>55.91516</text:p>
          </table:table-cell>
          <table:table-cell office:value-type="float" office:value="57.17122">
            <text:p>57.17122</text:p>
          </table:table-cell>
          <table:table-cell office:value-type="float" office:value="56.61991">
            <text:p>56.61991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51.72806">
            <text:p>51.72806</text:p>
          </table:table-cell>
          <table:table-cell office:value-type="float" office:value="50.45702">
            <text:p>50.45702</text:p>
          </table:table-cell>
          <table:table-cell table:number-columns-repeated="2" office:value-type="float" office:value="48.06622">
            <text:p>48.06622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office:value-type="float" office:value="0.5214">
            <text:p>0.5214</text:p>
          </table:table-cell>
          <table:table-cell office:value-type="float" office:value="0">
            <text:p>0</text:p>
          </table:table-cell>
          <table:table-cell office:value-type="float" office:value="0.1078">
            <text:p>0.1078</text:p>
          </table:table-cell>
          <table:table-cell office:value-type="float" office:value="-0.0681">
            <text:p>-0.0681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12" office:value-type="float" office:value="25699170">
            <text:p>25699170</text:p>
          </table:table-cell>
          <table:table-cell table:style-name="ce12" office:value-type="string">
            <text:p>2020.05.18 12:3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65">
            <text:p>69.065</text:p>
          </table:table-cell>
          <table:table-cell table:style-name="ce12" office:value-type="float" office:value="69.152">
            <text:p>69.152</text:p>
          </table:table-cell>
          <table:table-cell table:style-name="ce12" office:value-type="float" office:value="69.302">
            <text:p>69.302</text:p>
          </table:table-cell>
          <table:table-cell table:style-name="ce12" office:value-type="string">
            <text:p>2020.05.18 13:16:57</text:p>
          </table:table-cell>
          <table:table-cell table:style-name="ce12" office:value-type="float" office:value="69.152">
            <text:p>69.152</text:p>
          </table:table-cell>
          <table:table-cell table:style-name="ce19" office:value-type="float" office:value="8700">
            <text:p>8,700</text:p>
          </table:table-cell>
          <table:table-cell table:number-columns-repeated="929"/>
        </table:table-row>
        <table:table-row table:style-name="ro2">
          <table:table-cell table:style-name="ce12" office:value-type="float" office:value="24">
            <text:p>24</text:p>
          </table:table-cell>
          <table:table-cell table:style-name="ce12" office:value-type="float" office:value="25698823">
            <text:p>25698823</text:p>
          </table:table-cell>
          <table:table-cell table:style-name="ce12" office:value-type="string">
            <text:p>2020.05.18 12:30:00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98">
            <text:p>69.098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6">
            <text:p>69.06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0.032">
            <text:p>-0.032</text:p>
          </table:table-cell>
          <table:table-cell table:style-name="ce12" office:value-type="float" office:value="-0.015">
            <text:p>-0.015</text:p>
          </table:table-cell>
          <table:table-cell table:style-name="ce12" office:value-type="float" office:value="-0.025">
            <text:p>-0.025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53.91386">
            <text:p>53.91386</text:p>
          </table:table-cell>
          <table:table-cell table:style-name="ce12" office:value-type="float" office:value="58.78135">
            <text:p>58.78135</text:p>
          </table:table-cell>
          <table:table-cell table:style-name="ce12" office:value-type="float" office:value="64.15314">
            <text:p>64.15314</text:p>
          </table:table-cell>
          <table:table-cell table:style-name="ce12" office:value-type="float" office:value="59.32706">
            <text:p>59.32706</text:p>
          </table:table-cell>
          <table:table-cell table:style-name="ce19" office:value-type="float" office:value="60.02474">
            <text:p>60</text:p>
          </table:table-cell>
          <table:table-cell office:value-type="float" office:value="59.19754">
            <text:p>59.19754</text:p>
          </table:table-cell>
          <table:table-cell office:value-type="float" office:value="59.90678">
            <text:p>59.90678</text:p>
          </table:table-cell>
          <table:table-cell office:value-type="float" office:value="55.91516">
            <text:p>55.91516</text:p>
          </table:table-cell>
          <table:table-cell office:value-type="float" office:value="57.17122">
            <text:p>57.17122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51.72806">
            <text:p>51.72806</text:p>
          </table:table-cell>
          <table:table-cell office:value-type="float" office:value="50.45702">
            <text:p>50.45702</text:p>
          </table:table-cell>
          <table:table-cell office:value-type="float" office:value="48.06622">
            <text:p>48.06622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office:value-type="float" office:value="0.5214">
            <text:p>0.5214</text:p>
          </table:table-cell>
          <table:table-cell office:value-type="float" office:value="0">
            <text:p>0</text:p>
          </table:table-cell>
          <table:table-cell office:value-type="float" office:value="0.1078">
            <text:p>0.1078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2" office:value-type="float" office:value="25698823">
            <text:p>25698823</text:p>
          </table:table-cell>
          <table:table-cell table:style-name="ce12" office:value-type="string">
            <text:p>2020.05.18 12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68">
            <text:p>69.068</text:p>
          </table:table-cell>
          <table:table-cell table:style-name="ce12" office:value-type="float" office:value="69.152">
            <text:p>69.152</text:p>
          </table:table-cell>
          <table:table-cell table:style-name="ce12" office:value-type="float" office:value="69.302">
            <text:p>69.302</text:p>
          </table:table-cell>
          <table:table-cell table:style-name="ce12" office:value-type="string">
            <text:p>2020.05.18 13:16:57</text:p>
          </table:table-cell>
          <table:table-cell table:style-name="ce12" office:value-type="float" office:value="69.152">
            <text:p>69.152</text:p>
          </table:table-cell>
          <table:table-cell table:style-name="ce19" office:value-type="float" office:value="8400">
            <text:p>8,400</text:p>
          </table:table-cell>
          <table:table-cell table:number-columns-repeated="929"/>
        </table:table-row>
        <table:table-row table:style-name="ro2">
          <table:table-cell table:style-name="ce12" office:value-type="float" office:value="48">
            <text:p>48</text:p>
          </table:table-cell>
          <table:table-cell table:style-name="ce12" office:value-type="float" office:value="25713549">
            <text:p>25713549</text:p>
          </table:table-cell>
          <table:table-cell table:style-name="ce12" office:value-type="string">
            <text:p>2020.05.18 16:40:00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6.99782">
            <text:p>66.99782</text:p>
          </table:table-cell>
          <table:table-cell table:style-name="ce12" office:value-type="float" office:value="67.40308">
            <text:p>67.40308</text:p>
          </table:table-cell>
          <table:table-cell table:style-name="ce12" office:value-type="float" office:value="71.78675">
            <text:p>71.78675</text:p>
          </table:table-cell>
          <table:table-cell table:style-name="ce12" office:value-type="float" office:value="71.06331">
            <text:p>71.06331</text:p>
          </table:table-cell>
          <table:table-cell table:style-name="ce19" office:value-type="float" office:value="71.20176">
            <text:p>71</text:p>
          </table:table-cell>
          <table:table-cell office:value-type="float" office:value="71.29264">
            <text:p>71.29264</text:p>
          </table:table-cell>
          <table:table-cell office:value-type="float" office:value="66.53788">
            <text:p>66.53788</text:p>
          </table:table-cell>
          <table:table-cell office:value-type="float" office:value="64.58608">
            <text:p>64.58608</text:p>
          </table:table-cell>
          <table:table-cell office:value-type="float" office:value="69.82961">
            <text:p>69.82961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5713549">
            <text:p>25713549</text:p>
          </table:table-cell>
          <table:table-cell table:style-name="ce12" office:value-type="string">
            <text:p>2020.05.18 16:4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691">
            <text:p>69.691</text:p>
          </table:table-cell>
          <table:table-cell table:style-name="ce12" office:value-type="float" office:value="69.772">
            <text:p>69.772</text:p>
          </table:table-cell>
          <table:table-cell table:style-name="ce12" office:value-type="float" office:value="69.922">
            <text:p>69.922</text:p>
          </table:table-cell>
          <table:table-cell table:style-name="ce12" office:value-type="string">
            <text:p>2020.05.18 16:42:38</text:p>
          </table:table-cell>
          <table:table-cell table:style-name="ce12" office:value-type="float" office:value="69.772">
            <text:p>69.772</text:p>
          </table:table-cell>
          <table:table-cell table:style-name="ce19" office:value-type="float" office:value="8100">
            <text:p>8,100</text:p>
          </table:table-cell>
          <table:table-cell table:number-columns-repeated="929"/>
        </table:table-row>
        <table:table-row table:style-name="ro2">
          <table:table-cell table:style-name="ce12" office:value-type="float" office:value="27">
            <text:p>27</text:p>
          </table:table-cell>
          <table:table-cell table:style-name="ce12" office:value-type="float" office:value="25701505">
            <text:p>25701505</text:p>
          </table:table-cell>
          <table:table-cell table:style-name="ce12" office:value-type="string">
            <text:p>2020.05.18 13:20:00</text:p>
          </table:table-cell>
          <table:table-cell table:style-name="ce12" office:value-type="float" office:value="69.086">
            <text:p>69.086</text:p>
          </table:table-cell>
          <table:table-cell table:style-name="ce12" office:value-type="float" office:value="69.108">
            <text:p>69.108</text:p>
          </table:table-cell>
          <table:table-cell table:style-name="ce12" office:value-type="float" office:value="69.12">
            <text:p>69.12</text:p>
          </table:table-cell>
          <table:table-cell table:style-name="ce12" office:value-type="float" office:value="69.166">
            <text:p>69.166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85">
            <text:p>69.185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86">
            <text:p>69.186</text:p>
          </table:table-cell>
          <table:table-cell table:style-name="ce12" office:value-type="float" office:value="69.158">
            <text:p>69.158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46">
            <text:p>0.046</text:p>
          </table:table-cell>
          <table:table-cell table:style-name="ce12" office:value-type="float" office:value="-0.011">
            <text:p>-0.01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-0.027">
            <text:p>-0.027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55.5294">
            <text:p>55.5294</text:p>
          </table:table-cell>
          <table:table-cell table:style-name="ce12" office:value-type="float" office:value="53.76986">
            <text:p>53.76986</text:p>
          </table:table-cell>
          <table:table-cell table:style-name="ce12" office:value-type="float" office:value="52.24013">
            <text:p>52.24013</text:p>
          </table:table-cell>
          <table:table-cell table:style-name="ce12" office:value-type="float" office:value="51.35981">
            <text:p>51.35981</text:p>
          </table:table-cell>
          <table:table-cell table:style-name="ce19" office:value-type="float" office:value="50.72399">
            <text:p>51</text:p>
          </table:table-cell>
          <table:table-cell office:value-type="float" office:value="56.12244">
            <text:p>56.12244</text:p>
          </table:table-cell>
          <table:table-cell office:value-type="float" office:value="51.76243">
            <text:p>51.76243</text:p>
          </table:table-cell>
          <table:table-cell office:value-type="float" office:value="56.29482">
            <text:p>56.29482</text:p>
          </table:table-cell>
          <table:table-cell office:value-type="float" office:value="57.21166">
            <text:p>57.21166</text:p>
          </table:table-cell>
          <table:table-cell office:value-type="float" office:value="50.75509">
            <text:p>50.75509</text:p>
          </table:table-cell>
          <table:table-cell office:value-type="float" office:value="52.92593">
            <text:p>52.92593</text:p>
          </table:table-cell>
          <table:table-cell office:value-type="float" office:value="54.08799">
            <text:p>54.08799</text:p>
          </table:table-cell>
          <table:table-cell office:value-type="float" office:value="58.24697">
            <text:p>58.24697</text:p>
          </table:table-cell>
          <table:table-cell office:value-type="float" office:value="57.06409">
            <text:p>57.06409</text:p>
          </table:table-cell>
          <table:table-cell office:value-type="float" office:value="59.57044">
            <text:p>59.57044</text:p>
          </table:table-cell>
          <table:table-cell office:value-type="float" office:value="58.21363">
            <text:p>58.21363</text:p>
          </table:table-cell>
          <table:table-cell office:value-type="float" office:value="59.27869">
            <text:p>59.27869</text:p>
          </table:table-cell>
          <table:table-cell office:value-type="float" office:value="55.78633">
            <text:p>55.78633</text:p>
          </table:table-cell>
          <table:table-cell office:value-type="float" office:value="0.0855">
            <text:p>0.0855</text:p>
          </table:table-cell>
          <table:table-cell office:value-type="float" office:value="-0.7175">
            <text:p>-0.7175</text:p>
          </table:table-cell>
          <table:table-cell office:value-type="float" office:value="-0.3366">
            <text:p>-0.3366</text:p>
          </table:table-cell>
          <table:table-cell office:value-type="float" office:value="0.0238">
            <text:p>0.0238</text:p>
          </table:table-cell>
          <table:table-cell office:value-type="float" office:value="-0.52675">
            <text:p>-0.52675</text:p>
          </table:table-cell>
          <table:table-cell office:value-type="float" office:value="0.79355">
            <text:p>0.79355</text:p>
          </table:table-cell>
          <table:table-cell office:value-type="float" office:value="-0.1705">
            <text:p>-0.1705</text:p>
          </table:table-cell>
          <table:table-cell office:value-type="float" office:value="0.31365">
            <text:p>0.31365</text:p>
          </table:table-cell>
          <table:table-cell office:value-type="float" office:value="0.3094">
            <text:p>0.30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01505">
            <text:p>25701505</text:p>
          </table:table-cell>
          <table:table-cell table:style-name="ce12" office:value-type="string">
            <text:p>2020.05.18 13:2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394">
            <text:p>69.394</text:p>
          </table:table-cell>
          <table:table-cell table:style-name="ce12" office:value-type="string">
            <text:p>2020.05.18 14:04:03</text:p>
          </table:table-cell>
          <table:table-cell table:style-name="ce12" office:value-type="float" office:value="69.244">
            <text:p>69.244</text:p>
          </table:table-cell>
          <table:table-cell table:style-name="ce19" office:value-type="float" office:value="8000">
            <text:p>8,000</text:p>
          </table:table-cell>
          <table:table-cell table:number-columns-repeated="929"/>
        </table:table-row>
        <table:table-row table:style-name="ro2">
          <table:table-cell table:style-name="ce12" office:value-type="float" office:value="28">
            <text:p>28</text:p>
          </table:table-cell>
          <table:table-cell table:style-name="ce12" office:value-type="float" office:value="25701564">
            <text:p>25701564</text:p>
          </table:table-cell>
          <table:table-cell table:style-name="ce12" office:value-type="string">
            <text:p>2020.05.18 13:25:00</text:p>
          </table:table-cell>
          <table:table-cell table:style-name="ce12" office:value-type="float" office:value="69.108">
            <text:p>69.108</text:p>
          </table:table-cell>
          <table:table-cell table:style-name="ce12" office:value-type="float" office:value="69.12">
            <text:p>69.12</text:p>
          </table:table-cell>
          <table:table-cell table:style-name="ce12" office:value-type="float" office:value="69.166">
            <text:p>69.166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85">
            <text:p>69.185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86">
            <text:p>69.186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71">
            <text:p>69.17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46">
            <text:p>0.046</text:p>
          </table:table-cell>
          <table:table-cell table:style-name="ce12" office:value-type="float" office:value="-0.011">
            <text:p>-0.01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-0.027">
            <text:p>-0.027</text:p>
          </table:table-cell>
          <table:table-cell table:style-name="ce12" office:value-type="float" office:value="0.014">
            <text:p>0.01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3.76986">
            <text:p>53.76986</text:p>
          </table:table-cell>
          <table:table-cell table:style-name="ce12" office:value-type="float" office:value="52.24013">
            <text:p>52.24013</text:p>
          </table:table-cell>
          <table:table-cell table:style-name="ce12" office:value-type="float" office:value="51.35981">
            <text:p>51.35981</text:p>
          </table:table-cell>
          <table:table-cell table:style-name="ce12" office:value-type="float" office:value="50.72399">
            <text:p>50.72399</text:p>
          </table:table-cell>
          <table:table-cell table:style-name="ce19" office:value-type="float" office:value="56.12244">
            <text:p>56</text:p>
          </table:table-cell>
          <table:table-cell office:value-type="float" office:value="51.76243">
            <text:p>51.76243</text:p>
          </table:table-cell>
          <table:table-cell office:value-type="float" office:value="56.29482">
            <text:p>56.29482</text:p>
          </table:table-cell>
          <table:table-cell office:value-type="float" office:value="57.21166">
            <text:p>57.21166</text:p>
          </table:table-cell>
          <table:table-cell office:value-type="float" office:value="64.2997">
            <text:p>64.2997</text:p>
          </table:table-cell>
          <table:table-cell office:value-type="float" office:value="52.92593">
            <text:p>52.92593</text:p>
          </table:table-cell>
          <table:table-cell office:value-type="float" office:value="54.08799">
            <text:p>54.08799</text:p>
          </table:table-cell>
          <table:table-cell office:value-type="float" office:value="58.24697">
            <text:p>58.24697</text:p>
          </table:table-cell>
          <table:table-cell office:value-type="float" office:value="57.06409">
            <text:p>57.06409</text:p>
          </table:table-cell>
          <table:table-cell office:value-type="float" office:value="59.57044">
            <text:p>59.57044</text:p>
          </table:table-cell>
          <table:table-cell office:value-type="float" office:value="58.21363">
            <text:p>58.21363</text:p>
          </table:table-cell>
          <table:table-cell office:value-type="float" office:value="59.27869">
            <text:p>59.27869</text:p>
          </table:table-cell>
          <table:table-cell office:value-type="float" office:value="55.78633">
            <text:p>55.78633</text:p>
          </table:table-cell>
          <table:table-cell office:value-type="float" office:value="57.02373">
            <text:p>57.02373</text:p>
          </table:table-cell>
          <table:table-cell office:value-type="float" office:value="-0.7175">
            <text:p>-0.7175</text:p>
          </table:table-cell>
          <table:table-cell office:value-type="float" office:value="-0.3366">
            <text:p>-0.3366</text:p>
          </table:table-cell>
          <table:table-cell office:value-type="float" office:value="0.0238">
            <text:p>0.0238</text:p>
          </table:table-cell>
          <table:table-cell office:value-type="float" office:value="-0.52675">
            <text:p>-0.52675</text:p>
          </table:table-cell>
          <table:table-cell office:value-type="float" office:value="0.79355">
            <text:p>0.79355</text:p>
          </table:table-cell>
          <table:table-cell office:value-type="float" office:value="-0.1705">
            <text:p>-0.1705</text:p>
          </table:table-cell>
          <table:table-cell office:value-type="float" office:value="0.31365">
            <text:p>0.31365</text:p>
          </table:table-cell>
          <table:table-cell office:value-type="float" office:value="0.3094">
            <text:p>0.3094</text:p>
          </table:table-cell>
          <table:table-cell office:value-type="float" office:value="0.8827">
            <text:p>0.88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5701564">
            <text:p>25701564</text:p>
          </table:table-cell>
          <table:table-cell table:style-name="ce12" office:value-type="string">
            <text:p>2020.05.18 13:2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77">
            <text:p>69.177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394">
            <text:p>69.394</text:p>
          </table:table-cell>
          <table:table-cell table:style-name="ce12" office:value-type="string">
            <text:p>2020.05.18 14:04:03</text:p>
          </table:table-cell>
          <table:table-cell table:style-name="ce12" office:value-type="float" office:value="69.244">
            <text:p>69.244</text:p>
          </table:table-cell>
          <table:table-cell table:style-name="ce19" office:value-type="float" office:value="6700">
            <text:p>6,700</text:p>
          </table:table-cell>
          <table:table-cell table:number-columns-repeated="929"/>
        </table:table-row>
        <table:table-row table:style-name="ro2">
          <table:table-cell table:style-name="ce12" office:value-type="float" office:value="41">
            <text:p>41</text:p>
          </table:table-cell>
          <table:table-cell table:style-name="ce12" office:value-type="float" office:value="25710055">
            <text:p>25710055</text:p>
          </table:table-cell>
          <table:table-cell table:style-name="ce12" office:value-type="string">
            <text:p>2020.05.18 15:50:00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style-name="ce12" office:value-type="float" office:value="69.525">
            <text:p>69.525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0.007">
            <text:p>0.007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71.02605">
            <text:p>71.02605</text:p>
          </table:table-cell>
          <table:table-cell table:style-name="ce12" office:value-type="float" office:value="75.64112">
            <text:p>75.64112</text:p>
          </table:table-cell>
          <table:table-cell table:style-name="ce12" office:value-type="float" office:value="76.90693">
            <text:p>76.90693</text:p>
          </table:table-cell>
          <table:table-cell table:style-name="ce12" office:value-type="float" office:value="71.20614">
            <text:p>71.20614</text:p>
          </table:table-cell>
          <table:table-cell table:style-name="ce19" office:value-type="float" office:value="72.07122">
            <text:p>72</text:p>
          </table:table-cell>
          <table:table-cell office:value-type="float" office:value="72.55905">
            <text:p>72.55905</text:p>
          </table:table-cell>
          <table:table-cell office:value-type="float" office:value="73.18602">
            <text:p>73.18602</text:p>
          </table:table-cell>
          <table:table-cell office:value-type="float" office:value="68.04067">
            <text:p>68.04067</text:p>
          </table:table-cell>
          <table:table-cell office:value-type="float" office:value="66.4811">
            <text:p>66.4811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72.56397">
            <text:p>72.56397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6.3963">
            <text:p>6.3963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5710055">
            <text:p>25710055</text:p>
          </table:table-cell>
          <table:table-cell table:style-name="ce12" office:value-type="string">
            <text:p>2020.05.18 15:5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543">
            <text:p>69.543</text:p>
          </table:table-cell>
          <table:table-cell table:style-name="ce12" office:value-type="float" office:value="69.693">
            <text:p>69.693</text:p>
          </table:table-cell>
          <table:table-cell table:style-name="ce12" office:value-type="string">
            <text:p>2020.05.18 16:13:32</text:p>
          </table:table-cell>
          <table:table-cell table:style-name="ce12" office:value-type="float" office:value="69.543">
            <text:p>69.543</text:p>
          </table:table-cell>
          <table:table-cell table:style-name="ce19" office:value-type="float" office:value="6700">
            <text:p>6,700</text:p>
          </table:table-cell>
          <table:table-cell table:number-columns-repeated="929"/>
        </table:table-row>
        <table:table-row table:style-name="ro2">
          <table:table-cell table:style-name="ce12" office:value-type="float" office:value="29">
            <text:p>29</text:p>
          </table:table-cell>
          <table:table-cell table:style-name="ce12" office:value-type="float" office:value="25701768">
            <text:p>25701768</text:p>
          </table:table-cell>
          <table:table-cell table:style-name="ce12" office:value-type="string">
            <text:p>2020.05.18 13:30:00</text:p>
          </table:table-cell>
          <table:table-cell table:style-name="ce12" office:value-type="float" office:value="69.12">
            <text:p>69.12</text:p>
          </table:table-cell>
          <table:table-cell table:style-name="ce12" office:value-type="float" office:value="69.166">
            <text:p>69.166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85">
            <text:p>69.185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86">
            <text:p>69.186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71">
            <text:p>69.171</text:p>
          </table:table-cell>
          <table:table-cell table:style-name="ce12" office:value-type="float" office:value="69.172">
            <text:p>69.17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46">
            <text:p>0.046</text:p>
          </table:table-cell>
          <table:table-cell table:style-name="ce12" office:value-type="float" office:value="-0.011">
            <text:p>-0.01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-0.027">
            <text:p>-0.027</text:p>
          </table:table-cell>
          <table:table-cell table:style-name="ce12" office:value-type="float" office:value="0.014">
            <text:p>0.014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2.24013">
            <text:p>52.24013</text:p>
          </table:table-cell>
          <table:table-cell table:style-name="ce12" office:value-type="float" office:value="51.35981">
            <text:p>51.35981</text:p>
          </table:table-cell>
          <table:table-cell table:style-name="ce12" office:value-type="float" office:value="50.72399">
            <text:p>50.72399</text:p>
          </table:table-cell>
          <table:table-cell table:style-name="ce12" office:value-type="float" office:value="56.12244">
            <text:p>56.12244</text:p>
          </table:table-cell>
          <table:table-cell table:style-name="ce19" office:value-type="float" office:value="51.76243">
            <text:p>52</text:p>
          </table:table-cell>
          <table:table-cell office:value-type="float" office:value="56.29482">
            <text:p>56.29482</text:p>
          </table:table-cell>
          <table:table-cell office:value-type="float" office:value="57.21166">
            <text:p>57.21166</text:p>
          </table:table-cell>
          <table:table-cell office:value-type="float" office:value="64.2997">
            <text:p>64.2997</text:p>
          </table:table-cell>
          <table:table-cell office:value-type="float" office:value="65.492">
            <text:p>65.492</text:p>
          </table:table-cell>
          <table:table-cell office:value-type="float" office:value="54.08799">
            <text:p>54.08799</text:p>
          </table:table-cell>
          <table:table-cell office:value-type="float" office:value="58.24697">
            <text:p>58.24697</text:p>
          </table:table-cell>
          <table:table-cell office:value-type="float" office:value="57.06409">
            <text:p>57.06409</text:p>
          </table:table-cell>
          <table:table-cell office:value-type="float" office:value="59.57044">
            <text:p>59.57044</text:p>
          </table:table-cell>
          <table:table-cell office:value-type="float" office:value="58.21363">
            <text:p>58.21363</text:p>
          </table:table-cell>
          <table:table-cell office:value-type="float" office:value="59.27869">
            <text:p>59.27869</text:p>
          </table:table-cell>
          <table:table-cell office:value-type="float" office:value="55.78633">
            <text:p>55.78633</text:p>
          </table:table-cell>
          <table:table-cell office:value-type="float" office:value="57.02373">
            <text:p>57.02373</text:p>
          </table:table-cell>
          <table:table-cell office:value-type="float" office:value="57.1209">
            <text:p>57.1209</text:p>
          </table:table-cell>
          <table:table-cell office:value-type="float" office:value="-0.3366">
            <text:p>-0.3366</text:p>
          </table:table-cell>
          <table:table-cell office:value-type="float" office:value="0.0238">
            <text:p>0.0238</text:p>
          </table:table-cell>
          <table:table-cell office:value-type="float" office:value="-0.52675">
            <text:p>-0.52675</text:p>
          </table:table-cell>
          <table:table-cell office:value-type="float" office:value="0.79355">
            <text:p>0.79355</text:p>
          </table:table-cell>
          <table:table-cell office:value-type="float" office:value="-0.1705">
            <text:p>-0.1705</text:p>
          </table:table-cell>
          <table:table-cell office:value-type="float" office:value="0.31365">
            <text:p>0.31365</text:p>
          </table:table-cell>
          <table:table-cell office:value-type="float" office:value="0.3094">
            <text:p>0.3094</text:p>
          </table:table-cell>
          <table:table-cell office:value-type="float" office:value="0.8827">
            <text:p>0.8827</text:p>
          </table:table-cell>
          <table:table-cell office:value-type="float" office:value="0.60435">
            <text:p>0.60435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01768">
            <text:p>25701768</text:p>
          </table:table-cell>
          <table:table-cell table:style-name="ce12" office:value-type="string">
            <text:p>2020.05.18 13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79">
            <text:p>69.179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394">
            <text:p>69.394</text:p>
          </table:table-cell>
          <table:table-cell table:style-name="ce12" office:value-type="string">
            <text:p>2020.05.18 14:04:03</text:p>
          </table:table-cell>
          <table:table-cell table:style-name="ce12" office:value-type="float" office:value="69.244">
            <text:p>69.244</text:p>
          </table:table-cell>
          <table:table-cell table:style-name="ce19" office:value-type="float" office:value="6500">
            <text:p>6,500</text:p>
          </table:table-cell>
          <table:table-cell table:number-columns-repeated="929"/>
        </table:table-row>
        <table:table-row table:style-name="ro2">
          <table:table-cell table:style-name="ce12" office:value-type="float" office:value="26">
            <text:p>26</text:p>
          </table:table-cell>
          <table:table-cell table:style-name="ce12" office:value-type="float" office:value="25699330">
            <text:p>25699330</text:p>
          </table:table-cell>
          <table:table-cell table:style-name="ce12" office:value-type="string">
            <text:p>2020.05.18 12:40:00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98">
            <text:p>69.098</text:p>
          </table:table-cell>
          <table:table-cell table:style-name="ce12" office:value-type="float" office:value="69.085">
            <text:p>69.085</text:p>
          </table:table-cell>
          <table:table-cell table:number-columns-repeated="2" table:style-name="ce12" office:value-type="float" office:value="69.06">
            <text:p>69.06</text:p>
          </table:table-cell>
          <table:table-cell table:style-name="ce12" office:value-type="float" office:value="69.086">
            <text:p>69.086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0.032">
            <text:p>-0.032</text:p>
          </table:table-cell>
          <table:table-cell table:style-name="ce12" office:value-type="float" office:value="-0.015">
            <text:p>-0.015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-0.001">
            <text:p>-0.001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4.15314">
            <text:p>64.15314</text:p>
          </table:table-cell>
          <table:table-cell table:style-name="ce12" office:value-type="float" office:value="59.32706">
            <text:p>59.32706</text:p>
          </table:table-cell>
          <table:table-cell table:style-name="ce12" office:value-type="float" office:value="60.02474">
            <text:p>60.02474</text:p>
          </table:table-cell>
          <table:table-cell table:style-name="ce12" office:value-type="float" office:value="59.19754">
            <text:p>59.19754</text:p>
          </table:table-cell>
          <table:table-cell table:style-name="ce19" office:value-type="float" office:value="59.90678">
            <text:p>60</text:p>
          </table:table-cell>
          <table:table-cell office:value-type="float" office:value="55.91516">
            <text:p>55.91516</text:p>
          </table:table-cell>
          <table:table-cell office:value-type="float" office:value="57.17122">
            <text:p>57.17122</text:p>
          </table:table-cell>
          <table:table-cell office:value-type="float" office:value="56.61991">
            <text:p>56.61991</text:p>
          </table:table-cell>
          <table:table-cell office:value-type="float" office:value="55.5294">
            <text:p>55.5294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51.72806">
            <text:p>51.72806</text:p>
          </table:table-cell>
          <table:table-cell office:value-type="float" office:value="50.45702">
            <text:p>50.45702</text:p>
          </table:table-cell>
          <table:table-cell table:number-columns-repeated="2" office:value-type="float" office:value="48.06622">
            <text:p>48.06622</text:p>
          </table:table-cell>
          <table:table-cell office:value-type="float" office:value="50.75509">
            <text:p>50.75509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office:value-type="float" office:value="0.5214">
            <text:p>0.5214</text:p>
          </table:table-cell>
          <table:table-cell office:value-type="float" office:value="0">
            <text:p>0</text:p>
          </table:table-cell>
          <table:table-cell office:value-type="float" office:value="0.1078">
            <text:p>0.1078</text:p>
          </table:table-cell>
          <table:table-cell office:value-type="float" office:value="-0.0681">
            <text:p>-0.0681</text:p>
          </table:table-cell>
          <table:table-cell office:value-type="float" office:value="0.0855">
            <text:p>0.0855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2" office:value-type="float" office:value="25699330">
            <text:p>25699330</text:p>
          </table:table-cell>
          <table:table-cell table:style-name="ce12" office:value-type="string">
            <text:p>2020.05.18 12:4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91">
            <text:p>69.091</text:p>
          </table:table-cell>
          <table:table-cell table:style-name="ce12" office:value-type="float" office:value="69.152">
            <text:p>69.152</text:p>
          </table:table-cell>
          <table:table-cell table:style-name="ce12" office:value-type="float" office:value="69.302">
            <text:p>69.302</text:p>
          </table:table-cell>
          <table:table-cell table:style-name="ce12" office:value-type="string">
            <text:p>2020.05.18 13:16:57</text:p>
          </table:table-cell>
          <table:table-cell table:style-name="ce12" office:value-type="float" office:value="69.152">
            <text:p>69.152</text:p>
          </table:table-cell>
          <table:table-cell table:style-name="ce19" office:value-type="float" office:value="6100">
            <text:p>6,100</text:p>
          </table:table-cell>
          <table:table-cell table:number-columns-repeated="929"/>
        </table:table-row>
        <table:table-row table:style-name="ro2">
          <table:table-cell table:style-name="ce12" office:value-type="float" office:value="36">
            <text:p>36</text:p>
          </table:table-cell>
          <table:table-cell table:style-name="ce12" office:value-type="float" office:value="25705676">
            <text:p>25705676</text:p>
          </table:table-cell>
          <table:table-cell table:style-name="ce12" office:value-type="string">
            <text:p>2020.05.18 14:40:00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style-name="ce12" office:value-type="float" office:value="69.32">
            <text:p>69.32</text:p>
          </table:table-cell>
          <table:table-cell table:style-name="ce12" office:value-type="float" office:value="69.298">
            <text:p>69.298</text:p>
          </table:table-cell>
          <table:table-cell table:style-name="ce12" office:value-type="float" office:value="69.282">
            <text:p>69.282</text:p>
          </table:table-cell>
          <table:table-cell table:style-name="ce12" office:value-type="float" office:value="69.365">
            <text:p>69.36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-0.022">
            <text:p>-0.022</text:p>
          </table:table-cell>
          <table:table-cell table:style-name="ce12" office:value-type="float" office:value="-0.017">
            <text:p>-0.017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5.81733">
            <text:p>75.81733</text:p>
          </table:table-cell>
          <table:table-cell table:style-name="ce12" office:value-type="float" office:value="81.36974">
            <text:p>81.36974</text:p>
          </table:table-cell>
          <table:table-cell table:style-name="ce12" office:value-type="float" office:value="80.69466">
            <text:p>80.69466</text:p>
          </table:table-cell>
          <table:table-cell table:style-name="ce12" office:value-type="float" office:value="80.80645">
            <text:p>80.80645</text:p>
          </table:table-cell>
          <table:table-cell table:style-name="ce19" office:value-type="float" office:value="81.41803">
            <text:p>81</text:p>
          </table:table-cell>
          <table:table-cell office:value-type="float" office:value="81.53486">
            <text:p>81.53486</text:p>
          </table:table-cell>
          <table:table-cell office:value-type="float" office:value="75.60019">
            <text:p>75.60019</text:p>
          </table:table-cell>
          <table:table-cell office:value-type="float" office:value="69.36523">
            <text:p>69.36523</text:p>
          </table:table-cell>
          <table:table-cell office:value-type="float" office:value="70.17161">
            <text:p>70.17161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67.89131">
            <text:p>67.89131</text:p>
          </table:table-cell>
          <table:table-cell office:value-type="float" office:value="64.48593">
            <text:p>64.48593</text:p>
          </table:table-cell>
          <table:table-cell office:value-type="float" office:value="62.10127">
            <text:p>62.10127</text:p>
          </table:table-cell>
          <table:table-cell office:value-type="float" office:value="68.46837">
            <text:p>68.468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.339">
            <text:p>3.339</text:p>
          </table:table-cell>
          <table:table-cell office:value-type="float" office:value="2.6789">
            <text:p>2.6789</text:p>
          </table:table-cell>
          <table:table-cell office:value-type="float" office:value="1.8502">
            <text:p>1.8502</text:p>
          </table:table-cell>
          <table:table-cell office:value-type="float" office:value="3.9083">
            <text:p>3.908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5705676">
            <text:p>25705676</text:p>
          </table:table-cell>
          <table:table-cell table:style-name="ce12" office:value-type="string">
            <text:p>2020.05.18 14:40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71">
            <text:p>69.371</text:p>
          </table:table-cell>
          <table:table-cell table:style-name="ce12" office:value-type="float" office:value="69.43">
            <text:p>69.43</text:p>
          </table:table-cell>
          <table:table-cell table:style-name="ce12" office:value-type="float" office:value="69.58">
            <text:p>69.58</text:p>
          </table:table-cell>
          <table:table-cell table:style-name="ce12" office:value-type="string">
            <text:p>2020.05.18 15:10:29</text:p>
          </table:table-cell>
          <table:table-cell table:style-name="ce12" office:value-type="float" office:value="69.43">
            <text:p>69.43</text:p>
          </table:table-cell>
          <table:table-cell table:style-name="ce19" office:value-type="float" office:value="5900">
            <text:p>5,900</text:p>
          </table:table-cell>
          <table:table-cell table:number-columns-repeated="929"/>
        </table:table-row>
        <table:table-row table:style-name="ro2">
          <table:table-cell table:style-name="ce12" office:value-type="float" office:value="40">
            <text:p>40</text:p>
          </table:table-cell>
          <table:table-cell table:style-name="ce12" office:value-type="float" office:value="25709980">
            <text:p>25709980</text:p>
          </table:table-cell>
          <table:table-cell table:style-name="ce12" office:value-type="string">
            <text:p>2020.05.18 15:45:00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style-name="ce12" office:value-type="float" office:value="69.525">
            <text:p>69.525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0.007">
            <text:p>0.007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70.0461">
            <text:p>70.0461</text:p>
          </table:table-cell>
          <table:table-cell table:style-name="ce12" office:value-type="float" office:value="71.02605">
            <text:p>71.02605</text:p>
          </table:table-cell>
          <table:table-cell table:style-name="ce12" office:value-type="float" office:value="75.64112">
            <text:p>75.64112</text:p>
          </table:table-cell>
          <table:table-cell table:style-name="ce12" office:value-type="float" office:value="76.90693">
            <text:p>76.90693</text:p>
          </table:table-cell>
          <table:table-cell table:style-name="ce19" office:value-type="float" office:value="71.20614">
            <text:p>71</text:p>
          </table:table-cell>
          <table:table-cell office:value-type="float" office:value="72.07122">
            <text:p>72.07122</text:p>
          </table:table-cell>
          <table:table-cell office:value-type="float" office:value="72.55905">
            <text:p>72.55905</text:p>
          </table:table-cell>
          <table:table-cell office:value-type="float" office:value="73.18602">
            <text:p>73.18602</text:p>
          </table:table-cell>
          <table:table-cell office:value-type="float" office:value="68.04067">
            <text:p>68.04067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72.56397">
            <text:p>72.56397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6.3963">
            <text:p>6.3963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09980">
            <text:p>25709980</text:p>
          </table:table-cell>
          <table:table-cell table:style-name="ce12" office:value-type="string">
            <text:p>2020.05.18 15:4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484">
            <text:p>69.484</text:p>
          </table:table-cell>
          <table:table-cell table:style-name="ce12" office:value-type="float" office:value="69.543">
            <text:p>69.543</text:p>
          </table:table-cell>
          <table:table-cell table:style-name="ce12" office:value-type="float" office:value="69.693">
            <text:p>69.693</text:p>
          </table:table-cell>
          <table:table-cell table:style-name="ce12" office:value-type="string">
            <text:p>2020.05.18 16:13:32</text:p>
          </table:table-cell>
          <table:table-cell table:style-name="ce12" office:value-type="float" office:value="69.543">
            <text:p>69.543</text:p>
          </table:table-cell>
          <table:table-cell table:style-name="ce19" office:value-type="float" office:value="5900">
            <text:p>5,900</text:p>
          </table:table-cell>
          <table:table-cell table:number-columns-repeated="929"/>
        </table:table-row>
        <table:table-row table:style-name="ro2">
          <table:table-cell table:style-name="ce12" office:value-type="float" office:value="30">
            <text:p>30</text:p>
          </table:table-cell>
          <table:table-cell table:style-name="ce12" office:value-type="float" office:value="25703440">
            <text:p>25703440</text:p>
          </table:table-cell>
          <table:table-cell table:style-name="ce12" office:value-type="string">
            <text:p>2020.05.18 14:05:00</text:p>
          </table:table-cell>
          <table:table-cell table:style-name="ce12" office:value-type="float" office:value="69.171">
            <text:p>69.171</text:p>
          </table:table-cell>
          <table:table-cell table:style-name="ce12" office:value-type="float" office:value="69.172">
            <text:p>69.172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14">
            <text:p>0.014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-0.023">
            <text:p>-0.023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64.2997">
            <text:p>64.2997</text:p>
          </table:table-cell>
          <table:table-cell table:style-name="ce12" office:value-type="float" office:value="65.492">
            <text:p>65.492</text:p>
          </table:table-cell>
          <table:table-cell table:style-name="ce12" office:value-type="float" office:value="60.118">
            <text:p>60.118</text:p>
          </table:table-cell>
          <table:table-cell table:style-name="ce12" office:value-type="float" office:value="58.23879">
            <text:p>58.23879</text:p>
          </table:table-cell>
          <table:table-cell table:style-name="ce19" office:value-type="float" office:value="64.14693">
            <text:p>64</text:p>
          </table:table-cell>
          <table:table-cell office:value-type="float" office:value="69.67563">
            <text:p>69.67563</text:p>
          </table:table-cell>
          <table:table-cell office:value-type="float" office:value="69.94441">
            <text:p>69.94441</text:p>
          </table:table-cell>
          <table:table-cell office:value-type="float" office:value="75.81733">
            <text:p>75.81733</text:p>
          </table:table-cell>
          <table:table-cell office:value-type="float" office:value="81.36974">
            <text:p>81.36974</text:p>
          </table:table-cell>
          <table:table-cell office:value-type="float" office:value="57.02373">
            <text:p>57.02373</text:p>
          </table:table-cell>
          <table:table-cell office:value-type="float" office:value="57.1209">
            <text:p>57.1209</text:p>
          </table:table-cell>
          <table:table-cell office:value-type="float" office:value="54.40187">
            <text:p>54.40187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0.8827">
            <text:p>0.8827</text:p>
          </table:table-cell>
          <table:table-cell office:value-type="float" office:value="0.60435">
            <text:p>0.60435</text:p>
          </table:table-cell>
          <table:table-cell office:value-type="float" office:value="0.3955">
            <text:p>0.3955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03440">
            <text:p>25703440</text:p>
          </table:table-cell>
          <table:table-cell table:style-name="ce12" office:value-type="string">
            <text:p>2020.05.18 14:05:05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49">
            <text:p>69.249</text:p>
          </table:table-cell>
          <table:table-cell table:style-name="ce12" office:value-type="float" office:value="69.305">
            <text:p>69.305</text:p>
          </table:table-cell>
          <table:table-cell table:style-name="ce12" office:value-type="float" office:value="69.455">
            <text:p>69.455</text:p>
          </table:table-cell>
          <table:table-cell table:style-name="ce12" office:value-type="string">
            <text:p>2020.05.18 14:17:53</text:p>
          </table:table-cell>
          <table:table-cell table:style-name="ce12" office:value-type="float" office:value="69.305">
            <text:p>69.305</text:p>
          </table:table-cell>
          <table:table-cell table:style-name="ce19" office:value-type="float" office:value="5600">
            <text:p>5,600</text:p>
          </table:table-cell>
          <table:table-cell table:number-columns-repeated="929"/>
        </table:table-row>
        <table:table-row table:style-name="ro2">
          <table:table-cell table:style-name="ce12" office:value-type="float" office:value="10">
            <text:p>10</text:p>
          </table:table-cell>
          <table:table-cell table:style-name="ce12" office:value-type="float" office:value="25691327">
            <text:p>25691327</text:p>
          </table:table-cell>
          <table:table-cell table:style-name="ce12" office:value-type="string">
            <text:p>2020.05.18 10:20:00</text:p>
          </table:table-cell>
          <table:table-cell table:style-name="ce12" office:value-type="float" office:value="69.004">
            <text:p>69.004</text:p>
          </table:table-cell>
          <table:table-cell table:style-name="ce12" office:value-type="float" office:value="69.02">
            <text:p>69.02</text:p>
          </table:table-cell>
          <table:table-cell table:style-name="ce12" office:value-type="float" office:value="69.009">
            <text:p>69.009</text:p>
          </table:table-cell>
          <table:table-cell table:style-name="ce12" office:value-type="float" office:value="68.995">
            <text:p>68.995</text:p>
          </table:table-cell>
          <table:table-cell table:style-name="ce12" office:value-type="float" office:value="69.016">
            <text:p>69.016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113">
            <text:p>69.113</text:p>
          </table:table-cell>
          <table:table-cell table:style-name="ce12" office:value-type="float" office:value="69.07">
            <text:p>69.07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0.005">
            <text:p>-0.005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-0.013">
            <text:p>-0.013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-0.043">
            <text:p>-0.04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4.10903">
            <text:p>54.10903</text:p>
          </table:table-cell>
          <table:table-cell table:style-name="ce12" office:value-type="float" office:value="53.77135">
            <text:p>53.77135</text:p>
          </table:table-cell>
          <table:table-cell table:style-name="ce12" office:value-type="float" office:value="48.68271">
            <text:p>48.68271</text:p>
          </table:table-cell>
          <table:table-cell table:style-name="ce12" office:value-type="float" office:value="48.64514">
            <text:p>48.64514</text:p>
          </table:table-cell>
          <table:table-cell table:style-name="ce19" office:value-type="float" office:value="54.57187">
            <text:p>55</text:p>
          </table:table-cell>
          <table:table-cell office:value-type="float" office:value="61.0021">
            <text:p>61.0021</text:p>
          </table:table-cell>
          <table:table-cell office:value-type="float" office:value="67.1829">
            <text:p>67.1829</text:p>
          </table:table-cell>
          <table:table-cell office:value-type="float" office:value="61.62516">
            <text:p>61.62516</text:p>
          </table:table-cell>
          <table:table-cell office:value-type="float" office:value="57.01733">
            <text:p>57.01733</text:p>
          </table:table-cell>
          <table:table-cell office:value-type="float" office:value="56.17091">
            <text:p>56.17091</text:p>
          </table:table-cell>
          <table:table-cell office:value-type="float" office:value="57.91386">
            <text:p>57.91386</text:p>
          </table:table-cell>
          <table:table-cell office:value-type="float" office:value="56.29379">
            <text:p>56.29379</text:p>
          </table:table-cell>
          <table:table-cell office:value-type="float" office:value="54.26029">
            <text:p>54.26029</text:p>
          </table:table-cell>
          <table:table-cell office:value-type="float" office:value="56.72835">
            <text:p>56.72835</text:p>
          </table:table-cell>
          <table:table-cell office:value-type="float" office:value="63.86329">
            <text:p>63.86329</text:p>
          </table:table-cell>
          <table:table-cell office:value-type="float" office:value="65.81404">
            <text:p>65.81404</text:p>
          </table:table-cell>
          <table:table-cell office:value-type="float" office:value="59.73273">
            <text:p>59.73273</text:p>
          </table:table-cell>
          <table:table-cell office:value-type="float" office:value="59.19712">
            <text:p>59.19712</text:p>
          </table:table-cell>
          <table:table-cell office:value-type="float" office:value="0.1912">
            <text:p>0.1912</text:p>
          </table:table-cell>
          <table:table-cell office:value-type="float" office:value="0.32955">
            <text:p>0.32955</text:p>
          </table:table-cell>
          <table:table-cell office:value-type="float" office:value="0.14495">
            <text:p>0.14495</text:p>
          </table:table-cell>
          <table:table-cell office:value-type="float" office:value="0.2964">
            <text:p>0.2964</text:p>
          </table:table-cell>
          <table:table-cell office:value-type="float" office:value="0.94135">
            <text:p>0.94135</text:p>
          </table:table-cell>
          <table:table-cell office:value-type="float" office:value="2.8762">
            <text:p>2.8762</text:p>
          </table:table-cell>
          <table:table-cell office:value-type="float" office:value="3.9936">
            <text:p>3.9936</text:p>
          </table:table-cell>
          <table:table-cell office:value-type="float" office:value="2.32995">
            <text:p>2.32995</text:p>
          </table:table-cell>
          <table:table-cell office:value-type="float" office:value="1.9776">
            <text:p>1.9776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691327">
            <text:p>25691327</text:p>
          </table:table-cell>
          <table:table-cell table:style-name="ce12" office:value-type="string">
            <text:p>2020.05.18 10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76">
            <text:p>69.076</text:p>
          </table:table-cell>
          <table:table-cell table:style-name="ce12" office:value-type="float" office:value="69.131">
            <text:p>69.131</text:p>
          </table:table-cell>
          <table:table-cell table:style-name="ce12" office:value-type="float" office:value="69.281">
            <text:p>69.281</text:p>
          </table:table-cell>
          <table:table-cell table:style-name="ce12" office:value-type="string">
            <text:p>2020.05.18 11:02:33</text:p>
          </table:table-cell>
          <table:table-cell table:style-name="ce12" office:value-type="float" office:value="69.131">
            <text:p>69.131</text:p>
          </table:table-cell>
          <table:table-cell table:style-name="ce19" office:value-type="float" office:value="5500">
            <text:p>5,500</text:p>
          </table:table-cell>
          <table:table-cell table:number-columns-repeated="929"/>
        </table:table-row>
        <table:table-row table:style-name="ro2">
          <table:table-cell table:style-name="ce12" office:value-type="float" office:value="11">
            <text:p>11</text:p>
          </table:table-cell>
          <table:table-cell table:style-name="ce12" office:value-type="float" office:value="25692034">
            <text:p>25692034</text:p>
          </table:table-cell>
          <table:table-cell table:style-name="ce12" office:value-type="string">
            <text:p>2020.05.18 10:30:00</text:p>
          </table:table-cell>
          <table:table-cell table:style-name="ce12" office:value-type="float" office:value="69.009">
            <text:p>69.009</text:p>
          </table:table-cell>
          <table:table-cell table:style-name="ce12" office:value-type="float" office:value="68.995">
            <text:p>68.995</text:p>
          </table:table-cell>
          <table:table-cell table:style-name="ce12" office:value-type="float" office:value="69.016">
            <text:p>69.016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113">
            <text:p>69.113</text:p>
          </table:table-cell>
          <table:table-cell table:style-name="ce12" office:value-type="float" office:value="69.07">
            <text:p>69.07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066">
            <text:p>69.066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-0.013">
            <text:p>-0.013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-0.043">
            <text:p>-0.04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21">
            <text:p>0.021</text:p>
          </table:table-cell>
          <table:table-cell table:style-name="ce12" office:value-type="float" office:value="-0.024">
            <text:p>-0.02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48.68271">
            <text:p>48.68271</text:p>
          </table:table-cell>
          <table:table-cell table:style-name="ce12" office:value-type="float" office:value="48.64514">
            <text:p>48.64514</text:p>
          </table:table-cell>
          <table:table-cell table:style-name="ce12" office:value-type="float" office:value="54.57187">
            <text:p>54.57187</text:p>
          </table:table-cell>
          <table:table-cell table:style-name="ce12" office:value-type="float" office:value="61.0021">
            <text:p>61.0021</text:p>
          </table:table-cell>
          <table:table-cell table:style-name="ce19" office:value-type="float" office:value="67.1829">
            <text:p>67</text:p>
          </table:table-cell>
          <table:table-cell office:value-type="float" office:value="61.62516">
            <text:p>61.62516</text:p>
          </table:table-cell>
          <table:table-cell office:value-type="float" office:value="57.01733">
            <text:p>57.01733</text:p>
          </table:table-cell>
          <table:table-cell office:value-type="float" office:value="60.95195">
            <text:p>60.95195</text:p>
          </table:table-cell>
          <table:table-cell office:value-type="float" office:value="59.0181">
            <text:p>59.0181</text:p>
          </table:table-cell>
          <table:table-cell office:value-type="float" office:value="56.29379">
            <text:p>56.29379</text:p>
          </table:table-cell>
          <table:table-cell office:value-type="float" office:value="54.26029">
            <text:p>54.26029</text:p>
          </table:table-cell>
          <table:table-cell office:value-type="float" office:value="56.72835">
            <text:p>56.72835</text:p>
          </table:table-cell>
          <table:table-cell office:value-type="float" office:value="63.86329">
            <text:p>63.86329</text:p>
          </table:table-cell>
          <table:table-cell office:value-type="float" office:value="65.81404">
            <text:p>65.81404</text:p>
          </table:table-cell>
          <table:table-cell office:value-type="float" office:value="59.73273">
            <text:p>59.73273</text:p>
          </table:table-cell>
          <table:table-cell office:value-type="float" office:value="59.19712">
            <text:p>59.19712</text:p>
          </table:table-cell>
          <table:table-cell office:value-type="float" office:value="61.29759">
            <text:p>61.29759</text:p>
          </table:table-cell>
          <table:table-cell office:value-type="float" office:value="58.14674">
            <text:p>58.14674</text:p>
          </table:table-cell>
          <table:table-cell office:value-type="float" office:value="0.14495">
            <text:p>0.14495</text:p>
          </table:table-cell>
          <table:table-cell office:value-type="float" office:value="0.2964">
            <text:p>0.2964</text:p>
          </table:table-cell>
          <table:table-cell office:value-type="float" office:value="0.94135">
            <text:p>0.94135</text:p>
          </table:table-cell>
          <table:table-cell office:value-type="float" office:value="2.8762">
            <text:p>2.8762</text:p>
          </table:table-cell>
          <table:table-cell office:value-type="float" office:value="3.9936">
            <text:p>3.9936</text:p>
          </table:table-cell>
          <table:table-cell office:value-type="float" office:value="2.32995">
            <text:p>2.32995</text:p>
          </table:table-cell>
          <table:table-cell office:value-type="float" office:value="1.9776">
            <text:p>1.9776</text:p>
          </table:table-cell>
          <table:table-cell office:value-type="float" office:value="2.7016">
            <text:p>2.7016</text:p>
          </table:table-cell>
          <table:table-cell office:value-type="float" office:value="2.9097">
            <text:p>2.909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692034">
            <text:p>25692034</text:p>
          </table:table-cell>
          <table:table-cell table:style-name="ce12" office:value-type="string">
            <text:p>2020.05.18 10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31">
            <text:p>69.131</text:p>
          </table:table-cell>
          <table:table-cell table:style-name="ce12" office:value-type="float" office:value="69.281">
            <text:p>69.281</text:p>
          </table:table-cell>
          <table:table-cell table:style-name="ce12" office:value-type="string">
            <text:p>2020.05.18 11:02:33</text:p>
          </table:table-cell>
          <table:table-cell table:style-name="ce12" office:value-type="float" office:value="69.131">
            <text:p>69.131</text:p>
          </table:table-cell>
          <table:table-cell table:style-name="ce19" office:value-type="float" office:value="5400">
            <text:p>5,400</text:p>
          </table:table-cell>
          <table:table-cell table:number-columns-repeated="929"/>
        </table:table-row>
        <table:table-row table:style-name="ro2">
          <table:table-cell table:style-name="ce12" office:value-type="float" office:value="9">
            <text:p>9</text:p>
          </table:table-cell>
          <table:table-cell table:style-name="ce12" office:value-type="float" office:value="25690850">
            <text:p>25690850</text:p>
          </table:table-cell>
          <table:table-cell table:style-name="ce12" office:value-type="string">
            <text:p>2020.05.18 10:15:00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style-name="ce14" office:value-type="float" office:value="69.089">
            <text:p>69.089</text:p>
          </table:table-cell>
          <table:table-cell table:style-name="ce14" office:value-type="float" office:value="69.113">
            <text:p>69.113</text:p>
          </table:table-cell>
          <table:table-cell table:style-name="ce14" office:value-type="float" office:value="69.07">
            <text:p>69.07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4" office:value-type="float" office:value="0.072">
            <text:p>0.072</text:p>
          </table:table-cell>
          <table:table-cell table:style-name="ce14" office:value-type="float" office:value="0.024">
            <text:p>0.024</text:p>
          </table:table-cell>
          <table:table-cell table:style-name="ce14" office:value-type="float" office:value="-0.043">
            <text:p>-0.04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61.0021">
            <text:p>61.00210</text:p>
          </table:table-cell>
          <table:table-cell table:style-name="ce18" office:value-type="float" office:value="67.1829">
            <text:p>67.18290</text:p>
          </table:table-cell>
          <table:table-cell table:style-name="ce18" office:value-type="float" office:value="61.62516">
            <text:p>61.62516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63.86329">
            <text:p>63.86329</text:p>
          </table:table-cell>
          <table:table-cell table:style-name="ce18" office:value-type="float" office:value="65.81404">
            <text:p>65.81404</text:p>
          </table:table-cell>
          <table:table-cell table:style-name="ce18" office:value-type="float" office:value="59.73273">
            <text:p>59.73273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style-name="ce18" office:value-type="float" office:value="2.8762">
            <text:p>2.87620</text:p>
          </table:table-cell>
          <table:table-cell table:style-name="ce18" office:value-type="float" office:value="3.9936">
            <text:p>3.99360</text:p>
          </table:table-cell>
          <table:table-cell table:style-name="ce18" office:value-type="float" office:value="2.32995">
            <text:p>2.32995</text:p>
          </table:table-cell>
          <table:table-cell table:number-columns-repeated="6"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5690850">
            <text:p>25690850</text:p>
          </table:table-cell>
          <table:table-cell table:style-name="ce12" office:value-type="string">
            <text:p>2020.05.18 10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84">
            <text:p>69.084</text:p>
          </table:table-cell>
          <table:table-cell table:style-name="ce12" office:value-type="float" office:value="69.131">
            <text:p>69.131</text:p>
          </table:table-cell>
          <table:table-cell table:style-name="ce12" office:value-type="float" office:value="69.281">
            <text:p>69.281</text:p>
          </table:table-cell>
          <table:table-cell table:style-name="ce12" office:value-type="string">
            <text:p>2020.05.18 11:02:33</text:p>
          </table:table-cell>
          <table:table-cell table:style-name="ce12" office:value-type="float" office:value="69.131">
            <text:p>69.131</text:p>
          </table:table-cell>
          <table:table-cell table:style-name="ce19" office:value-type="float" office:value="4700">
            <text:p>4,700</text:p>
          </table:table-cell>
          <table:table-cell table:number-columns-repeated="929"/>
        </table:table-row>
        <table:table-row table:style-name="ro2">
          <table:table-cell table:style-name="ce12" office:value-type="float" office:value="31">
            <text:p>31</text:p>
          </table:table-cell>
          <table:table-cell table:style-name="ce12" office:value-type="float" office:value="25703848">
            <text:p>25703848</text:p>
          </table:table-cell>
          <table:table-cell table:style-name="ce12" office:value-type="string">
            <text:p>2020.05.18 14:10:00</text:p>
          </table:table-cell>
          <table:table-cell table:style-name="ce12" office:value-type="float" office:value="69.172">
            <text:p>69.172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-0.023">
            <text:p>-0.023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5.492">
            <text:p>65.492</text:p>
          </table:table-cell>
          <table:table-cell table:style-name="ce12" office:value-type="float" office:value="60.118">
            <text:p>60.118</text:p>
          </table:table-cell>
          <table:table-cell table:style-name="ce12" office:value-type="float" office:value="58.23879">
            <text:p>58.23879</text:p>
          </table:table-cell>
          <table:table-cell table:style-name="ce12" office:value-type="float" office:value="64.14693">
            <text:p>64.14693</text:p>
          </table:table-cell>
          <table:table-cell table:style-name="ce19" office:value-type="float" office:value="69.67563">
            <text:p>70</text:p>
          </table:table-cell>
          <table:table-cell office:value-type="float" office:value="69.94441">
            <text:p>69.94441</text:p>
          </table:table-cell>
          <table:table-cell office:value-type="float" office:value="75.81733">
            <text:p>75.81733</text:p>
          </table:table-cell>
          <table:table-cell office:value-type="float" office:value="81.36974">
            <text:p>81.36974</text:p>
          </table:table-cell>
          <table:table-cell office:value-type="float" office:value="80.69466">
            <text:p>80.69466</text:p>
          </table:table-cell>
          <table:table-cell office:value-type="float" office:value="57.1209">
            <text:p>57.1209</text:p>
          </table:table-cell>
          <table:table-cell office:value-type="float" office:value="54.40187">
            <text:p>54.40187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0.60435">
            <text:p>0.60435</text:p>
          </table:table-cell>
          <table:table-cell office:value-type="float" office:value="0.3955">
            <text:p>0.3955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03848">
            <text:p>25703848</text:p>
          </table:table-cell>
          <table:table-cell table:style-name="ce12" office:value-type="string">
            <text:p>2020.05.18 14:1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6">
            <text:p>69.26</text:p>
          </table:table-cell>
          <table:table-cell table:style-name="ce12" office:value-type="float" office:value="69.305">
            <text:p>69.305</text:p>
          </table:table-cell>
          <table:table-cell table:style-name="ce12" office:value-type="float" office:value="69.455">
            <text:p>69.455</text:p>
          </table:table-cell>
          <table:table-cell table:style-name="ce12" office:value-type="string">
            <text:p>2020.05.18 14:17:53</text:p>
          </table:table-cell>
          <table:table-cell table:style-name="ce12" office:value-type="float" office:value="69.305">
            <text:p>69.305</text:p>
          </table:table-cell>
          <table:table-cell table:style-name="ce19" office:value-type="float" office:value="4500">
            <text:p>4,500</text:p>
          </table:table-cell>
          <table:table-cell table:number-columns-repeated="929"/>
        </table:table-row>
        <table:table-row table:style-name="ro2">
          <table:table-cell table:style-name="ce12" office:value-type="float" office:value="49">
            <text:p>49</text:p>
          </table:table-cell>
          <table:table-cell table:style-name="ce12" office:value-type="float" office:value="25714448">
            <text:p>25714448</text:p>
          </table:table-cell>
          <table:table-cell table:style-name="ce12" office:value-type="string">
            <text:p>2020.05.18 16:45:00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67.40308">
            <text:p>67.40308</text:p>
          </table:table-cell>
          <table:table-cell table:style-name="ce12" office:value-type="float" office:value="71.78675">
            <text:p>71.78675</text:p>
          </table:table-cell>
          <table:table-cell table:style-name="ce12" office:value-type="float" office:value="71.06331">
            <text:p>71.06331</text:p>
          </table:table-cell>
          <table:table-cell table:style-name="ce12" office:value-type="float" office:value="71.20176">
            <text:p>71.20176</text:p>
          </table:table-cell>
          <table:table-cell table:style-name="ce19" office:value-type="float" office:value="71.29264">
            <text:p>71</text:p>
          </table:table-cell>
          <table:table-cell office:value-type="float" office:value="66.53788">
            <text:p>66.53788</text:p>
          </table:table-cell>
          <table:table-cell office:value-type="float" office:value="64.58608">
            <text:p>64.58608</text:p>
          </table:table-cell>
          <table:table-cell office:value-type="float" office:value="69.82961">
            <text:p>69.82961</text:p>
          </table:table-cell>
          <table:table-cell office:value-type="float" office:value="70.89775">
            <text:p>70.89775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25714448">
            <text:p>25714448</text:p>
          </table:table-cell>
          <table:table-cell table:style-name="ce12" office:value-type="string">
            <text:p>2020.05.18 16:4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33">
            <text:p>69.733</text:p>
          </table:table-cell>
          <table:table-cell table:style-name="ce12" office:value-type="float" office:value="69.777">
            <text:p>69.777</text:p>
          </table:table-cell>
          <table:table-cell table:style-name="ce12" office:value-type="float" office:value="69.927">
            <text:p>69.927</text:p>
          </table:table-cell>
          <table:table-cell table:style-name="ce12" office:value-type="string">
            <text:p>2020.05.18 16:50:49</text:p>
          </table:table-cell>
          <table:table-cell table:style-name="ce12" office:value-type="float" office:value="69.777">
            <text:p>69.777</text:p>
          </table:table-cell>
          <table:table-cell table:style-name="ce19" office:value-type="float" office:value="4400">
            <text:p>4,400</text:p>
          </table:table-cell>
          <table:table-cell table:number-columns-repeated="929"/>
        </table:table-row>
        <table:table-row table:style-name="ro2">
          <table:table-cell table:style-name="ce12" office:value-type="float" office:value="37">
            <text:p>37</text:p>
          </table:table-cell>
          <table:table-cell table:style-name="ce12" office:value-type="float" office:value="25707721">
            <text:p>25707721</text:p>
          </table:table-cell>
          <table:table-cell table:style-name="ce12" office:value-type="string">
            <text:p>2020.05.18 15:15:00</text:p>
          </table:table-cell>
          <table:table-cell table:style-name="ce12" office:value-type="float" office:value="69.282">
            <text:p>69.282</text:p>
          </table:table-cell>
          <table:table-cell table:style-name="ce12" office:value-type="float" office:value="69.365">
            <text:p>69.365</text:p>
          </table:table-cell>
          <table:table-cell table:style-name="ce12" office:value-type="float" office:value="69.368">
            <text:p>69.368</text:p>
          </table:table-cell>
          <table:table-cell table:style-name="ce12" office:value-type="float" office:value="69.415">
            <text:p>69.415</text:p>
          </table:table-cell>
          <table:table-cell table:style-name="ce12" office:value-type="float" office:value="69.385">
            <text:p>69.385</text:p>
          </table:table-cell>
          <table:table-cell table:style-name="ce12" office:value-type="float" office:value="69.384">
            <text:p>69.384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0.017">
            <text:p>-0.017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0.006">
            <text:p>0.006</text:p>
          </table:table-cell>
          <table:table-cell table:style-name="ce12" office:value-type="float" office:value="0.047">
            <text:p>0.047</text:p>
          </table:table-cell>
          <table:table-cell table:style-name="ce12" office:value-type="float" office:value="-0.028">
            <text:p>-0.028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9.36523">
            <text:p>69.36523</text:p>
          </table:table-cell>
          <table:table-cell table:style-name="ce12" office:value-type="float" office:value="70.17161">
            <text:p>70.17161</text:p>
          </table:table-cell>
          <table:table-cell table:style-name="ce12" office:value-type="float" office:value="70.85077">
            <text:p>70.85077</text:p>
          </table:table-cell>
          <table:table-cell table:style-name="ce12" office:value-type="float" office:value="74.90885">
            <text:p>74.90885</text:p>
          </table:table-cell>
          <table:table-cell table:style-name="ce19" office:value-type="float" office:value="69.23618">
            <text:p>69</text:p>
          </table:table-cell>
          <table:table-cell office:value-type="float" office:value="68.48405">
            <text:p>68.48405</text:p>
          </table:table-cell>
          <table:table-cell office:value-type="float" office:value="70.0461">
            <text:p>70.0461</text:p>
          </table:table-cell>
          <table:table-cell office:value-type="float" office:value="71.02605">
            <text:p>71.02605</text:p>
          </table:table-cell>
          <table:table-cell office:value-type="float" office:value="75.64112">
            <text:p>75.64112</text:p>
          </table:table-cell>
          <table:table-cell office:value-type="float" office:value="62.10127">
            <text:p>62.10127</text:p>
          </table:table-cell>
          <table:table-cell office:value-type="float" office:value="68.46837">
            <text:p>68.46837</text:p>
          </table:table-cell>
          <table:table-cell office:value-type="float" office:value="68.66864">
            <text:p>68.66864</text:p>
          </table:table-cell>
          <table:table-cell office:value-type="float" office:value="71.63921">
            <text:p>71.63921</text:p>
          </table:table-cell>
          <table:table-cell office:value-type="float" office:value="67.34888">
            <text:p>67.34888</text:p>
          </table:table-cell>
          <table:table-cell office:value-type="float" office:value="67.20765">
            <text:p>67.20765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1.8502">
            <text:p>1.8502</text:p>
          </table:table-cell>
          <table:table-cell office:value-type="float" office:value="3.9083">
            <text:p>3.9083</text:p>
          </table:table-cell>
          <table:table-cell office:value-type="float" office:value="3.50445">
            <text:p>3.50445</text:p>
          </table:table-cell>
          <table:table-cell office:value-type="float" office:value="4.25365">
            <text:p>4.25365</text:p>
          </table:table-cell>
          <table:table-cell office:value-type="float" office:value="3.59195">
            <text:p>3.59195</text:p>
          </table:table-cell>
          <table:table-cell office:value-type="float" office:value="3.3561">
            <text:p>3.3561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style-name="ce12" office:value-type="float" office:value="25707721">
            <text:p>25707721</text:p>
          </table:table-cell>
          <table:table-cell table:style-name="ce12" office:value-type="string">
            <text:p>2020.05.18 15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496">
            <text:p>69.496</text:p>
          </table:table-cell>
          <table:table-cell table:style-name="ce12" office:value-type="float" office:value="69.538">
            <text:p>69.538</text:p>
          </table:table-cell>
          <table:table-cell table:style-name="ce12" office:value-type="float" office:value="69.688">
            <text:p>69.688</text:p>
          </table:table-cell>
          <table:table-cell table:style-name="ce12" office:value-type="string">
            <text:p>2020.05.18 15:41:09</text:p>
          </table:table-cell>
          <table:table-cell table:style-name="ce12" office:value-type="float" office:value="69.538">
            <text:p>69.538</text:p>
          </table:table-cell>
          <table:table-cell table:style-name="ce19" office:value-type="float" office:value="4200">
            <text:p>4,200</text:p>
          </table:table-cell>
          <table:table-cell table:number-columns-repeated="929"/>
        </table:table-row>
        <table:table-row table:style-name="ro2">
          <table:table-cell table:style-name="ce12" office:value-type="float" office:value="6">
            <text:p>6</text:p>
          </table:table-cell>
          <table:table-cell table:style-name="ce12" office:value-type="float" office:value="25689956">
            <text:p>25689956</text:p>
          </table:table-cell>
          <table:table-cell table:style-name="ce12" office:value-type="string">
            <text:p>2020.05.18 10:00:00</text:p>
          </table:table-cell>
          <table:table-cell table:style-name="ce14" office:value-type="float" office:value="68.931">
            <text:p>68.931</text:p>
          </table:table-cell>
          <table:table-cell table:style-name="ce14" office:value-type="float" office:value="68.961">
            <text:p>68.961</text:p>
          </table:table-cell>
          <table:table-cell table:style-name="ce14" office:value-type="float" office:value="68.997">
            <text:p>68.997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.035">
            <text:p>0.035</text:p>
          </table:table-cell>
          <table:table-cell table:style-name="ce14" office:value-type="float" office:value="0.03">
            <text:p>0.030</text:p>
          </table:table-cell>
          <table:table-cell table:style-name="ce14" office:value-type="float" office:value="0.034">
            <text:p>0.034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8" office:value-type="float" office:value="48.58482">
            <text:p>48.58482</text:p>
          </table:table-cell>
          <table:table-cell table:style-name="ce18" office:value-type="float" office:value="50.57855">
            <text:p>50.57855</text:p>
          </table:table-cell>
          <table:table-cell table:style-name="ce18" office:value-type="float" office:value="54.56754">
            <text:p>54.5675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47.83393">
            <text:p>47.83393</text:p>
          </table:table-cell>
          <table:table-cell table:style-name="ce18" office:value-type="float" office:value="51.56382">
            <text:p>51.56382</text:p>
          </table:table-cell>
          <table:table-cell table:style-name="ce18" office:value-type="float" office:value="55.57602">
            <text:p>55.57602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-0.4726">
            <text:p>-0.47260</text:p>
          </table:table-cell>
          <table:table-cell table:style-name="ce18" office:value-type="float" office:value="-0.0578">
            <text:p>-0.05780</text:p>
          </table:table-cell>
          <table:table-cell table:style-name="ce18" office:value-type="float" office:value="0.4532">
            <text:p>0.45320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number-columns-repeated="2" table:style-name="ce12" office:value-type="float" office:value="3">
            <text:p>3</text:p>
          </table:table-cell>
          <table:table-cell table:number-columns-repeated="7" table:style-name="ce12" office:value-type="float" office:value="2">
            <text:p>2</text:p>
          </table:table-cell>
          <table:table-cell table:style-name="ce12" office:value-type="float" office:value="25689956">
            <text:p>25689956</text:p>
          </table:table-cell>
          <table:table-cell table:style-name="ce12" office:value-type="string">
            <text:p>2020.05.18 10:0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25">
            <text:p>69.025</text:p>
          </table:table-cell>
          <table:table-cell table:style-name="ce12" office:value-type="float" office:value="69.055">
            <text:p>69.055</text:p>
          </table:table-cell>
          <table:table-cell table:style-name="ce12" office:value-type="float" office:value="69.205">
            <text:p>69.205</text:p>
          </table:table-cell>
          <table:table-cell table:style-name="ce12" office:value-type="string">
            <text:p>2020.05.18 10:07:32</text:p>
          </table:table-cell>
          <table:table-cell table:style-name="ce12" office:value-type="float" office:value="69.055">
            <text:p>69.055</text:p>
          </table:table-cell>
          <table:table-cell table:style-name="ce19" office:value-type="float" office:value="3000">
            <text:p>3,000</text:p>
          </table:table-cell>
          <table:table-cell table:number-columns-repeated="929"/>
        </table:table-row>
        <table:table-row table:style-name="ro2">
          <table:table-cell table:style-name="ce12" office:value-type="float" office:value="42">
            <text:p>42</text:p>
          </table:table-cell>
          <table:table-cell table:style-name="ce12" office:value-type="float" office:value="25710137">
            <text:p>25710137</text:p>
          </table:table-cell>
          <table:table-cell table:style-name="ce12" office:value-type="string">
            <text:p>2020.05.18 15:55:00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style-name="ce12" office:value-type="float" office:value="69.525">
            <text:p>69.525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0.007">
            <text:p>0.007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5.64112">
            <text:p>75.64112</text:p>
          </table:table-cell>
          <table:table-cell table:style-name="ce12" office:value-type="float" office:value="76.90693">
            <text:p>76.90693</text:p>
          </table:table-cell>
          <table:table-cell table:style-name="ce12" office:value-type="float" office:value="71.20614">
            <text:p>71.20614</text:p>
          </table:table-cell>
          <table:table-cell table:style-name="ce12" office:value-type="float" office:value="72.07122">
            <text:p>72.07122</text:p>
          </table:table-cell>
          <table:table-cell table:style-name="ce19" office:value-type="float" office:value="72.55905">
            <text:p>73</text:p>
          </table:table-cell>
          <table:table-cell office:value-type="float" office:value="73.18602">
            <text:p>73.18602</text:p>
          </table:table-cell>
          <table:table-cell office:value-type="float" office:value="68.04067">
            <text:p>68.04067</text:p>
          </table:table-cell>
          <table:table-cell office:value-type="float" office:value="66.4811">
            <text:p>66.4811</text:p>
          </table:table-cell>
          <table:table-cell office:value-type="float" office:value="66.82831">
            <text:p>66.82831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72.56397">
            <text:p>72.56397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6.3963">
            <text:p>6.3963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25710137">
            <text:p>25710137</text:p>
          </table:table-cell>
          <table:table-cell table:style-name="ce12" office:value-type="string">
            <text:p>2020.05.18 15:5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15">
            <text:p>69.515</text:p>
          </table:table-cell>
          <table:table-cell table:style-name="ce12" office:value-type="float" office:value="69.543">
            <text:p>69.543</text:p>
          </table:table-cell>
          <table:table-cell table:style-name="ce12" office:value-type="float" office:value="69.693">
            <text:p>69.693</text:p>
          </table:table-cell>
          <table:table-cell table:style-name="ce12" office:value-type="string">
            <text:p>2020.05.18 16:13:32</text:p>
          </table:table-cell>
          <table:table-cell table:style-name="ce12" office:value-type="float" office:value="69.543">
            <text:p>69.543</text:p>
          </table:table-cell>
          <table:table-cell table:style-name="ce19" office:value-type="float" office:value="2800">
            <text:p>2,800</text:p>
          </table:table-cell>
          <table:table-cell table:number-columns-repeated="929"/>
        </table:table-row>
        <table:table-row table:style-name="ro2">
          <table:table-cell table:style-name="ce12" office:value-type="float" office:value="15">
            <text:p>15</text:p>
          </table:table-cell>
          <table:table-cell table:style-name="ce12" office:value-type="float" office:value="25694937">
            <text:p>25694937</text:p>
          </table:table-cell>
          <table:table-cell table:style-name="ce12" office:value-type="string">
            <text:p>2020.05.18 11:25:00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2.08816">
            <text:p>62.08816</text:p>
          </table:table-cell>
          <table:table-cell table:style-name="ce12" office:value-type="float" office:value="61.26995">
            <text:p>61.26995</text:p>
          </table:table-cell>
          <table:table-cell table:style-name="ce12" office:value-type="float" office:value="61.41768">
            <text:p>61.41768</text:p>
          </table:table-cell>
          <table:table-cell table:style-name="ce12" office:value-type="float" office:value="61.76461">
            <text:p>61.76461</text:p>
          </table:table-cell>
          <table:table-cell table:style-name="ce19" office:value-type="float" office:value="63.10835">
            <text:p>63</text:p>
          </table:table-cell>
          <table:table-cell office:value-type="float" office:value="64.02584">
            <text:p>64.02584</text:p>
          </table:table-cell>
          <table:table-cell office:value-type="float" office:value="64.35704">
            <text:p>64.35704</text:p>
          </table:table-cell>
          <table:table-cell office:value-type="float" office:value="68.60142">
            <text:p>68.60142</text:p>
          </table:table-cell>
          <table:table-cell office:value-type="float" office:value="64.84442">
            <text:p>64.84442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25694937">
            <text:p>25694937</text:p>
          </table:table-cell>
          <table:table-cell table:style-name="ce12" office:value-type="string">
            <text:p>2020.05.18 11:2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3">
            <text:p>69.13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306">
            <text:p>69.306</text:p>
          </table:table-cell>
          <table:table-cell table:style-name="ce12" office:value-type="string">
            <text:p>2020.05.18 11:33:51</text:p>
          </table:table-cell>
          <table:table-cell table:style-name="ce12" office:value-type="float" office:value="69.156">
            <text:p>69.156</text:p>
          </table:table-cell>
          <table:table-cell table:style-name="ce19" office:value-type="float" office:value="2600">
            <text:p>2,600</text:p>
          </table:table-cell>
          <table:table-cell table:number-columns-repeated="929"/>
        </table:table-row>
        <table:table-row table:style-name="ro2">
          <table:table-cell table:style-name="ce12" office:value-type="float" office:value="32">
            <text:p>32</text:p>
          </table:table-cell>
          <table:table-cell table:style-name="ce12" office:value-type="float" office:value="25704310">
            <text:p>25704310</text:p>
          </table:table-cell>
          <table:table-cell table:style-name="ce12" office:value-type="string">
            <text:p>2020.05.18 14:15:00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7">
            <text:p>69.17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0.023">
            <text:p>-0.023</text:p>
          </table:table-cell>
          <table:table-cell table:number-columns-repeated="2"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0.118">
            <text:p>60.118</text:p>
          </table:table-cell>
          <table:table-cell table:style-name="ce12" office:value-type="float" office:value="58.23879">
            <text:p>58.23879</text:p>
          </table:table-cell>
          <table:table-cell table:style-name="ce12" office:value-type="float" office:value="64.14693">
            <text:p>64.14693</text:p>
          </table:table-cell>
          <table:table-cell table:style-name="ce12" office:value-type="float" office:value="69.67563">
            <text:p>69.67563</text:p>
          </table:table-cell>
          <table:table-cell table:style-name="ce19" office:value-type="float" office:value="69.94441">
            <text:p>70</text:p>
          </table:table-cell>
          <table:table-cell office:value-type="float" office:value="75.81733">
            <text:p>75.81733</text:p>
          </table:table-cell>
          <table:table-cell office:value-type="float" office:value="81.36974">
            <text:p>81.36974</text:p>
          </table:table-cell>
          <table:table-cell office:value-type="float" office:value="80.69466">
            <text:p>80.69466</text:p>
          </table:table-cell>
          <table:table-cell office:value-type="float" office:value="80.80645">
            <text:p>80.80645</text:p>
          </table:table-cell>
          <table:table-cell office:value-type="float" office:value="54.40187">
            <text:p>54.40187</text:p>
          </table:table-cell>
          <table:table-cell office:value-type="float" office:value="56.37939">
            <text:p>56.37939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0.3955">
            <text:p>0.3955</text:p>
          </table:table-cell>
          <table:table-cell office:value-type="float" office:value="0.1539">
            <text:p>0.1539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style-name="ce12" office:value-type="float" office:value="25704310">
            <text:p>25704310</text:p>
          </table:table-cell>
          <table:table-cell table:style-name="ce12" office:value-type="string">
            <text:p>2020.05.18 14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8">
            <text:p>69.28</text:p>
          </table:table-cell>
          <table:table-cell table:style-name="ce12" office:value-type="float" office:value="69.305">
            <text:p>69.305</text:p>
          </table:table-cell>
          <table:table-cell table:style-name="ce12" office:value-type="float" office:value="69.455">
            <text:p>69.455</text:p>
          </table:table-cell>
          <table:table-cell table:style-name="ce12" office:value-type="string">
            <text:p>2020.05.18 14:17:53</text:p>
          </table:table-cell>
          <table:table-cell table:style-name="ce12" office:value-type="float" office:value="69.305">
            <text:p>69.305</text:p>
          </table:table-cell>
          <table:table-cell table:style-name="ce19" office:value-type="float" office:value="2500">
            <text:p>2,500</text:p>
          </table:table-cell>
          <table:table-cell table:number-columns-repeated="929"/>
        </table:table-row>
        <table:table-row table:style-name="ro2">
          <table:table-cell table:style-name="ce12" office:value-type="float" office:value="19">
            <text:p>19</text:p>
          </table:table-cell>
          <table:table-cell table:style-name="ce12" office:value-type="float" office:value="25695946">
            <text:p>25695946</text:p>
          </table:table-cell>
          <table:table-cell table:style-name="ce12" office:value-type="string">
            <text:p>2020.05.18 11:45:00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3.10835">
            <text:p>63.10835</text:p>
          </table:table-cell>
          <table:table-cell table:style-name="ce12" office:value-type="float" office:value="64.02584">
            <text:p>64.02584</text:p>
          </table:table-cell>
          <table:table-cell table:style-name="ce12" office:value-type="float" office:value="64.35704">
            <text:p>64.35704</text:p>
          </table:table-cell>
          <table:table-cell table:style-name="ce12" office:value-type="float" office:value="68.60142">
            <text:p>68.60142</text:p>
          </table:table-cell>
          <table:table-cell table:style-name="ce19" office:value-type="float" office:value="64.84442">
            <text:p>65</text:p>
          </table:table-cell>
          <table:table-cell office:value-type="float" office:value="68.66985">
            <text:p>68.66985</text:p>
          </table:table-cell>
          <table:table-cell office:value-type="float" office:value="67.44038">
            <text:p>67.44038</text:p>
          </table:table-cell>
          <table:table-cell office:value-type="float" office:value="62.80166">
            <text:p>62.80166</text:p>
          </table:table-cell>
          <table:table-cell office:value-type="float" office:value="56.61279">
            <text:p>56.61279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" office:value-type="float" office:value="25695946">
            <text:p>25695946</text:p>
          </table:table-cell>
          <table:table-cell table:style-name="ce12" office:value-type="string">
            <text:p>2020.05.18 11:45:04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81">
            <text:p>69.081</text:p>
          </table:table-cell>
          <table:table-cell table:style-name="ce12" office:value-type="float" office:value="69.106">
            <text:p>69.106</text:p>
          </table:table-cell>
          <table:table-cell table:style-name="ce12" office:value-type="float" office:value="69.256">
            <text:p>69.256</text:p>
          </table:table-cell>
          <table:table-cell table:style-name="ce12" office:value-type="string">
            <text:p>2020.05.18 12:07:17</text:p>
          </table:table-cell>
          <table:table-cell table:style-name="ce12" office:value-type="float" office:value="69.106">
            <text:p>69.106</text:p>
          </table:table-cell>
          <table:table-cell table:style-name="ce19" office:value-type="float" office:value="2500">
            <text:p>2,500</text:p>
          </table:table-cell>
          <table:table-cell table:number-columns-repeated="929"/>
        </table:table-row>
        <table:table-row table:style-name="ro2">
          <table:table-cell table:style-name="ce12" office:value-type="float" office:value="39">
            <text:p>39</text:p>
          </table:table-cell>
          <table:table-cell table:style-name="ce12" office:value-type="float" office:value="25708970">
            <text:p>25708970</text:p>
          </table:table-cell>
          <table:table-cell table:style-name="ce12" office:value-type="string">
            <text:p>2020.05.18 15:25:00</text:p>
          </table:table-cell>
          <table:table-cell table:style-name="ce12" office:value-type="float" office:value="69.368">
            <text:p>69.368</text:p>
          </table:table-cell>
          <table:table-cell table:style-name="ce12" office:value-type="float" office:value="69.415">
            <text:p>69.415</text:p>
          </table:table-cell>
          <table:table-cell table:style-name="ce12" office:value-type="float" office:value="69.385">
            <text:p>69.385</text:p>
          </table:table-cell>
          <table:table-cell table:style-name="ce12" office:value-type="float" office:value="69.384">
            <text:p>69.384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17">
            <text:p>69.51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06">
            <text:p>0.006</text:p>
          </table:table-cell>
          <table:table-cell table:style-name="ce12" office:value-type="float" office:value="0.047">
            <text:p>0.047</text:p>
          </table:table-cell>
          <table:table-cell table:style-name="ce12" office:value-type="float" office:value="-0.028">
            <text:p>-0.028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70.85077">
            <text:p>70.85077</text:p>
          </table:table-cell>
          <table:table-cell table:style-name="ce12" office:value-type="float" office:value="74.90885">
            <text:p>74.90885</text:p>
          </table:table-cell>
          <table:table-cell table:style-name="ce12" office:value-type="float" office:value="69.23618">
            <text:p>69.23618</text:p>
          </table:table-cell>
          <table:table-cell table:style-name="ce12" office:value-type="float" office:value="68.48405">
            <text:p>68.48405</text:p>
          </table:table-cell>
          <table:table-cell table:style-name="ce19" office:value-type="float" office:value="70.0461">
            <text:p>70</text:p>
          </table:table-cell>
          <table:table-cell office:value-type="float" office:value="71.02605">
            <text:p>71.02605</text:p>
          </table:table-cell>
          <table:table-cell office:value-type="float" office:value="75.64112">
            <text:p>75.64112</text:p>
          </table:table-cell>
          <table:table-cell office:value-type="float" office:value="76.90693">
            <text:p>76.90693</text:p>
          </table:table-cell>
          <table:table-cell office:value-type="float" office:value="71.20614">
            <text:p>71.20614</text:p>
          </table:table-cell>
          <table:table-cell office:value-type="float" office:value="68.66864">
            <text:p>68.66864</text:p>
          </table:table-cell>
          <table:table-cell office:value-type="float" office:value="71.63921">
            <text:p>71.63921</text:p>
          </table:table-cell>
          <table:table-cell office:value-type="float" office:value="67.34888">
            <text:p>67.34888</text:p>
          </table:table-cell>
          <table:table-cell office:value-type="float" office:value="67.20765">
            <text:p>67.20765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72.14052">
            <text:p>72.14052</text:p>
          </table:table-cell>
          <table:table-cell office:value-type="float" office:value="3.50445">
            <text:p>3.50445</text:p>
          </table:table-cell>
          <table:table-cell office:value-type="float" office:value="4.25365">
            <text:p>4.25365</text:p>
          </table:table-cell>
          <table:table-cell office:value-type="float" office:value="3.59195">
            <text:p>3.59195</text:p>
          </table:table-cell>
          <table:table-cell office:value-type="float" office:value="3.3561">
            <text:p>3.3561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7.2698">
            <text:p>7.26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08970">
            <text:p>25708970</text:p>
          </table:table-cell>
          <table:table-cell table:style-name="ce12" office:value-type="string">
            <text:p>2020.05.18 15:2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24">
            <text:p>69.524</text:p>
          </table:table-cell>
          <table:table-cell table:style-name="ce12" office:value-type="float" office:value="69.538">
            <text:p>69.538</text:p>
          </table:table-cell>
          <table:table-cell table:style-name="ce12" office:value-type="float" office:value="69.688">
            <text:p>69.688</text:p>
          </table:table-cell>
          <table:table-cell table:style-name="ce12" office:value-type="string">
            <text:p>2020.05.18 15:41:09</text:p>
          </table:table-cell>
          <table:table-cell table:style-name="ce12" office:value-type="float" office:value="69.538">
            <text:p>69.538</text:p>
          </table:table-cell>
          <table:table-cell table:style-name="ce19" office:value-type="float" office:value="1400">
            <text:p>1,400</text:p>
          </table:table-cell>
          <table:table-cell table:number-columns-repeated="929"/>
        </table:table-row>
        <table:table-row table:style-name="ro2">
          <table:table-cell table:style-name="ce12" office:value-type="float" office:value="20">
            <text:p>20</text:p>
          </table:table-cell>
          <table:table-cell table:style-name="ce12" office:value-type="float" office:value="25696060">
            <text:p>25696060</text:p>
          </table:table-cell>
          <table:table-cell table:style-name="ce12" office:value-type="string">
            <text:p>2020.05.18 11:50:00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4.02584">
            <text:p>64.02584</text:p>
          </table:table-cell>
          <table:table-cell table:style-name="ce12" office:value-type="float" office:value="64.35704">
            <text:p>64.35704</text:p>
          </table:table-cell>
          <table:table-cell table:style-name="ce12" office:value-type="float" office:value="68.60142">
            <text:p>68.60142</text:p>
          </table:table-cell>
          <table:table-cell table:style-name="ce12" office:value-type="float" office:value="64.84442">
            <text:p>64.84442</text:p>
          </table:table-cell>
          <table:table-cell table:style-name="ce19" office:value-type="float" office:value="68.66985">
            <text:p>69</text:p>
          </table:table-cell>
          <table:table-cell office:value-type="float" office:value="67.44038">
            <text:p>67.44038</text:p>
          </table:table-cell>
          <table:table-cell office:value-type="float" office:value="62.80166">
            <text:p>62.80166</text:p>
          </table:table-cell>
          <table:table-cell office:value-type="float" office:value="56.61279">
            <text:p>56.61279</text:p>
          </table:table-cell>
          <table:table-cell office:value-type="float" office:value="53.91386">
            <text:p>53.91386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ce12" office:value-type="float" office:value="25696060">
            <text:p>25696060</text:p>
          </table:table-cell>
          <table:table-cell table:style-name="ce12" office:value-type="string">
            <text:p>2020.05.18 11:50:06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01">
            <text:p>69.101</text:p>
          </table:table-cell>
          <table:table-cell table:style-name="ce12" office:value-type="float" office:value="69.106">
            <text:p>69.106</text:p>
          </table:table-cell>
          <table:table-cell table:style-name="ce12" office:value-type="float" office:value="69.256">
            <text:p>69.256</text:p>
          </table:table-cell>
          <table:table-cell table:style-name="ce12" office:value-type="string">
            <text:p>2020.05.18 12:07:17</text:p>
          </table:table-cell>
          <table:table-cell table:style-name="ce12" office:value-type="float" office:value="69.106">
            <text:p>69.106</text:p>
          </table:table-cell>
          <table:table-cell table:style-name="ce19" office:value-type="float" office:value="500">
            <text:p>500</text:p>
          </table:table-cell>
          <table:table-cell table:number-columns-repeated="929"/>
        </table:table-row>
        <table:table-row table:style-name="ro2">
          <table:table-cell table:style-name="ce12" office:value-type="float" office:value="43">
            <text:p>43</text:p>
          </table:table-cell>
          <table:table-cell table:style-name="ce12" office:value-type="float" office:value="25711723">
            <text:p>25711723</text:p>
          </table:table-cell>
          <table:table-cell table:style-name="ce12" office:value-type="string">
            <text:p>2020.05.18 16:15:00</text:p>
          </table:table-cell>
          <table:table-cell table:style-name="ce12" office:value-type="float" office:value="69.555">
            <text:p>69.55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31">
            <text:p>0.03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72.55905">
            <text:p>72.55905</text:p>
          </table:table-cell>
          <table:table-cell table:style-name="ce12" office:value-type="float" office:value="73.18602">
            <text:p>73.18602</text:p>
          </table:table-cell>
          <table:table-cell table:style-name="ce12" office:value-type="float" office:value="68.04067">
            <text:p>68.04067</text:p>
          </table:table-cell>
          <table:table-cell table:style-name="ce12" office:value-type="float" office:value="66.4811">
            <text:p>66.4811</text:p>
          </table:table-cell>
          <table:table-cell table:style-name="ce19" office:value-type="float" office:value="66.82831">
            <text:p>67</text:p>
          </table:table-cell>
          <table:table-cell office:value-type="float" office:value="66.99782">
            <text:p>66.99782</text:p>
          </table:table-cell>
          <table:table-cell office:value-type="float" office:value="67.40308">
            <text:p>67.40308</text:p>
          </table:table-cell>
          <table:table-cell office:value-type="float" office:value="71.78675">
            <text:p>71.78675</text:p>
          </table:table-cell>
          <table:table-cell office:value-type="float" office:value="71.06331">
            <text:p>71.06331</text:p>
          </table:table-cell>
          <table:table-cell office:value-type="float" office:value="74.1169">
            <text:p>74.1169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.0334">
            <text:p>6.0334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711723">
            <text:p>25711723</text:p>
          </table:table-cell>
          <table:table-cell table:style-name="ce12" office:value-type="string">
            <text:p>2020.05.18 16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56">
            <text:p>69.556</text:p>
          </table:table-cell>
          <table:table-cell table:style-name="ce12" office:value-type="float" office:value="69.56">
            <text:p>69.56</text:p>
          </table:table-cell>
          <table:table-cell table:style-name="ce12" office:value-type="float" office:value="69.71">
            <text:p>69.71</text:p>
          </table:table-cell>
          <table:table-cell table:style-name="ce12" office:value-type="string">
            <text:p>2020.05.18 16:27:41</text:p>
          </table:table-cell>
          <table:table-cell table:style-name="ce12" office:value-type="float" office:value="69.56">
            <text:p>69.56</text:p>
          </table:table-cell>
          <table:table-cell table:style-name="ce19" office:value-type="float" office:value="400">
            <text:p>400</text:p>
          </table:table-cell>
          <table:table-cell table:number-columns-repeated="929"/>
        </table:table-row>
        <table:table-row table:style-name="ro2">
          <table:table-cell table:style-name="ce12" office:value-type="float" office:value="13">
            <text:p>13</text:p>
          </table:table-cell>
          <table:table-cell table:style-name="ce12" office:value-type="float" office:value="25694329">
            <text:p>25694329</text:p>
          </table:table-cell>
          <table:table-cell table:style-name="ce12" office:value-type="string">
            <text:p>2020.05.18 11:10:00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6">
            <text:p>69.06</text:p>
          </table:table-cell>
          <table:table-cell table:style-name="ce12" office:value-type="float" office:value="69.054">
            <text:p>69.054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24">
            <text:p>-0.024</text:p>
          </table:table-cell>
          <table:table-cell table:style-name="ce12" office:value-type="float" office:value="-0.007">
            <text:p>-0.007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59.0181">
            <text:p>59.0181</text:p>
          </table:table-cell>
          <table:table-cell table:style-name="ce12" office:value-type="float" office:value="63.57073">
            <text:p>63.57073</text:p>
          </table:table-cell>
          <table:table-cell table:style-name="ce12" office:value-type="float" office:value="61.79016">
            <text:p>61.79016</text:p>
          </table:table-cell>
          <table:table-cell table:style-name="ce12" office:value-type="float" office:value="62.08816">
            <text:p>62.08816</text:p>
          </table:table-cell>
          <table:table-cell table:style-name="ce19" office:value-type="float" office:value="61.26995">
            <text:p>61</text:p>
          </table:table-cell>
          <table:table-cell office:value-type="float" office:value="61.41768">
            <text:p>61.41768</text:p>
          </table:table-cell>
          <table:table-cell office:value-type="float" office:value="61.76461">
            <text:p>61.76461</text:p>
          </table:table-cell>
          <table:table-cell office:value-type="float" office:value="63.10835">
            <text:p>63.10835</text:p>
          </table:table-cell>
          <table:table-cell office:value-type="float" office:value="64.02584">
            <text:p>64.02584</text:p>
          </table:table-cell>
          <table:table-cell office:value-type="float" office:value="58.14674">
            <text:p>58.14674</text:p>
          </table:table-cell>
          <table:table-cell office:value-type="float" office:value="57.33741">
            <text:p>57.33741</text:p>
          </table:table-cell>
          <table:table-cell office:value-type="float" office:value="56.50948">
            <text:p>56.50948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2.9097">
            <text:p>2.9097</text:p>
          </table:table-cell>
          <table:table-cell office:value-type="float" office:value="3.1504">
            <text:p>3.1504</text:p>
          </table:table-cell>
          <table:table-cell office:value-type="float" office:value="2.7412">
            <text:p>2.7412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table:number-columns-repeated="7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25694329">
            <text:p>25694329</text:p>
          </table:table-cell>
          <table:table-cell table:style-name="ce12" office:value-type="string">
            <text:p>2020.05.18 11:1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61">
            <text:p>69.161</text:p>
          </table:table-cell>
          <table:table-cell table:style-name="ce12" office:value-type="float" office:value="69.163">
            <text:p>69.163</text:p>
          </table:table-cell>
          <table:table-cell table:style-name="ce12" office:value-type="float" office:value="69.313">
            <text:p>69.313</text:p>
          </table:table-cell>
          <table:table-cell table:style-name="ce12" office:value-type="string">
            <text:p>2020.05.18 11:22:18</text:p>
          </table:table-cell>
          <table:table-cell table:style-name="ce12" office:value-type="float" office:value="69.163">
            <text:p>69.163</text:p>
          </table:table-cell>
          <table:table-cell table:style-name="ce19" office:value-type="float" office:value="200">
            <text:p>200</text:p>
          </table:table-cell>
          <table:table-cell table:number-columns-repeated="929"/>
        </table:table-row>
        <table:table-row table:style-name="ro2">
          <table:table-cell table:style-name="ce12" office:value-type="float" office:value="12">
            <text:p>12</text:p>
          </table:table-cell>
          <table:table-cell table:style-name="ce12" office:value-type="float" office:value="25693714">
            <text:p>25693714</text:p>
          </table:table-cell>
          <table:table-cell table:style-name="ce12" office:value-type="string">
            <text:p>2020.05.18 11:05:00</text:p>
          </table:table-cell>
          <table:table-cell table:style-name="ce12" office:value-type="float" office:value="69.089">
            <text:p>69.08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6">
            <text:p>69.06</text:p>
          </table:table-cell>
          <table:table-cell table:style-name="ce12" office:value-type="float" office:value="69.054">
            <text:p>69.054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.021">
            <text:p>0.021</text:p>
          </table:table-cell>
          <table:table-cell table:style-name="ce12" office:value-type="float" office:value="-0.024">
            <text:p>-0.024</text:p>
          </table:table-cell>
          <table:table-cell table:style-name="ce12" office:value-type="float" office:value="-0.007">
            <text:p>-0.007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0.95195">
            <text:p>60.95195</text:p>
          </table:table-cell>
          <table:table-cell table:style-name="ce12" office:value-type="float" office:value="59.0181">
            <text:p>59.0181</text:p>
          </table:table-cell>
          <table:table-cell table:style-name="ce12" office:value-type="float" office:value="63.57073">
            <text:p>63.57073</text:p>
          </table:table-cell>
          <table:table-cell table:style-name="ce12" office:value-type="float" office:value="61.79016">
            <text:p>61.79016</text:p>
          </table:table-cell>
          <table:table-cell table:style-name="ce19" office:value-type="float" office:value="62.08816">
            <text:p>62</text:p>
          </table:table-cell>
          <table:table-cell office:value-type="float" office:value="61.26995">
            <text:p>61.26995</text:p>
          </table:table-cell>
          <table:table-cell office:value-type="float" office:value="61.41768">
            <text:p>61.41768</text:p>
          </table:table-cell>
          <table:table-cell office:value-type="float" office:value="61.76461">
            <text:p>61.76461</text:p>
          </table:table-cell>
          <table:table-cell office:value-type="float" office:value="63.10835">
            <text:p>63.10835</text:p>
          </table:table-cell>
          <table:table-cell office:value-type="float" office:value="61.29759">
            <text:p>61.29759</text:p>
          </table:table-cell>
          <table:table-cell office:value-type="float" office:value="58.14674">
            <text:p>58.14674</text:p>
          </table:table-cell>
          <table:table-cell office:value-type="float" office:value="57.33741">
            <text:p>57.33741</text:p>
          </table:table-cell>
          <table:table-cell office:value-type="float" office:value="56.50948">
            <text:p>56.50948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2.7016">
            <text:p>2.7016</text:p>
          </table:table-cell>
          <table:table-cell office:value-type="float" office:value="2.9097">
            <text:p>2.9097</text:p>
          </table:table-cell>
          <table:table-cell office:value-type="float" office:value="3.1504">
            <text:p>3.1504</text:p>
          </table:table-cell>
          <table:table-cell office:value-type="float" office:value="2.7412">
            <text:p>2.7412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">
            <text:p>2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5693714">
            <text:p>25693714</text:p>
          </table:table-cell>
          <table:table-cell table:style-name="ce12" office:value-type="string">
            <text:p>2020.05.18 11:0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67">
            <text:p>69.167</text:p>
          </table:table-cell>
          <table:table-cell table:style-name="ce12" office:value-type="float" office:value="69.163">
            <text:p>69.163</text:p>
          </table:table-cell>
          <table:table-cell table:style-name="ce12" office:value-type="float" office:value="69.313">
            <text:p>69.313</text:p>
          </table:table-cell>
          <table:table-cell table:style-name="ce12" office:value-type="string">
            <text:p>2020.05.18 11:22:18</text:p>
          </table:table-cell>
          <table:table-cell table:style-name="ce12" office:value-type="float" office:value="69.163">
            <text:p>69.163</text:p>
          </table:table-cell>
          <table:table-cell table:style-name="ce19" office:value-type="float" office:value="-400">
            <text:p>-400</text:p>
          </table:table-cell>
          <table:table-cell table:number-columns-repeated="929"/>
        </table:table-row>
        <table:table-row table:style-name="ro2">
          <table:table-cell table:style-name="ce12" office:value-type="float" office:value="8">
            <text:p>8</text:p>
          </table:table-cell>
          <table:table-cell table:style-name="ce12" office:value-type="float" office:value="25690725">
            <text:p>25690725</text:p>
          </table:table-cell>
          <table:table-cell table:style-name="ce12" office:value-type="string">
            <text:p>2020.05.18 10:10:00</text:p>
          </table:table-cell>
          <table:table-cell table:style-name="ce14" office:value-type="float" office:value="68.997">
            <text:p>68.997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style-name="ce14" office:value-type="float" office:value="69.089">
            <text:p>69.089</text:p>
          </table:table-cell>
          <table:table-cell table:style-name="ce14" office:value-type="float" office:value="69.113">
            <text:p>69.11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4" office:value-type="float" office:value="0.034">
            <text:p>0.034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4" office:value-type="float" office:value="0.072">
            <text:p>0.072</text:p>
          </table:table-cell>
          <table:table-cell table:style-name="ce14" office:value-type="float" office:value="0.024">
            <text:p>0.02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8" office:value-type="float" office:value="54.56754">
            <text:p>54.5675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61.0021">
            <text:p>61.00210</text:p>
          </table:table-cell>
          <table:table-cell table:style-name="ce18" office:value-type="float" office:value="67.1829">
            <text:p>67.18290</text:p>
          </table:table-cell>
          <table:table-cell table:style-name="ce18" office:value-type="float" office:value="55.57602">
            <text:p>55.57602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63.86329">
            <text:p>63.86329</text:p>
          </table:table-cell>
          <table:table-cell table:style-name="ce18" office:value-type="float" office:value="65.81404">
            <text:p>65.81404</text:p>
          </table:table-cell>
          <table:table-cell table:style-name="ce18" office:value-type="float" office:value="0.4532">
            <text:p>0.45320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style-name="ce18" office:value-type="float" office:value="2.8762">
            <text:p>2.87620</text:p>
          </table:table-cell>
          <table:table-cell table:style-name="ce18" office:value-type="float" office:value="3.9936">
            <text:p>3.99360</text:p>
          </table:table-cell>
          <table:table-cell table:number-columns-repeated="7"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25690725">
            <text:p>25690725</text:p>
          </table:table-cell>
          <table:table-cell table:style-name="ce12" office:value-type="string">
            <text:p>2020.05.18 10:1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063">
            <text:p>69.063</text:p>
          </table:table-cell>
          <table:table-cell table:style-name="ce12" office:value-type="float" office:value="69.213">
            <text:p>69.213</text:p>
          </table:table-cell>
          <table:table-cell table:style-name="ce12" office:value-type="string">
            <text:p>2020.05.18 10:13:27</text:p>
          </table:table-cell>
          <table:table-cell table:style-name="ce12" office:value-type="float" office:value="69.063">
            <text:p>69.063</text:p>
          </table:table-cell>
          <table:table-cell table:style-name="ce19" office:value-type="float" office:value="-5400">
            <text:p>-5,400</text:p>
          </table:table-cell>
          <table:table-cell table:number-columns-repeated="929"/>
        </table:table-row>
        <table:table-row table:style-name="ro2">
          <table:table-cell table:style-name="ce12" office:value-type="float" office:value="7">
            <text:p>7</text:p>
          </table:table-cell>
          <table:table-cell table:style-name="ce12" office:value-type="float" office:value="25690544">
            <text:p>25690544</text:p>
          </table:table-cell>
          <table:table-cell table:style-name="ce12" office:value-type="string">
            <text:p>2020.05.18 10:05:00</text:p>
          </table:table-cell>
          <table:table-cell table:style-name="ce14" office:value-type="float" office:value="68.961">
            <text:p>68.961</text:p>
          </table:table-cell>
          <table:table-cell table:style-name="ce14" office:value-type="float" office:value="68.997">
            <text:p>68.997</text:p>
          </table:table-cell>
          <table:table-cell table:style-name="ce14" office:value-type="float" office:value="69.008">
            <text:p>69.008</text:p>
          </table:table-cell>
          <table:table-cell table:style-name="ce14" office:value-type="float" office:value="69.004">
            <text:p>69.004</text:p>
          </table:table-cell>
          <table:table-cell table:style-name="ce14" office:value-type="float" office:value="69.02">
            <text:p>69.020</text:p>
          </table:table-cell>
          <table:table-cell table:style-name="ce14" office:value-type="float" office:value="69.009">
            <text:p>69.009</text:p>
          </table:table-cell>
          <table:table-cell table:style-name="ce14" office:value-type="float" office:value="68.995">
            <text:p>68.995</text:p>
          </table:table-cell>
          <table:table-cell table:style-name="ce14" office:value-type="float" office:value="69.016">
            <text:p>69.016</text:p>
          </table:table-cell>
          <table:table-cell table:style-name="ce14" office:value-type="float" office:value="69.089">
            <text:p>69.089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4" office:value-type="float" office:value="0.03">
            <text:p>0.030</text:p>
          </table:table-cell>
          <table:table-cell table:style-name="ce14" office:value-type="float" office:value="0.034">
            <text:p>0.034</text:p>
          </table:table-cell>
          <table:table-cell table:style-name="ce14" office:value-type="float" office:value="0.012">
            <text:p>0.012</text:p>
          </table:table-cell>
          <table:table-cell table:style-name="ce14" office:value-type="float" office:value="-0.005">
            <text:p>-0.005</text:p>
          </table:table-cell>
          <table:table-cell table:style-name="ce14" office:value-type="float" office:value="0.017">
            <text:p>0.017</text:p>
          </table:table-cell>
          <table:table-cell table:style-name="ce14" office:value-type="float" office:value="-0.01">
            <text:p>-0.010</text:p>
          </table:table-cell>
          <table:table-cell table:style-name="ce14" office:value-type="float" office:value="-0.013">
            <text:p>-0.013</text:p>
          </table:table-cell>
          <table:table-cell table:style-name="ce14" office:value-type="float" office:value="0.02">
            <text:p>0.020</text:p>
          </table:table-cell>
          <table:table-cell table:style-name="ce14" office:value-type="float" office:value="0.072">
            <text:p>0.07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50.57855">
            <text:p>50.57855</text:p>
          </table:table-cell>
          <table:table-cell table:style-name="ce18" office:value-type="float" office:value="54.56754">
            <text:p>54.56754</text:p>
          </table:table-cell>
          <table:table-cell table:style-name="ce18" office:value-type="float" office:value="59.64833">
            <text:p>59.64833</text:p>
          </table:table-cell>
          <table:table-cell table:style-name="ce18" office:value-type="float" office:value="54.10903">
            <text:p>54.10903</text:p>
          </table:table-cell>
          <table:table-cell table:style-name="ce18" office:value-type="float" office:value="53.77135">
            <text:p>53.77135</text:p>
          </table:table-cell>
          <table:table-cell table:style-name="ce18" office:value-type="float" office:value="48.68271">
            <text:p>48.68271</text:p>
          </table:table-cell>
          <table:table-cell table:style-name="ce18" office:value-type="float" office:value="48.64514">
            <text:p>48.64514</text:p>
          </table:table-cell>
          <table:table-cell table:style-name="ce18" office:value-type="float" office:value="54.57187">
            <text:p>54.57187</text:p>
          </table:table-cell>
          <table:table-cell table:style-name="ce18" office:value-type="float" office:value="61.0021">
            <text:p>61.00210</text:p>
          </table:table-cell>
          <table:table-cell table:style-name="ce18" office:value-type="float" office:value="51.56382">
            <text:p>51.56382</text:p>
          </table:table-cell>
          <table:table-cell table:style-name="ce18" office:value-type="float" office:value="55.57602">
            <text:p>55.57602</text:p>
          </table:table-cell>
          <table:table-cell table:style-name="ce18" office:value-type="float" office:value="56.72888">
            <text:p>56.72888</text:p>
          </table:table-cell>
          <table:table-cell table:style-name="ce18" office:value-type="float" office:value="56.17091">
            <text:p>56.17091</text:p>
          </table:table-cell>
          <table:table-cell table:style-name="ce18" office:value-type="float" office:value="57.91386">
            <text:p>57.91386</text:p>
          </table:table-cell>
          <table:table-cell table:style-name="ce18" office:value-type="float" office:value="56.29379">
            <text:p>56.29379</text:p>
          </table:table-cell>
          <table:table-cell table:style-name="ce18" office:value-type="float" office:value="54.26029">
            <text:p>54.26029</text:p>
          </table:table-cell>
          <table:table-cell table:style-name="ce18" office:value-type="float" office:value="56.72835">
            <text:p>56.72835</text:p>
          </table:table-cell>
          <table:table-cell table:style-name="ce18" office:value-type="float" office:value="63.86329">
            <text:p>63.86329</text:p>
          </table:table-cell>
          <table:table-cell table:style-name="ce18" office:value-type="float" office:value="-0.0578">
            <text:p>-0.05780</text:p>
          </table:table-cell>
          <table:table-cell table:style-name="ce18" office:value-type="float" office:value="0.4532">
            <text:p>0.45320</text:p>
          </table:table-cell>
          <table:table-cell table:style-name="ce18" office:value-type="float" office:value="0.78375">
            <text:p>0.78375</text:p>
          </table:table-cell>
          <table:table-cell table:style-name="ce18" office:value-type="float" office:value="0.1912">
            <text:p>0.19120</text:p>
          </table:table-cell>
          <table:table-cell table:style-name="ce18" office:value-type="float" office:value="0.32955">
            <text:p>0.32955</text:p>
          </table:table-cell>
          <table:table-cell table:style-name="ce18" office:value-type="float" office:value="0.14495">
            <text:p>0.14495</text:p>
          </table:table-cell>
          <table:table-cell table:style-name="ce18" office:value-type="float" office:value="0.2964">
            <text:p>0.29640</text:p>
          </table:table-cell>
          <table:table-cell table:style-name="ce18" office:value-type="float" office:value="0.94135">
            <text:p>0.94135</text:p>
          </table:table-cell>
          <table:table-cell table:style-name="ce18" office:value-type="float" office:value="2.8762">
            <text:p>2.87620</text:p>
          </table:table-cell>
          <table:table-cell table:style-name="ce12" office:value-type="float" office:value="3">
            <text:p>3</text:p>
          </table:table-cell>
          <table:table-cell table:number-columns-repeated="7"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5690544">
            <text:p>25690544</text:p>
          </table:table-cell>
          <table:table-cell table:style-name="ce12" office:value-type="string">
            <text:p>2020.05.18 10:05:00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094">
            <text:p>69.094</text:p>
          </table:table-cell>
          <table:table-cell table:style-name="ce12" office:value-type="float" office:value="69.039">
            <text:p>69.039</text:p>
          </table:table-cell>
          <table:table-cell table:style-name="ce12" office:value-type="float" office:value="69.189">
            <text:p>69.189</text:p>
          </table:table-cell>
          <table:table-cell table:style-name="ce12" office:value-type="string">
            <text:p>2020.05.18 10:28:13</text:p>
          </table:table-cell>
          <table:table-cell table:style-name="ce12" office:value-type="float" office:value="69.039">
            <text:p>69.039</text:p>
          </table:table-cell>
          <table:table-cell table:style-name="ce19" office:value-type="float" office:value="-5500">
            <text:p>-5,500</text:p>
          </table:table-cell>
          <table:table-cell table:number-columns-repeated="929"/>
        </table:table-row>
        <table:table-row table:style-name="ro2">
          <table:table-cell table:style-name="ce12" office:value-type="float" office:value="16">
            <text:p>16</text:p>
          </table:table-cell>
          <table:table-cell table:style-name="ce12" office:value-type="float" office:value="25695025">
            <text:p>25695025</text:p>
          </table:table-cell>
          <table:table-cell table:style-name="ce12" office:value-type="string">
            <text:p>2020.05.18 11:30:00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1.26995">
            <text:p>61.26995</text:p>
          </table:table-cell>
          <table:table-cell table:style-name="ce12" office:value-type="float" office:value="61.41768">
            <text:p>61.41768</text:p>
          </table:table-cell>
          <table:table-cell table:style-name="ce12" office:value-type="float" office:value="61.76461">
            <text:p>61.76461</text:p>
          </table:table-cell>
          <table:table-cell table:style-name="ce12" office:value-type="float" office:value="63.10835">
            <text:p>63.10835</text:p>
          </table:table-cell>
          <table:table-cell table:style-name="ce19" office:value-type="float" office:value="64.02584">
            <text:p>64</text:p>
          </table:table-cell>
          <table:table-cell office:value-type="float" office:value="64.35704">
            <text:p>64.35704</text:p>
          </table:table-cell>
          <table:table-cell office:value-type="float" office:value="68.60142">
            <text:p>68.60142</text:p>
          </table:table-cell>
          <table:table-cell office:value-type="float" office:value="64.84442">
            <text:p>64.84442</text:p>
          </table:table-cell>
          <table:table-cell office:value-type="float" office:value="68.66985">
            <text:p>68.66985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5695025">
            <text:p>25695025</text:p>
          </table:table-cell>
          <table:table-cell table:style-name="ce12" office:value-type="string">
            <text:p>2020.05.18 11:3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205">
            <text:p>69.205</text:p>
          </table:table-cell>
          <table:table-cell table:style-name="ce12" office:value-type="float" office:value="69.15">
            <text:p>69.15</text:p>
          </table:table-cell>
          <table:table-cell table:style-name="ce12" office:value-type="float" office:value="69.3">
            <text:p>69.3</text:p>
          </table:table-cell>
          <table:table-cell table:style-name="ce12" office:value-type="string">
            <text:p>2020.05.18 11:33:52</text:p>
          </table:table-cell>
          <table:table-cell table:style-name="ce12" office:value-type="float" office:value="69.15">
            <text:p>69.15</text:p>
          </table:table-cell>
          <table:table-cell table:style-name="ce19" office:value-type="float" office:value="-5500">
            <text:p>-5,500</text:p>
          </table:table-cell>
          <table:table-cell table:number-columns-repeated="929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25685763">
            <text:p>25685763</text:p>
          </table:table-cell>
          <table:table-cell table:style-name="ce12" office:value-type="string">
            <text:p>2020.05.18 08:40:00</text:p>
          </table:table-cell>
          <table:table-cell table:style-name="ce14" office:value-type="float" office:value="68.988">
            <text:p>68.988</text:p>
          </table:table-cell>
          <table:table-cell table:style-name="ce14" office:value-type="float" office:value="68.981">
            <text:p>68.981</text:p>
          </table:table-cell>
          <table:table-cell table:style-name="ce14" office:value-type="float" office:value="68.996">
            <text:p>68.996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4" office:value-type="float" office:value="0.036">
            <text:p>0.036</text:p>
          </table:table-cell>
          <table:table-cell table:style-name="ce14" office:value-type="float" office:value="-0.007">
            <text:p>-0.007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8" office:value-type="float" office:value="30.94724">
            <text:p>30.94724</text:p>
          </table:table-cell>
          <table:table-cell table:style-name="ce18" office:value-type="float" office:value="34.38617">
            <text:p>34.38617</text:p>
          </table:table-cell>
          <table:table-cell table:style-name="ce18" office:value-type="float" office:value="39.81691">
            <text:p>39.8169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9.52157">
            <text:p>49.52157</text:p>
          </table:table-cell>
          <table:table-cell table:style-name="ce18" office:value-type="float" office:value="48.57884">
            <text:p>48.57884</text:p>
          </table:table-cell>
          <table:table-cell table:style-name="ce18" office:value-type="float" office:value="50.69595">
            <text:p>50.69595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-0.722">
            <text:p>-0.72200</text:p>
          </table:table-cell>
          <table:table-cell table:style-name="ce18" office:value-type="float" office:value="-0.8118">
            <text:p>-0.81180</text:p>
          </table:table-cell>
          <table:table-cell table:style-name="ce18" office:value-type="float" office:value="-0.5073">
            <text:p>-0.50730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5685763">
            <text:p>25685763</text:p>
          </table:table-cell>
          <table:table-cell table:style-name="ce12" office:value-type="string">
            <text:p>2020.05.18 08:40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943">
            <text:p>68.943</text:p>
          </table:table-cell>
          <table:table-cell table:style-name="ce12" office:value-type="float" office:value="68.888">
            <text:p>68.888</text:p>
          </table:table-cell>
          <table:table-cell table:style-name="ce12" office:value-type="float" office:value="69.038">
            <text:p>69.038</text:p>
          </table:table-cell>
          <table:table-cell table:style-name="ce12" office:value-type="string">
            <text:p>2020.05.18 08:49:05</text:p>
          </table:table-cell>
          <table:table-cell table:style-name="ce12" office:value-type="float" office:value="68.888">
            <text:p>68.888</text:p>
          </table:table-cell>
          <table:table-cell table:style-name="ce19" office:value-type="float" office:value="-5500">
            <text:p>-5,500</text:p>
          </table:table-cell>
          <table:table-cell table:number-columns-repeated="929"/>
        </table:table-row>
        <table:table-row table:style-name="ro2">
          <table:table-cell table:style-name="ce12" office:value-type="float" office:value="34">
            <text:p>34</text:p>
          </table:table-cell>
          <table:table-cell table:style-name="ce12" office:value-type="float" office:value="25705358">
            <text:p>25705358</text:p>
          </table:table-cell>
          <table:table-cell table:style-name="ce12" office:value-type="string">
            <text:p>2020.05.18 14:25:00</text:p>
          </table:table-cell>
          <table:table-cell table:style-name="ce12" office:value-type="float" office:value="69.191">
            <text:p>69.191</text:p>
          </table:table-cell>
          <table:table-cell table:style-name="ce12" office:value-type="float" office:value="69.216">
            <text:p>69.216</text:p>
          </table:table-cell>
          <table:table-cell table:style-name="ce12" office:value-type="float" office:value="69.244">
            <text:p>69.244</text:p>
          </table:table-cell>
          <table:table-cell table:style-name="ce12" office:value-type="float" office:value="69.267">
            <text:p>69.267</text:p>
          </table:table-cell>
          <table:table-cell table:style-name="ce12" office:value-type="float" office:value="69.242">
            <text:p>69.242</text:p>
          </table:table-cell>
          <table:table-cell table:style-name="ce12" office:value-type="float" office:value="69.253">
            <text:p>69.253</text:p>
          </table:table-cell>
          <table:table-cell table:style-name="ce12" office:value-type="float" office:value="69.273">
            <text:p>69.273</text:p>
          </table:table-cell>
          <table:table-cell table:style-name="ce12" office:value-type="float" office:value="69.317">
            <text:p>69.317</text:p>
          </table:table-cell>
          <table:table-cell table:style-name="ce12" office:value-type="float" office:value="69.32">
            <text:p>69.32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2">
            <text:p>0.022</text:p>
          </table:table-cell>
          <table:table-cell table:style-name="ce12" office:value-type="float" office:value="-0.025">
            <text:p>-0.025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43">
            <text:p>0.043</text:p>
          </table:table-cell>
          <table:table-cell table:style-name="ce12" office:value-type="float" office:value="0.002">
            <text:p>0.002</text:p>
          </table:table-cell>
          <table:table-cell table:number-columns-repeated="4" table:style-name="ce12" office:value-type="float" office:value="3">
            <text:p>3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4.14693">
            <text:p>64.14693</text:p>
          </table:table-cell>
          <table:table-cell table:style-name="ce12" office:value-type="float" office:value="69.67563">
            <text:p>69.67563</text:p>
          </table:table-cell>
          <table:table-cell table:style-name="ce12" office:value-type="float" office:value="69.94441">
            <text:p>69.94441</text:p>
          </table:table-cell>
          <table:table-cell table:style-name="ce12" office:value-type="float" office:value="75.81733">
            <text:p>75.81733</text:p>
          </table:table-cell>
          <table:table-cell table:style-name="ce19" office:value-type="float" office:value="81.36974">
            <text:p>81</text:p>
          </table:table-cell>
          <table:table-cell office:value-type="float" office:value="80.69466">
            <text:p>80.69466</text:p>
          </table:table-cell>
          <table:table-cell office:value-type="float" office:value="80.80645">
            <text:p>80.80645</text:p>
          </table:table-cell>
          <table:table-cell office:value-type="float" office:value="81.41803">
            <text:p>81.41803</text:p>
          </table:table-cell>
          <table:table-cell office:value-type="float" office:value="81.53486">
            <text:p>81.53486</text:p>
          </table:table-cell>
          <table:table-cell office:value-type="float" office:value="58.47462">
            <text:p>58.47462</text:p>
          </table:table-cell>
          <table:table-cell office:value-type="float" office:value="60.83219">
            <text:p>60.83219</text:p>
          </table:table-cell>
          <table:table-cell office:value-type="float" office:value="63.28937">
            <text:p>63.28937</text:p>
          </table:table-cell>
          <table:table-cell office:value-type="float" office:value="65.17826">
            <text:p>65.17826</text:p>
          </table:table-cell>
          <table:table-cell office:value-type="float" office:value="61.55448">
            <text:p>61.55448</text:p>
          </table:table-cell>
          <table:table-cell office:value-type="float" office:value="62.51962">
            <text:p>62.51962</text:p>
          </table:table-cell>
          <table:table-cell office:value-type="float" office:value="64.23786">
            <text:p>64.23786</text:p>
          </table:table-cell>
          <table:table-cell office:value-type="float" office:value="67.67014">
            <text:p>67.67014</text:p>
          </table:table-cell>
          <table:table-cell office:value-type="float" office:value="67.89131">
            <text:p>67.89131</text:p>
          </table:table-cell>
          <table:table-cell office:value-type="float" office:value="0.65205">
            <text:p>0.65205</text:p>
          </table:table-cell>
          <table:table-cell office:value-type="float" office:value="1.01475">
            <text:p>1.01475</text:p>
          </table:table-cell>
          <table:table-cell office:value-type="float" office:value="1.537">
            <text:p>1.537</text:p>
          </table:table-cell>
          <table:table-cell office:value-type="float" office:value="2.3829">
            <text:p>2.3829</text:p>
          </table:table-cell>
          <table:table-cell office:value-type="float" office:value="2.5434">
            <text:p>2.5434</text:p>
          </table:table-cell>
          <table:table-cell office:value-type="float" office:value="2.2388">
            <text:p>2.2388</text:p>
          </table:table-cell>
          <table:table-cell office:value-type="float" office:value="2.6838">
            <text:p>2.6838</text:p>
          </table:table-cell>
          <table:table-cell office:value-type="float" office:value="3.86925">
            <text:p>3.86925</text:p>
          </table:table-cell>
          <table:table-cell office:value-type="float" office:value="3.339">
            <text:p>3.339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25705358">
            <text:p>25705358</text:p>
          </table:table-cell>
          <table:table-cell table:style-name="ce12" office:value-type="string">
            <text:p>2020.05.18 14:2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326">
            <text:p>69.326</text:p>
          </table:table-cell>
          <table:table-cell table:style-name="ce12" office:value-type="float" office:value="69.27">
            <text:p>69.27</text:p>
          </table:table-cell>
          <table:table-cell table:style-name="ce12" office:value-type="float" office:value="69.42">
            <text:p>69.42</text:p>
          </table:table-cell>
          <table:table-cell table:style-name="ce12" office:value-type="string">
            <text:p>2020.05.18 14:36:28</text:p>
          </table:table-cell>
          <table:table-cell table:style-name="ce12" office:value-type="float" office:value="69.27">
            <text:p>69.27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38">
            <text:p>38</text:p>
          </table:table-cell>
          <table:table-cell table:style-name="ce12" office:value-type="float" office:value="25708154">
            <text:p>25708154</text:p>
          </table:table-cell>
          <table:table-cell table:style-name="ce12" office:value-type="string">
            <text:p>2020.05.18 15:20:00</text:p>
          </table:table-cell>
          <table:table-cell table:style-name="ce12" office:value-type="float" office:value="69.365">
            <text:p>69.365</text:p>
          </table:table-cell>
          <table:table-cell table:style-name="ce12" office:value-type="float" office:value="69.368">
            <text:p>69.368</text:p>
          </table:table-cell>
          <table:table-cell table:style-name="ce12" office:value-type="float" office:value="69.415">
            <text:p>69.415</text:p>
          </table:table-cell>
          <table:table-cell table:style-name="ce12" office:value-type="float" office:value="69.385">
            <text:p>69.385</text:p>
          </table:table-cell>
          <table:table-cell table:style-name="ce12" office:value-type="float" office:value="69.384">
            <text:p>69.384</text:p>
          </table:table-cell>
          <table:table-cell table:style-name="ce12" office:value-type="float" office:value="69.435">
            <text:p>69.435</text:p>
          </table:table-cell>
          <table:table-cell table:style-name="ce12" office:value-type="float" office:value="69.454">
            <text:p>69.454</text:p>
          </table:table-cell>
          <table:table-cell table:style-name="ce12" office:value-type="float" office:value="69.486">
            <text:p>69.486</text:p>
          </table:table-cell>
          <table:table-cell table:style-name="ce12" office:value-type="float" office:value="69.548">
            <text:p>69.548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0.006">
            <text:p>0.006</text:p>
          </table:table-cell>
          <table:table-cell table:style-name="ce12" office:value-type="float" office:value="0.047">
            <text:p>0.047</text:p>
          </table:table-cell>
          <table:table-cell table:style-name="ce12" office:value-type="float" office:value="-0.028">
            <text:p>-0.028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0.051">
            <text:p>0.051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32">
            <text:p>0.032</text:p>
          </table:table-cell>
          <table:table-cell table:style-name="ce12" office:value-type="float" office:value="0.061">
            <text:p>0.06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70.17161">
            <text:p>70.17161</text:p>
          </table:table-cell>
          <table:table-cell table:style-name="ce12" office:value-type="float" office:value="70.85077">
            <text:p>70.85077</text:p>
          </table:table-cell>
          <table:table-cell table:style-name="ce12" office:value-type="float" office:value="74.90885">
            <text:p>74.90885</text:p>
          </table:table-cell>
          <table:table-cell table:style-name="ce12" office:value-type="float" office:value="69.23618">
            <text:p>69.23618</text:p>
          </table:table-cell>
          <table:table-cell table:style-name="ce19" office:value-type="float" office:value="68.48405">
            <text:p>68</text:p>
          </table:table-cell>
          <table:table-cell office:value-type="float" office:value="70.0461">
            <text:p>70.0461</text:p>
          </table:table-cell>
          <table:table-cell office:value-type="float" office:value="71.02605">
            <text:p>71.02605</text:p>
          </table:table-cell>
          <table:table-cell office:value-type="float" office:value="75.64112">
            <text:p>75.64112</text:p>
          </table:table-cell>
          <table:table-cell office:value-type="float" office:value="76.90693">
            <text:p>76.90693</text:p>
          </table:table-cell>
          <table:table-cell office:value-type="float" office:value="68.46837">
            <text:p>68.46837</text:p>
          </table:table-cell>
          <table:table-cell office:value-type="float" office:value="68.66864">
            <text:p>68.66864</text:p>
          </table:table-cell>
          <table:table-cell office:value-type="float" office:value="71.63921">
            <text:p>71.63921</text:p>
          </table:table-cell>
          <table:table-cell office:value-type="float" office:value="67.34888">
            <text:p>67.34888</text:p>
          </table:table-cell>
          <table:table-cell office:value-type="float" office:value="67.20765">
            <text:p>67.20765</text:p>
          </table:table-cell>
          <table:table-cell office:value-type="float" office:value="70.52564">
            <text:p>70.52564</text:p>
          </table:table-cell>
          <table:table-cell office:value-type="float" office:value="71.65052">
            <text:p>71.65052</text:p>
          </table:table-cell>
          <table:table-cell office:value-type="float" office:value="73.44711">
            <text:p>73.44711</text:p>
          </table:table-cell>
          <table:table-cell office:value-type="float" office:value="76.48619">
            <text:p>76.48619</text:p>
          </table:table-cell>
          <table:table-cell office:value-type="float" office:value="3.9083">
            <text:p>3.9083</text:p>
          </table:table-cell>
          <table:table-cell office:value-type="float" office:value="3.50445">
            <text:p>3.50445</text:p>
          </table:table-cell>
          <table:table-cell office:value-type="float" office:value="4.25365">
            <text:p>4.25365</text:p>
          </table:table-cell>
          <table:table-cell office:value-type="float" office:value="3.59195">
            <text:p>3.59195</text:p>
          </table:table-cell>
          <table:table-cell office:value-type="float" office:value="3.3561">
            <text:p>3.3561</text:p>
          </table:table-cell>
          <table:table-cell office:value-type="float" office:value="6.1776">
            <text:p>6.1776</text:p>
          </table:table-cell>
          <table:table-cell office:value-type="float" office:value="4.9068">
            <text:p>4.9068</text:p>
          </table:table-cell>
          <table:table-cell office:value-type="float" office:value="7.2695">
            <text:p>7.2695</text:p>
          </table:table-cell>
          <table:table-cell office:value-type="float" office:value="9.45">
            <text:p>9.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25708154">
            <text:p>25708154</text:p>
          </table:table-cell>
          <table:table-cell table:style-name="ce12" office:value-type="string">
            <text:p>2020.05.18 15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53">
            <text:p>69.553</text:p>
          </table:table-cell>
          <table:table-cell table:style-name="ce12" office:value-type="float" office:value="69.497">
            <text:p>69.497</text:p>
          </table:table-cell>
          <table:table-cell table:style-name="ce12" office:value-type="float" office:value="69.647">
            <text:p>69.647</text:p>
          </table:table-cell>
          <table:table-cell table:style-name="ce12" office:value-type="string">
            <text:p>2020.05.18 15:43:10</text:p>
          </table:table-cell>
          <table:table-cell table:style-name="ce12" office:value-type="float" office:value="69.497">
            <text:p>69.497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45">
            <text:p>45</text:p>
          </table:table-cell>
          <table:table-cell table:style-name="ce12" office:value-type="float" office:value="25712305">
            <text:p>25712305</text:p>
          </table:table-cell>
          <table:table-cell table:style-name="ce12" office:value-type="string">
            <text:p>2020.05.18 16:25:00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number-columns-repeated="2"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68.04067">
            <text:p>68.04067</text:p>
          </table:table-cell>
          <table:table-cell table:style-name="ce12" office:value-type="float" office:value="66.4811">
            <text:p>66.4811</text:p>
          </table:table-cell>
          <table:table-cell table:style-name="ce12" office:value-type="float" office:value="66.82831">
            <text:p>66.82831</text:p>
          </table:table-cell>
          <table:table-cell table:style-name="ce12" office:value-type="float" office:value="66.99782">
            <text:p>66.99782</text:p>
          </table:table-cell>
          <table:table-cell table:style-name="ce19" office:value-type="float" office:value="67.40308">
            <text:p>67</text:p>
          </table:table-cell>
          <table:table-cell office:value-type="float" office:value="71.78675">
            <text:p>71.78675</text:p>
          </table:table-cell>
          <table:table-cell office:value-type="float" office:value="71.06331">
            <text:p>71.06331</text:p>
          </table:table-cell>
          <table:table-cell office:value-type="float" office:value="71.20176">
            <text:p>71.20176</text:p>
          </table:table-cell>
          <table:table-cell office:value-type="float" office:value="71.29264">
            <text:p>71.292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12305">
            <text:p>25712305</text:p>
          </table:table-cell>
          <table:table-cell table:style-name="ce12" office:value-type="string">
            <text:p>2020.05.18 16:2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61">
            <text:p>69.61</text:p>
          </table:table-cell>
          <table:table-cell table:style-name="ce12" office:value-type="float" office:value="69.554">
            <text:p>69.554</text:p>
          </table:table-cell>
          <table:table-cell table:style-name="ce12" office:value-type="float" office:value="69.704">
            <text:p>69.704</text:p>
          </table:table-cell>
          <table:table-cell table:style-name="ce12" office:value-type="string">
            <text:p>2020.05.18 16:27:44</text:p>
          </table:table-cell>
          <table:table-cell table:style-name="ce12" office:value-type="float" office:value="69.554">
            <text:p>69.554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18">
            <text:p>18</text:p>
          </table:table-cell>
          <table:table-cell table:style-name="ce12" office:value-type="float" office:value="25695734">
            <text:p>25695734</text:p>
          </table:table-cell>
          <table:table-cell table:style-name="ce12" office:value-type="string">
            <text:p>2020.05.18 11:40:00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61.76461">
            <text:p>61.76461</text:p>
          </table:table-cell>
          <table:table-cell table:style-name="ce12" office:value-type="float" office:value="63.10835">
            <text:p>63.10835</text:p>
          </table:table-cell>
          <table:table-cell table:style-name="ce12" office:value-type="float" office:value="64.02584">
            <text:p>64.02584</text:p>
          </table:table-cell>
          <table:table-cell table:style-name="ce12" office:value-type="float" office:value="64.35704">
            <text:p>64.35704</text:p>
          </table:table-cell>
          <table:table-cell table:style-name="ce19" office:value-type="float" office:value="68.60142">
            <text:p>69</text:p>
          </table:table-cell>
          <table:table-cell office:value-type="float" office:value="64.84442">
            <text:p>64.84442</text:p>
          </table:table-cell>
          <table:table-cell office:value-type="float" office:value="68.66985">
            <text:p>68.66985</text:p>
          </table:table-cell>
          <table:table-cell office:value-type="float" office:value="67.44038">
            <text:p>67.44038</text:p>
          </table:table-cell>
          <table:table-cell office:value-type="float" office:value="62.80166">
            <text:p>62.80166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5695734">
            <text:p>25695734</text:p>
          </table:table-cell>
          <table:table-cell table:style-name="ce12" office:value-type="string">
            <text:p>2020.05.18 11:40:03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38">
            <text:p>69.138</text:p>
          </table:table-cell>
          <table:table-cell table:style-name="ce12" office:value-type="float" office:value="69.082">
            <text:p>69.082</text:p>
          </table:table-cell>
          <table:table-cell table:style-name="ce12" office:value-type="float" office:value="69.232">
            <text:p>69.232</text:p>
          </table:table-cell>
          <table:table-cell table:style-name="ce12" office:value-type="string">
            <text:p>2020.05.18 11:42:48</text:p>
          </table:table-cell>
          <table:table-cell table:style-name="ce12" office:value-type="float" office:value="69.082">
            <text:p>69.082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22">
            <text:p>22</text:p>
          </table:table-cell>
          <table:table-cell table:style-name="ce12" office:value-type="float" office:value="25697394">
            <text:p>25697394</text:p>
          </table:table-cell>
          <table:table-cell table:style-name="ce12" office:value-type="string">
            <text:p>2020.05.18 12:10:00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68.66985">
            <text:p>68.66985</text:p>
          </table:table-cell>
          <table:table-cell table:style-name="ce12" office:value-type="float" office:value="67.44038">
            <text:p>67.44038</text:p>
          </table:table-cell>
          <table:table-cell table:style-name="ce12" office:value-type="float" office:value="62.80166">
            <text:p>62.80166</text:p>
          </table:table-cell>
          <table:table-cell table:style-name="ce12" office:value-type="float" office:value="56.61279">
            <text:p>56.61279</text:p>
          </table:table-cell>
          <table:table-cell table:style-name="ce19" office:value-type="float" office:value="53.91386">
            <text:p>54</text:p>
          </table:table-cell>
          <table:table-cell office:value-type="float" office:value="58.78135">
            <text:p>58.78135</text:p>
          </table:table-cell>
          <table:table-cell office:value-type="float" office:value="64.15314">
            <text:p>64.15314</text:p>
          </table:table-cell>
          <table:table-cell office:value-type="float" office:value="59.32706">
            <text:p>59.32706</text:p>
          </table:table-cell>
          <table:table-cell office:value-type="float" office:value="60.02474">
            <text:p>60.02474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style-name="ce12" office:value-type="float" office:value="25697394">
            <text:p>25697394</text:p>
          </table:table-cell>
          <table:table-cell table:style-name="ce12" office:value-type="string">
            <text:p>2020.05.18 12:1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24">
            <text:p>69.124</text:p>
          </table:table-cell>
          <table:table-cell table:style-name="ce12" office:value-type="float" office:value="69.068">
            <text:p>69.068</text:p>
          </table:table-cell>
          <table:table-cell table:style-name="ce12" office:value-type="float" office:value="69.218">
            <text:p>69.218</text:p>
          </table:table-cell>
          <table:table-cell table:style-name="ce12" office:value-type="string">
            <text:p>2020.05.18 12:26:07</text:p>
          </table:table-cell>
          <table:table-cell table:style-name="ce12" office:value-type="float" office:value="69.068">
            <text:p>69.068</text:p>
          </table:table-cell>
          <table:table-cell table:style-name="ce19" office:value-type="float" office:value="-5600">
            <text:p>-5,600</text:p>
          </table:table-cell>
          <table:table-cell table:number-columns-repeated="929"/>
        </table:table-row>
        <table:table-row table:style-name="ro2">
          <table:table-cell table:style-name="ce12" office:value-type="float" office:value="17">
            <text:p>17</text:p>
          </table:table-cell>
          <table:table-cell table:style-name="ce12" office:value-type="float" office:value="25695544">
            <text:p>25695544</text:p>
          </table:table-cell>
          <table:table-cell table:style-name="ce12" office:value-type="string">
            <text:p>2020.05.18 11:35:00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61.41768">
            <text:p>61.41768</text:p>
          </table:table-cell>
          <table:table-cell table:style-name="ce12" office:value-type="float" office:value="61.76461">
            <text:p>61.76461</text:p>
          </table:table-cell>
          <table:table-cell table:style-name="ce12" office:value-type="float" office:value="63.10835">
            <text:p>63.10835</text:p>
          </table:table-cell>
          <table:table-cell table:style-name="ce12" office:value-type="float" office:value="64.02584">
            <text:p>64.02584</text:p>
          </table:table-cell>
          <table:table-cell table:style-name="ce19" office:value-type="float" office:value="64.35704">
            <text:p>64</text:p>
          </table:table-cell>
          <table:table-cell office:value-type="float" office:value="68.60142">
            <text:p>68.60142</text:p>
          </table:table-cell>
          <table:table-cell office:value-type="float" office:value="64.84442">
            <text:p>64.84442</text:p>
          </table:table-cell>
          <table:table-cell office:value-type="float" office:value="68.66985">
            <text:p>68.66985</text:p>
          </table:table-cell>
          <table:table-cell office:value-type="float" office:value="67.44038">
            <text:p>67.44038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5695544">
            <text:p>25695544</text:p>
          </table:table-cell>
          <table:table-cell table:style-name="ce12" office:value-type="string">
            <text:p>2020.05.18 11:35:02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094">
            <text:p>69.094</text:p>
          </table:table-cell>
          <table:table-cell table:style-name="ce12" office:value-type="float" office:value="69.244">
            <text:p>69.244</text:p>
          </table:table-cell>
          <table:table-cell table:style-name="ce12" office:value-type="string">
            <text:p>2020.05.18 11:42:47</text:p>
          </table:table-cell>
          <table:table-cell table:style-name="ce12" office:value-type="float" office:value="69.094">
            <text:p>69.094</text:p>
          </table:table-cell>
          <table:table-cell table:style-name="ce19" office:value-type="float" office:value="-5700">
            <text:p>-5,700</text:p>
          </table:table-cell>
          <table:table-cell table:number-columns-repeated="929"/>
        </table:table-row>
        <table:table-row table:style-name="ro2">
          <table:table-cell table:style-name="ce12" office:value-type="float" office:value="23">
            <text:p>23</text:p>
          </table:table-cell>
          <table:table-cell table:style-name="ce12" office:value-type="float" office:value="25697898">
            <text:p>25697898</text:p>
          </table:table-cell>
          <table:table-cell table:style-name="ce12" office:value-type="string">
            <text:p>2020.05.18 12:15:00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style-name="ce12" office:value-type="float" office:value="69.151">
            <text:p>69.151</text:p>
          </table:table-cell>
          <table:table-cell table:style-name="ce12" office:value-type="float" office:value="69.122">
            <text:p>69.122</text:p>
          </table:table-cell>
          <table:table-cell table:style-name="ce12" office:value-type="float" office:value="69.117">
            <text:p>69.117</text:p>
          </table:table-cell>
          <table:table-cell table:style-name="ce12" office:value-type="float" office:value="69.128">
            <text:p>69.128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3">
            <text:p>-0.03</text:p>
          </table:table-cell>
          <table:table-cell table:style-name="ce12" office:value-type="float" office:value="-0.004">
            <text:p>-0.004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7.44038">
            <text:p>67.44038</text:p>
          </table:table-cell>
          <table:table-cell table:style-name="ce12" office:value-type="float" office:value="62.80166">
            <text:p>62.80166</text:p>
          </table:table-cell>
          <table:table-cell table:style-name="ce12" office:value-type="float" office:value="56.61279">
            <text:p>56.61279</text:p>
          </table:table-cell>
          <table:table-cell table:style-name="ce12" office:value-type="float" office:value="53.91386">
            <text:p>53.91386</text:p>
          </table:table-cell>
          <table:table-cell table:style-name="ce19" office:value-type="float" office:value="58.78135">
            <text:p>59</text:p>
          </table:table-cell>
          <table:table-cell office:value-type="float" office:value="64.15314">
            <text:p>64.15314</text:p>
          </table:table-cell>
          <table:table-cell office:value-type="float" office:value="59.32706">
            <text:p>59.32706</text:p>
          </table:table-cell>
          <table:table-cell office:value-type="float" office:value="60.02474">
            <text:p>60.02474</text:p>
          </table:table-cell>
          <table:table-cell office:value-type="float" office:value="59.19754">
            <text:p>59.19754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57.15046">
            <text:p>57.15046</text:p>
          </table:table-cell>
          <table:table-cell office:value-type="float" office:value="54.29861">
            <text:p>54.29861</text:p>
          </table:table-cell>
          <table:table-cell office:value-type="float" office:value="53.81128">
            <text:p>53.81128</text:p>
          </table:table-cell>
          <table:table-cell office:value-type="float" office:value="54.75174">
            <text:p>54.7517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1.5555">
            <text:p>1.5555</text:p>
          </table:table-cell>
          <table:table-cell office:value-type="float" office:value="0.48345">
            <text:p>0.48345</text:p>
          </table:table-cell>
          <table:table-cell office:value-type="float" office:value="0.6273">
            <text:p>0.6273</text:p>
          </table:table-cell>
          <table:table-cell office:value-type="float" office:value="0.7752">
            <text:p>0.775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table:style-name="ce12" office:value-type="float" office:value="25697898">
            <text:p>25697898</text:p>
          </table:table-cell>
          <table:table-cell table:style-name="ce12" office:value-type="string">
            <text:p>2020.05.18 12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37">
            <text:p>69.137</text:p>
          </table:table-cell>
          <table:table-cell table:style-name="ce12" office:value-type="float" office:value="69.08">
            <text:p>69.08</text:p>
          </table:table-cell>
          <table:table-cell table:style-name="ce12" office:value-type="float" office:value="69.23">
            <text:p>69.23</text:p>
          </table:table-cell>
          <table:table-cell table:style-name="ce12" office:value-type="string">
            <text:p>2020.05.18 12:25:29</text:p>
          </table:table-cell>
          <table:table-cell table:style-name="ce12" office:value-type="float" office:value="69.08">
            <text:p>69.08</text:p>
          </table:table-cell>
          <table:table-cell table:style-name="ce19" office:value-type="float" office:value="-5700">
            <text:p>-5,700</text:p>
          </table:table-cell>
          <table:table-cell table:number-columns-repeated="929"/>
        </table:table-row>
        <table:table-row table:style-name="ro2">
          <table:table-cell table:style-name="ce12" office:value-type="float" office:value="50">
            <text:p>50</text:p>
          </table:table-cell>
          <table:table-cell table:style-name="ce12" office:value-type="float" office:value="25714773">
            <text:p>25714773</text:p>
          </table:table-cell>
          <table:table-cell table:style-name="ce12" office:value-type="string">
            <text:p>2020.05.18 16:50:00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style-name="ce12" office:value-type="float" office:value="69.791">
            <text:p>69.79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75">
            <text:p>0.07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71.78675">
            <text:p>71.78675</text:p>
          </table:table-cell>
          <table:table-cell table:style-name="ce12" office:value-type="float" office:value="71.06331">
            <text:p>71.06331</text:p>
          </table:table-cell>
          <table:table-cell table:style-name="ce12" office:value-type="float" office:value="71.20176">
            <text:p>71.20176</text:p>
          </table:table-cell>
          <table:table-cell table:style-name="ce12" office:value-type="float" office:value="71.29264">
            <text:p>71.29264</text:p>
          </table:table-cell>
          <table:table-cell table:style-name="ce19" office:value-type="float" office:value="66.53788">
            <text:p>67</text:p>
          </table:table-cell>
          <table:table-cell office:value-type="float" office:value="64.58608">
            <text:p>64.58608</text:p>
          </table:table-cell>
          <table:table-cell office:value-type="float" office:value="69.82961">
            <text:p>69.82961</text:p>
          </table:table-cell>
          <table:table-cell office:value-type="float" office:value="70.89775">
            <text:p>70.89775</text:p>
          </table:table-cell>
          <table:table-cell office:value-type="float" office:value="71.79903">
            <text:p>71.79903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73.90512">
            <text:p>73.90512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office:value-type="float" office:value="10.7166">
            <text:p>10.71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style-name="ce12" office:value-type="float" office:value="25714773">
            <text:p>25714773</text:p>
          </table:table-cell>
          <table:table-cell table:style-name="ce12" office:value-type="string">
            <text:p>2020.05.18 16:5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98">
            <text:p>69.798</text:p>
          </table:table-cell>
          <table:table-cell table:style-name="ce12" office:value-type="float" office:value="69.74">
            <text:p>69.74</text:p>
          </table:table-cell>
          <table:table-cell table:style-name="ce12" office:value-type="float" office:value="69.89">
            <text:p>69.89</text:p>
          </table:table-cell>
          <table:table-cell table:style-name="ce12" office:value-type="string">
            <text:p>2020.05.18 16:54:46</text:p>
          </table:table-cell>
          <table:table-cell table:style-name="ce12" office:value-type="float" office:value="69.74">
            <text:p>69.74</text:p>
          </table:table-cell>
          <table:table-cell table:style-name="ce19" office:value-type="float" office:value="-5800">
            <text:p>-5,800</text:p>
          </table:table-cell>
          <table:table-cell table:number-columns-repeated="929"/>
        </table:table-row>
        <table:table-row table:style-name="ro2">
          <table:table-cell table:style-name="ce12" office:value-type="float" office:value="2">
            <text:p>2</text:p>
          </table:table-cell>
          <table:table-cell table:style-name="ce12" office:value-type="float" office:value="25686059">
            <text:p>25686059</text:p>
          </table:table-cell>
          <table:table-cell table:style-name="ce12" office:value-type="string">
            <text:p>2020.05.18 08:45:00</text:p>
          </table:table-cell>
          <table:table-cell table:style-name="ce14" office:value-type="float" office:value="68.981">
            <text:p>68.981</text:p>
          </table:table-cell>
          <table:table-cell table:style-name="ce14" office:value-type="float" office:value="68.996">
            <text:p>68.996</text:p>
          </table:table-cell>
          <table:table-cell table:style-name="ce14" office:value-type="float" office:value="68.957">
            <text:p>68.957</text:p>
          </table:table-cell>
          <table:table-cell table:style-name="ce14" office:value-type="float" office:value="68.949">
            <text:p>68.949</text:p>
          </table:table-cell>
          <table:table-cell table:style-name="ce14" office:value-type="float" office:value="68.943">
            <text:p>68.943</text:p>
          </table:table-cell>
          <table:table-cell table:style-name="ce14" office:value-type="float" office:value="68.905">
            <text:p>68.905</text:p>
          </table:table-cell>
          <table:table-cell table:style-name="ce14" office:value-type="float" office:value="68.923">
            <text:p>68.923</text:p>
          </table:table-cell>
          <table:table-cell table:style-name="ce14" office:value-type="float" office:value="68.938">
            <text:p>68.938</text:p>
          </table:table-cell>
          <table:table-cell table:style-name="ce14" office:value-type="float" office:value="68.913">
            <text:p>68.913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4" office:value-type="float" office:value="-0.007">
            <text:p>-0.007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-0.04">
            <text:p>-0.040</text:p>
          </table:table-cell>
          <table:table-cell table:style-name="ce14" office:value-type="float" office:value="-0.009">
            <text:p>-0.009</text:p>
          </table:table-cell>
          <table:table-cell table:style-name="ce14" office:value-type="float" office:value="-0.006">
            <text:p>-0.006</text:p>
          </table:table-cell>
          <table:table-cell table:style-name="ce14" office:value-type="float" office:value="-0.043">
            <text:p>-0.043</text:p>
          </table:table-cell>
          <table:table-cell table:style-name="ce14" office:value-type="float" office:value="0.016">
            <text:p>0.016</text:p>
          </table:table-cell>
          <table:table-cell table:style-name="ce14" office:value-type="float" office:value="0.019">
            <text:p>0.019</text:p>
          </table:table-cell>
          <table:table-cell table:style-name="ce14" office:value-type="float" office:value="-0.025">
            <text:p>-0.02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-3">
            <text:p>-3</text:p>
          </table:table-cell>
          <table:table-cell table:style-name="ce18" office:value-type="float" office:value="34.38617">
            <text:p>34.38617</text:p>
          </table:table-cell>
          <table:table-cell table:style-name="ce18" office:value-type="float" office:value="39.81691">
            <text:p>39.81691</text:p>
          </table:table-cell>
          <table:table-cell table:style-name="ce18" office:value-type="float" office:value="34.85205">
            <text:p>34.85205</text:p>
          </table:table-cell>
          <table:table-cell table:style-name="ce18" office:value-type="float" office:value="33.78968">
            <text:p>33.78968</text:p>
          </table:table-cell>
          <table:table-cell table:style-name="ce18" office:value-type="float" office:value="32.81173">
            <text:p>32.81173</text:p>
          </table:table-cell>
          <table:table-cell table:style-name="ce18" office:value-type="float" office:value="31.80888">
            <text:p>31.80888</text:p>
          </table:table-cell>
          <table:table-cell table:style-name="ce18" office:value-type="float" office:value="36.36768">
            <text:p>36.36768</text:p>
          </table:table-cell>
          <table:table-cell table:style-name="ce18" office:value-type="float" office:value="40.34287">
            <text:p>40.34287</text:p>
          </table:table-cell>
          <table:table-cell table:style-name="ce18" office:value-type="float" office:value="40.63826">
            <text:p>40.63826</text:p>
          </table:table-cell>
          <table:table-cell table:style-name="ce18" office:value-type="float" office:value="48.57884">
            <text:p>48.57884</text:p>
          </table:table-cell>
          <table:table-cell table:style-name="ce18" office:value-type="float" office:value="50.69595">
            <text:p>50.69595</text:p>
          </table:table-cell>
          <table:table-cell table:style-name="ce18" office:value-type="float" office:value="45.56198">
            <text:p>45.56198</text:p>
          </table:table-cell>
          <table:table-cell table:style-name="ce18" office:value-type="float" office:value="44.58701">
            <text:p>44.58701</text:p>
          </table:table-cell>
          <table:table-cell table:style-name="ce18" office:value-type="float" office:value="43.84629">
            <text:p>43.84629</text:p>
          </table:table-cell>
          <table:table-cell table:style-name="ce18" office:value-type="float" office:value="39.47435">
            <text:p>39.47435</text:p>
          </table:table-cell>
          <table:table-cell table:style-name="ce18" office:value-type="float" office:value="42.34099">
            <text:p>42.34099</text:p>
          </table:table-cell>
          <table:table-cell table:style-name="ce18" office:value-type="float" office:value="44.64094">
            <text:p>44.64094</text:p>
          </table:table-cell>
          <table:table-cell table:style-name="ce18" office:value-type="float" office:value="41.72127">
            <text:p>41.72127</text:p>
          </table:table-cell>
          <table:table-cell table:style-name="ce18" office:value-type="float" office:value="-0.8118">
            <text:p>-0.81180</text:p>
          </table:table-cell>
          <table:table-cell table:style-name="ce18" office:value-type="float" office:value="-0.5073">
            <text:p>-0.50730</text:p>
          </table:table-cell>
          <table:table-cell table:style-name="ce18" office:value-type="float" office:value="-0.75735">
            <text:p>-0.75735</text:p>
          </table:table-cell>
          <table:table-cell table:style-name="ce18" office:value-type="float" office:value="-1.0296">
            <text:p>-1.02960</text:p>
          </table:table-cell>
          <table:table-cell table:style-name="ce18" office:value-type="float" office:value="-0.8888">
            <text:p>-0.88880</text:p>
          </table:table-cell>
          <table:table-cell table:style-name="ce18" office:value-type="float" office:value="-1.0712">
            <text:p>-1.07120</text:p>
          </table:table-cell>
          <table:table-cell table:style-name="ce18" office:value-type="float" office:value="-0.6596">
            <text:p>-0.65960</text:p>
          </table:table-cell>
          <table:table-cell table:style-name="ce18" office:value-type="float" office:value="-0.3219">
            <text:p>-0.32190</text:p>
          </table:table-cell>
          <table:table-cell table:style-name="ce18" office:value-type="float" office:value="-0.50895">
            <text:p>-0.5089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5686059">
            <text:p>25686059</text:p>
          </table:table-cell>
          <table:table-cell table:style-name="ce12" office:value-type="string">
            <text:p>2020.05.18 08:45:00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8.921">
            <text:p>68.921</text:p>
          </table:table-cell>
          <table:table-cell table:style-name="ce12" office:value-type="float" office:value="68.863">
            <text:p>68.863</text:p>
          </table:table-cell>
          <table:table-cell table:style-name="ce12" office:value-type="float" office:value="69.013">
            <text:p>69.013</text:p>
          </table:table-cell>
          <table:table-cell table:style-name="ce12" office:value-type="string">
            <text:p>2020.05.18 09:09:23</text:p>
          </table:table-cell>
          <table:table-cell table:style-name="ce12" office:value-type="float" office:value="68.863">
            <text:p>68.863</text:p>
          </table:table-cell>
          <table:table-cell table:style-name="ce19" office:value-type="float" office:value="-5800">
            <text:p>-5,800</text:p>
          </table:table-cell>
          <table:table-cell table:number-columns-repeated="929"/>
        </table:table-row>
        <table:table-row table:style-name="ro2">
          <table:table-cell table:style-name="ce12" office:value-type="float" office:value="14">
            <text:p>14</text:p>
          </table:table-cell>
          <table:table-cell table:style-name="ce12" office:value-type="float" office:value="25694539">
            <text:p>25694539</text:p>
          </table:table-cell>
          <table:table-cell table:style-name="ce12" office:value-type="string">
            <text:p>2020.05.18 11:15:00</text:p>
          </table:table-cell>
          <table:table-cell table:style-name="ce12" office:value-type="float" office:value="69.06">
            <text:p>69.06</text:p>
          </table:table-cell>
          <table:table-cell table:style-name="ce12" office:value-type="float" office:value="69.054">
            <text:p>69.054</text:p>
          </table:table-cell>
          <table:table-cell table:style-name="ce12" office:value-type="float" office:value="69.085">
            <text:p>69.085</text:p>
          </table:table-cell>
          <table:table-cell table:style-name="ce12" office:value-type="float" office:value="69.049">
            <text:p>69.049</text:p>
          </table:table-cell>
          <table:table-cell table:style-name="ce12" office:value-type="float" office:value="69.066">
            <text:p>69.066</text:p>
          </table:table-cell>
          <table:table-cell table:style-name="ce12" office:value-type="float" office:value="69.077">
            <text:p>69.077</text:p>
          </table:table-cell>
          <table:table-cell table:style-name="ce12" office:value-type="float" office:value="69.158">
            <text:p>69.158</text:p>
          </table:table-cell>
          <table:table-cell table:style-name="ce12" office:value-type="float" office:value="69.156">
            <text:p>69.156</text:p>
          </table:table-cell>
          <table:table-cell table:style-name="ce12" office:value-type="float" office:value="69.164">
            <text:p>69.164</text:p>
          </table:table-cell>
          <table:table-cell table:number-columns-repeated="2"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07">
            <text:p>-0.007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7">
            <text:p>-0.037</text:p>
          </table:table-cell>
          <table:table-cell table:style-name="ce12" office:value-type="float" office:value="0.017">
            <text:p>0.017</text:p>
          </table:table-cell>
          <table:table-cell table:style-name="ce12" office:value-type="float" office:value="0.012">
            <text:p>0.012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-0.003">
            <text:p>-0.003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3.57073">
            <text:p>63.57073</text:p>
          </table:table-cell>
          <table:table-cell table:style-name="ce12" office:value-type="float" office:value="61.79016">
            <text:p>61.79016</text:p>
          </table:table-cell>
          <table:table-cell table:style-name="ce12" office:value-type="float" office:value="62.08816">
            <text:p>62.08816</text:p>
          </table:table-cell>
          <table:table-cell table:style-name="ce12" office:value-type="float" office:value="61.26995">
            <text:p>61.26995</text:p>
          </table:table-cell>
          <table:table-cell table:style-name="ce19" office:value-type="float" office:value="61.41768">
            <text:p>61</text:p>
          </table:table-cell>
          <table:table-cell office:value-type="float" office:value="61.76461">
            <text:p>61.76461</text:p>
          </table:table-cell>
          <table:table-cell office:value-type="float" office:value="63.10835">
            <text:p>63.10835</text:p>
          </table:table-cell>
          <table:table-cell office:value-type="float" office:value="64.02584">
            <text:p>64.02584</text:p>
          </table:table-cell>
          <table:table-cell office:value-type="float" office:value="64.35704">
            <text:p>64.35704</text:p>
          </table:table-cell>
          <table:table-cell office:value-type="float" office:value="57.33741">
            <text:p>57.33741</text:p>
          </table:table-cell>
          <table:table-cell office:value-type="float" office:value="56.50948">
            <text:p>56.50948</text:p>
          </table:table-cell>
          <table:table-cell office:value-type="float" office:value="59.67617">
            <text:p>59.67617</text:p>
          </table:table-cell>
          <table:table-cell office:value-type="float" office:value="54.79866">
            <text:p>54.79866</text:p>
          </table:table-cell>
          <table:table-cell office:value-type="float" office:value="56.56338">
            <text:p>56.56338</text:p>
          </table:table-cell>
          <table:table-cell office:value-type="float" office:value="57.68851">
            <text:p>57.68851</text:p>
          </table:table-cell>
          <table:table-cell office:value-type="float" office:value="64.76327">
            <text:p>64.76327</text:p>
          </table:table-cell>
          <table:table-cell office:value-type="float" office:value="64.48303">
            <text:p>64.48303</text:p>
          </table:table-cell>
          <table:table-cell office:value-type="float" office:value="65.11854">
            <text:p>65.11854</text:p>
          </table:table-cell>
          <table:table-cell office:value-type="float" office:value="3.1504">
            <text:p>3.1504</text:p>
          </table:table-cell>
          <table:table-cell office:value-type="float" office:value="2.7412">
            <text:p>2.7412</text:p>
          </table:table-cell>
          <table:table-cell office:value-type="float" office:value="2.47">
            <text:p>2.47</text:p>
          </table:table-cell>
          <table:table-cell office:value-type="float" office:value="3.055">
            <text:p>3.055</text:p>
          </table:table-cell>
          <table:table-cell office:value-type="float" office:value="2.625">
            <text:p>2.625</text:p>
          </table:table-cell>
          <table:table-cell office:value-type="float" office:value="2.4017">
            <text:p>2.4017</text:p>
          </table:table-cell>
          <table:table-cell office:value-type="float" office:value="4.89545">
            <text:p>4.89545</text:p>
          </table:table-cell>
          <table:table-cell office:value-type="float" office:value="2.83815">
            <text:p>2.83815</text:p>
          </table:table-cell>
          <table:table-cell office:value-type="float" office:value="2.5818">
            <text:p>2.5818</text:p>
          </table:table-cell>
          <table:table-cell table:number-columns-repeated="6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694539">
            <text:p>25694539</text:p>
          </table:table-cell>
          <table:table-cell table:style-name="ce12" office:value-type="string">
            <text:p>2020.05.18 11:1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74">
            <text:p>69.174</text:p>
          </table:table-cell>
          <table:table-cell table:style-name="ce12" office:value-type="float" office:value="69.115">
            <text:p>69.115</text:p>
          </table:table-cell>
          <table:table-cell table:style-name="ce12" office:value-type="float" office:value="69.265">
            <text:p>69.265</text:p>
          </table:table-cell>
          <table:table-cell table:style-name="ce12" office:value-type="string">
            <text:p>2020.05.18 11:41:30</text:p>
          </table:table-cell>
          <table:table-cell table:style-name="ce12" office:value-type="float" office:value="69.115">
            <text:p>69.115</text:p>
          </table:table-cell>
          <table:table-cell table:style-name="ce19" office:value-type="float" office:value="-5900">
            <text:p>-5,900</text:p>
          </table:table-cell>
          <table:table-cell table:number-columns-repeated="929"/>
        </table:table-row>
        <table:table-row table:style-name="ro2">
          <table:table-cell table:style-name="ce12" office:value-type="float" office:value="52">
            <text:p>52</text:p>
          </table:table-cell>
          <table:table-cell table:style-name="ce12" office:value-type="float" office:value="25715086">
            <text:p>25715086</text:p>
          </table:table-cell>
          <table:table-cell table:style-name="ce12" office:value-type="string">
            <text:p>2020.05.18 17:00:00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style-name="ce12" office:value-type="float" office:value="69.791">
            <text:p>69.791</text:p>
          </table:table-cell>
          <table:table-cell table:style-name="ce12" office:value-type="float" office:value="69.727">
            <text:p>69.727</text:p>
          </table:table-cell>
          <table:table-cell table:style-name="ce12" office:value-type="float" office:value="69.73">
            <text:p>69.7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75">
            <text:p>0.075</text:p>
          </table:table-cell>
          <table:table-cell table:style-name="ce12" office:value-type="float" office:value="-0.063">
            <text:p>-0.063</text:p>
          </table:table-cell>
          <table:table-cell table:style-name="ce12" office:value-type="float" office:value="0.001">
            <text:p>0.001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1.20176">
            <text:p>71.20176</text:p>
          </table:table-cell>
          <table:table-cell table:style-name="ce12" office:value-type="float" office:value="71.29264">
            <text:p>71.29264</text:p>
          </table:table-cell>
          <table:table-cell table:style-name="ce12" office:value-type="float" office:value="66.53788">
            <text:p>66.53788</text:p>
          </table:table-cell>
          <table:table-cell table:style-name="ce12" office:value-type="float" office:value="64.58608">
            <text:p>64.58608</text:p>
          </table:table-cell>
          <table:table-cell table:style-name="ce19" office:value-type="float" office:value="69.82961">
            <text:p>70</text:p>
          </table:table-cell>
          <table:table-cell office:value-type="float" office:value="70.89775">
            <text:p>70.89775</text:p>
          </table:table-cell>
          <table:table-cell office:value-type="float" office:value="71.79903">
            <text:p>71.79903</text:p>
          </table:table-cell>
          <table:table-cell office:value-type="float" office:value="65.58248">
            <text:p>65.58248</text:p>
          </table:table-cell>
          <table:table-cell office:value-type="float" office:value="60.07202">
            <text:p>60.07202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73.90512">
            <text:p>73.90512</text:p>
          </table:table-cell>
          <table:table-cell office:value-type="float" office:value="67.58319">
            <text:p>67.58319</text:p>
          </table:table-cell>
          <table:table-cell office:value-type="float" office:value="67.71944">
            <text:p>67.7194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office:value-type="float" office:value="10.7166">
            <text:p>10.7166</text:p>
          </table:table-cell>
          <table:table-cell office:value-type="float" office:value="7.953">
            <text:p>7.953</text:p>
          </table:table-cell>
          <table:table-cell office:value-type="float" office:value="4.9868">
            <text:p>4.986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25715086">
            <text:p>25715086</text:p>
          </table:table-cell>
          <table:table-cell table:style-name="ce12" office:value-type="string">
            <text:p>2020.05.18 17:0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38">
            <text:p>69.738</text:p>
          </table:table-cell>
          <table:table-cell table:style-name="ce12" office:value-type="float" office:value="69.679">
            <text:p>69.679</text:p>
          </table:table-cell>
          <table:table-cell table:style-name="ce12" office:value-type="float" office:value="69.829">
            <text:p>69.829</text:p>
          </table:table-cell>
          <table:table-cell table:style-name="ce12" office:value-type="string">
            <text:p>2020.05.18 17:04:14</text:p>
          </table:table-cell>
          <table:table-cell table:style-name="ce12" office:value-type="float" office:value="69.679">
            <text:p>69.679</text:p>
          </table:table-cell>
          <table:table-cell table:style-name="ce19" office:value-type="float" office:value="-5900">
            <text:p>-5,900</text:p>
          </table:table-cell>
          <table:table-cell table:number-columns-repeated="929"/>
        </table:table-row>
        <table:table-row table:style-name="ro2">
          <table:table-cell table:style-name="ce12" office:value-type="float" office:value="51">
            <text:p>51</text:p>
          </table:table-cell>
          <table:table-cell table:style-name="ce12" office:value-type="float" office:value="25714899">
            <text:p>25714899</text:p>
          </table:table-cell>
          <table:table-cell table:style-name="ce12" office:value-type="string">
            <text:p>2020.05.18 16:55:00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style-name="ce12" office:value-type="float" office:value="69.601">
            <text:p>69.601</text:p>
          </table:table-cell>
          <table:table-cell table:style-name="ce12" office:value-type="float" office:value="69.537">
            <text:p>69.537</text:p>
          </table:table-cell>
          <table:table-cell table:style-name="ce12" office:value-type="float" office:value="69.549">
            <text:p>69.549</text:p>
          </table:table-cell>
          <table:table-cell table:style-name="ce12" office:value-type="float" office:value="69.682">
            <text:p>69.682</text:p>
          </table:table-cell>
          <table:table-cell table:style-name="ce12" office:value-type="float" office:value="69.717">
            <text:p>69.717</text:p>
          </table:table-cell>
          <table:table-cell table:style-name="ce12" office:value-type="float" office:value="69.791">
            <text:p>69.791</text:p>
          </table:table-cell>
          <table:table-cell table:style-name="ce12" office:value-type="float" office:value="69.727">
            <text:p>69.727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0.025">
            <text:p>0.025</text:p>
          </table:table-cell>
          <table:table-cell table:style-name="ce12" office:value-type="float" office:value="-0.067">
            <text:p>-0.067</text:p>
          </table:table-cell>
          <table:table-cell table:style-name="ce12" office:value-type="float" office:value="0.013">
            <text:p>0.013</text:p>
          </table:table-cell>
          <table:table-cell table:style-name="ce12" office:value-type="float" office:value="0.133">
            <text:p>0.133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75">
            <text:p>0.075</text:p>
          </table:table-cell>
          <table:table-cell table:style-name="ce12" office:value-type="float" office:value="-0.063">
            <text:p>-0.063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2">
            <text:p>2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71.06331">
            <text:p>71.06331</text:p>
          </table:table-cell>
          <table:table-cell table:style-name="ce12" office:value-type="float" office:value="71.20176">
            <text:p>71.20176</text:p>
          </table:table-cell>
          <table:table-cell table:style-name="ce12" office:value-type="float" office:value="71.29264">
            <text:p>71.29264</text:p>
          </table:table-cell>
          <table:table-cell table:style-name="ce12" office:value-type="float" office:value="66.53788">
            <text:p>66.53788</text:p>
          </table:table-cell>
          <table:table-cell table:style-name="ce19" office:value-type="float" office:value="64.58608">
            <text:p>65</text:p>
          </table:table-cell>
          <table:table-cell office:value-type="float" office:value="69.82961">
            <text:p>69.82961</text:p>
          </table:table-cell>
          <table:table-cell office:value-type="float" office:value="70.89775">
            <text:p>70.89775</text:p>
          </table:table-cell>
          <table:table-cell office:value-type="float" office:value="71.79903">
            <text:p>71.79903</text:p>
          </table:table-cell>
          <table:table-cell office:value-type="float" office:value="65.58248">
            <text:p>65.58248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8.45355">
            <text:p>68.45355</text:p>
          </table:table-cell>
          <table:table-cell office:value-type="float" office:value="61.05973">
            <text:p>61.05973</text:p>
          </table:table-cell>
          <table:table-cell office:value-type="float" office:value="61.87254">
            <text:p>61.87254</text:p>
          </table:table-cell>
          <table:table-cell office:value-type="float" office:value="69.33911">
            <text:p>69.33911</text:p>
          </table:table-cell>
          <table:table-cell office:value-type="float" office:value="70.91679">
            <text:p>70.91679</text:p>
          </table:table-cell>
          <table:table-cell office:value-type="float" office:value="73.90512">
            <text:p>73.90512</text:p>
          </table:table-cell>
          <table:table-cell office:value-type="float" office:value="67.58319">
            <text:p>67.58319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4.74155">
            <text:p>4.74155</text:p>
          </table:table-cell>
          <table:table-cell office:value-type="float" office:value="2.4156">
            <text:p>2.4156</text:p>
          </table:table-cell>
          <table:table-cell office:value-type="float" office:value="4.9528">
            <text:p>4.9528</text:p>
          </table:table-cell>
          <table:table-cell office:value-type="float" office:value="11.2793">
            <text:p>11.2793</text:p>
          </table:table-cell>
          <table:table-cell office:value-type="float" office:value="11.0967">
            <text:p>11.0967</text:p>
          </table:table-cell>
          <table:table-cell office:value-type="float" office:value="10.7166">
            <text:p>10.7166</text:p>
          </table:table-cell>
          <table:table-cell office:value-type="float" office:value="7.953">
            <text:p>7.953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25714899">
            <text:p>25714899</text:p>
          </table:table-cell>
          <table:table-cell table:style-name="ce12" office:value-type="string">
            <text:p>2020.05.18 16:5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74">
            <text:p>69.74</text:p>
          </table:table-cell>
          <table:table-cell table:style-name="ce12" office:value-type="float" office:value="69.679">
            <text:p>69.679</text:p>
          </table:table-cell>
          <table:table-cell table:style-name="ce12" office:value-type="float" office:value="69.829">
            <text:p>69.829</text:p>
          </table:table-cell>
          <table:table-cell table:style-name="ce12" office:value-type="string">
            <text:p>2020.05.18 17:04:14</text:p>
          </table:table-cell>
          <table:table-cell table:style-name="ce12" office:value-type="float" office:value="69.679">
            <text:p>69.679</text:p>
          </table:table-cell>
          <table:table-cell table:style-name="ce19" office:value-type="float" office:value="-6100">
            <text:p>-6,100</text:p>
          </table:table-cell>
          <table:table-cell table:number-columns-repeated="929"/>
        </table:table-row>
        <table:table-row table:style-name="ro2">
          <table:table-cell table:style-name="ce12" office:value-type="float" office:value="21">
            <text:p>21</text:p>
          </table:table-cell>
          <table:table-cell table:style-name="ce12" office:value-type="float" office:value="25696391">
            <text:p>25696391</text:p>
          </table:table-cell>
          <table:table-cell table:style-name="ce12" office:value-type="string">
            <text:p>2020.05.18 11:55:00</text:p>
          </table:table-cell>
          <table:table-cell table:style-name="ce12" office:value-type="float" office:value="69.164">
            <text:p>69.164</text:p>
          </table:table-cell>
          <table:table-cell table:style-name="ce12" office:value-type="float" office:value="69.199">
            <text:p>69.199</text:p>
          </table:table-cell>
          <table:table-cell table:style-name="ce12" office:value-type="float" office:value="69.126">
            <text:p>69.126</text:p>
          </table:table-cell>
          <table:table-cell table:style-name="ce12" office:value-type="float" office:value="69.196">
            <text:p>69.196</text:p>
          </table:table-cell>
          <table:table-cell table:style-name="ce12" office:value-type="float" office:value="69.145">
            <text:p>69.145</text:p>
          </table:table-cell>
          <table:table-cell table:style-name="ce12" office:value-type="float" office:value="69.132">
            <text:p>69.132</text:p>
          </table:table-cell>
          <table:table-cell table:style-name="ce12" office:value-type="float" office:value="69.074">
            <text:p>69.074</text:p>
          </table:table-cell>
          <table:table-cell table:style-name="ce12" office:value-type="float" office:value="69.093">
            <text:p>69.093</text:p>
          </table:table-cell>
          <table:table-cell table:style-name="ce12" office:value-type="float" office:value="69.116">
            <text:p>69.11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009">
            <text:p>0.009</text:p>
          </table:table-cell>
          <table:table-cell table:style-name="ce12" office:value-type="float" office:value="0.034">
            <text:p>0.034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0.072">
            <text:p>0.072</text:p>
          </table:table-cell>
          <table:table-cell table:style-name="ce12" office:value-type="float" office:value="-0.055">
            <text:p>-0.055</text:p>
          </table:table-cell>
          <table:table-cell table:style-name="ce12" office:value-type="float" office:value="-0.012">
            <text:p>-0.012</text:p>
          </table:table-cell>
          <table:table-cell table:style-name="ce12" office:value-type="float" office:value="-0.058">
            <text:p>-0.058</text:p>
          </table:table-cell>
          <table:table-cell table:style-name="ce12" office:value-type="float" office:value="0.018">
            <text:p>0.018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2">
            <text:p>-2</text:p>
          </table:table-cell>
          <table:table-cell table:style-name="ce12" office:value-type="float" office:value="-4">
            <text:p>-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64.35704">
            <text:p>64.35704</text:p>
          </table:table-cell>
          <table:table-cell table:style-name="ce12" office:value-type="float" office:value="68.60142">
            <text:p>68.60142</text:p>
          </table:table-cell>
          <table:table-cell table:style-name="ce12" office:value-type="float" office:value="64.84442">
            <text:p>64.84442</text:p>
          </table:table-cell>
          <table:table-cell table:style-name="ce12" office:value-type="float" office:value="68.66985">
            <text:p>68.66985</text:p>
          </table:table-cell>
          <table:table-cell table:style-name="ce19" office:value-type="float" office:value="67.44038">
            <text:p>67</text:p>
          </table:table-cell>
          <table:table-cell office:value-type="float" office:value="62.80166">
            <text:p>62.80166</text:p>
          </table:table-cell>
          <table:table-cell office:value-type="float" office:value="56.61279">
            <text:p>56.61279</text:p>
          </table:table-cell>
          <table:table-cell office:value-type="float" office:value="53.91386">
            <text:p>53.91386</text:p>
          </table:table-cell>
          <table:table-cell office:value-type="float" office:value="58.78135">
            <text:p>58.78135</text:p>
          </table:table-cell>
          <table:table-cell office:value-type="float" office:value="65.11854">
            <text:p>65.11854</text:p>
          </table:table-cell>
          <table:table-cell office:value-type="float" office:value="67.77404">
            <text:p>67.77404</text:p>
          </table:table-cell>
          <table:table-cell office:value-type="float" office:value="58.06843">
            <text:p>58.06843</text:p>
          </table:table-cell>
          <table:table-cell office:value-type="float" office:value="63.36407">
            <text:p>63.36407</text:p>
          </table:table-cell>
          <table:table-cell office:value-type="float" office:value="57.76882">
            <text:p>57.76882</text:p>
          </table:table-cell>
          <table:table-cell office:value-type="float" office:value="56.43176">
            <text:p>56.43176</text:p>
          </table:table-cell>
          <table:table-cell office:value-type="float" office:value="50.89918">
            <text:p>50.89918</text:p>
          </table:table-cell>
          <table:table-cell office:value-type="float" office:value="52.50485">
            <text:p>52.50485</text:p>
          </table:table-cell>
          <table:table-cell office:value-type="float" office:value="54.40477">
            <text:p>54.40477</text:p>
          </table:table-cell>
          <table:table-cell office:value-type="float" office:value="2.5818">
            <text:p>2.5818</text:p>
          </table:table-cell>
          <table:table-cell office:value-type="float" office:value="3.0225">
            <text:p>3.0225</text:p>
          </table:table-cell>
          <table:table-cell office:value-type="float" office:value="1.4257">
            <text:p>1.4257</text:p>
          </table:table-cell>
          <table:table-cell office:value-type="float" office:value="2.6554">
            <text:p>2.6554</text:p>
          </table:table-cell>
          <table:table-cell office:value-type="float" office:value="2.04">
            <text:p>2.04</text:p>
          </table:table-cell>
          <table:table-cell office:value-type="float" office:value="1.8212">
            <text:p>1.8212</text:p>
          </table:table-cell>
          <table:table-cell office:value-type="float" office:value="-0.30975">
            <text:p>-0.30975</text:p>
          </table:table-cell>
          <table:table-cell office:value-type="float" office:value="-0.278">
            <text:p>-0.278</text:p>
          </table:table-cell>
          <table:table-cell office:value-type="float" office:value="0.6371">
            <text:p>0.63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2" office:value-type="float" office:value="25696391">
            <text:p>25696391</text:p>
          </table:table-cell>
          <table:table-cell table:style-name="ce12" office:value-type="string">
            <text:p>2020.05.18 11:55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128">
            <text:p>69.128</text:p>
          </table:table-cell>
          <table:table-cell table:style-name="ce12" office:value-type="float" office:value="69.067">
            <text:p>69.067</text:p>
          </table:table-cell>
          <table:table-cell table:style-name="ce12" office:value-type="float" office:value="69.217">
            <text:p>69.217</text:p>
          </table:table-cell>
          <table:table-cell table:style-name="ce12" office:value-type="string">
            <text:p>2020.05.18 12:26:10</text:p>
          </table:table-cell>
          <table:table-cell table:style-name="ce12" office:value-type="float" office:value="69.067">
            <text:p>69.067</text:p>
          </table:table-cell>
          <table:table-cell table:style-name="ce19" office:value-type="float" office:value="-6100">
            <text:p>-6,100</text:p>
          </table:table-cell>
          <table:table-cell table:number-columns-repeated="929"/>
        </table:table-row>
        <table:table-row table:style-name="ro2">
          <table:table-cell table:style-name="ce12" office:value-type="float" office:value="44">
            <text:p>44</text:p>
          </table:table-cell>
          <table:table-cell table:style-name="ce12" office:value-type="float" office:value="25711763">
            <text:p>25711763</text:p>
          </table:table-cell>
          <table:table-cell table:style-name="ce12" office:value-type="string">
            <text:p>2020.05.18 16:20:00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476">
            <text:p>69.476</text:p>
          </table:table-cell>
          <table:table-cell table:style-name="ce12" office:value-type="float" office:value="69.466">
            <text:p>69.466</text:p>
          </table:table-cell>
          <table:table-cell table:style-name="ce12" office:value-type="float" office:value="69.509">
            <text:p>69.509</text:p>
          </table:table-cell>
          <table:table-cell table:style-name="ce12" office:value-type="float" office:value="69.552">
            <text:p>69.552</text:p>
          </table:table-cell>
          <table:table-cell table:style-name="ce12" office:value-type="float" office:value="69.551">
            <text:p>69.551</text:p>
          </table:table-cell>
          <table:table-cell table:style-name="ce12" office:value-type="float" office:value="69.585">
            <text:p>69.585</text:p>
          </table:table-cell>
          <table:table-cell table:style-name="ce12" office:value-type="float" office:value="69.548">
            <text:p>69.548</text:p>
          </table:table-cell>
          <table:table-cell table:style-name="ce12" office:value-type="float" office:value="69.576">
            <text:p>69.576</text:p>
          </table:table-cell>
          <table:table-cell table:number-columns-repeated="3" table:style-name="ce12" office:value-type="float" office:value="-1">
            <text:p>-1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-0.009">
            <text:p>-0.009</text:p>
          </table:table-cell>
          <table:table-cell table:style-name="ce12" office:value-type="float" office:value="-0.073">
            <text:p>-0.073</text:p>
          </table:table-cell>
          <table:table-cell table:style-name="ce12" office:value-type="float" office:value="-0.01">
            <text:p>-0.01</text:p>
          </table:table-cell>
          <table:table-cell table:style-name="ce12" office:value-type="float" office:value="0.042">
            <text:p>0.042</text:p>
          </table:table-cell>
          <table:table-cell table:style-name="ce12" office:value-type="float" office:value="0.048">
            <text:p>0.048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-0.038">
            <text:p>-0.038</text:p>
          </table:table-cell>
          <table:table-cell table:style-name="ce12" office:value-type="float" office:value="0.026">
            <text:p>0.026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-4">
            <text:p>-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3.18602">
            <text:p>73.18602</text:p>
          </table:table-cell>
          <table:table-cell table:style-name="ce12" office:value-type="float" office:value="68.04067">
            <text:p>68.04067</text:p>
          </table:table-cell>
          <table:table-cell table:style-name="ce12" office:value-type="float" office:value="66.4811">
            <text:p>66.4811</text:p>
          </table:table-cell>
          <table:table-cell table:style-name="ce12" office:value-type="float" office:value="66.82831">
            <text:p>66.82831</text:p>
          </table:table-cell>
          <table:table-cell table:style-name="ce19" office:value-type="float" office:value="66.99782">
            <text:p>67</text:p>
          </table:table-cell>
          <table:table-cell office:value-type="float" office:value="67.40308">
            <text:p>67.40308</text:p>
          </table:table-cell>
          <table:table-cell office:value-type="float" office:value="71.78675">
            <text:p>71.78675</text:p>
          </table:table-cell>
          <table:table-cell office:value-type="float" office:value="71.06331">
            <text:p>71.06331</text:p>
          </table:table-cell>
          <table:table-cell office:value-type="float" office:value="71.20176">
            <text:p>71.20176</text:p>
          </table:table-cell>
          <table:table-cell office:value-type="float" office:value="73.10064">
            <text:p>73.10064</text:p>
          </table:table-cell>
          <table:table-cell office:value-type="float" office:value="63.65123">
            <text:p>63.65123</text:p>
          </table:table-cell>
          <table:table-cell office:value-type="float" office:value="62.47063">
            <text:p>62.47063</text:p>
          </table:table-cell>
          <table:table-cell office:value-type="float" office:value="65.37734">
            <text:p>65.37734</text:p>
          </table:table-cell>
          <table:table-cell office:value-type="float" office:value="67.98727">
            <text:p>67.98727</text:p>
          </table:table-cell>
          <table:table-cell office:value-type="float" office:value="67.86204">
            <text:p>67.86204</text:p>
          </table:table-cell>
          <table:table-cell office:value-type="float" office:value="69.84962">
            <text:p>69.84962</text:p>
          </table:table-cell>
          <table:table-cell office:value-type="float" office:value="65.22855">
            <text:p>65.22855</text:p>
          </table:table-cell>
          <table:table-cell office:value-type="float" office:value="66.96927">
            <text:p>66.96927</text:p>
          </table:table-cell>
          <table:table-cell office:value-type="float" office:value="6.28035">
            <text:p>6.28035</text:p>
          </table:table-cell>
          <table:table-cell office:value-type="float" office:value="4.6683">
            <text:p>4.6683</text:p>
          </table:table-cell>
          <table:table-cell office:value-type="float" office:value="4.3026">
            <text:p>4.3026</text:p>
          </table:table-cell>
          <table:table-cell office:value-type="float" office:value="3.894">
            <text:p>3.894</text:p>
          </table:table-cell>
          <table:table-cell office:value-type="float" office:value="4.38275">
            <text:p>4.38275</text:p>
          </table:table-cell>
          <table:table-cell office:value-type="float" office:value="4.72395">
            <text:p>4.72395</text:p>
          </table:table-cell>
          <table:table-cell office:value-type="float" office:value="6.29965">
            <text:p>6.29965</text:p>
          </table:table-cell>
          <table:table-cell office:value-type="float" office:value="5.2934">
            <text:p>5.2934</text:p>
          </table:table-cell>
          <table:table-cell office:value-type="float" office:value="4.33605">
            <text:p>4.33605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5711763">
            <text:p>25711763</text:p>
          </table:table-cell>
          <table:table-cell table:style-name="ce12" office:value-type="string">
            <text:p>2020.05.18 16:20:01</text:p>
          </table:table-cell>
          <table:table-cell table:style-name="ce12" office:value-type="string">
            <text:p>buy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djpy</text:p>
          </table:table-cell>
          <table:table-cell table:style-name="ce12" office:value-type="float" office:value="69.589">
            <text:p>69.589</text:p>
          </table:table-cell>
          <table:table-cell table:style-name="ce12" office:value-type="float" office:value="69.526">
            <text:p>69.526</text:p>
          </table:table-cell>
          <table:table-cell table:style-name="ce12" office:value-type="float" office:value="69.676">
            <text:p>69.676</text:p>
          </table:table-cell>
          <table:table-cell table:style-name="ce12" office:value-type="string">
            <text:p>2020.05.18 16:29:09</text:p>
          </table:table-cell>
          <table:table-cell table:style-name="ce12" office:value-type="float" office:value="69.526">
            <text:p>69.526</text:p>
          </table:table-cell>
          <table:table-cell table:style-name="ce19" office:value-type="float" office:value="-6300">
            <text:p>-6,300</text:p>
          </table:table-cell>
          <table:table-cell table:number-columns-repeated="929"/>
        </table:table-row>
        <table:table-row table:style-name="ro2" table:number-rows-repeated="16">
          <table:table-cell table:style-name="ce12" table:number-columns-repeated="43"/>
          <table:table-cell table:style-name="ce19"/>
          <table:table-cell table:number-columns-repeated="971"/>
        </table:table-row>
        <table:table-row table:style-name="ro2" table:number-rows-repeated="1048482">
          <table:table-cell table:number-columns-repeated="1015"/>
        </table:table-row>
        <table:table-row table:style-name="ro2">
          <table:table-cell table:number-columns-repeated="1015"/>
        </table:table-row>
      </table:table>
      <table:database-ranges>
        <table:database-range table:target-range-address="'1.1'.A26:'1.1'.CH77" table:contains-header="false">
          <table:sort>
            <table:sort-by table:field-number="8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2020/05/20</text:date>, <text:time>17:31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5-08T14:13:11.01</meta:creation-date>
    <dc:date>2020-05-20T17:31:39.71</dc:date>
    <dc:creator>iwabuchi ken</dc:creator>
    <meta:editing-duration>PT4H27M21S</meta:editing-duration>
    <meta:editing-cycles>51</meta:editing-cycles>
    <meta:generator>OpenOffice/4.1.3$Win32 OpenOffice.org_project/413m1$Build-9783</meta:generator>
    <meta:document-statistic meta:table-count="3" meta:cell-count="96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3.664cm" style:legend-expansion="high" chart:style-name="ch2"/>
        <chart:plot-area chart:style-name="ch3" table:cell-range-address="'1'.D85:'1'.M88" chart:data-source-has-labels="both" svg:x="0.77cm" svg:y="0.855cm" svg:width="12.32cm" svg:height="7.545cm">
          <chartooo:coordinate-region svg:x="1.471cm" svg:y="1.067cm" svg:width="10.917cm" svg:height="7.121cm"/>
          <chart:axis chart:dimension="x" chart:name="primary-x" chart:style-name="ch4" chartooo:axis-type="auto">
            <chartooo:date-scale/>
            <chart:categories table:cell-range-address="'1'.E85:'1'.M8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'.E86:'1'.M86" chart:label-cell-address="'1'.D86:'1'.D86" chart:class="chart:line">
            <chart:data-point chart:repeated="9"/>
          </chart:series>
          <chart:series chart:style-name="ch7" chart:values-cell-range-address="'1'.E87:'1'.M87" chart:label-cell-address="'1'.D87:'1'.D87" chart:class="chart:line">
            <chart:data-point chart:repeated="9"/>
          </chart:series>
          <chart:series chart:style-name="ch8" chart:values-cell-range-address="'1'.E88:'1'.M88" chart:label-cell-address="'1'.D88:'1'.D8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  <draw:g>
                  <svg:desc>'1'.E85:'1'.M85</svg:desc>
                </draw:g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  <draw:g>
                  <svg:desc>'1'.D86:'1'.D86</svg:desc>
                </draw:g>
              </table:table-cell>
              <table:table-cell office:value-type="float" office:value="4">
                <text:p>4</text:p>
                <draw:g>
                  <svg:desc>'1'.E86:'1'.M8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  <draw:g>
                  <svg:desc>'1'.D87:'1'.D87</svg:desc>
                </draw:g>
              </table:table-cell>
              <table:table-cell office:value-type="float" office:value="-3">
                <text:p>-3</text:p>
                <draw:g>
                  <svg:desc>'1'.E87:'1'.M8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  <draw:g>
                  <svg:desc>'1'.D88:'1'.D88</svg:desc>
                </draw:g>
              </table:table-cell>
              <table:table-cell office:value-type="float" office:value="-2">
                <text:p>-2</text:p>
                <draw:g>
                  <svg:desc>'1'.E88:'1'.M8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